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Baskerville" svg:font-family="Baskerville" style:font-family-generic="roman" style:font-pitch="variable"/>
    <style:font-face style:name="Berkeley" svg:font-family="Berkeley" style:font-family-generic="roman" style:font-pitch="variable"/>
    <style:font-face style:name="Fleurons" svg:font-family="Fleurons"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 svg:font-family="Palatino" style:font-family-generic="roman" style:font-pitch="variable"/>
    <style:font-face style:name="Tiepolo Black" svg:font-family="'Tiepolo Blac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Baskerville1" svg:font-family="Baskerville" style:font-family-generic="system" style:font-pitch="variable"/>
    <style:font-face style:name="Lohit Hindi" svg:font-family="'Lohit Hindi'" style:font-family-generic="system" style:font-pitch="variable"/>
    <style:font-face style:name="Palatino1" svg:font-family="Palatino"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Body_20_text">
      <style:paragraph-properties fo:margin-left="0cm" fo:margin-right="0cm" fo:text-indent="0cm" style:auto-text-indent="false">
        <style:tab-stops>
          <style:tab-stop style:position="0.529cm"/>
          <style:tab-stop style:position="1.032cm"/>
        </style:tab-stops>
      </style:paragraph-properties>
      <style:text-properties style:font-name="DejaVu Sans"/>
    </style:style>
    <style:style style:name="P2" style:family="paragraph" style:parent-style-name="BÜYÜK_20_BASLIK">
      <style:paragraph-properties fo:margin-left="0cm" fo:margin-right="0cm" fo:margin-top="0.212cm" fo:margin-bottom="0.212cm" loext:contextual-spacing="false" fo:text-align="justify" style:justify-single-word="false" fo:text-indent="0cm" style:auto-text-indent="false"/>
      <style:text-properties style:font-name="DejaVu Sans" fo:language="en" fo:country="GB"/>
    </style:style>
    <style:style style:name="P3" style:family="paragraph" style:parent-style-name="BÜYÜK_20_BASLIK">
      <style:paragraph-properties fo:margin-left="0cm" fo:margin-right="0cm" fo:margin-top="0.212cm" fo:margin-bottom="0.212cm" loext:contextual-spacing="false" fo:text-align="justify" style:justify-single-word="false" fo:text-indent="0cm" style:auto-text-indent="false"/>
      <style:text-properties style:font-name="DejaVu Sans"/>
    </style:style>
    <style:style style:name="P4" style:family="paragraph" style:parent-style-name="BÜYÜK_20_BASLIK">
      <style:paragraph-properties fo:margin-left="0cm" fo:margin-right="0cm" fo:margin-top="0.212cm" fo:margin-bottom="0.212cm" loext:contextual-spacing="false" fo:text-align="justify" style:justify-single-word="false" fo:text-indent="0cm" style:auto-text-indent="false" fo:break-before="page"/>
      <style:text-properties style:font-name="DejaVu Sans" fo:language="en" fo:country="GB"/>
    </style:style>
    <style:style style:name="P5" style:family="paragraph" style:parent-style-name="Ch._20_Head">
      <style:paragraph-properties fo:margin-left="0cm" fo:margin-right="0cm" fo:margin-top="0cm" fo:margin-bottom="0.212cm" loext:contextual-spacing="false" style:line-height-at-least="0.706cm" fo:text-align="start" style:justify-single-word="false" fo:text-indent="0cm" style:auto-text-indent="false">
        <style:tab-stops>
          <style:tab-stop style:position="5.918cm"/>
        </style:tab-stops>
      </style:paragraph-properties>
      <style:text-properties style:font-name="DejaVu Sans"/>
    </style:style>
    <style:style style:name="P6" style:family="paragraph" style:parent-style-name="Ch._20_Head">
      <style:paragraph-properties fo:margin-left="0cm" fo:margin-right="0cm" fo:margin-top="0cm" fo:margin-bottom="0.212cm" loext:contextual-spacing="false" style:line-height-at-least="0.706cm" fo:text-align="start" style:justify-single-word="false" fo:text-indent="0cm" style:auto-text-indent="false">
        <style:tab-stops>
          <style:tab-stop style:position="5.918cm"/>
        </style:tab-stops>
      </style:paragraph-properties>
      <style:text-properties style:font-name="DejaVu Sans" fo:font-size="16pt" fo:language="en" fo:country="GB" style:font-size-asian="16pt"/>
    </style:style>
    <style:style style:name="P7" style:family="paragraph" style:parent-style-name="Footer">
      <style:paragraph-properties fo:margin-left="0cm" fo:margin-right="0cm" fo:text-align="start" style:justify-single-word="false" fo:orphans="2" fo:widows="2" fo:text-indent="0cm" style:auto-text-indent="false" fo:padding="0cm" fo:border="none" style:vertical-align="auto">
        <style:tab-stops>
          <style:tab-stop style:position="7.62cm" style:type="center"/>
          <style:tab-stop style:position="15.24cm" style:type="right"/>
        </style:tab-stops>
      </style:paragraph-properties>
    </style:style>
    <style:style style:name="P8" style:family="paragraph" style:parent-style-name="Footer">
      <style:paragraph-properties fo:margin-left="0cm" fo:margin-right="0.635cm" fo:text-align="start" style:justify-single-word="false" fo:orphans="2" fo:widows="2" fo:text-indent="0cm" style:auto-text-indent="false" style:vertical-align="auto">
        <style:tab-stops>
          <style:tab-stop style:position="7.62cm" style:type="center"/>
          <style:tab-stop style:position="15.24cm" style:type="right"/>
        </style:tab-stops>
      </style:paragraph-properties>
      <style:text-properties style:font-name="Times New Roman" fo:font-size="10pt" fo:language="en" fo:country="US" style:font-size-asian="10pt" style:language-asian="en" style:country-asian="US"/>
    </style:style>
    <style:style style:name="P9" style:family="paragraph" style:parent-style-name="Heading_20_1">
      <style:paragraph-properties fo:margin-left="0cm" fo:margin-right="0cm" fo:text-indent="0cm" style:auto-text-indent="false"/>
      <style:text-properties style:font-name="DejaVu Sans"/>
    </style:style>
    <style:style style:name="P10" style:family="paragraph" style:parent-style-name="Heading_20_1">
      <style:paragraph-properties fo:margin-left="0cm" fo:margin-right="0cm" fo:text-indent="0cm" style:auto-text-indent="false"/>
      <style:text-properties style:font-name="DejaVu Sans" fo:font-size="11pt" fo:language="en" fo:country="GB" style:font-size-asian="11pt"/>
    </style:style>
    <style:style style:name="P11" style:family="paragraph" style:parent-style-name="Indent">
      <style:paragraph-properties fo:margin-left="1cm" fo:margin-right="1cm" fo:text-align="center" style:justify-single-word="false" fo:text-indent="0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s>
      </style:paragraph-properties>
      <style:text-properties style:font-name="DejaVu Sans" fo:font-size="14pt" fo:language="en" fo:country="GB" fo:font-weight="bold" style:font-size-asian="14pt" style:font-weight-asian="bold"/>
    </style:style>
    <style:style style:name="P12" style:family="paragraph" style:parent-style-name="Indent">
      <style:paragraph-properties fo:margin-left="1cm" fo:margin-right="1cm" fo:text-align="center" style:justify-single-word="false" fo:text-indent="0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s>
      </style:paragraph-properties>
      <style:text-properties style:font-name="DejaVu Sans"/>
    </style:style>
    <style:style style:name="P13" style:family="paragraph" style:parent-style-name="Standard">
      <style:paragraph-properties fo:margin-left="0cm" fo:margin-right="0cm" fo:text-indent="0cm" style:auto-text-indent="false"/>
      <style:text-properties fo:text-transform="uppercase" style:font-name="DejaVu Sans" fo:font-size="11pt" fo:language="en" fo:country="GB" fo:font-weight="bold" style:font-size-asian="11pt" style:font-weight-asian="bold"/>
    </style:style>
    <style:style style:name="P14" style:family="paragraph" style:parent-style-name="Standard">
      <style:paragraph-properties fo:margin-left="0cm" fo:margin-right="0cm" fo:text-indent="0cm" style:auto-text-indent="false"/>
      <style:text-properties style:font-name="DejaVu Sans" fo:language="en" fo:country="GB"/>
    </style:style>
    <style:style style:name="P15" style:family="paragraph" style:parent-style-name="Standard">
      <style:paragraph-properties fo:margin-left="0cm" fo:margin-right="0cm" fo:margin-top="0.212cm" fo:margin-bottom="0cm" loext:contextual-spacing="false" fo:text-align="center" style:justify-single-word="false" fo:text-indent="0cm" style:auto-text-indent="false"/>
      <style:text-properties style:font-name="DejaVu Sans"/>
    </style:style>
    <style:style style:name="P16" style:family="paragraph" style:parent-style-name="Standard">
      <style:paragraph-properties fo:margin-left="0cm" fo:margin-right="0cm" fo:margin-top="0cm" fo:margin-bottom="0.508cm" loext:contextual-spacing="false" style:line-height-at-least="0.423cm" fo:text-align="center" style:justify-single-word="false" fo:text-indent="0cm" style:auto-text-indent="false"/>
      <style:text-properties fo:color="#000000" style:font-name="DejaVu Sans" fo:font-size="11pt" fo:language="en" fo:country="GB" style:font-size-asian="11pt"/>
    </style:style>
    <style:style style:name="P17" style:family="paragraph" style:parent-style-name="Standard">
      <style:paragraph-properties fo:margin-left="0cm" fo:margin-right="0cm" fo:margin-top="0cm" fo:margin-bottom="0.508cm" loext:contextual-spacing="false" style:line-height-at-least="0.423cm" fo:text-align="center" style:justify-single-word="false" fo:text-indent="0cm" style:auto-text-indent="false"/>
      <style:text-properties style:font-name="DejaVu Sans" fo:language="en" fo:country="GB"/>
    </style:style>
    <style:style style:name="P18" style:family="paragraph" style:parent-style-name="Standard">
      <style:paragraph-properties fo:margin-left="0cm" fo:margin-right="0cm" fo:margin-top="0cm" fo:margin-bottom="0.508cm" loext:contextual-spacing="false" style:line-height-at-least="0.423cm" fo:text-align="center" style:justify-single-word="false" fo:text-indent="0cm" style:auto-text-indent="false"/>
      <style:text-properties style:font-name="DejaVu Sans"/>
    </style:style>
    <style:style style:name="P19" style:family="paragraph" style:parent-style-name="Standard">
      <style:paragraph-properties fo:margin-left="0cm" fo:margin-right="0cm" fo:margin-top="0cm" fo:margin-bottom="0.508cm" loext:contextual-spacing="false" style:line-height-at-least="0.423cm" fo:text-align="center" style:justify-single-word="false" fo:text-indent="0cm" style:auto-text-indent="false">
        <style:tab-stops>
          <style:tab-stop style:position="0.6cm"/>
        </style:tab-stops>
      </style:paragraph-properties>
      <style:text-properties style:font-name="DejaVu Sans"/>
    </style:style>
    <style:style style:name="P20" style:family="paragraph" style:parent-style-name="Standard">
      <style:paragraph-properties fo:margin-left="0cm" fo:margin-right="0cm" fo:margin-top="0cm" fo:margin-bottom="0.508cm" loext:contextual-spacing="false" style:line-height-at-least="0.423cm" fo:text-align="center" style:justify-single-word="false" fo:text-indent="0cm" style:auto-text-indent="false" fo:break-before="page"/>
      <style:text-properties fo:color="#000000" style:font-name="DejaVu Sans" fo:font-size="11pt" fo:language="en" fo:country="GB" style:font-size-asian="11pt"/>
    </style:style>
    <style:style style:name="P21" style:family="paragraph" style:parent-style-name="Text_20_body">
      <style:paragraph-properties fo:margin-left="0cm" fo:margin-right="0cm" fo:margin-top="0.212cm" fo:margin-bottom="0.212cm" loext:contextual-spacing="false" fo:text-align="justify" style:justify-single-word="false" fo:text-indent="0cm" style:auto-text-indent="false">
        <style:tab-stops>
          <style:tab-stop style:position="0.6cm"/>
        </style:tab-stops>
      </style:paragraph-properties>
      <style:text-properties style:font-name="DejaVu Sans"/>
    </style:style>
    <style:style style:name="P22" style:family="paragraph" style:parent-style-name="Text_20_body">
      <style:paragraph-properties fo:margin-left="0cm" fo:margin-right="0cm" fo:margin-top="0.212cm" fo:margin-bottom="0.212cm" loext:contextual-spacing="false" fo:text-align="justify" style:justify-single-word="false" fo:text-indent="0cm" style:auto-text-indent="false">
        <style:tab-stops>
          <style:tab-stop style:position="0.6cm"/>
        </style:tab-stops>
      </style:paragraph-properties>
      <style:text-properties style:font-name="DejaVu Sans" fo:font-size="11pt" fo:language="en" fo:country="GB" style:font-size-asian="11pt"/>
    </style:style>
    <style:style style:name="P23" style:family="paragraph" style:parent-style-name="Text_20_body">
      <style:paragraph-properties fo:margin-left="0cm" fo:margin-right="0cm" fo:margin-top="0.212cm" fo:margin-bottom="0.212cm" loext:contextual-spacing="false" fo:text-align="justify" style:justify-single-word="false" fo:text-indent="0cm" style:auto-text-indent="false" fo:break-before="page">
        <style:tab-stops>
          <style:tab-stop style:position="0.6cm"/>
        </style:tab-stops>
      </style:paragraph-properties>
      <style:text-properties style:font-name="DejaVu Sans" fo:font-size="11pt" fo:language="en" fo:country="GB" style:font-size-asian="11pt"/>
    </style:style>
    <style:style style:name="P24" style:family="paragraph" style:parent-style-name="Text_20_body">
      <style:paragraph-properties fo:margin-left="0cm" fo:margin-right="0cm" fo:line-height="150%" fo:text-align="start" style:justify-single-word="false" fo:text-indent="0cm" style:auto-text-indent="false">
        <style:tab-stops>
          <style:tab-stop style:position="0.6cm"/>
        </style:tab-stops>
      </style:paragraph-properties>
      <style:text-properties style:font-name="DejaVu Sans"/>
    </style:style>
    <style:style style:name="P25" style:family="paragraph" style:parent-style-name="body">
      <style:paragraph-properties fo:margin-left="1.499cm" fo:margin-right="1.499cm" style:line-height-at-least="0.882cm" fo:text-align="center" style:justify-single-word="false" fo:text-indent="0cm" style:auto-text-indent="false"/>
      <style:text-properties style:font-name="DejaVu Sans"/>
    </style:style>
    <style:style style:name="P26" style:family="paragraph" style:parent-style-name="body">
      <style:paragraph-properties fo:margin-left="0cm" fo:margin-right="0cm" style:line-height-at-least="0.564cm" fo:text-indent="0.801cm" style:auto-text-indent="false"/>
      <style:text-properties style:use-window-font-color="true" style:font-name="DejaVu Sans" fo:font-size="11pt" fo:language="en" fo:country="GB" style:font-size-asian="11pt"/>
    </style:style>
    <style:style style:name="P27" style:family="paragraph" style:parent-style-name="body">
      <style:paragraph-properties fo:margin-left="0cm" fo:margin-right="0cm" style:line-height-at-least="0.564cm" fo:text-indent="0.801cm" style:auto-text-indent="false"/>
      <style:text-properties style:use-window-font-color="true" style:font-name="DejaVu Sans" fo:font-size="11pt" fo:language="en" fo:country="GB" fo:font-weight="bold" style:font-size-asian="11pt" style:font-weight-asian="bold"/>
    </style:style>
    <style:style style:name="P28" style:family="paragraph" style:parent-style-name="body">
      <style:paragraph-properties fo:margin-left="0cm" fo:margin-right="0cm" style:line-height-at-least="0.564cm" fo:text-indent="0.801cm" style:auto-text-indent="false"/>
      <style:text-properties style:font-name="DejaVu Sans"/>
    </style:style>
    <style:style style:name="P29" style:family="paragraph" style:parent-style-name="body">
      <style:paragraph-properties fo:margin-left="0cm" fo:margin-right="0cm" style:line-height-at-least="0.564cm" fo:text-indent="0.801cm" style:auto-text-indent="false"/>
      <style:text-properties style:font-name="DejaVu Sans" fo:language="en" fo:country="GB"/>
    </style:style>
    <style:style style:name="P30" style:family="paragraph" style:parent-style-name="body">
      <style:paragraph-properties fo:margin-left="0cm" fo:margin-right="0cm" style:line-height-at-least="0.575cm" fo:text-indent="0.801cm" style:auto-text-indent="false"/>
      <style:text-properties style:font-name="DejaVu Sans"/>
    </style:style>
    <style:style style:name="P31" style:family="paragraph" style:parent-style-name="body">
      <style:paragraph-properties fo:margin-left="0cm" fo:margin-right="0cm" style:line-height-at-least="0.564cm" fo:text-indent="0.801cm" style:auto-text-indent="false"/>
      <style:text-properties style:font-name="DejaVu Sans" fo:font-size="11pt" fo:language="en" fo:country="GB" style:font-size-asian="11pt"/>
    </style:style>
    <style:style style:name="P32" style:family="paragraph" style:parent-style-name="body">
      <style:paragraph-properties fo:margin-left="0cm" fo:margin-right="0cm" style:line-height-at-least="0.564cm" fo:text-indent="0.801cm" style:auto-text-indent="false" fo:break-before="page"/>
      <style:text-properties style:use-window-font-color="true" style:font-name="DejaVu Sans" fo:font-size="11pt" fo:language="en" fo:country="GB" style:font-size-asian="11pt"/>
    </style:style>
    <style:style style:name="P33" style:family="paragraph" style:parent-style-name="body">
      <style:paragraph-properties fo:margin-left="0cm" fo:margin-right="0cm" style:line-height-at-least="0.564cm" fo:text-indent="0.801cm" style:auto-text-indent="false" fo:break-before="page"/>
      <style:text-properties style:font-name="DejaVu Sans" fo:language="en" fo:country="GB"/>
    </style:style>
    <style:style style:name="P34" style:family="paragraph" style:parent-style-name="body">
      <style:paragraph-properties fo:margin-left="0cm" fo:margin-right="0cm" fo:margin-top="0cm" fo:margin-bottom="0.076cm" loext:contextual-spacing="false" style:line-height-at-least="0.564cm" fo:text-indent="0.801cm" style:auto-text-indent="false"/>
      <style:text-properties style:font-name="DejaVu Sans"/>
    </style:style>
    <style:style style:name="P35" style:family="paragraph" style:parent-style-name="body">
      <style:paragraph-properties fo:margin-left="0cm" fo:margin-right="0cm" style:line-height-at-least="0.564cm" fo:text-indent="0cm" style:auto-text-indent="false"/>
      <style:text-properties style:use-window-font-color="true" style:font-name="DejaVu Sans" fo:font-size="11pt" fo:language="en" fo:country="GB" fo:font-weight="bold" style:font-size-asian="11pt" style:font-weight-asian="bold"/>
    </style:style>
    <style:style style:name="P36" style:family="paragraph" style:parent-style-name="body_20_text">
      <style:paragraph-properties fo:margin-left="0cm" fo:margin-right="0cm" style:line-height-at-least="0.564cm" fo:text-indent="0cm" style:auto-text-indent="false">
        <style:tab-stops>
          <style:tab-stop style:position="0.45cm"/>
        </style:tab-stops>
      </style:paragraph-properties>
      <style:text-properties style:font-name="DejaVu Sans"/>
    </style:style>
    <style:style style:name="P37" style:family="paragraph" style:parent-style-name="con_20_text">
      <style:paragraph-properties fo:margin-left="0.63cm" fo:margin-right="0cm" fo:margin-top="0cm" fo:margin-bottom="0.076cm" loext:contextual-spacing="false" fo:line-height="150%" fo:text-align="center" style:justify-single-word="false" fo:text-indent="-0.63cm" style:auto-text-indent="false">
        <style:tab-stops>
          <style:tab-stop style:position="0.635cm"/>
          <style:tab-stop style:position="10.735cm" style:type="right" style:leader-style="dotted" style:leader-text="."/>
        </style:tab-stops>
      </style:paragraph-properties>
      <style:text-properties style:font-name="DejaVu Sans"/>
    </style:style>
    <style:style style:name="P38" style:family="paragraph" style:parent-style-name="con_20_text">
      <style:paragraph-properties fo:margin-left="0.63cm" fo:margin-right="0cm" fo:margin-top="0cm" fo:margin-bottom="0.076cm" loext:contextual-spacing="false" fo:line-height="150%" fo:text-align="center" style:justify-single-word="false" fo:text-indent="-0.63cm" style:auto-text-indent="false">
        <style:tab-stops>
          <style:tab-stop style:position="0.635cm"/>
          <style:tab-stop style:position="10.735cm" style:type="right" style:leader-style="dotted" style:leader-text="."/>
        </style:tab-stops>
      </style:paragraph-properties>
      <style:text-properties style:font-name="DejaVu Sans" fo:language="en" fo:country="GB"/>
    </style:style>
    <style:style style:name="P39" style:family="paragraph" style:parent-style-name="con_20_text">
      <style:paragraph-properties fo:margin-left="0.63cm" fo:margin-right="0cm" fo:margin-top="0cm" fo:margin-bottom="0.076cm" loext:contextual-spacing="false" fo:line-height="150%" fo:text-align="center" style:justify-single-word="false" fo:text-indent="-0.63cm" style:auto-text-indent="false" fo:break-before="page">
        <style:tab-stops>
          <style:tab-stop style:position="0.635cm"/>
          <style:tab-stop style:position="10.735cm" style:type="right" style:leader-style="dotted" style:leader-text="."/>
        </style:tab-stops>
      </style:paragraph-properties>
      <style:text-properties style:font-name="DejaVu Sans" fo:font-size="11pt" fo:language="en" fo:country="GB" style:font-size-asian="11pt"/>
    </style:style>
    <style:style style:name="P40" style:family="paragraph" style:parent-style-name="hd">
      <style:paragraph-properties fo:margin-left="0cm" fo:margin-right="0cm" fo:margin-top="0.199cm" fo:margin-bottom="0cm" loext:contextual-spacing="false" style:line-height-at-least="1.058cm" fo:text-indent="0cm" style:auto-text-indent="false"/>
      <style:text-properties style:use-window-font-color="true" style:font-name="DejaVu Sans" fo:font-size="48pt" fo:language="en" fo:country="GB" fo:font-style="normal" style:font-size-asian="48pt" style:font-style-asian="normal"/>
    </style:style>
    <style:style style:name="P41" style:family="paragraph" style:parent-style-name="hd">
      <style:paragraph-properties fo:margin-left="0cm" fo:margin-right="0cm" fo:margin-top="0.199cm" fo:margin-bottom="0cm" loext:contextual-spacing="false" style:line-height-at-least="1.058cm" fo:text-indent="0cm" style:auto-text-indent="false"/>
      <style:text-properties style:font-name="DejaVu Sans"/>
    </style:style>
    <style:style style:name="P42" style:family="paragraph" style:parent-style-name="hd">
      <style:paragraph-properties fo:margin-left="0cm" fo:margin-right="0cm" fo:margin-top="0.199cm" fo:margin-bottom="0cm" loext:contextual-spacing="false" style:line-height-at-least="2.117cm" fo:text-indent="0cm" style:auto-text-indent="false"/>
      <style:text-properties style:font-name="DejaVu Sans"/>
    </style:style>
    <style:style style:name="P43" style:family="paragraph" style:parent-style-name="hd">
      <style:paragraph-properties fo:margin-left="0cm" fo:margin-right="0cm" fo:margin-top="0.199cm" fo:margin-bottom="0cm" loext:contextual-spacing="false" style:line-height-at-least="1.411cm" fo:text-indent="0cm" style:auto-text-indent="false"/>
      <style:text-properties style:font-name="DejaVu Sans"/>
    </style:style>
    <style:style style:name="P44" style:family="paragraph" style:parent-style-name="hd" style:master-page-name="First_20_Page">
      <style:paragraph-properties fo:margin-left="0cm" fo:margin-right="0cm" fo:margin-top="0.199cm" fo:margin-bottom="0cm" loext:contextual-spacing="false" style:line-height-at-least="1.058cm" fo:text-indent="0cm" style:auto-text-indent="false" style:page-number="1"/>
      <style:text-properties style:use-window-font-color="true" style:font-name="DejaVu Sans" fo:font-size="48pt" fo:language="en" fo:country="GB" fo:font-style="normal" style:font-size-asian="48pt" style:font-style-asian="normal"/>
    </style:style>
    <style:style style:name="P45" style:family="paragraph" style:parent-style-name="hd">
      <style:paragraph-properties fo:margin-left="0cm" fo:margin-right="0cm" fo:text-indent="0cm" style:auto-text-indent="false"/>
      <style:text-properties style:font-name="DejaVu Sans"/>
    </style:style>
    <style:style style:name="P46" style:family="paragraph" style:parent-style-name="hd">
      <style:paragraph-properties fo:margin-left="0cm" fo:margin-right="0cm" fo:margin-top="0.199cm" fo:margin-bottom="0.423cm" loext:contextual-spacing="false" fo:line-height="150%" fo:text-indent="0cm" style:auto-text-indent="false"/>
      <style:text-properties style:font-name="DejaVu Sans" fo:language="en" fo:country="GB"/>
    </style:style>
    <style:style style:name="P47" style:family="paragraph" style:parent-style-name="hd">
      <style:paragraph-properties fo:margin-left="0cm" fo:margin-right="0cm" fo:margin-top="0.199cm" fo:margin-bottom="0.423cm" loext:contextual-spacing="false" fo:line-height="150%" fo:text-indent="0cm" style:auto-text-indent="false" fo:break-before="page"/>
      <style:text-properties style:font-name="DejaVu Sans"/>
    </style:style>
    <style:style style:name="P48" style:family="paragraph" style:parent-style-name="hd">
      <style:paragraph-properties fo:margin-left="0cm" fo:margin-right="0cm" fo:margin-top="0.199cm" fo:margin-bottom="0.212cm" loext:contextual-spacing="false" fo:text-indent="0cm" style:auto-text-indent="false"/>
      <style:text-properties style:font-name="DejaVu Sans"/>
    </style:style>
    <style:style style:name="P49" style:family="paragraph" style:parent-style-name="hd">
      <style:paragraph-properties fo:margin-left="0cm" fo:margin-right="0cm" fo:margin-top="0cm" fo:margin-bottom="0.212cm" loext:contextual-spacing="false" fo:line-height="200%" fo:text-indent="0cm" style:auto-text-indent="false"/>
      <style:text-properties style:font-name="DejaVu Sans" fo:language="en" fo:country="GB"/>
    </style:style>
    <style:style style:name="P50" style:family="paragraph" style:parent-style-name="hd">
      <style:paragraph-properties fo:margin-left="0cm" fo:margin-right="0cm" fo:margin-top="0cm" fo:margin-bottom="0.212cm" loext:contextual-spacing="false" fo:line-height="200%" fo:text-indent="0cm" style:auto-text-indent="false" fo:break-before="page"/>
      <style:text-properties style:font-name="DejaVu Sans"/>
    </style:style>
    <style:style style:name="P51" style:family="paragraph" style:parent-style-name="hd_20_above">
      <style:paragraph-properties fo:margin-left="0cm" fo:margin-right="0cm" fo:margin-top="0cm" fo:margin-bottom="0.212cm" loext:contextual-spacing="false" fo:text-indent="0cm" style:auto-text-indent="false"/>
      <style:text-properties style:font-name="DejaVu Sans"/>
    </style:style>
    <style:style style:name="P52" style:family="paragraph" style:parent-style-name="hd_20_above">
      <style:paragraph-properties fo:margin-left="0cm" fo:margin-right="0cm" fo:margin-top="0cm" fo:margin-bottom="0.212cm" loext:contextual-spacing="false" fo:line-height="200%" fo:text-indent="0cm" style:auto-text-indent="false"/>
      <style:text-properties style:font-name="DejaVu Sans"/>
    </style:style>
    <style:style style:name="P53" style:family="paragraph" style:parent-style-name="hd_20_above">
      <style:paragraph-properties fo:margin-left="0cm" fo:margin-right="0cm" fo:margin-top="0cm" fo:margin-bottom="0.212cm" loext:contextual-spacing="false" fo:text-indent="0cm" style:auto-text-indent="false"/>
      <style:text-properties style:font-name="DejaVu Sans" fo:font-size="18pt" fo:language="en" fo:country="GB" fo:font-weight="bold" style:font-size-asian="18pt" style:font-weight-asian="bold"/>
    </style:style>
    <style:style style:name="P54" style:family="paragraph" style:parent-style-name="hd_20_above">
      <style:paragraph-properties fo:margin-left="0cm" fo:margin-right="0cm" fo:margin-top="0cm" fo:margin-bottom="0.212cm" loext:contextual-spacing="false" fo:line-height="150%" fo:text-indent="0cm" style:auto-text-indent="false"/>
      <style:text-properties style:font-name="DejaVu Sans"/>
    </style:style>
    <style:style style:name="P55" style:family="paragraph" style:parent-style-name="hd_20_above">
      <style:paragraph-properties fo:margin-left="0cm" fo:margin-right="0cm" fo:margin-top="0cm" fo:margin-bottom="0.212cm" loext:contextual-spacing="false" fo:line-height="200%" fo:text-indent="0cm" style:auto-text-indent="false"/>
      <style:text-properties style:font-name="DejaVu Sans" fo:language="en" fo:country="GB"/>
    </style:style>
    <style:style style:name="P56" style:family="paragraph" style:parent-style-name="hd_20_above">
      <style:paragraph-properties fo:margin-left="0cm" fo:margin-right="0cm" fo:margin-top="0cm" fo:margin-bottom="0.212cm" loext:contextual-spacing="false" fo:line-height="150%" fo:text-indent="0cm" style:auto-text-indent="false"/>
      <style:text-properties style:font-name="DejaVu Sans" fo:language="en" fo:country="GB"/>
    </style:style>
    <style:style style:name="P57" style:family="paragraph" style:parent-style-name="hd_20_above">
      <style:paragraph-properties fo:margin-left="0cm" fo:margin-right="0cm" fo:margin-top="0cm" fo:margin-bottom="0.212cm" loext:contextual-spacing="false" fo:line-height="200%" fo:text-indent="0cm" style:auto-text-indent="false" fo:break-before="page"/>
      <style:text-properties style:font-name="DejaVu Sans"/>
    </style:style>
    <style:style style:name="P58" style:family="paragraph" style:parent-style-name="hd_20_above">
      <style:paragraph-properties fo:margin-left="0cm" fo:margin-right="0cm" fo:margin-top="0cm" fo:margin-bottom="0.212cm" loext:contextual-spacing="false" fo:line-height="150%" fo:text-indent="0cm" style:auto-text-indent="false" fo:break-before="page"/>
      <style:text-properties style:font-name="DejaVu Sans"/>
    </style:style>
    <style:style style:name="P59" style:family="paragraph" style:parent-style-name="hd_20_above">
      <style:paragraph-properties fo:margin-left="0cm" fo:margin-right="0cm" fo:margin-top="0cm" fo:margin-bottom="0.101cm" loext:contextual-spacing="false" fo:text-indent="0cm" style:auto-text-indent="false"/>
      <style:text-properties style:font-name="DejaVu Sans" fo:language="en" fo:country="GB"/>
    </style:style>
    <style:style style:name="P60" style:family="paragraph" style:parent-style-name="hd_20_above">
      <style:paragraph-properties fo:margin-left="0cm" fo:margin-right="0cm" fo:margin-top="0cm" fo:margin-bottom="0.101cm" loext:contextual-spacing="false" fo:text-indent="0cm" style:auto-text-indent="false"/>
      <style:text-properties style:font-name="DejaVu Sans" fo:font-size="18pt" fo:language="en" fo:country="GB" fo:font-weight="bold" style:font-size-asian="18pt" style:font-weight-asian="bold"/>
    </style:style>
    <style:style style:name="P61" style:family="paragraph" style:parent-style-name="hd_20_above">
      <style:paragraph-properties fo:margin-left="0cm" fo:margin-right="0cm" fo:margin-top="0cm" fo:margin-bottom="0.101cm" loext:contextual-spacing="false" fo:text-indent="0cm" style:auto-text-indent="false" fo:break-before="page"/>
      <style:text-properties style:font-name="DejaVu Sans"/>
    </style:style>
    <style:style style:name="P62" style:family="paragraph" style:parent-style-name="hd_20_above">
      <style:paragraph-properties fo:margin-left="0cm" fo:margin-right="0cm" fo:margin-top="0.847cm" fo:margin-bottom="0.212cm" loext:contextual-spacing="false" fo:line-height="200%" fo:text-indent="0cm" style:auto-text-indent="false"/>
      <style:text-properties style:font-name="DejaVu Sans" fo:language="en" fo:country="GB"/>
    </style:style>
    <style:style style:name="P63" style:family="paragraph" style:parent-style-name="hd_20_above">
      <style:paragraph-properties fo:margin-left="0cm" fo:margin-right="0cm" fo:margin-top="0.847cm" fo:margin-bottom="0.212cm" loext:contextual-spacing="false" fo:line-height="200%" fo:text-indent="0cm" style:auto-text-indent="false" fo:break-before="page"/>
      <style:text-properties style:font-name="DejaVu Sans"/>
    </style:style>
    <style:style style:name="P64" style:family="paragraph" style:parent-style-name="hd_20_above">
      <style:paragraph-properties fo:margin-left="0cm" fo:margin-right="0cm" fo:margin-top="0cm" fo:margin-bottom="0cm" loext:contextual-spacing="false" fo:line-height="200%" fo:text-indent="0cm" style:auto-text-indent="false"/>
      <style:text-properties style:font-name="DejaVu Sans" fo:language="en" fo:country="GB"/>
    </style:style>
    <style:style style:name="P65" style:family="paragraph" style:parent-style-name="hd_20_above">
      <style:paragraph-properties fo:margin-left="0cm" fo:margin-right="0cm" fo:margin-top="0cm" fo:margin-bottom="0cm" loext:contextual-spacing="false" fo:line-height="200%" fo:text-indent="0cm" style:auto-text-indent="false" fo:break-before="page"/>
      <style:text-properties style:font-name="DejaVu Sans"/>
    </style:style>
    <style:style style:name="P66" style:family="paragraph" style:parent-style-name="hd_20_above">
      <style:paragraph-properties fo:margin-left="0cm" fo:margin-right="0cm" fo:text-align="start" style:justify-single-word="false" fo:text-indent="0cm" style:auto-text-indent="false"/>
      <style:text-properties style:font-name="DejaVu Sans" fo:font-size="11pt" fo:language="en" fo:country="GB" style:font-size-asian="11pt"/>
    </style:style>
    <style:style style:name="P67" style:family="paragraph" style:parent-style-name="ind_20_right">
      <style:paragraph-properties fo:margin-left="1cm" fo:margin-right="1cm" fo:margin-top="0.254cm" fo:margin-bottom="0.508cm" loext:contextual-spacing="false" style:line-height-at-least="0.353cm" fo:text-align="center" style:justify-single-word="false" fo:text-indent="0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s>
      </style:paragraph-properties>
      <style:text-properties style:font-name="DejaVu Sans"/>
    </style:style>
    <style:style style:name="P68" style:family="paragraph" style:parent-style-name="indent">
      <style:paragraph-properties fo:margin-left="0.801cm" fo:margin-right="0.801cm" fo:text-indent="0cm" style:auto-text-indent="false"/>
      <style:text-properties style:font-name="DejaVu Sans"/>
    </style:style>
    <style:style style:name="P69" style:family="paragraph" style:parent-style-name="indent">
      <style:paragraph-properties fo:margin-left="0.801cm" fo:margin-right="0.801cm" fo:text-indent="0cm" style:auto-text-indent="false"/>
      <style:text-properties style:font-name="DejaVu Sans" fo:language="en" fo:country="GB"/>
    </style:style>
    <style:style style:name="P70" style:family="paragraph" style:parent-style-name="indent">
      <style:paragraph-properties fo:margin-left="0cm" fo:margin-right="0.801cm" fo:text-indent="0cm" style:auto-text-indent="false"/>
      <style:text-properties style:font-name="DejaVu Sans" fo:language="en" fo:country="GB"/>
    </style:style>
    <style:style style:name="P71" style:family="paragraph" style:parent-style-name="indent_20_right">
      <style:paragraph-properties fo:margin-left="11.43cm" fo:margin-right="0.801cm" fo:text-align="start" style:justify-single-word="false" fo:text-indent="0cm" style:auto-text-indent="false"/>
      <style:text-properties style:font-name="DejaVu Sans"/>
    </style:style>
    <style:style style:name="P72" style:family="paragraph" style:parent-style-name="indent_20_right">
      <style:paragraph-properties fo:margin-left="0.801cm" fo:margin-right="0.801cm" fo:text-indent="0cm" style:auto-text-indent="false"/>
      <style:text-properties style:font-name="DejaVu Sans"/>
    </style:style>
    <style:style style:name="P73" style:family="paragraph" style:parent-style-name="indent_20_right">
      <style:paragraph-properties fo:margin-left="0.801cm" fo:margin-right="0.801cm" fo:text-indent="0cm" style:auto-text-indent="false"/>
      <style:text-properties style:font-name="DejaVu Sans" fo:language="en" fo:country="GB"/>
    </style:style>
    <style:style style:name="P74" style:family="paragraph" style:parent-style-name="indent_20_right">
      <style:paragraph-properties fo:margin-left="0.801cm" fo:margin-right="0.801cm" fo:text-indent="0cm" style:auto-text-indent="false"/>
      <style:text-properties style:font-name="DejaVu Sans" fo:font-size="11pt" fo:language="en" fo:country="GB" fo:font-weight="bold" style:font-size-asian="11pt" style:font-weight-asian="bold"/>
    </style:style>
    <style:style style:name="P75" style:family="paragraph" style:parent-style-name="indent_20_right">
      <style:paragraph-properties fo:margin-left="0.801cm" fo:margin-right="0.801cm" fo:text-align="start" style:justify-single-word="false" fo:text-indent="0cm" style:auto-text-indent="false"/>
      <style:text-properties style:font-name="DejaVu Sans"/>
    </style:style>
    <style:style style:name="P76" style:family="paragraph" style:parent-style-name="indent_20_right">
      <style:paragraph-properties fo:margin-left="0.801cm" fo:margin-right="0.801cm" fo:margin-top="0cm" fo:margin-bottom="0.203cm" loext:contextual-spacing="false" fo:text-indent="0cm" style:auto-text-indent="false"/>
      <style:text-properties style:font-name="DejaVu Sans"/>
    </style:style>
    <style:style style:name="P77" style:family="paragraph" style:parent-style-name="indent_20_right">
      <style:paragraph-properties fo:margin-left="0.801cm" fo:margin-right="0.801cm" fo:text-indent="0cm" style:auto-text-indent="false" fo:break-before="page"/>
      <style:text-properties style:font-name="DejaVu Sans" fo:font-size="11pt" fo:language="en" fo:country="GB" fo:font-weight="bold" style:font-size-asian="11pt" style:font-weight-asian="bold"/>
    </style:style>
    <style:style style:name="P78" style:family="paragraph" style:parent-style-name="indent_20_right">
      <style:paragraph-properties fo:margin-left="0.801cm" fo:margin-right="0.801cm" fo:text-indent="0cm" style:auto-text-indent="false" fo:break-before="page"/>
      <style:text-properties style:font-name="DejaVu Sans" fo:language="en" fo:country="GB"/>
    </style:style>
    <style:style style:name="P79" style:family="paragraph" style:parent-style-name="indent_20_right">
      <style:paragraph-properties fo:margin-left="0.801cm" fo:margin-right="0.801cm" fo:margin-top="0cm" fo:margin-bottom="0.305cm" loext:contextual-spacing="false" fo:text-indent="0cm" style:auto-text-indent="false"/>
      <style:text-properties style:font-name="DejaVu Sans"/>
    </style:style>
    <style:style style:name="P80" style:family="paragraph" style:parent-style-name="indent_20_right">
      <style:paragraph-properties fo:margin-left="0.801cm" fo:margin-right="0.801cm" fo:margin-top="0cm" fo:margin-bottom="0.381cm" loext:contextual-spacing="false" fo:text-indent="0cm" style:auto-text-indent="false"/>
      <style:text-properties style:font-name="DejaVu Sans"/>
    </style:style>
    <style:style style:name="P81" style:family="paragraph" style:parent-style-name="indent_20_right">
      <style:paragraph-properties fo:margin-left="0.801cm" fo:margin-right="0.801cm" fo:margin-top="0cm" fo:margin-bottom="0.254cm" loext:contextual-spacing="false" fo:text-indent="0cm" style:auto-text-indent="false"/>
      <style:text-properties style:font-name="DejaVu Sans"/>
    </style:style>
    <style:style style:name="P82" style:family="paragraph" style:parent-style-name="indent_20_right">
      <style:paragraph-properties fo:margin-left="0.801cm" fo:margin-right="0.801cm" fo:margin-top="0cm" fo:margin-bottom="0.178cm" loext:contextual-spacing="false" fo:text-indent="0cm" style:auto-text-indent="false"/>
      <style:text-properties style:font-name="DejaVu Sans"/>
    </style:style>
    <style:style style:name="P83" style:family="paragraph" style:parent-style-name="indent_20_right">
      <style:paragraph-properties fo:margin-left="0.801cm" fo:margin-right="0.801cm" fo:margin-top="0cm" fo:margin-bottom="0.33cm" loext:contextual-spacing="false" fo:text-indent="0cm" style:auto-text-indent="false"/>
      <style:text-properties style:font-name="DejaVu Sans"/>
    </style:style>
    <style:style style:name="P84" style:family="paragraph" style:parent-style-name="indent_20_right">
      <style:paragraph-properties fo:margin-left="0.801cm" fo:margin-right="0.801cm" fo:margin-top="0cm" fo:margin-bottom="0.127cm" loext:contextual-spacing="false" fo:text-indent="0cm" style:auto-text-indent="false"/>
      <style:text-properties style:font-name="DejaVu Sans"/>
    </style:style>
    <style:style style:name="P85" style:family="paragraph" style:parent-style-name="indent_20_right">
      <style:paragraph-properties fo:margin-left="0.801cm" fo:margin-right="0.801cm" fo:margin-top="0cm" fo:margin-bottom="0cm" loext:contextual-spacing="false" fo:text-indent="0cm" style:auto-text-indent="false"/>
      <style:text-properties style:font-name="DejaVu Sans"/>
    </style:style>
    <style:style style:name="P86" style:family="paragraph" style:parent-style-name="indent_20_right">
      <style:paragraph-properties fo:margin-left="0.801cm" fo:margin-right="0.801cm" fo:margin-top="0cm" fo:margin-bottom="0.152cm" loext:contextual-spacing="false" fo:text-indent="0cm" style:auto-text-indent="false"/>
      <style:text-properties style:font-name="DejaVu Sans"/>
    </style:style>
    <style:style style:name="P87" style:family="paragraph" style:parent-style-name="indent_20_right">
      <style:paragraph-properties fo:margin-left="0.801cm" fo:margin-right="0.801cm" fo:margin-top="0.127cm" fo:margin-bottom="0.252cm" loext:contextual-spacing="false" fo:text-indent="0cm" style:auto-text-indent="false"/>
      <style:text-properties style:font-name="DejaVu Sans"/>
    </style:style>
    <style:style style:name="P88" style:family="paragraph" style:parent-style-name="indent_20_right">
      <style:paragraph-properties fo:margin-left="0cm" fo:margin-right="0.801cm" fo:text-align="start" style:justify-single-word="false" fo:text-indent="0cm" style:auto-text-indent="false"/>
      <style:text-properties style:font-name="DejaVu Sans"/>
    </style:style>
    <style:style style:name="P89" style:family="paragraph" style:parent-style-name="indent1">
      <style:paragraph-properties fo:margin-left="0.801cm" fo:margin-right="0.801cm" fo:text-indent="0cm" style:auto-text-indent="false"/>
      <style:text-properties style:font-name="DejaVu Sans"/>
    </style:style>
    <style:style style:name="P90" style:family="paragraph" style:parent-style-name="indent1">
      <style:paragraph-properties fo:margin-left="0.801cm" fo:margin-right="0.801cm" fo:text-indent="0cm" style:auto-text-indent="false"/>
      <style:text-properties style:font-name="DejaVu Sans" fo:language="en" fo:country="GB" fo:font-weight="bold" style:font-weight-asian="bold"/>
    </style:style>
    <style:style style:name="P91" style:family="paragraph" style:parent-style-name="indent1">
      <style:paragraph-properties fo:margin-left="0.801cm" fo:margin-right="0.801cm" fo:text-indent="0cm" style:auto-text-indent="false">
        <style:tab-stops>
          <style:tab-stop style:position="5.219cm"/>
        </style:tab-stops>
      </style:paragraph-properties>
      <style:text-properties style:font-name="DejaVu Sans"/>
    </style:style>
    <style:style style:name="P92" style:family="paragraph" style:parent-style-name="indent1">
      <style:paragraph-properties fo:margin-left="0.801cm" fo:margin-right="0.801cm" fo:text-align="start" style:justify-single-word="false" fo:text-indent="0cm" style:auto-text-indent="false"/>
      <style:text-properties style:font-name="DejaVu Sans"/>
    </style:style>
    <style:style style:name="P93" style:family="paragraph" style:parent-style-name="indent1">
      <style:paragraph-properties fo:margin-left="0.801cm" fo:margin-right="0.801cm" fo:margin-top="0.127cm" fo:margin-bottom="0cm" loext:contextual-spacing="false" fo:text-indent="0cm" style:auto-text-indent="false"/>
      <style:text-properties style:font-name="DejaVu Sans"/>
    </style:style>
    <style:style style:name="P94" style:family="paragraph" style:parent-style-name="indent1">
      <style:paragraph-properties fo:margin-left="0.801cm" fo:margin-right="0.801cm" fo:margin-top="0.127cm" fo:margin-bottom="0cm" loext:contextual-spacing="false" fo:text-indent="0cm" style:auto-text-indent="false"/>
      <style:text-properties style:font-name="DejaVu Sans" fo:language="en" fo:country="GB" fo:font-weight="bold" style:font-weight-asian="bold"/>
    </style:style>
    <style:style style:name="P95" style:family="paragraph" style:parent-style-name="indent1">
      <style:paragraph-properties fo:margin-left="0.801cm" fo:margin-right="0.801cm" fo:margin-top="0.178cm" fo:margin-bottom="0cm" loext:contextual-spacing="false" fo:text-indent="0cm" style:auto-text-indent="false"/>
      <style:text-properties style:font-name="DejaVu Sans"/>
    </style:style>
    <style:style style:name="P96" style:family="paragraph" style:parent-style-name="indent1">
      <style:paragraph-properties fo:margin-left="0.801cm" fo:margin-right="0.801cm" fo:margin-top="0.203cm" fo:margin-bottom="0cm" loext:contextual-spacing="false" fo:text-indent="0cm" style:auto-text-indent="false"/>
      <style:text-properties style:font-name="DejaVu Sans"/>
    </style:style>
    <style:style style:name="P97" style:family="paragraph" style:parent-style-name="indent1">
      <style:paragraph-properties fo:margin-left="0.801cm" fo:margin-right="0.801cm" fo:margin-top="0.252cm" fo:margin-bottom="0.076cm" loext:contextual-spacing="false" fo:text-indent="0cm" style:auto-text-indent="false"/>
      <style:text-properties style:font-name="DejaVu Sans"/>
    </style:style>
    <style:style style:name="P98" style:family="paragraph" style:parent-style-name="indent1">
      <style:paragraph-properties fo:margin-left="0.801cm" fo:margin-right="0.801cm" fo:margin-top="0.252cm" fo:margin-bottom="0.127cm" loext:contextual-spacing="false" fo:text-indent="0cm" style:auto-text-indent="false"/>
      <style:text-properties style:font-name="DejaVu Sans"/>
    </style:style>
    <style:style style:name="P99" style:family="paragraph" style:parent-style-name="indent1">
      <style:paragraph-properties fo:margin-left="0.801cm" fo:margin-right="0.801cm" fo:margin-top="0.252cm" fo:margin-bottom="0.127cm" loext:contextual-spacing="false" fo:text-align="end" style:justify-single-word="false" fo:text-indent="0cm" style:auto-text-indent="false"/>
      <style:text-properties style:font-name="DejaVu Sans"/>
    </style:style>
    <style:style style:name="P100" style:family="paragraph" style:parent-style-name="indent1">
      <style:paragraph-properties fo:margin-left="0.801cm" fo:margin-right="0.801cm" fo:margin-top="0.03cm" fo:margin-bottom="0cm" loext:contextual-spacing="false" fo:text-indent="0cm" style:auto-text-indent="false"/>
      <style:text-properties style:font-name="DejaVu Sans"/>
    </style:style>
    <style:style style:name="P101" style:family="paragraph" style:parent-style-name="indent1">
      <style:paragraph-properties fo:margin-left="0.801cm" fo:margin-right="0.801cm" fo:margin-top="0.305cm" fo:margin-bottom="0cm" loext:contextual-spacing="false" fo:text-indent="0cm" style:auto-text-indent="false"/>
      <style:text-properties style:font-name="DejaVu Sans"/>
    </style:style>
    <style:style style:name="P102" style:family="paragraph" style:parent-style-name="indent1">
      <style:paragraph-properties fo:margin-left="12.231cm" fo:margin-right="0.801cm" fo:text-indent="0cm" style:auto-text-indent="false"/>
      <style:text-properties style:font-name="DejaVu Sans"/>
    </style:style>
    <style:style style:name="P103" style:family="paragraph" style:parent-style-name="indent1">
      <style:paragraph-properties fo:margin-left="10.961cm" fo:margin-right="0.801cm" fo:text-indent="0.469cm" style:auto-text-indent="false"/>
      <style:text-properties style:font-name="DejaVu Sans"/>
    </style:style>
    <style:style style:name="P104" style:family="paragraph" style:parent-style-name="indent1">
      <style:paragraph-properties fo:margin-left="0cm" fo:margin-right="0.801cm" fo:text-indent="0cm" style:auto-text-indent="false"/>
      <style:text-properties style:font-name="DejaVu Sans" fo:language="en" fo:country="GB" fo:font-weight="bold" style:font-weight-asian="bold"/>
    </style:style>
    <style:style style:name="P105" style:family="paragraph" style:parent-style-name="sub_20_hd">
      <style:paragraph-properties fo:margin-left="0cm" fo:margin-right="0cm" fo:line-height="200%" fo:text-indent="0cm" style:auto-text-indent="false"/>
      <style:text-properties style:font-name="DejaVu Sans"/>
    </style:style>
    <style:style style:name="P106" style:family="paragraph" style:parent-style-name="sub_20_hd">
      <style:paragraph-properties fo:margin-left="0cm" fo:margin-right="0cm" fo:line-height="150%" fo:text-indent="0cm" style:auto-text-indent="false"/>
      <style:text-properties style:font-name="DejaVu Sans"/>
    </style:style>
    <style:style style:name="P107" style:family="paragraph" style:parent-style-name="sub_20_hd">
      <style:paragraph-properties fo:margin-left="0cm" fo:margin-right="0cm" style:line-height-at-least="0.564cm" fo:text-indent="0cm" style:auto-text-indent="false"/>
      <style:text-properties style:font-name="DejaVu Sans"/>
    </style:style>
    <style:style style:name="P108" style:family="paragraph" style:parent-style-name="sub_20_hd">
      <style:paragraph-properties fo:margin-left="0cm" fo:margin-right="0cm" fo:line-height="200%" fo:text-indent="0cm" style:auto-text-indent="false"/>
      <style:text-properties style:font-name="DejaVu Sans" fo:font-size="13pt" fo:language="en" fo:country="GB" style:font-size-asian="13pt"/>
    </style:style>
    <style:style style:name="P109" style:family="paragraph" style:parent-style-name="sub_20_hd">
      <style:paragraph-properties fo:margin-left="0cm" fo:margin-right="0cm" fo:margin-top="0.212cm" fo:margin-bottom="0.101cm" loext:contextual-spacing="false" fo:line-height="200%" fo:text-indent="0cm" style:auto-text-indent="false"/>
      <style:text-properties style:font-name="DejaVu Sans" fo:font-size="13pt" fo:language="en" fo:country="GB" style:font-size-asian="13pt"/>
    </style:style>
    <style:style style:name="P110" style:family="paragraph" style:parent-style-name="sub_20_hd">
      <style:paragraph-properties fo:margin-left="0cm" fo:margin-right="0cm" fo:margin-top="0.212cm" fo:margin-bottom="0.101cm" loext:contextual-spacing="false" fo:line-height="200%" fo:text-indent="0cm" style:auto-text-indent="false"/>
      <style:text-properties style:font-name="DejaVu Sans"/>
    </style:style>
    <style:style style:name="P111" style:family="paragraph" style:parent-style-name="sub_20_hd">
      <style:paragraph-properties fo:margin-left="0cm" fo:margin-right="0cm" fo:margin-top="0.305cm" fo:margin-bottom="0.102cm" loext:contextual-spacing="false" style:line-height-at-least="0.564cm" fo:text-indent="0cm" style:auto-text-indent="false"/>
      <style:text-properties style:font-name="DejaVu Sans"/>
    </style:style>
    <style:style style:name="T1" style:family="text">
      <style:text-properties style:use-window-font-color="true" style:font-name="Times New Roman" fo:font-size="48pt" fo:language="en" fo:country="GB" fo:font-style="normal" style:font-size-asian="48pt" style:font-style-asian="normal"/>
    </style:style>
    <style:style style:name="T2" style:family="text">
      <style:text-properties style:use-window-font-color="true" style:font-name="Times New Roman" fo:font-size="12pt" fo:language="en" fo:country="GB" fo:font-style="italic" fo:font-weight="bold" style:font-size-asian="12pt" style:font-style-asian="italic" style:font-weight-asian="bold"/>
    </style:style>
    <style:style style:name="T3" style:family="text">
      <style:text-properties style:use-window-font-color="true" style:font-name="Times New Roman" fo:font-size="11pt" fo:language="en" fo:country="GB" style:font-size-asian="11pt"/>
    </style:style>
    <style:style style:name="T4" style:family="text">
      <style:text-properties style:use-window-font-color="true" style:font-name="Times New Roman" fo:font-size="11pt" fo:language="en" fo:country="GB" fo:font-weight="bold" style:font-size-asian="11pt" style:font-weight-asian="bold"/>
    </style:style>
    <style:style style:name="T5" style:family="text">
      <style:text-properties style:use-window-font-color="true" style:font-name="Times New Roman" fo:font-size="11pt" fo:language="en" fo:country="GB" fo:font-style="italic" style:font-size-asian="11pt" style:font-style-asian="italic"/>
    </style:style>
    <style:style style:name="T6" style:family="text">
      <style:text-properties style:use-window-font-color="true" fo:font-size="48pt" fo:language="en" fo:country="GB" fo:font-style="normal" style:font-size-asian="48pt" style:font-style-asian="normal"/>
    </style:style>
    <style:style style:name="T7" style:family="text">
      <style:text-properties style:use-window-font-color="true" fo:font-size="12pt" fo:language="en" fo:country="GB" fo:font-style="italic" fo:font-weight="bold" style:font-size-asian="12pt" style:font-style-asian="italic" style:font-weight-asian="bold"/>
    </style:style>
    <style:style style:name="T8" style:family="text">
      <style:text-properties style:use-window-font-color="true" fo:font-size="11pt" fo:language="en" fo:country="GB" style:font-size-asian="11pt"/>
    </style:style>
    <style:style style:name="T9" style:family="text">
      <style:text-properties style:use-window-font-color="true" fo:font-size="11pt" fo:language="en" fo:country="GB" fo:font-weight="bold" style:font-size-asian="11pt" style:font-weight-asian="bold"/>
    </style:style>
    <style:style style:name="T10" style:family="text">
      <style:text-properties style:use-window-font-color="true" fo:font-size="11pt" fo:language="en" fo:country="GB" fo:font-style="italic" style:font-size-asian="11pt" style:font-style-asian="italic"/>
    </style:style>
    <style:style style:name="T11" style:family="text">
      <style:text-properties fo:language="en" fo:country="GB"/>
    </style:style>
    <style:style style:name="T12" style:family="text">
      <style:text-properties fo:language="en" fo:country="GB" fo:font-weight="bold" style:font-weight-asian="bold"/>
    </style:style>
    <style:style style:name="T13" style:family="text">
      <style:text-properties style:font-name="Times New Roman" fo:font-size="12pt" fo:language="en" fo:country="GB" fo:font-weight="bold" style:font-size-asian="12pt" style:font-weight-asian="bold"/>
    </style:style>
    <style:style style:name="T14" style:family="text">
      <style:text-properties style:font-name="Times New Roman" fo:font-size="36pt" fo:language="en" fo:country="GB" style:font-size-asian="36pt"/>
    </style:style>
    <style:style style:name="T15" style:family="text">
      <style:text-properties style:font-name="Times New Roman" fo:font-size="11pt" fo:language="en" fo:country="GB" style:font-size-asian="11pt"/>
    </style:style>
    <style:style style:name="T16" style:family="text">
      <style:text-properties style:font-name="Times New Roman" fo:font-size="11pt" fo:language="en" fo:country="GB" fo:font-weight="bold" style:font-size-asian="11pt" style:font-weight-asian="bold"/>
    </style:style>
    <style:style style:name="T17" style:family="text">
      <style:text-properties style:font-name="Times New Roman" fo:font-size="16pt" fo:language="en" fo:country="GB" style:font-size-asian="16pt"/>
    </style:style>
    <style:style style:name="T18" style:family="text">
      <style:text-properties style:font-name="Times New Roman" fo:font-size="18pt" fo:language="en" fo:country="GB" fo:font-style="normal" fo:font-weight="bold" style:font-size-asian="18pt" style:font-style-asian="normal" style:font-weight-asian="bold"/>
    </style:style>
    <style:style style:name="T19" style:family="text">
      <style:text-properties style:font-name="Times New Roman" fo:font-size="18pt" fo:language="en" fo:country="GB" fo:font-weight="bold" style:font-size-asian="18pt" style:font-weight-asian="bold"/>
    </style:style>
    <style:style style:name="T20" style:family="text">
      <style:text-properties style:font-name="Times New Roman" fo:language="en" fo:country="GB"/>
    </style:style>
    <style:style style:name="T21" style:family="text">
      <style:text-properties style:font-name="Times New Roman" fo:language="en" fo:country="GB" fo:font-weight="bold" style:font-weight-asian="bold"/>
    </style:style>
    <style:style style:name="T22" style:family="text">
      <style:text-properties style:font-name="Times New Roman" fo:font-size="13pt" fo:language="en" fo:country="GB" style:font-size-asian="13pt"/>
    </style:style>
    <style:style style:name="T23" style:family="text">
      <style:text-properties style:font-name="Times New Roman" fo:font-size="14pt" fo:language="en" fo:country="GB" fo:font-weight="bold" style:font-size-asian="14pt" style:font-weight-asian="bold"/>
    </style:style>
    <style:style style:name="T24" style:family="text">
      <style:text-properties style:font-name="Times New Roman" fo:font-size="10pt" fo:language="tr" fo:country="TR" style:font-size-asian="10pt" style:language-asian="tr" style:country-asian="TR"/>
    </style:style>
    <style:style style:name="T25" style:family="text">
      <style:text-properties fo:color="#000000" style:font-name="Times New Roman" fo:font-size="11pt" fo:language="en" fo:country="GB" style:font-size-asian="11pt"/>
    </style:style>
    <style:style style:name="T26" style:family="text">
      <style:text-properties fo:color="#000000" fo:font-size="11pt" fo:language="en" fo:country="GB" style:font-size-asian="11pt"/>
    </style:style>
    <style:style style:name="T27" style:family="text">
      <style:text-properties fo:font-size="18pt" fo:language="en" fo:country="GB" style:font-size-asian="18pt"/>
    </style:style>
    <style:style style:name="T28" style:family="text">
      <style:text-properties fo:font-size="18pt" fo:language="en" fo:country="GB" fo:font-weight="bold" style:font-size-asian="18pt" style:font-weight-asian="bold"/>
    </style:style>
    <style:style style:name="T29" style:family="text">
      <style:text-properties fo:font-size="18pt" fo:language="en" fo:country="GB" fo:font-style="normal" fo:font-weight="bold" style:font-size-asian="18pt" style:font-style-asian="normal" style:font-weight-asian="bold"/>
    </style:style>
    <style:style style:name="T30" style:family="text">
      <style:text-properties fo:text-transform="uppercase" style:use-window-font-color="true" style:font-name="Times New Roman" fo:font-size="11pt" fo:language="en" fo:country="GB" style:font-size-asian="11pt"/>
    </style:style>
    <style:style style:name="T31" style:family="text">
      <style:text-properties fo:text-transform="uppercase" style:use-window-font-color="true" fo:font-size="11pt" fo:language="en" fo:country="GB" style:font-size-asian="11pt"/>
    </style:style>
    <style:style style:name="T32" style:family="text">
      <style:text-properties fo:text-transform="uppercase" style:font-name="Times New Roman" fo:language="en" fo:country="GB"/>
    </style:style>
    <style:style style:name="T33" style:family="text">
      <style:text-properties fo:text-transform="uppercase" style:font-name="Times New Roman" fo:language="en" fo:country="GB" fo:font-weight="bold" style:font-weight-asian="bold"/>
    </style:style>
    <style:style style:name="T34" style:family="text">
      <style:text-properties fo:text-transform="uppercase" fo:language="en" fo:country="GB"/>
    </style:style>
    <style:style style:name="T35" style:family="text">
      <style:text-properties fo:text-transform="uppercase" fo:language="en" fo:country="GB" fo:font-weight="bold" style:font-weight-asian="bold"/>
    </style:style>
    <style:style style:name="T36" style:family="text">
      <style:text-properties fo:font-size="12pt" fo:language="en" fo:country="GB" fo:font-weight="bold" style:font-size-asian="12pt" style:font-weight-asian="bold"/>
    </style:style>
    <style:style style:name="T37" style:family="text">
      <style:text-properties fo:font-size="36pt" fo:language="en" fo:country="GB" style:font-size-asian="36pt"/>
    </style:style>
    <style:style style:name="T38" style:family="text">
      <style:text-properties fo:font-size="11pt" fo:language="en" fo:country="GB" style:font-size-asian="11pt"/>
    </style:style>
    <style:style style:name="T39" style:family="text">
      <style:text-properties fo:font-size="11pt" fo:language="en" fo:country="GB" fo:font-weight="bold" style:font-size-asian="11pt" style:font-weight-asian="bold"/>
    </style:style>
    <style:style style:name="T40" style:family="text">
      <style:text-properties fo:font-size="16pt" fo:language="en" fo:country="GB" style:font-size-asian="16pt"/>
    </style:style>
    <style:style style:name="T41" style:family="text">
      <style:text-properties fo:font-size="13pt" fo:language="en" fo:country="GB" style:font-size-asian="13pt"/>
    </style:style>
    <style:style style:name="T42" style:family="text">
      <style:text-properties fo:font-size="14pt" fo:language="en" fo:country="GB" fo:font-weight="bold" style:font-size-asian="14pt" style:font-weight-asian="bold"/>
    </style:style>
    <style:style style:name="fr1" style:family="graphic" style:parent-style-name="Frame">
      <style:graphic-properties fo:margin-left="0cm" fo:margin-right="0cm" fo:margin-top="0cm" fo:margin-bottom="0cm" style:wrap="none" style:vertical-pos="from-top" style:vertical-rel="paragraph" style:horizontal-pos="right" style:horizontal-rel="page-content" fo:background-color="#ffffff" style:background-transparency="100%" draw:fill="solid" draw:fill-color="#ffffff" draw:opacity="0%" fo:padding="0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40"/>
      <text:p text:style-name="P41"><text:span text:style-name="T6">THE BASIC</text:span></text:p>
      <text:p text:style-name="P42"><text:span text:style-name="T6">CONCEPTS</text:span></text:p>
      <text:p text:style-name="P43"><text:span text:style-name="T6">IN THE QURAN</text:span></text:p>
      <text:h text:style-name="P10" text:outline-level="1"/>
      <text:h text:style-name="P10" text:outline-level="1"/>
      <text:p text:style-name="P14"/>
      <text:p text:style-name="P14"/>
      <text:p text:style-name="P14"/>
      <text:p text:style-name="P25"><text:span text:style-name="T7">O you who believe! If you fear Allah, </text:span><text:line-break/><text:span text:style-name="T7">He will grant you a criterion </text:span><text:line-break/><text:span text:style-name="T7">(to judge between right and wrong), remove from you </text:span><text:line-break/><text:span text:style-name="T7">(all) evil (that may afflict) you, and forgive you: </text:span><text:line-break/><text:span text:style-name="T7">for Allah is the Lord of grace unbounded.</text:span></text:p>
      <text:p text:style-name="P15"><text:span text:style-name="T36">(Al-Anfal, 29)</text:span></text:p>
      <text:h text:style-name="P10" text:outline-level="1"/>
      <text:p text:style-name="P14"/>
      <text:p text:style-name="P14"/>
      <text:p text:style-name="P14"/>
      <text:p text:style-name="P14"/>
      <text:p text:style-name="P14"/>
      <text:p text:style-name="P14"/>
      <text:p text:style-name="P14"/>
      <text:h text:style-name="P10" text:outline-level="1"/>
      <text:h text:style-name="P9" text:outline-level="1"><text:span text:style-name="T37">Harun Yahya</text:span></text:h>
      <text:p text:style-name="P13"/>
      <text:p text:style-name="P17"><text:soft-page-break/></text:p>
      <text:p text:style-name="P20"/>
      <text:p text:style-name="P16"/>
      <text:p text:style-name="P16"/>
      <text:p text:style-name="P16"/>
      <text:p text:style-name="P16"/>
      <text:p text:style-name="P16"/>
      <text:p text:style-name="P16"/>
      <text:p text:style-name="P16"/>
      <text:p text:style-name="P16"/>
      <text:p text:style-name="P18"><text:span text:style-name="T26">First published 2000</text:span><text:line-break/><text:span text:style-name="T26">© Goodword Press, 2000</text:span></text:p>
      <text:p text:style-name="P18"><text:span text:style-name="T38">Goodword Press</text:span><text:line-break/><text:span text:style-name="T38">Al-Risala, The Islamic Centre</text:span><text:line-break/><text:span text:style-name="T38">1, Nizamuddin West Market, </text:span><text:line-break/><text:span text:style-name="T38">New Delhi 110 013</text:span><text:line-break/><text:span text:style-name="T38">Tel. 462 5454, 461 1128 </text:span><text:line-break/><text:span text:style-name="T38">Fax 469 7333, 464 7980</text:span><text:line-break/><text:span text:style-name="T38">e-mail: skhan@vsnl.com</text:span></text:p>
      <text:p text:style-name="P19"><text:span text:style-name="T38">Printed in India</text:span></text:p>
      <text:p text:style-name="P2"/>
      <text:p text:style-name="P4"/>
      <text:p text:style-name="P3"><text:span text:style-name="T27">ABOUT THE AUTHOR</text:span></text:p>
      <text:p text:style-name="P21"><text:span text:style-name="T38">Under the pen-name HARUN YAHYA, the author has published many books on political and faith-related issues. An important body of his work deals with the materialistic world view and the impact of it in world history and politics. (The pen-name is formed from the names 'Harun' [Aaron] and 'Yahya' [John] in the esteemed memory of the two Prophets who struggled against infidelity.)His works include The 'Secret Hand' in Bosnia, The Holocaust Hoax, Behind the Scenes of Terrorism, Israel's Kurdish Card, A National Strategy for Turkey, Solution: The Morals of the Qur'an, Darwin's Antagonism Against the Turks, Articles 1, Articles 2, The Calamities Darwinism Caused Humanity, The Evolution Deceit, Perished Nations, The Prophet Musa, The Golden Age, Allah's Artistry in Colour, Glory is Everywhere, The Truth of the Life of This World, Confessions of Evolutionists, The Blunders of Evolutionists 1, The Blunders of Evolutionists 2, The Dark Magic of Darwinism, The Religion of Darwinism, The Qur'an Leads the Way to Science, The Real Origin of Life, The Consciousness of the Cell, The Creation of the Universe, Miracles of the Qur'an, The Design in Nature, Self-Sacrifice and Intelligent Behaviour Models in Animals, Eternity Has Already Begun, Children Darwin Was Lying!, The End of Darwinism, Deep Thinking, Timelessness and the Reality of Fate, Never Plead Ignorance, The Secrets of DNA, The Miracle of the Atom, The Miracle in the Cell, The Miracle of the Immune System, The Miracle in the Eye, The Creation Miracle in Plants, The Miracle in the Spider, The Miracle in the Ant, The Miracle in the Gnat, The Miracle in the Honeybee, The Miracle of Seed, The Miracle in the Termite, The Miracle of the Human Body, The Miracle of Man's Creation. Among his booklets are The Mystery of the Atom, The Collapse of the Theory of Evolution: The Fact of Creation, The Collapse of Materialism, The End of Materialism, The Blunders of Evolutionists 1, The Blunders of Evolutionists 2, The Microbiological Collapse of Evolution, The Fact of Creation, The Collapse of the Theory of Evolution in 20 Questions, The Biggest Deception in the History of Biology: Darwinism. The author's other works on Qur’anic topics include: Ever Thought About the Truth?, Devoted to Allah, Abandoning the Society of Ignorance, Paradise, The Theory of Evolution, The Moral Values of the Qur'an, Knowledge of the Qur'an, Qur'an Index, Emigrating for the Cause of Allah, The Character of Hypocrites in the Qur'an, The Secrets of the Hypocrite, The Names of Allah, Communicating the Message and Disputing in the Qur'an, The Basic Concepts in the Qur'an, Answers from the Qur'an, Death Resurrection Hell, The Struggle of the Messengers, The Avowed Enemy of Man: Satan, Idolatry, The Religion of the Ignorant, The Arrogance of Satan, Prayer in the Qur'an, The Importance of Conscience in the Qur'an, The Day of Resurrection, Never Forget, Disregarded Judgements of the Qur'an, Human Characters in the Society of Ignorance, The Importance of Patience in the Qur'an, General Information from the Qur'an, Quick Grasp of Faith 1-2-3, The Crude Reasoning of Disbelief, The Mature Faith, Before You Regret, Our Messengers Say, The Mercy of Believers, The Fear of Allah, The Nightmare of Disbelief, Prophet Isa Will Come, Beauties Presented by the Qur'an for Life, Bouquet of the Beauties of Allah 1-2-3-4, The Iniquity Called "Mockery", The Secret of the Test, The True Wisdom According to the Qur'an, The Struggle with the Religion of Irreligion, The School of Yusuf, The Alliance of the Good, Slanders Spread Against Muslims Throughout History, The Importance of Following the Good Word, Why Do You Deceive Yourself?, Islam: The Religion of Ease, Enthusiasm and Vigor in the Qur'an, Seeing Good in </text:span><text:soft-page-break/><text:span text:style-name="T38">Everything, How does the Unwise Interpret the Qur'an?, Some Secrets of the Qur'an, The Courage of Believers, Being Hopeful in the Qur'an.</text:span></text:p>
      <text:p text:style-name="P21"/>
      <text:p text:style-name="P23"/>
      <text:p text:style-name="P22"/>
      <text:p text:style-name="P22"/>
      <text:p text:style-name="P5"><text:span text:style-name="T40">TO THE READER</text:span></text:p>
      <text:p text:style-name="P6"/>
      <text:p text:style-name="P24"><text:span text:style-name="T38">In all the books of the author, faith-related issues are told in the light of the Qur’anic verses and people are invited to learn Allah’s verses and live by them. All the subjects that concern Allah’s verses are explained in such a way as to leave no room for doubt or question marks in the reader’s mind.</text:span></text:p>
      <text:p text:style-name="P24"><text:span text:style-name="T38">The sincere, plain and fluent style employed ensures that everyone of every age and from every social group can easily understand the books. This effective and lucid way of recounting makes the books read quickly. Even those people who rigorously reject spirituality are influenced by the facts recounted in these books and cannot refute the truthfulness of their contents.</text:span></text:p>
      <text:p text:style-name="P24"><text:span text:style-name="T38">This book and all the other works of the author can be read by individuals or studied in a group at a time of conversation. The reading of the books by a group of readers willing to profit from them will be useful in the sense that readers can relate their own reflections and experiences to one another.</text:span></text:p>
      <text:p text:style-name="P24"><text:span text:style-name="T38">In addition, it will be a great service to the deen to contribute to the presentation and reading of these books, which are written solely for the good pleasure of Allah. All the books of the author are extremely convincing. For this reason, for those who want to communicate the deen to other people, one of the most effective methods is to encourage them to read these books. </text:span></text:p>
      <text:p text:style-name="P22"/>
      <text:p text:style-name="P22"/>
      <text:p text:style-name="P22"/>
      <text:p text:style-name="P22"/>
      <text:p text:style-name="P22"/>
      <text:p text:style-name="P22"/>
      <text:p text:style-name="P22"/>
      <text:p text:style-name="P22"><text:soft-page-break/></text:p>
      <text:p text:style-name="P22"/>
      <text:p text:style-name="P22"/>
      <text:p text:style-name="P45"><text:span text:style-name="T29">Contents</text:span></text:p>
      <text:p text:style-name="P37"><text:span text:style-name="T38">Introduction</text:span></text:p>
      <text:p text:style-name="P37"><text:span text:style-name="T38">Idolatry</text:span></text:p>
      <text:p text:style-name="P37"><text:span text:style-name="T38">Oppression (Fitnah)</text:span></text:p>
      <text:p text:style-name="P37"><text:span text:style-name="T38">The two Aspects of the Soul</text:span></text:p>
      <text:p text:style-name="P37"><text:span text:style-name="T38">Those who Take Vain Desires and Passions as God</text:span></text:p>
      <text:p text:style-name="P37"><text:span text:style-name="T38">Spirit, Conscience and Soul</text:span></text:p>
      <text:p text:style-name="P37"><text:span text:style-name="T38">Heart, Wisdom and Intelligence</text:span></text:p>
      <text:p text:style-name="P37"><text:span text:style-name="T38">Men of Understanding and the facts that hinder wisdom</text:span></text:p>
      <text:p text:style-name="P37"><text:span text:style-name="T38">Wisdom and Sentimentalism</text:span></text:p>
      <text:p text:style-name="P37"><text:span text:style-name="T38">Sources of Wisdom</text:span></text:p>
      <text:p text:style-name="P37"><text:span text:style-name="T38">Heedlessness and Attention</text:span></text:p>
      <text:p text:style-name="P37"><text:span text:style-name="T38">Acting Upon Conjecture</text:span></text:p>
      <text:p text:style-name="P37"><text:span text:style-name="T38">Loyalty and Obedience</text:span></text:p>
      <text:p text:style-name="P37"><text:span text:style-name="T38">Determination</text:span></text:p>
      <text:p text:style-name="P37"><text:span text:style-name="T38">Perseverance</text:span></text:p>
      <text:p text:style-name="P37"><text:span text:style-name="T38">Righteous Deeds</text:span></text:p>
      <text:p text:style-name="P37"><text:span text:style-name="T38">Giving Thanks to Allah</text:span></text:p>
      <text:p text:style-name="P37"><text:span text:style-name="T38">Not Pursuing Personal Benefits</text:span></text:p>
      <text:p text:style-name="P37"><text:span text:style-name="T38">Brotherhood and Solidarity</text:span></text:p>
      <text:p text:style-name="P37"><text:span text:style-name="T38">Modesty and Arrogance</text:span></text:p>
      <text:p text:style-name="P37"><text:span text:style-name="T38">Trust in Allah and Submission</text:span></text:p>
      <text:p text:style-name="P37"><text:span text:style-name="T38">Praying for Forgiveness and Repentance</text:span></text:p>
      <text:p text:style-name="P37"><text:span text:style-name="T38">Prayer</text:span></text:p>
      <text:p text:style-name="P38"/>
      <text:p text:style-name="P39"/>
      <text:p text:style-name="P52"><text:span text:style-name="T28">Introduction</text:span></text:p>
      <text:p text:style-name="P36"><text:span text:style-name="T38"><text:s/><text:tab/> <text:s text:c="2"/>In reading the Qur’an, we often come across many concepts with which we are familiar in our daily lives. These concepts are the key to an understanding of the Qur’an. Wisdom, patience, loyalty, unbelief and the favours of Allah are some of these concepts, to name a few. </text:span></text:p>
      <text:p text:style-name="P28"><text:span text:style-name="T8">The majority of the aforementioned concepts are, however, used with quite different connotations in the course of our daily lives. Should those somewhat conversant with the Qur’an establish their Qur’anic standpoint on the basis of these connotations, they will surely come to have a poor grasp of its content. </text:span></text:p>
      <text:p text:style-name="P28"><text:span text:style-name="T8">Let’s take “wisdom” as an example. “Wisdom” is randomly used to express intelligence, smartness etc. Yet, none of these meanings bear any similarity whatsoever to the word’s actual meaning in the Qur’an. In its real sense, wisdom is a favour granted exclusively to believers. Contrary to the prevalent conviction, it does not remain constant; it changes depending upon the strength of personal faith. Wisdom is a divine guide for the soul; displaying a righteous attitude and conduct to earn the pleasure of Allah, observing Allah’s limits, obeying the commandments of Allah, distinguishing good from evil, conducting oneself in the best possible way, giving the best decisions to attain the hereafter-all these become possible through wisdom. </text:span></text:p>
      <text:p text:style-name="P28"><text:span text:style-name="T8">An unbeliever, albeit an intelligent one, can never employ wisdom. He can be very intelligent; yet, being unfaithful, he can never conceive what wisdom really is. Intelligence is often believed to be synonymous with wisdom. Some, on the other hand, construe wisdom as a kind of intelligence blended with some sort of dignity and maturity. In reality, however, an unbeliever, even a mature, experienced, intelligent and sober one, lacks wisdom. </text:span></text:p>
      <text:p text:style-name="P28"><text:span text:style-name="T8">It is quite possible that someone with the aforementioned mentality may arrive at completely erroneous interpretations of the concepts in the Qur’an. At times, the dimensions of such a misinterpretation may be serious; they may become the source of bigoted or distorted beliefs. The same thing holds true for other concepts also. </text:span></text:p>
      <text:p text:style-name="P28"><text:span text:style-name="T8">That is why an accurate understanding of Qur’anic content and the meaning of these concepts is essential. It is necessary also to know the Qur’an by heart and to apply it to daily life. </text:span></text:p>
      <text:p text:style-name="P28"><text:span text:style-name="T8">In this booklet, some concepts frequently encountered in the Qur’an are explained in the light of the relevant verses; we have endeavoured to explain their hidden meanings as well as their general and special uses. Surely, Allah knows best.</text:span></text:p>
      <text:p text:style-name="P29"/>
      <text:p text:style-name="P33"/>
      <text:p text:style-name="P52"><text:span text:style-name="T28">Idolatry</text:span></text:p>
      <text:p text:style-name="P28"><text:span text:style-name="T8">‘Shirk’, the word used for idolatry in Arabic means “partnership/association”. In the Qur’an, to practise idolatry is to associate any other being, any other person, or concept with Allah, considering them to be equal to Allah, and to act upon this unsound belief.</text:span><text:span text:style-name="T38"> </text:span></text:p>
      <text:p text:style-name="P28"><text:span text:style-name="T8">In translations of the Qur’an, idolatry is explained as “associating a partner with Allah”. It is expressed thus: “having another god besides Allah”, or “worshipping another god besides Allah”. </text:span></text:p>
      <text:p text:style-name="P28"><text:span text:style-name="T8">In its broadest sense, idolatry is to adhere to principles and values, or pursue a life style other than is consistent with the teachings and moral values of the Qur’an. </text:span><text:span text:style-name="T31">s</text:span><text:span text:style-name="T8">omeone adopting such principles simply sets up the person laying down these principles as a partner to Allah. This person may be anyone; his father, grandfather, an ancestor he may so exalt the society he is a member of, the founders of an ideology, a philosophy or its followers. In this broad sense of idolatry, someone adhering to a different way of living other than the Qur’an, simply practises idolatry. He may call himself an atheist, Christian, or Jew. He may even appear to be a Muslim, performing his regular prayers, fasting and obeying the laws of Islam. Nevertheless, anyone harboring a thought or judgment opposing the Qur’an is a mere idolater; by such a stance he simply manifests his acceptance of the existence of a ruler other than Allah.</text:span></text:p>
      <text:p text:style-name="P28"><text:span text:style-name="T8">Idolatry does not essentially require an absolute denial of the existence of Allah. Rather, the majority of the idolaters avoid explicitly accepting such an attribute or “title”. Never scrupulous in conduct, they deceive themselves throughout their lives. On the Day of Judgment, they still reject being involved in idolatry. The stance they adopt is explained in the following verse: </text:span></text:p>
      <text:p text:style-name="P89"><text:span text:style-name="T12">One day shall We gather them all together: We shall say to those who ascribed partners (to Us): “Where are the partners whom you (invented and) talked about?” There will then be (left) no subterfuge for them but to say: “By Allah, our Lord, we were not those who associated other gods with Allah.” Behold! How they lie against their own souls! But the (lie) which they invented will leave them in the lurch.</text:span></text:p>
      <text:p text:style-name="P71"><text:span text:style-name="T39"><text:s/>(al-Ana‘am, 22-24)</text:span></text:p>
      <text:p text:style-name="P28"><text:span text:style-name="T8">An idolater does not necessarily have to make “declarations”. You will certainly never hear a statement like this: “I hereby take this divine being as a god besides Allah and I swear an oath of loyalty to him.” Idolatry resides primarily, in the heart and is then disclosed through word and deed. From the standpoint of the Qur’an, having a preference for a being other than Allah underlies it. Giving preference to the will of some person over the Will of Allah, for instance, fear of other people rather than fear of Allah, or an attachment to some person rather than to Him are examples of idolatry described in the Qur’an. </text:span></text:p>
      <text:p text:style-name="P28"><text:soft-page-break/><text:span text:style-name="T8">From the foregoing, it is clear that idolatry is the diversion of the feeling of “love” from Allah to other beings. The strong attachment formed to idols is explained in the following verse: </text:span></text:p>
      <text:p text:style-name="P89"><text:span text:style-name="T12">Yet there are men who take (for worship) others besides Allah, as equal (with Allah): They love them as they should love Allah. But those of the Faith are overflowing in their love for Allah. If only the unrighteous could see, behold, they would see the penalty: that to Allah belongs all power, and Allah will sternly enforce the penalty. </text:span></text:p>
      <text:p text:style-name="P72"><text:span text:style-name="T39">(Surah Al-Baqara, 165)</text:span></text:p>
      <text:p text:style-name="P28"><text:span text:style-name="T8">This verse makes it clear that “love” given to the wrong people lays the basis for “worshipping others than Allah” as well as idolatry. Unlike believers, unbelievers can never maintain an intimate relation with their Creator. They love either themselves or others, or both; they share out their love among their fathers, sons, brothers, wives, husbands, lovers, the people they are surrounded by, and so on. As well as for people, unbelievers feel attachment for non-living things, or rather concepts like money, possessions, houses, cars, status, prestige, etc.</text:span></text:p>
      <text:p text:style-name="P28"><text:span text:style-name="T8">The superior and gorgeous properties of all living things and non-living things alike are mere reflections of the infinite attributes of Allah. The unique possessor of these features is Allah and therefore the only One worthy of loyalty, devotion and love. </text:span><text:span text:style-name="T31">f</text:span><text:span text:style-name="T8">eeling an attachment then for anything other than Allah is mere association of partners with Allah. </text:span></text:p>
      <text:p text:style-name="P28"><text:span text:style-name="T8">In another verse, in the words of Prophet Abraham, it is asserted that unbelievers leave Allah and strengthen the bond with their idols:</text:span></text:p>
      <text:p text:style-name="P89"><text:span text:style-name="T12">And he said: “You have taken (for worship) idols besides Allah, out of mutual love and regard between yourselves in this life; but on the Day of Judgment you shall disown and curse each other: and your abode will be the Fire, and you shall have none to help you.”</text:span></text:p>
      <text:p text:style-name="P76"><text:span text:style-name="T39">(Al-Ankaboot, 25)</text:span></text:p>
      <text:p text:style-name="P28"><text:span text:style-name="T8">Passion for women is the most striking example of ascribing partners to Allah in terms of love. The woman in question can be anyone—a spouse, a girl friend, or even a woman to whom one is platonically attracted. In consequence, if the love felt for a woman makes a man drift apart from Allah, makes him see a woman as equal to or at a higher level than Allah, then this is explicitly “ascribing partners to Allah.” Such a mentality, assumed to be innocent behaviour in society, has serious consequences, however, in the presence of Allah: </text:span></text:p>
      <text:p text:style-name="P89"><text:span text:style-name="T12">(The Pagans), leaving Him, call but upon female deities: they call but upon Satan the persistent rebel! </text:span></text:p>
      <text:p text:style-name="P76"><text:span text:style-name="T39">(An-Nisa, 117)</text:span></text:p>
      <text:p text:style-name="P28"><text:span text:style-name="T8">This point of view also holds true for women. This type of love, unacceptable in the presence of Allah, is however encouraged in modern societies under the “innocent” rubrics of “love”, “romanticism” or “dating.” The indoctrination of romanticism- especially targeting young people—has devastating effects upon </text:span><text:soft-page-break/><text:span text:style-name="T8">new generations. This is surely a great hindrance to the healthy development of the youthful mind and consciousness. As a result of this indoctrination, generations devoid of understanding, come into being. In such circumstances, the members of society live in a total unawareness of the purpose of their existence on Earth, and the exigencies of their religion and faith. Such people simply cling to an ignorant way of living and lead their lives without knowing what love of Allah or fear of Allah really means.</text:span></text:p>
      <text:p text:style-name="P28"><text:span text:style-name="T8">Another reason for the individual to drift into shirk is fear. Just like love, fear should be felt only for Allah. One who feels or shows fear for created beings simply attributes individual might to them. This is idolatry, pure and simple.</text:span></text:p>
      <text:p text:style-name="P28"><text:span text:style-name="T8">Allah has said: </text:span></text:p>
      <text:p text:style-name="P89"><text:span text:style-name="T12">“Take not (for worship) two gods: for He is just One Allah: then fear Me (and Me alone).” To Him belongs whatever is in the heavens and on earth, and to Him is duty due always: then will you fear other than Allah? </text:span></text:p>
      <text:p text:style-name="P72"><text:span text:style-name="T39">(An-Nahl, 51-52)</text:span></text:p>
      <text:p text:style-name="P72"/>
      <text:p text:style-name="P77"/>
      <text:p text:style-name="P28"><text:span text:style-name="T8">Unbelievers go in great fear of other people. This is narrated in the Qur’an:</text:span></text:p>
      <text:p text:style-name="P89"><text:span text:style-name="T12">...When (at length) the order for fighting was issued to them, behold! A section of them feared men as - or even more than - they should have feared Allah. They said: “Our Lord! Why have you ordered us to fight? Could you not grant us a brief respite?”... </text:span></text:p>
      <text:p text:style-name="P72"><text:span text:style-name="T39">(An-Nisa, 77)</text:span></text:p>
      <text:p text:style-name="P28"><text:span text:style-name="T8">Apart from the feelings of love and fear, there are other attitudes leading man to idolatry.</text:span></text:p>
      <text:p text:style-name="P28"><text:span text:style-name="T8">The basis of idolatry is the preference for a person, or a thing over Allah, for instance, to prefer somebody’s approval to Allah’s, to fear somebody as one fears Allah or to love him as one loves Allah…Or to do for an idol what he doesn’t do for Allah, or to make a sacrifice which he does not do for Allah’s approval. </text:span></text:p>
      <text:p text:style-name="P28"><text:span text:style-name="T8">Given the foregoing arguments, it would be a shallow interpretation indeed to define idolatry as the worship of statues. This is surely an argument used by unbelievers to justify their stance. According to their explanation, idolatry ceased when the idols in the Ka’ba were broken at the time the message of Islam was communicated. If this argument were true, then the hundreds of verses warning believers against idolatry, and providing a detailed explanation about it, would have relevance only to a few primitive tribes in our day—a piece of a reasoning quite contradictory to the essence of the Qur’an. Furthermore from the Qur’an which will prevail until the Day of Judgement we understand that, in every age, pagans lived together side by side with believers. The related verse follows:</text:span></text:p>
      <text:p text:style-name="P89"><text:span text:style-name="T12">Strongest among men in enmity to the believers you will find the Jews and Pagans...</text:span></text:p>
      <text:p text:style-name="P79"><text:span text:style-name="T39">(Al-Maeda, 82) </text:span></text:p>
      <text:p text:style-name="P89"><text:span text:style-name="T12">Turn back in repentance to Allah, and fear Him: establish regular prayers, and do not be among those who associate other gods with Allah Turn to Him, be careful of your duty to Him, be steadfast in prayer and do not be of the polytheists, who split up their religion, and become (mere) sects, each party rejoicing in its own beliefs! </text:span></text:p>
      <text:p text:style-name="P79"><text:span text:style-name="T39">(Ar-Rum, 31-32)</text:span></text:p>
      <text:p text:style-name="P28"><text:span text:style-name="T8">As the verses suggest, one of the most significant characteristics of polytheistic societies is their approach to true religion; they reject some commandments of the religion revealed by Allah and hence form divisions within the religion. The members of these divisions assume themselves to be on the right path and fight with one another. However, it should be kept in mind that even a minor diversion from the Qur’an is an addition or alteration to what Allah has revealed, and consequently a source of polytheism. </text:span></text:p>
      <text:p text:style-name="P28"><text:span text:style-name="T8">In the verses below it is stated that no deed of the pagans is accepted by Allah; even their prayers and worship:</text:span></text:p>
      <text:p text:style-name="P89"><text:span text:style-name="T12">But it has already been revealed to you, as it was to those who </text:span><text:soft-page-break/><text:span text:style-name="T12">went before you, “If you were to associate other gods with Allah, truly fruitless would your work in life be,” and you would surely be in the ranks of those who lose all spiritual good”. </text:span></text:p>
      <text:p text:style-name="P72"><text:span text:style-name="T39">(Az-Zumar, 65) </text:span></text:p>
      <text:p text:style-name="P89"><text:span text:style-name="T12">Out of what Allah has produced in abundance in tilth and in cattle, they assigned Him a share: they say, according to their fancies: “This is for Allah and this for our partners!” But the share of their “partners” does not reach Allah, whilst the share of Allah reaches their “partners”! Evil and unjust is their judgement! </text:span></text:p>
      <text:p text:style-name="P72"><text:span text:style-name="T39">(Al-Anaam, 136)</text:span></text:p>
      <text:p text:style-name="P28"><text:span text:style-name="T8">A believer may commit various sins. However, behind these sins, there is no question of a revolt or a similar intention or act against Allah. What makes idolatry different from other sins is that, in contrast to the other sins, idolatry assigns another god besides Allah and invents a lie against Him. Thus idolatry is the greatest sin. It is in a way a manifestation of disrespect to Allah.</text:span></text:p>
      <text:p text:style-name="P28"><text:span text:style-name="T8">Accordingly, Allah mentions in the Qur’an that He will forgive any sin except idolatry: </text:span></text:p>
      <text:p text:style-name="P89"><text:span text:style-name="T12">Allah does not forgive those who set up partners with Him; but He forgive to whom He pleases; for anything else; to set up partners with Allah is to devise a sin most heinous indeed. </text:span></text:p>
      <text:p text:style-name="P72"><text:span text:style-name="T39">(An-Nisa, 48)</text:span></text:p>
      <text:p text:style-name="P89"><text:span text:style-name="T12">Allah does not forgive the sin of associating other gods with Him; but He forgives whom He pleases for sins other than this: one who associates other gods with Allah, has strayed far, far away (from the right). </text:span></text:p>
      <text:p text:style-name="P72"><text:span text:style-name="T39">(An-Nisa, 116)</text:span></text:p>
      <text:p text:style-name="P28"><text:span text:style-name="T8">Therefore in many verses of the Qur’an, Allah warns believers against idolatry and deters them from this greatest sin. The Qur’an explains idolatry in detail:</text:span></text:p>
      <text:p text:style-name="P89"><text:span text:style-name="T12">O you who believe! Truly, the Pagans are unclean... </text:span></text:p>
      <text:p text:style-name="P72"><text:span text:style-name="T39">(At-Tawba, 28) </text:span></text:p>
      <text:p text:style-name="P89"><text:span text:style-name="T12">Being true in faith to Allah, and never assigning partners to Him: if anyone assigns partners to Allah, it is as if he had fallen from heaven and been snatched up by birds, or the wind had swooped (like a bird on its prey) and carried him off to far-distant place. </text:span></text:p>
      <text:p text:style-name="P72"><text:span text:style-name="T39">(Al-Hajj, 31) </text:span></text:p>
      <text:p text:style-name="P89"><text:span text:style-name="T12">Turn back in repentance to Allah, and fear Him: establish regular prayers, and do not be among those who associate other gods with Allah. </text:span></text:p>
      <text:p text:style-name="P72"><text:span text:style-name="T39">(Ar- Rum, 30) </text:span></text:p>
      <text:p text:style-name="P89"><text:span text:style-name="T12">Behold, Luqman said to his son by way of instruction: “O my son! Serve no other deity besides Allah: for false worship is indeed the greatest wrong-doing.” </text:span></text:p>
      <text:p text:style-name="P72"><text:span text:style-name="T39">(Luqman, 13) </text:span></text:p>
      <text:p text:style-name="P89"><text:soft-page-break/><text:span text:style-name="T12">Say: “I am but a man like yourselves, (but) the inspiration has come to me, that your Allah is one Allah: whoever expects to meet his Lord, let him do what is right, and, in the worship of his Lord, admit no one as partner.” </text:span></text:p>
      <text:p text:style-name="P72"><text:span text:style-name="T39">(Al-Kahf, 110)</text:span></text:p>
      <text:p text:style-name="P28"><text:span text:style-name="T8">Anything, living or non-living, which the pagans assign as partners to Allah by no means possess any divine attributes.</text:span></text:p>
      <text:p text:style-name="P28"><text:span text:style-name="T8">Allah states in the Qur’an that these partners can neither harm them nor profit them (Jonah, 18), cannot create anything (Jonah, 34, Al-Araf, 191), they cannot help anyone, not even themselves (Al-Araf, 192), and cannot lead to the righteous way (Jonah, 35). Despite their all being inherently weak, these “partners with Allah” are set up by pagans. The main reason for such an attitude is the fact that Allah bestows some of His attributes upon these beings.</text:span></text:p>
      <text:p text:style-name="P28"><text:span text:style-name="T8">The authority, sovereignty, supremacy, and prosperity a person possesses, for instance, truly belong to Allah. As a trial, Allah grants some of his attributes to some people in this life. Attributing all the power, possessions, etc. to a person’s personality, and thus showing fear for him, would be merely associating partners with Allah. That person is neither a divine being nor someone who possesses the power to attain anything by himself. At this point, we hardly need mention that these are only imaginary beings one creates in one’s own mind. In the Qur’an it is described thus:</text:span></text:p>
      <text:p text:style-name="P89"><text:span text:style-name="T12">Behold! Truly to Allah belong all creatures, in the heavens and on earth. What do they follow who worship as His “partners” other than Allah? They follow nothing but fancy, and they do nothing but lie. </text:span></text:p>
      <text:p text:style-name="P72"><text:span text:style-name="T39">(Jonah, 66)</text:span></text:p>
      <text:p text:style-name="P28"><text:span text:style-name="T8">A person who worships someone other than Allah will live to regret his delay in understanding that those partners had no virtues whatsoever. Those partners, whom they preferred to Allah in this life, will lead them to a great grief in the hereafter. Those partners are also the main reasons why pagans take Allah, Who has the sole power, honour, and glory, and Who is also the only One to be taken as the Protector, as their enemy. On the Day of Judgment, their fate will be as narrated in the following verses:</text:span></text:p>
      <text:p text:style-name="P89"><text:span text:style-name="T12">One day shall We gather them all together. Then we shall say to the idolaters, “To your place! You and those you associated with us as ‘partners’. We shall separate them, and their “partners” will say: “It was not us that you worshipped! Allah is sufficient for a witness between us and you: we certainly knew nothing of your worship of us!” There every soul will prove the fruits of the deeds it sent before it: they will be brought back to Allah their rightful Lord, and their invented falsehoods will leave them in the lurch. </text:span></text:p>
      <text:p text:style-name="P72"><text:span text:style-name="T39">(Jonah, 28-30) </text:span></text:p>
      <text:p text:style-name="P89"><text:span text:style-name="T12">Then they will be asked: “Where are the deities to which you gave part-worship in derogation of Allah?” They will reply: “They have left us in the lurch: Nay, we did not invoke of old, anything </text:span><text:soft-page-break/><text:span text:style-name="T12">that had real existence.” Thus Allah leaves the unbelievers to stray. </text:span></text:p>
      <text:p text:style-name="P72"><text:span text:style-name="T39">(Al-Ghafir, 73-74)</text:span></text:p>
      <text:p text:style-name="P28"><text:span text:style-name="T8">The Qur’an defines the end of the pagans as follows: </text:span></text:p>
      <text:p text:style-name="P26"/>
      <text:p text:style-name="P89"><text:span text:style-name="T12">But when they saw Our punishment, they said: “We believe in Allah, the one Allah and we reject the partners we used to associate with Him.” But their professing the faith when they actually saw Our punishment was not going to profit them. Such has been Allah’s way of dealing with His servants from the most ancient times. And so the rejecters of Allah perished utterly!</text:span></text:p>
      <text:p text:style-name="P72"><text:span text:style-name="T39">(Al-Ghafir, 84-85)</text:span></text:p>
      <text:p text:style-name="P73"/>
      <text:p text:style-name="P78"/>
      <text:p text:style-name="P51"><text:span text:style-name="T28">Oppression </text:span><text:line-break/><text:span text:style-name="T28">(Fitnah) </text:span></text:p>
      <text:p text:style-name="P53"/>
      <text:p text:style-name="P28"><text:span text:style-name="T8">Just as in English and all other languages, in Arabic some words have various connotations. The word “fitnah”, the equivalent of “oppression”, has more than one meaning in Arabic. </text:span></text:p>
      <text:p text:style-name="P28"><text:span text:style-name="T8">“Fitnah” is primarily the process by which gold is purified of other elements. As used in the Qur’an however, the word implies the trials through which believers are separated from unbelievers or hypocrites. These trials have a basic feature: they may lead a person astray. Put briefly, the fact that the individual can both be guided to the true path and be led astray during these trials entirely depends on the type of attitude he assumes towards religion. The prayer of Moses addresses this feature of fitnah:</text:span></text:p>
      <text:p text:style-name="P89"><text:span text:style-name="T12">And Moses chose seventy of his people for Our place of meeting: when they were seized with violent quaking, he prayed: “O my Lord! If it had been Your will, You could have long before destroyed both them and me: would you destroy us for the deeds of the foolish ones among us? This is no more than Your trial: by it you cause whom You will to stray, and You lead whom You will to the right path. You are our Protector: so forgive us and give us Your mercy; for You are the best of those who forgive. </text:span></text:p>
      <text:p text:style-name="P72"><text:span text:style-name="T39">(Al-Araf, 177)</text:span></text:p>
      <text:p text:style-name="P28"><text:span text:style-name="T8">Many verses imply that the earth is a place of trial and men will certainly be tested whether they really believe or not: </text:span></text:p>
      <text:p text:style-name="P89"><text:span text:style-name="T12">Do men think that they will be left alone on saying, “We believe”, and that they will not be tested? We tested those who went before them, and Allah will certainly know those who are true from those who are false. </text:span></text:p>
      <text:p text:style-name="P72"><text:span text:style-name="T39">(Al-Ankabut, 1-3)</text:span></text:p>
      <text:p text:style-name="P28"><text:span text:style-name="T8">In another verse it is explained that this trial is of two different kinds:</text:span></text:p>
      <text:p text:style-name="P89"><text:span text:style-name="T12">Every soul shall have a taste of death: and We test you all by evil and by good by way of trial. To Us you must return. </text:span></text:p>
      <text:p text:style-name="P72"><text:span text:style-name="T39">(Al-Anbiya, 35)</text:span></text:p>
      <text:p text:style-name="P28"><text:span text:style-name="T8">If an individual complies with the commandments of Allah, albeit the owner of substantial possessions and living in very favourable circumstances, this is, in reality, a way to feel closer to Allah. Yet if he does not spend what he owns in such a way as to obtain the approval of Allah, he may go astray. Such a person fails the test and “suffers a manifest loss” in the hereafter. </text:span></text:p>
      <text:p text:style-name="P28"><text:span text:style-name="T8">In the same way, a trouble, distress, disease, loss of one’s house or family may be cited as examples of the trials an individual is likely to encounter. His reaction to these trials reveals whether he is a true believer or not. No alteration </text:span><text:soft-page-break/><text:span text:style-name="T8">ever occurs in the attitude of a believer when he faces trouble. Rebellion, hopelessness, despair, or distress evinced towards the trials indicate that the person in question is not a true believer.</text:span></text:p>
      <text:p text:style-name="P28"><text:span text:style-name="T8">A believer is always conscious that each incident occurs by the Will of Allah. He, therefore, puts his trust in Allah and faces even the gravest trouble with maturity. Loss of any property never affects him since he does not allow worldly passions to control him. He is confident that this is the attitude by which he can please Allah.</text:span></text:p>
      <text:p text:style-name="P105"><text:span text:style-name="T41">Fitnah: Straying From the True Way</text:span></text:p>
      <text:p text:style-name="P28"><text:span text:style-name="T8">Some incidents are specially designed by Allah to reveal the attitude of unbelievers. Some verses in the Qur’an relate this fact:</text:span></text:p>
      <text:p text:style-name="P89"><text:span text:style-name="T12">Thus We tried some of them by comparison with others, so that they should say: “Is it these then that Allah has favored from amongst us?” Does not Allah know best those who are grateful? </text:span></text:p>
      <text:p text:style-name="P72"><text:span text:style-name="T39">(Al-Anaam, 53)</text:span></text:p>
      <text:p text:style-name="P28"><text:span text:style-name="T8">A similar verse follows: </text:span></text:p>
      <text:p text:style-name="P89"><text:span text:style-name="T12">Never did We send a messenger or a prophet before you, but, when he framed a desire, Satan tampered with it. </text:span><text:span text:style-name="T35">b</text:span><text:span text:style-name="T12">ut Allah will cancel any vain intervention by Satan, and will confirm (and establish) His signs: for Allah is full of knowledge and wisdom: He makes Satan’s interjections a trial for those in whose hearts there is a disease and who have become hardened truly, the wrong-doers are in open schism and far from the truth. </text:span></text:p>
      <text:p text:style-name="P72"><text:span text:style-name="T39">(Al-Hajj, 52-53)</text:span></text:p>
      <text:p text:style-name="P28"><text:span text:style-name="T9">In the verse below it is remarked that in some cases property is given to people to test them: </text:span></text:p>
      <text:p text:style-name="P89"><text:span text:style-name="T12">Do not strain your eyes in longing for the things We have given for enjoyment to some of them, or for the splendour of the life of this world, for with these We seek only to test them: but the provision of your Lord is better and more enduring. </text:span></text:p>
      <text:p text:style-name="P79"><text:span text:style-name="T39">(Ta-Ha, 131)</text:span></text:p>
      <text:p text:style-name="P28"><text:span text:style-name="T8">Rather than just the testing of human faith, these trials are created to verify the rebellion of certain people, as well as disclosing the truth about them. This is explained in another verse: </text:span></text:p>
      <text:p text:style-name="P89"><text:span text:style-name="T12">Let neither their wealth nor their (following in) sons dazzle you; in reality, Allah’s plan is to punish them with these things in this life, so that their souls may perish in their (very) denial of Allah.</text:span></text:p>
      <text:p text:style-name="P79"><text:span text:style-name="T39">(Al-Tawba, 55)</text:span></text:p>
      <text:p text:style-name="P28"><text:span text:style-name="T8">Allah states in the Qur’an that He has left some people astray: </text:span></text:p>
      <text:p text:style-name="P89"><text:span text:style-name="T12">Then do you see such a person as takes as his god his own vain desire? Allah has, knowing (him as such), left him astray, and sealed his hearing and his heart (and understanding), and put a veil over his eyes. Who, then, will guide him after Allah has </text:span><text:soft-page-break/><text:span text:style-name="T12">withdrawn His guidance? Will you not then receive admonition? </text:span></text:p>
      <text:p text:style-name="P79"><text:span text:style-name="T39">(Al-Jathiya, 23)</text:span></text:p>
      <text:p text:style-name="P28"><text:span text:style-name="T8">There is no other recourse for the people whom Allah has left astray:</text:span></text:p>
      <text:p text:style-name="P89"><text:span text:style-name="T12">Why should you be divided into two parties about the hypocrites? Allah has upset them for their (evil) deeds. Would you guide those whom Allah has confounded? For those whom Allah has confounded, there can be no guidance. </text:span></text:p>
      <text:p text:style-name="P72"><text:span text:style-name="T39">(An-Nisa, 88)</text:span></text:p>
      <text:p text:style-name="P109"/>
      <text:p text:style-name="P110"><text:span text:style-name="T41">Straying With Fitnah </text:span></text:p>
      <text:p text:style-name="P28"><text:span text:style-name="T8">From the foregoing we know that fitnah, in certain cases and at certain times, might lead people astray. The Qur’an repeatedly recalls the stories of people in the past who went astray. For instance, when Moses was away from his people, they followed Samiri, who made a statue of a calf, and worshipped it. This is recounted in the Qur’an: as “being led astray”</text:span></text:p>
      <text:p text:style-name="P89"><text:span text:style-name="T12">(Allah) said: “We have tested your people in your absence: the Samiri has led them astray.” </text:span></text:p>
      <text:p text:style-name="P72"><text:span text:style-name="T39">(Ta-Ha, 85) </text:span></text:p>
      <text:p text:style-name="P89"><text:span text:style-name="T12">“Then he brought out (of the fire) before the (people) the image of a calf. It seemed to low; so they said: ”This is your god, and the god of Moses, but (Moses) has forgotten!’”</text:span></text:p>
      <text:p text:style-name="P89"><text:span text:style-name="T12">Could they not see that it could not return them an answer, and that it had no power either to harm them or to do them good? </text:span></text:p>
      <text:p text:style-name="P28"><text:span text:style-name="T9">Aaron had already, before this said to them: </text:span></text:p>
      <text:p text:style-name="P89"><text:span text:style-name="T12">“O my people! you are being tested in this: for truly, your Lord is Allah Most Gracious; so follow me and obey my command.” </text:span></text:p>
      <text:p text:style-name="P72"><text:span text:style-name="T39">(Ta-Ha, 88-90)</text:span></text:p>
      <text:p text:style-name="P28"><text:span text:style-name="T8">Another verse confirming that fitnah leads the unwary astray is as follows: </text:span></text:p>
      <text:p text:style-name="P89"><text:span text:style-name="T12">Soon you will see, and they will see, which of you is afflicted with madness. Truly, it is your Lord who knows best, which of you have strayed from His path: and He knows best those who receive true guidance. </text:span></text:p>
      <text:p text:style-name="P72"><text:span text:style-name="T12">(Al-Qalam, 5-7)</text:span></text:p>
      <text:p text:style-name="P69"/>
      <text:p text:style-name="P105"><text:span text:style-name="T41">Fitnah As A Test</text:span></text:p>
      <text:p text:style-name="P28"><text:span text:style-name="T8">The positive attitude one takes at the time of a fitnah is a means by which one can feel closer to Allah. Fitnah is surely a way by which a believer </text:span><text:soft-page-break/><text:span text:style-name="T8">demonstrates his perseverance and commitment to Allah and is a means of attaining personal maturity in His sight.</text:span></text:p>
      <text:p text:style-name="P28"><text:span text:style-name="T8">For instance all-out war is a time of great trial. No matter what the circumstances are, believers, and only believers, display the attitude explained in the Qur’an: </text:span></text:p>
      <text:p text:style-name="P89"><text:span text:style-name="T12">When the Believers saw the confederate forces, they said: “This is what Allah and His messenger had promised us, and Allah and His Messenger told us what was true.” And it only added to their faith and their zeal in obedience. </text:span></text:p>
      <text:p text:style-name="P72"><text:span text:style-name="T39">(Al-Ahzab, 22) </text:span></text:p>
      <text:p text:style-name="P89"><text:span text:style-name="T12">Men said to them: “A great army is gathering against you,therefore fear them.” But it only increased their faith. They said: “For us Allah suffices, and He is the best disposer of affairs.” </text:span></text:p>
      <text:p text:style-name="P72"><text:span text:style-name="T39">(Al-Imran, 173)</text:span></text:p>
      <text:p text:style-name="P28"><text:span text:style-name="T8">No matter how hard a trial may be, believers always conduct themselves in such a way as to merit the pleasure of Allah. </text:span></text:p>
      <text:p text:style-name="P28"><text:span text:style-name="T8">What seems to be fortunate and good for believers may well be a reason to go astray for unbelievers. The verse below points to another trial, a trial regarding the number of angels in hell. What becomes a matter of going astray for unbelievers may be good news for believers and may strengthen their faith. </text:span></text:p>
      <text:p text:style-name="P89"><text:span text:style-name="T12">Over it are nineteen. And We have appointed none but angels as guardians of the fire; and We have fixed their number only as a trial for unbelievers, in order that the people of the book may arrive at certainty, and the believers may increase in faith, and that no doubts may be left for the people of the book and the believers, and that those in whose hearts is a disease and the unbelievers may say, “What symbol does Allah intend by this?” </text:span></text:p>
      <text:p text:style-name="P89"><text:span text:style-name="T12">Thus Allah leaves to stray whom He pleases and guides whom He pleases: and none can know the forces of your Lord, except Himself and this is no more than a warning to mankind. </text:span></text:p>
      <text:p text:style-name="P72"><text:span text:style-name="T39">(Al-Muddaththir, 30-31)</text:span></text:p>
      <text:p text:style-name="P69"/>
      <text:p text:style-name="P105"><text:span text:style-name="T41">The Effort To Lead People Into Fitnah <text:s/></text:span></text:p>
      <text:p text:style-name="P28"><text:span text:style-name="T8">Some people concentrate all their efforts on making believers go astray. Their main purpose is to make them adopt their own unreasonable way of thinking and beliefs. The Qur’an informs us that, throughout history, against almost all believers’ assaults were carried out for this purpose. All these attacks were planned to weaken the commitment of believers to the commandments of the Qur’an. Allah states that believers would fall into fitnah if they ever complied with this plan. </text:span></text:p>
      <text:p text:style-name="P89"><text:span text:style-name="T12">And their purpose was to tempt you away from what We had </text:span><text:soft-page-break/><text:span text:style-name="T12">revealed to you, to substitute in Our name something quite different; (in that case), behold! They would certainly have made you (their) friend! </text:span></text:p>
      <text:p text:style-name="P72"><text:span text:style-name="T39">(Al-Isra, 73) </text:span></text:p>
      <text:p text:style-name="P89"><text:span text:style-name="T12">And this (He commands): Judge between them by what Allah has revealed, and do not follow their vain desires, but beware of them lest they lure you away from any of that (teaching) which Allah has sent down to you. And if they turn away, be assured that for some of their crime it is Allah’s purpose to punish them. And truly most men are rebellious. </text:span></text:p>
      <text:p text:style-name="P72"><text:span text:style-name="T39">(Al-Maeda, 49)</text:span></text:p>
      <text:p text:style-name="P89"><text:span text:style-name="T12">For, truly, neither you nor those you worship can lead (any) into temptation concerning Allah, except such as are (themselves) going to the blazing fire! </text:span></text:p>
      <text:p text:style-name="P72"><text:span text:style-name="T39">(As-Saaffat, 161-163)</text:span></text:p>
      <text:p text:style-name="P69"/>
      <text:p text:style-name="P105"><text:span text:style-name="T41">Causing Fitnah</text:span><text:span text:style-name="T38"> </text:span></text:p>
      <text:p text:style-name="P28"><text:span text:style-name="T8">In Surat Al-Baqara verses 191 and 217, Allah states fitnah to be “worse than slaughter”. To have a better understanding of fitnah as an offense, it would be helpful to examine the case of “killing a man”, an offense described by the Qur’an. </text:span></text:p>
      <text:p text:style-name="P89"><text:span text:style-name="T12">If a man kills a believer intentionally, his recompense is Hell, to abide therein (forever): And the wrath and the curse of Allah are upon him, and a dreadful penalty is prepared for him.</text:span></text:p>
      <text:p text:style-name="P72"><text:span text:style-name="T39">(An-Nisa, 93)</text:span></text:p>
      <text:p text:style-name="P28"><text:span text:style-name="T8">Actually here fitnah has a meaning other than “trial”. It is used for all acts and deeds leading man astray. </text:span></text:p>
      <text:p text:style-name="P28"><text:span text:style-name="T8">The Qur’an especially refers to hypocrites as the ones who “cause fitnah”. Allah informs us that hypocrites practise many forms of fitnah; they basically try to prevent believers from involving themselves in war, hatch plans against the messenger and believers, and try to make them lose their sense of commitment. </text:span></text:p>
      <text:p text:style-name="P28"><text:span text:style-name="T8">Hypocrites misinterpret the verses, or rather distort the interpretation of verses and only comply with them, if they are of benefit to them. Believers, on the other hand, assume a totally different attitude; they demonstrate complete submission whatever the circumstances may be.</text:span></text:p>
      <text:p text:style-name="P26"/>
      <text:p text:style-name="P89"><text:span text:style-name="T12">He it is Who has sent down the Book to you: In it are verses basic or fundamental (of established meaning); they are the foundation of the Book: others are allegorical. But those who have perversity in their hearts follow the part of it that is allegorical, seeking discord, and searching for its hidden meanings, but no one knows its hidden meanings except Allah. And those who are firmly grounded in knowledge say: “We </text:span><text:soft-page-break/><text:span text:style-name="T12">believe in the Book; the whole of it is from our Lord.” And none will grasp the message except men of understanding. </text:span></text:p>
      <text:p text:style-name="P72"><text:span text:style-name="T39">(Al-Imran, 7) </text:span></text:p>
      <text:p text:style-name="P28"><text:span text:style-name="T8">The basic characteristic of hypocrites is their indulgence in fitnah. The Arabic version of the word “hypocrite” is “munafiq”, which means “the one who makes a division.” Dividing believers is a fitnah as well as a great sin. There are verses in the Qur’an stating that hypocrites try to practise fitnah among believers: </text:span></text:p>
      <text:p text:style-name="P26"/>
      <text:p text:style-name="P89"><text:span text:style-name="T12">If they had come out with you, they would not have added to your (strength) but only (made for) disorder, hurrying to and fro in your midst and sowing sedition among you, and there would have been some among you who would have listened to them. But Allah knows well those who do wrong. </text:span></text:p>
      <text:p text:style-name="P72"><text:span text:style-name="T39">(Al-Tawba, 47) </text:span></text:p>
      <text:p text:style-name="P89"><text:span text:style-name="T12">And if an entry had been effected to them from the sides of the (city), and they had been incited to sedition, they would certainly have brought it to pass, but with a brief delay! </text:span></text:p>
      <text:p text:style-name="P72"><text:span text:style-name="T39">(Al-Ahzab, 14) </text:span></text:p>
      <text:p text:style-name="P89"><text:span text:style-name="T12">Indeed they had plotted sedition before, and upset matters for you, until the truth arrived, and the decree of Allah became manifest, much to their disgust. </text:span></text:p>
      <text:p text:style-name="P72"><text:span text:style-name="T39">(Al-Tawba, 47-48)</text:span></text:p>
      <text:p text:style-name="P69"/>
      <text:p text:style-name="P28"><text:span text:style-name="T8">Should their plans be disclosed to believers, hypocrites plotting against the messenger and believers try to convince believers of their innocence. They make an effort to reduce such treachery to insignificance. They surely go in great fear of believers and punishment, and thus conduct themselves as if they have never committed an offence. Moreover, they ask believers not to treat them like other hypocrites and demand the continuance of their relations.</text:span></text:p>
      <text:p text:style-name="P89"><text:span text:style-name="T12">Among them is (many) a man who says: “Grant me exemption and do not expose me to temptation. Have they not succumbed to temptation already?” And indeed hell surrounds the unbelievers on all sides. </text:span></text:p>
      <text:p text:style-name="P72"><text:span text:style-name="T39">(Al-Tawba, 49)</text:span></text:p>
      <text:p text:style-name="P28"><text:span text:style-name="T8">The verse asserts that hypocrites are liars and are involved in fitnah, just like others. Allah warns believers not to be deceived by their fraud.</text:span></text:p>
      <text:p text:style-name="P28"><text:span text:style-name="T8">Unbelievers and hypocrites will suffer the most grievous penalty in the hell in return to the </text:span><text:span text:style-name="T10">fitnah</text:span><text:span text:style-name="T8"> they have caused:</text:span></text:p>
      <text:p text:style-name="P89"><text:span text:style-name="T12">“Taste this your trial, the punishment which you have sought to hasten!” </text:span></text:p>
      <text:p text:style-name="P72"><text:span text:style-name="T39">(Adh-Dhariyat, 14)</text:span></text:p>
      <text:p text:style-name="P69"/>
      <text:p text:style-name="P105"><text:soft-page-break/><text:span text:style-name="T41">Dispute Among Believers Causes Fitnah</text:span></text:p>
      <text:p text:style-name="P28"><text:span text:style-name="T8">Oppression prevails on earth unless believers provide protection to one another. This fact is stated in the following verse: </text:span></text:p>
      <text:p text:style-name="P89"><text:span text:style-name="T12">The unbelievers are protectors, one of another: Unless you do this, (protect each other), there will be tumult and oppression on earth, and great mischief. </text:span></text:p>
      <text:p text:style-name="P72"><text:span text:style-name="T39">(Al-Anfal, 73)</text:span></text:p>
      <text:p text:style-name="P28"><text:span text:style-name="T8">Believers conduct themselves with caution, taking care not to become involved in any issue which is likely to foment oppression. Certain attitudes and behaviour, albeit unintentional, may well underlie such injustice. As mentioned in the verse above, failure to protect one another or allowing disputes to arise among believers can also be causes of oppression, in which case the responsibility would rest also with the believers. True believers, therefore pay the utmost attention to giving each other comfort, care and protection.</text:span></text:p>
      <text:p text:style-name="P26"/>
      <text:p text:style-name="P105"><text:span text:style-name="T41">Factors of Fitnah</text:span><text:span text:style-name="T38"> </text:span></text:p>
      <text:p text:style-name="P28"><text:span text:style-name="T8">In the Qur’an, Allah, the Creator of man, informs us in detail how a man should lead his life. If the individual follows his own desires in this world, it is more likely that he will hold his desires and his own expectations above the good pleasure of Allah. In such a spirit, he will display a heedless attitude towards pleasing Allah and the benefits of Islam. In such a case, one can expect him not to be cautious in observing the limits set by Allah. </text:span></text:p>
      <text:p text:style-name="P28"><text:span text:style-name="T8">Allah repeatedly reminds man that this world is a temporary place in which to reside and a setting for trial. Knowing this, people can still see it as an eternal place to stay and turn their faces away from the afterlife.</text:span></text:p>
      <text:p text:style-name="P28"><text:span text:style-name="T8">Anyone refusing to embrace the Qur’an as a guide is bound to have ambitions for this life. He is therefore prone to suffer great distress about everything related to daily life. Possessions and children are also referred to as fitnah in the verse below: </text:span></text:p>
      <text:p text:style-name="P26"/>
      <text:p text:style-name="P89"><text:span text:style-name="T12">Your riches and your children may be but a trial: but in the presence of Allah is the highest reward. </text:span></text:p>
      <text:p text:style-name="P72"><text:span text:style-name="T39">(At-Taghabun, 15)</text:span></text:p>
      <text:p text:style-name="P28"><text:span text:style-name="T8">The use of the word ‘trial’ here is indeed striking. Pretending not to understand the main task of man in this life, people are generally carried away by certain false aims and embrace them as “a law of this world”. Due to the indoctrination of an ignorant society, people believe marriage, having children and possessions to be the immutable law of worldly life. The majority of people evince a strong interest in getting married, having possessions and children while they remain rather indifferent to complying with the commandments of Allah and observing His limits. </text:span></text:p>
      <text:p text:style-name="P28"><text:soft-page-break/><text:span text:style-name="T8">The criterion that creates the need to have children is also provided in the Qur’an. Accordingly, such an intention is acted upon not simply out of custom, but only when it is in compliance with the pleasure of Allah The prayer of Prophet Imran is given as example for this case:</text:span></text:p>
      <text:p text:style-name="P26"/>
      <text:p text:style-name="P89"><text:span text:style-name="T12">Behold! A woman of ‘Imran said: “O my Lord! I dedicate to you what is in my womb for your special service: So accept this of me: for you hear and know all things.”</text:span></text:p>
      <text:p text:style-name="P72"><text:span text:style-name="T39">(Al-Imran, 35)</text:span></text:p>
      <text:p text:style-name="P28"><text:span text:style-name="T8">The Qur’an relates similar prayers of the prophets and leads the believers to the true way: </text:span></text:p>
      <text:p text:style-name="P89"><text:span text:style-name="T12">There Zakariya prayed to his Lord, saying: “O my Lord! Grant to me from You progeny that is pure: for You are the one Who hears all prayers! </text:span></text:p>
      <text:p text:style-name="P72"><text:span text:style-name="T39">(Al-Imran, 38)</text:span></text:p>
      <text:p text:style-name="P26"/>
      <text:p text:style-name="P28"><text:span text:style-name="T8">Abraham’s prayer is as follows: </text:span></text:p>
      <text:p text:style-name="P26"/>
      <text:p text:style-name="P89"><text:span text:style-name="T12">“Our Lord! make of us Muslims, bowing to your will, and of our progeny a Muslim people bowing to your will; and show us our place for the celebration of due rites; and turn to us in mercy; for you are the Oft-Returning, Most Merciful. </text:span></text:p>
      <text:p text:style-name="P72"><text:span text:style-name="T39">(Al-Baqara, 128)</text:span></text:p>
      <text:p text:style-name="P69"/>
      <text:p text:style-name="P28"><text:span text:style-name="T8">Possessions, too, would enable the individual to attain the mercy of Allah and an eternal salvation, provided that they were used in the cause of Allah. Otherwise, they would be fitnah. The attitude of the Prophet Solomon towards possessions sets an example for all believers. Rather than avoiding possessions, believers regard possessions as a way to remember the word of Allah.The conduct of Sulayman is recounted as follows in the Quran : </text:span></text:p>
      <text:p text:style-name="P26"/>
      <text:p text:style-name="P89"><text:span text:style-name="T12">Behold, there were brought before him one evening steeds of the highest breeding, and swift of foot; and he said, “Truly, I love the love of good, with a view to the glory of my Lord,” -until (the sun) was hidden in the veil (of night): “Bring them back to me.” Then he began to pass his hand over their legs and their necks. </text:span></text:p>
      <text:p text:style-name="P72"><text:span text:style-name="T39">(Sad, 31-33)</text:span></text:p>
      <text:p text:style-name="P69"/>
      <text:p text:style-name="P28"><text:span text:style-name="T8">About possessions and children, Allah gives other warnings to believers in the Qur’an. Constant vigilance is essential to avoid this fitnah.</text:span></text:p>
      <text:p text:style-name="P26"/>
      <text:p text:style-name="P28"><text:soft-page-break/><text:span text:style-name="T8">Wealth and children of this world by no means ensure salvation from a disastrous end, unless they are made for the good pleasure of Allah:</text:span></text:p>
      <text:p text:style-name="P89"><text:span text:style-name="T12">O you who believe! Let not your riches or your children divert you from the remembrance of Allah. If any act thus, the loss is their own. </text:span></text:p>
      <text:p text:style-name="P72"><text:span text:style-name="T39">(Al-Munafiqoon, 9)</text:span></text:p>
      <text:p text:style-name="P89"><text:span text:style-name="T12">The property and the children they possess will do them no good in the hereafter: Of no profit whatever to them, against Allah, will be their riches or their sons: they will be companions of the fire, to dwell therein for ever! </text:span></text:p>
      <text:p text:style-name="P72"><text:span text:style-name="T39">(Al-Mujadila, 17) </text:span></text:p>
      <text:p text:style-name="P69"/>
      <text:p text:style-name="P105"><text:span text:style-name="T41">Oppression, Torture and Burden</text:span><text:span text:style-name="T38"> </text:span></text:p>
      <text:p text:style-name="P28"><text:span text:style-name="T8">Oppression, torture and burden are also referred to as fitnah (trial) in the Qur’an. </text:span></text:p>
      <text:p text:style-name="P89"><text:span text:style-name="T12">But none believed in Moses except some children of his people, because of the fear that Pharaoh and his chiefs, would persecute them; and certainly Pharaoh was mighty on the earth and one who transgressed all bounds. </text:span></text:p>
      <text:p text:style-name="P72"><text:span text:style-name="T39">(Jonah, 83)</text:span></text:p>
      <text:p text:style-name="P89"><text:span text:style-name="T12">Those who persecute (or draw into temptation) the Believers, men and women, and do not turn in repentance, will have the penalty of hell. They will have the penalty of the burning fire. </text:span></text:p>
      <text:p text:style-name="P72"><text:span text:style-name="T39">(Al-Burooj, 10) </text:span></text:p>
      <text:p text:style-name="P89"><text:span text:style-name="T12">Do not deem the summons of the messenger among yourselves like the summons of one of you to another: Allah knows those of you who slip away under shelter of some excuse: then let those who disobey the messenger’s order beware, lest some trial befall them, or a grievous penalty be inflicted on them. </text:span></text:p>
      <text:p text:style-name="P72"><text:span text:style-name="T39">(Al-Noor, 63) </text:span></text:p>
      <text:p text:style-name="P69"/>
      <text:p text:style-name="P89"><text:span text:style-name="T12">And this (He commands): Judge between them by what Allah has revealed, and do not follow their vain desires, but beware of them lest they turn you away from any of that (teaching) which Allah has sent down to you. And if they turn away, be assured that for their sins, it is Allah’s purpose to punish them. And truly most men are rebellious. </text:span></text:p>
      <text:p text:style-name="P72"><text:span text:style-name="T39">(Al-Maeda, 49)</text:span></text:p>
      <text:p text:style-name="P28"><text:span text:style-name="T8">In their prayers to avoid the oppression of unbelievers, believers again use the word fitnah (trial): </text:span></text:p>
      <text:p text:style-name="P26"/>
      <text:p text:style-name="P89"><text:soft-page-break/><text:span text:style-name="T12">They said: “In Allah we have put our trust. Our Lord! Do not make us a trial for those who practise oppression.” </text:span></text:p>
      <text:p text:style-name="P72"><text:span text:style-name="T39">(Jonah, 85) </text:span></text:p>
      <text:p text:style-name="P89"><text:span text:style-name="T12">“Our Lord! Do not make us a (test and) trial for the unbeleivers, but forgive us, our Lord! For you are Exalted in Might, and Wise.” </text:span></text:p>
      <text:p text:style-name="P72"><text:span text:style-name="T39">(Al-Mumtahina, 5)</text:span></text:p>
      <text:p text:style-name="P26"/>
      <text:p text:style-name="P28"><text:span text:style-name="T8">Also the Qur’an names distress, disasters, and catastrophes as fitnah (trial): </text:span></text:p>
      <text:p text:style-name="P89"><text:span text:style-name="T12">Do they not see that they are tried every year once or twice? Yet they do not turn in repentance, and they take no heed. </text:span></text:p>
      <text:p text:style-name="P72"><text:span text:style-name="T39">(Al-Tawba, 126)</text:span></text:p>
      <text:p text:style-name="P59"/>
      <text:p text:style-name="P61"><text:span text:style-name="T28">The two Aspects of the Soul</text:span><text:line-break/></text:p>
      <text:p text:style-name="P28"><text:span text:style-name="T8">The “soul”, (in Arabic, nafs) as commonly used in the Qur’an, means “ego” or “one’s personality.” In the Qur’an, Allah explains the two aspects of soul: the one inspiring evil and wicked deeds, and the other, guarding against every inculcation of evil. As the Qur’an makes it clear in Surat’ Ash-Shams: </text:span></text:p>
      <text:p text:style-name="P89"><text:span text:style-name="T12">By the Soul, and the proportion and order given to it; And its enlightenment as to its wrong and its right; Truly he succeeds that purifies it, and he fails that corrupts it! </text:span></text:p>
      <text:p text:style-name="P76"><text:span text:style-name="T39">(Ash-Shams, 7-10)</text:span></text:p>
      <text:p text:style-name="P28"><text:span text:style-name="T8">The information provided in the verses about soul is of great importance: in the creation process of man, Allah inspired wickedness in the human soul. Wickedness, that is ‘fucur’ in Arabic, means “tearing apart the limits of righteousness.” As a religious term it means “committing sin and stirring up rebellion, telling lies, disobedience, transgression, adultery, moral corruption...”</text:span></text:p>
      <text:p text:style-name="P28"><text:span text:style-name="T8">Apart from the wicked side of the soul, from the Surat Ash-Shams we know that Allah also inspired in the soul a conscience i.e. a sense of what is wrong and right for it. In the second part of the ayah we learn that one, who sincerely accepts the wickedness of his soul and purifies it by the guidance of the inspiration of Allah, will attain salvation for all eternity. This is indeed a certain and true salvation; earning the approval, mercy and heaven of Allah. Those, on the other hand, who fail to banish the wickedness from their souls will face a fearsome end. </text:span></text:p>
      <text:p text:style-name="P28"><text:span text:style-name="T8">At this point an important conclusion may be drawn: every soul has wickedness in itself; the only way to purify it is to accept it and to observe the limits of Allah by the guidance of Allah. </text:span></text:p>
      <text:p text:style-name="P34"><text:span text:style-name="T8">The difference between believers and unbelievers becomes quite clear at this point. Only Qur’anic teaching provides an inner understanding of the wicked side of the soul and the ways to remedy it. Identifying the evil of the soul and purifying it are characteristic of the true religion and the messengers communicating it. </text:span></text:p>
      <text:p text:style-name="P34"><text:span text:style-name="T8">In the 87th verse of Surat’Al-Baqara, the Jews are addressed as follows: </text:span><text:span text:style-name="T9">“...Is it that whenever there comes to you a messenger with what you yourselves do not desire, you are puffed up with pride? Some you called impostors, and others you slay!”</text:span></text:p>
      <text:p text:style-name="P34"><text:span text:style-name="T8">As the verse suggests, unbelievers simply surrender themselves to the evil of their souls and thus always challenge the true religion and its messengers. Such individuals fail to save their souls from greed, as explained in the Surat Ash-Shams. </text:span></text:p>
      <text:p text:style-name="P34"><text:span text:style-name="T8">This being so, we may well observe that all unbelievers demonstrate an absolute submission to the evil of their souls. That is to say that they are devoid of understanding. The life they lead is one of instinct life; to all thoughts and </text:span><text:soft-page-break/><text:span text:style-name="T8">behaviours are inspired by the wicked side of the soul. This is also one of the reasons why analogies between unbelievers and animals are made in the Qur’an. </text:span></text:p>
      <text:p text:style-name="P28"><text:span text:style-name="T8">Believers, on the contrary, are conscious of the existence of Allah. They fear Him and thus they take care to observe His limits. They are always guided by the inspiration of Allah. They never surrender to the evil in their soul, they do not cover it, but disclose it and guard against it as Allah inspires. The words of the Prophet Joseph guide believers towards typical righteous conduct: </text:span><text:span text:style-name="T9">“Nor do I absolve my own self (of blame): the (human) soul is certainly prone to evil, unless my Lord bestows His Mercy: but surely my Lord is Oft-forgiving, Most Merciful.” (Joseph, 53) </text:span><text:span text:style-name="T8">Knowing that the soul is always prone to evil, a believer should be ever alert to the misdeeds in which his soul is likely to become involved.</text:span></text:p>
      <text:p text:style-name="P28"><text:span text:style-name="T8">From the foregoing we have a clear understanding of the “evil” side of the soul. However, the soul is also open to the instigation of righteousness, in other words, to the inspiration of Allah. This inspiration makes a person turn to himself and restrain his soul from fulfilling lower desires. This inspiration leading man to righteousness, this faculty of judging between right and wrong is commonly referred to as “conscience.” </text:span></text:p>
      <text:p text:style-name="P28"><text:span text:style-name="T8">Conscience is an infallible compass within the human soul continuously calling man to righteousness. On that account, conscience is, in a way, the whispering voice of Allah. Provided that a person listens to this voice and embraces the basic principles of the Qur’an, he will always proceed in the right way. </text:span></text:p>
      <text:p text:style-name="P28"><text:span text:style-name="T8">As long as the individual follows the voice of his conscience, he will be a model displaying the attributes of Allah in his personality. Allah is infinitely compassionate and merciful; a person submitting himself to Him will also have mercy on others. Allah is infinitely intelligent, so that a believer who serves Him will also be intelligent. The closer he feels to Allah and the more he surrenders himself to Him, the purer he becomes in the presence of Allah:</text:span></text:p>
      <text:p text:style-name="P89"><text:span text:style-name="T12">“Those who have faith and do righteous deeds, they are the best of creatures.”</text:span></text:p>
      <text:p text:style-name="P72"><text:span text:style-name="T39">(Al -Bayyina. 7)</text:span></text:p>
      <text:p text:style-name="P28"><text:span text:style-name="T8">The human conscience functions in compliance with all of Allah’s commandments. However the criteria of the conscience given in the Qur’an are quite different from those adhered to by society. Feeding stray dogs or giving charity to a beggar are typical examples reflecting the inherent understanding of conscientiousness in society. The conscience of a believer, on the other hand, demands complete compliance with the commandments and prohibitions of the Qur’an. Furthermore, one comprehends and implements the details of many issues stated in general terms in the Qur’an by the guidance of one’s conscience.</text:span></text:p>
      <text:p text:style-name="P28"><text:span text:style-name="T8">For instance, Allah commands man to spend whatever is in excess of his needs. The individual can determine the extent of his needs only through his soul. </text:span><text:span text:style-name="T31">One,</text:span><text:span text:style-name="T8"> who lacks the sensitivity of conscience, surely fails to arrive at a fair </text:span><text:soft-page-break/><text:span text:style-name="T8">judgment of his needs and cannot comply with the commandments of Allah in the best way possible. </text:span></text:p>
      <text:p text:style-name="P28"><text:span text:style-name="T8">In the course of daily life, a person continuously meets situations which require him to make choices. Only one of these choices, however, best suits the will of Allah. Believers are held responsible for making the right choice; the choice led by the whisper of Allah. This is actually what one initially hears at the moment of making one’s choice, the voice guiding one to the true path. Only then, at the second stage, does the soul come on the scene, diverting one to other unacceptable alternatives. At this stage the soul whispers some excuses to justify the wrongful options. The Qur’an gives a considerable account of these “excuses” in many verses.</text:span></text:p>
      <text:p text:style-name="P28"><text:span text:style-name="T8">Believers should know to cope with these whisperings, simply by showing no interest to them, not listening to them, and going on their way, inspired by conscience. The examples provided by the Qur’an about the conscience should lead man to ponder upon this issue. In the following verse, the case of believers who are deeply grieved at not finding a way to fight is related: </text:span></text:p>
      <text:p text:style-name="P26"/>
      <text:p text:style-name="P89"><text:span text:style-name="T12">There is no blame on those who are infirm, or ill, or who find no resources to spend (on the cause), if they are sincere (in duty) to Allah and His Messenger: no ground (of complaint) can there be against such as do right: and Allah is Oft-forgiving, Most Merciful. Nor (is there blame) on those who came to you to be provided with mounts, and when you said, “I can find no mounts for you,” they turned back, their eyes streaming with tears of grief that they had no resources with which to contribute. </text:span></text:p>
      <text:p text:style-name="P72"><text:span text:style-name="T39">(Al-Tawba, 91-92)</text:span></text:p>
      <text:p text:style-name="P69"/>
      <text:p text:style-name="P28"><text:span text:style-name="T8">Fighting against enemies obviously involves danger. One who decides to take part in a war surely risks his life or health. Despite this fact, in the times of our prophet, believers had shown an intense eagerness to fight in the cause of Allah and furthermore, suffered deep grief at not finding a way to fight. This is indeed a striking example of conscience, as explained in the Qur’an.</text:span></text:p>
      <text:p text:style-name="P28"><text:span text:style-name="T8">The evil side of the soul cannot lead a believer astray all of a sudden. Rather, it encourages neglectfulness of the responsibilities he has to fulfill in the cause of Allah. By making excuses, the soul tries to shake one’s commitment to observing the limits of Allah. The influence of the soul becomes more profound wherever one appeases the desires of his soul. The resultant effects of such an approach would be detrimental to his faith. He may even drift into disbelief. Whatever the circumstances, he is obliged to comply with the commandments of Allah, and invariably to curb his selfish desires and whims. Allah addresses His servants thus:</text:span></text:p>
      <text:p text:style-name="P26"/>
      <text:p text:style-name="P89"><text:span text:style-name="T12">So fear Allah as much as you can; listen and obey and spend in charity for the benefit of your own soul. Those saved from the </text:span><text:soft-page-break/><text:span text:style-name="T12">covetousness of their own souls, they are the ones that achieve prosperity. </text:span></text:p>
      <text:p text:style-name="P72"><text:span text:style-name="T39">(Al-Taghabun, 16)</text:span></text:p>
      <text:p text:style-name="P28"><text:span text:style-name="T8">In this verse Allah commands believers to fear Him, obey Him and to listen to His judgements. They are also required to spend for the cause of Allah, since this will save believers from “the covetousness of their own souls” and make them attain real prosperity. Another verse declares:</text:span></text:p>
      <text:p text:style-name="P26"/>
      <text:p text:style-name="P89"><text:span text:style-name="T12">And for such as had entertained the fear of standing before their Lord’s (tribunal) and had restrained (their) soul from lower desires, their abode will be the Garden. </text:span></text:p>
      <text:p text:style-name="P72"><text:span text:style-name="T39">(Al-Naziat, 40-41)</text:span></text:p>
      <text:p text:style-name="P28"><text:span text:style-name="T8">A soul purified of selfish desires, and thus earning the pleasure and the heaven of Allah, is referred to as “the soul in complete rest and satisfaction” in the Qur’an.</text:span></text:p>
      <text:p text:style-name="P89"><text:span text:style-name="T12">(To the righteous soul it will be said:) “O (you) soul, in (complete) rest and satisfaction! Come back to your Lord, well pleased yourself, and well-pleasing to Him! Enter then, among My devotees! You, enter My Heaven! " <text:tab/><text:tab/><text:tab/></text:span></text:p>
      <text:p text:style-name="P102"><text:span text:style-name="T12">(Al-Fajr, 27-30)</text:span></text:p>
      <text:p text:style-name="P70"/>
      <text:p text:style-name="P28"><text:span text:style-name="T8">Those, on the other hand, who fail to purify their souls and thus attain Hell are full of remorse for what they have done. The remorse felt by the billions of people that have ever lived on earth is horrible to witness. This is an inescapable truth awaiting unbelievers. This is a real day; so real that Allah calls to witness “the self- reproaching spirit” right after the resurrection day:</text:span></text:p>
      <text:p text:style-name="P26"/>
      <text:p text:style-name="P89"><text:span text:style-name="T12">I call to witness the resurrection day; and I call to witness the self-reproaching spirit.</text:span></text:p>
      <text:p text:style-name="P72"><text:span text:style-name="T39">(Al-Qiyama, 1-2)</text:span></text:p>
      <text:p text:style-name="P59"/>
      <text:p text:style-name="P61"><text:span text:style-name="T28">Those who Take Vain </text:span><text:line-break/><text:span text:style-name="T28">Desires and Passions as God</text:span></text:p>
      <text:p text:style-name="P60"/>
      <text:p text:style-name="P28"><text:span text:style-name="T38">In the previous section, we analyzed the two aspects of the soul: the one inspiring evil, and wicked deeds, and the other guarding against every inculcation of evil. In the Qur’an the word “hewa” is used to express the evil side of the soul. Hewa is defined as “desire, passion, sexual desire, lust, and all negative internal factors spoiling man”. </text:span></text:p>
      <text:p text:style-name="P28"><text:span text:style-name="T8">The unique guidance for unbelievers is this negative and evil side of the soul, namely the hewa. Satisfying vain desires and passions becomes a way of living for them. Consequently, all their mental faculties and efforts are focused on the gratification of whims. In such a state of mind, it becomes almost impossible for an unbeliever to comprehend the teachings of religion. The Qur’an recounts this fact:</text:span></text:p>
      <text:p text:style-name="P89"><text:span text:style-name="T12">And among them are men who listen to you, but in the end, when they leave you, they say to those who have received knowledge, “What is it he said just then?” Such are men whose hearts Allah has sealed, and who follow their own lusts. </text:span></text:p>
      <text:p text:style-name="P72"><text:span text:style-name="T39">(Muhammad, 16)</text:span></text:p>
      <text:p text:style-name="P69"/>
      <text:p text:style-name="P28"><text:span text:style-name="T8">One who surrenders himself to the evil side of his soul turns to his soul whenever he needs to arrive at a judgment. In this sense, whims and desires become the basis upon which to judge between right and wrong. This is also a clear manifestation that a person worships his own soul, or to put it another way, his ego. In the Qur’an this state is called “taking one’s own vain desire as one’s god” in the following verse:</text:span></text:p>
      <text:p text:style-name="P89"><text:span text:style-name="T12">Then do you see such a person as takes as his god his own vain desire? Allah has, knowing (him as such), left him astray, and sealed his hearing and his heart and understanding and put a veil over his eyes. Who, then, will guide him after Allah has withdrawn His guidance? Will you not then receive admonition?</text:span></text:p>
      <text:p text:style-name="P72"><text:span text:style-name="T39"><text:s/>(Al-Jathiya,23)</text:span></text:p>
      <text:p text:style-name="P28"><text:span text:style-name="T8">In the Qur’an, one who is guided by his passions and desires, and is thus lacking in a sound mind capable of thinking, is characterized as “deaf and blind.” Believers, on the other hand are endowed with a sound mind, with which they can judge between right and wrong, and an insight with which they have a full grasp of all happenings around them. In the following verses people and societies devoid of understanding due to their following their own lusts as mentioned:</text:span></text:p>
      <text:p text:style-name="P26"/>
      <text:p text:style-name="P89"><text:span text:style-name="T12">Say: “O people of the Book! Exceed not in your religion the bounds (of what is proper), trespassing beyond the truth, nor follow the vain desires of people who went wrong in times gone by, who misled many, and strayed (themselves) from the straight </text:span><text:soft-page-break/><text:span text:style-name="T12">path. </text:span></text:p>
      <text:p text:style-name="P72"><text:span text:style-name="T39">(Al-Maeda, 77)</text:span></text:p>
      <text:p text:style-name="P89"><text:span text:style-name="T12">Say: “I am forbidden to worship those - others than Allah - whom you call upon.” Say: “I will not follow your vain desires: If I did, I would stray from the path, and would not be of the company of those who receive guidance.” </text:span></text:p>
      <text:p text:style-name="P72"><text:span text:style-name="T39">(Al-Anaam, 56)</text:span></text:p>
      <text:p text:style-name="P89"><text:span text:style-name="T12">Why should you not eat meat on which Allah’s name has been pronounced, when He has</text:span><text:line-break/><text:span text:style-name="T12">explained to you in detail what is forbidden to you - except under compulsion of necessity? But many people are misled by their appetites through ignorance. Your Lord knows best those who transgress. </text:span></text:p>
      <text:p text:style-name="P72"><text:span text:style-name="T39">(Al-Anaam, 119)</text:span></text:p>
      <text:p text:style-name="P89"><text:span text:style-name="T12">Thus We have revealed it to be a judgment of authority in Arabic. Were you to follow their (vain) desires after the knowledge which has reached you, you would find neither protector nor defender against Allah. </text:span></text:p>
      <text:p text:style-name="P72"><text:span text:style-name="T39">(Al-Rad, 37)</text:span></text:p>
      <text:p text:style-name="P89"><text:span text:style-name="T12">Do you see such a one as takes for his god his own passion (or impulse)? Could you be a disposer of his affairs? </text:span></text:p>
      <text:p text:style-name="P72"><text:span text:style-name="T39">(Al-Furqan, 43) </text:span></text:p>
      <text:p text:style-name="P89"><text:span text:style-name="T12">O you who believe! Stand out firmly for justice, as witnesses to Allah, even against yourselves, or your parents, or your kin, and whether it be (against) rich or poor: for Allah can best protect both. Do not follow the lusts (of your hearts), lest you swerve from the truth; and if you distort (justice) or decline to do justice, truly, Allah is well-acquainted with all that you do. </text:span></text:p>
      <text:p text:style-name="P72"><text:span text:style-name="T39">(An-Nisa, 135) </text:span></text:p>
      <text:p text:style-name="P89"><text:span text:style-name="T12">No, the wrong-doers (merely) follow their own lusts, being devoid of knowledge. But who will guide those whom Allah leaves astray? For them there will be no helpers. </text:span></text:p>
      <text:p text:style-name="P72"><text:span text:style-name="T39">(Al-Room, 29)</text:span></text:p>
      <text:p text:style-name="P89"><text:span text:style-name="T12">“Therefore, let not such as do not believe therein but follow their own lusts, divert you therefrom, lest you perish!”</text:span></text:p>
      <text:p text:style-name="P72"><text:span text:style-name="T39">(Ta-Ha, 16)</text:span></text:p>
      <text:p text:style-name="P89"><text:span text:style-name="T12">If the Truth had been in accord with their desires, truly the heavens and the earth, and all beings therein would have been in confusion and corruption! No, We have sent them their scriptures, but they turn away from their admonition. </text:span></text:p>
      <text:p text:style-name="P72"><text:span text:style-name="T39">(Al-Momenoon, 71) </text:span></text:p>
      <text:p text:style-name="P89"><text:span text:style-name="T12">To you We sent the Scripture in truth, confirming the scripture that came before it, and guarding it in safety: so judge between them by what Allah has revealed, and do not follow their vain desires, diverging from the truth that has come to you. For each </text:span><text:soft-page-break/><text:span text:style-name="T12">among you we have prescribed a law and an open way. If Allah had so willed, He would have made you a single people, but (His plan is) to test you in what He has given you: so strive as in a race in all virtues. The goal of all of you is Allah; it is He who will show you the truth of the matters in which you dispute; and this (He commands): Judge between them by what Allah has revealed, and do not follow their vain desires, but beware of them lest they turn you away from any of that (teaching) which Allah has sent down to you. And if they turn away, be assured that for their sins it is Allah’s purpose to punish them. And truly most men are rebellious. </text:span></text:p>
      <text:p text:style-name="P72"><text:span text:style-name="T39">(Al-Maeda, 48-49)</text:span></text:p>
      <text:p text:style-name="P28"><text:span text:style-name="T8">Following lusts and vain desires makes the individual blind to his faults. Such a person rapidly meets with eternal disaster. </text:span></text:p>
      <text:p text:style-name="P62"/>
      <text:p text:style-name="P63"><text:span text:style-name="T28">Spirit, Conscience and Soul</text:span></text:p>
      <text:p text:style-name="P68"><text:span text:style-name="T12">(To the righteous soul it will be said:) “O (you) soul, in (complete) rest and satisfaction! Come back to your Lord,- well pleased (yourself), and well-pleasing to Him! </text:span></text:p>
      <text:p text:style-name="P72"><text:span text:style-name="T39">(Al-Fajr, 27-28)</text:span></text:p>
      <text:p text:style-name="P28"><text:span text:style-name="T8">We are already aware of the two aspects of the soul: the one inspiring evil, and wicked deeds, and the other guarding against every inculcation of evil. The latter guides man to righteousness, as explained in the Qur’an. Allah breathed into him something of His spirit; this is the spirit, the conscience.</text:span></text:p>
      <text:p text:style-name="P28"><text:span text:style-name="T8">In Surat As-Sajda, Allah informs us about this:</text:span></text:p>
      <text:p text:style-name="P89"><text:span text:style-name="T12">He Who has made everything which He has created most good: He began the creation of man with (nothing more than) clay, and made his progeny from a quintessence of the nature of a fluid despised: But He fashioned him in due proportion, and breathed into him something of His spirit. And He gave you (the faculties of) hearing and sight and feeling (and understanding): little thanks do you give! </text:span></text:p>
      <text:p text:style-name="P72"><text:span text:style-name="T39">(As-Sajda, 7-9)</text:span></text:p>
      <text:p text:style-name="P28"><text:span text:style-name="T8">As long as the individual follows the voice of his conscience, he will be like a model displaying the attributes of Allah in his personality. </text:span></text:p>
      <text:p text:style-name="P28"><text:span text:style-name="T8">Man's conscience is in compliance with all the commandments of Allah. Two verses in the Surat Ar-Rum are quite explanatory: </text:span></text:p>
      <text:p text:style-name="P89"><text:span text:style-name="T12">No, the wrong-doers (merely) follow their own lusts, being devoid of knowledge. But who will guide those whom Allah leaves astray? For them there will be no helpers. </text:span></text:p>
      <text:p text:style-name="P89"><text:span text:style-name="T12">So you face steadily and truly to the Faith: (establish) Allah’s handiwork according to the pattern on which He has made mankind: no change (let there be) in the work (wrought) by Allah: that is the standard Religion: but most among mankind do not understand. </text:span></text:p>
      <text:p text:style-name="P72"><text:span text:style-name="T39">(Ar-Rum 29-30)</text:span></text:p>
      <text:p text:style-name="P28"><text:span text:style-name="T8">According to the verses, unbelievers go astray by following their own lusts. What believers, on the other hand, must do is to follow the religion Allah communicates to man through revelation. This religion offers a life style which is most suitable to the nature of man and his conscience, that is, to the spirit Allah has breathed into him.</text:span></text:p>
      <text:p text:style-name="P64"/>
      <text:p text:style-name="P65"><text:span text:style-name="T28">Heart, Wisdom and Intelligence</text:span></text:p>
      <text:p text:style-name="P28"><text:span text:style-name="T38">We already know that there are two different aspects of the human soul; the one inspiring the evil, and wicked deeds, and the other guarding against every inculcation of evil. Wisdom and non-wisdom are closely related to these two aspects of the soul. The Qur’an informs us that the consequence of following whims and desires is non-wisdom. Adhering to the better side of the soul, on the other hand, brings wisdom. </text:span></text:p>
      <text:p text:style-name="P28"><text:span text:style-name="T8">A person who becomes the slave of his wishes and desires and thus does not keep himself occupied with the remembrance of Allah, very soon loses his faculty of wisdom. The Qur’an refers to these people as “</text:span><text:span text:style-name="T9">people devoid of wisdom</text:span><text:span text:style-name="T8">.” (Al-Hashr, 14) At first sight, this may seen incomprehensible. The majority of people take it for granted that everyone has wisdom, constant and at the same level, never undergoing changes with time or circumstances. There is, however, some confusion due to the interchangeable use of the concepts of intelligence and wisdom. Contrary to the common conviction, intelligence and wisdom are quite different concepts. Everyone can be intelligent, but wisdom is only possessed by those who have faith.</text:span></text:p>
      <text:p text:style-name="P28"><text:span text:style-name="T8">Knowing that following the wicked side of the soul leaves a man deprived of wisdom, what should be the ways to acquire it? The answer is apparent: man attains wisdom when he obeys his conscience, which inspires in him ways of hindering the evil of his soul.</text:span></text:p>
      <text:p text:style-name="P28"><text:span text:style-name="T8">Wisdom, as is referred in the Qur’an, is a spiritual tenet experienced in the soul. In more than one verse there is an explicit reference to “the hearts that learn wisdom”. Accordingly, we can plainly resolve that real wisdom is far different from intelligence, a mere function of the brain. Wisdom is in the heart, in the soul of man. The Qur’an points to the fact that wisdom is in the heart, and people devoid of wisdom are lacking in understanding solely because their hearts are sealed:</text:span></text:p>
      <text:p text:style-name="P89"><text:span text:style-name="T12">Do they not travel through the land, so that their hearts (and minds) may thus learn wisdom and their ears may thus learn to hear? Truly, it is not their eyes that are blind, but their hearts which are in their breasts. </text:span></text:p>
      <text:p text:style-name="P72"><text:span text:style-name="T39">(Al-Hajj, 46)</text:span></text:p>
      <text:p text:style-name="P89"><text:span text:style-name="T12">Many are the Jinns and men we have made for hell. They have hearts with which they do not understand, eyes with which they do not see and ears with which they do not hear. They are like cattle,- no, indeed, more misguided: for they are heedless (of warning). </text:span></text:p>
      <text:p text:style-name="P72"><text:span text:style-name="T39">(Al-Araf, 179)</text:span></text:p>
      <text:p text:style-name="P89"><text:span text:style-name="T12">They prefer to be with (the women), who remain behind (at home): their hearts are sealed and so they do not understand.</text:span></text:p>
      <text:p text:style-name="P72"><text:span text:style-name="T39">(Al-Tawba, 87)</text:span></text:p>
      <text:p text:style-name="P89"><text:soft-page-break/><text:span text:style-name="T12">And We cast a veil upon their hearts (and minds) lest they should understand the Qur’an, and made them hard of hearing: when you commemorate your Lord and Him alone in the Qur’an, they turn their backs, fleeing (from the Truth). </text:span></text:p>
      <text:p text:style-name="P72"><text:span text:style-name="T39">(Al-Isra, 46)</text:span></text:p>
      <text:p text:style-name="P28"><text:span text:style-name="T8"><text:s/>In the Qur’an it is stated that only the people who “have hearts” will take heed and have faith.</text:span></text:p>
      <text:p text:style-name="P89"><text:span text:style-name="T12">Truly, in this is a Message for anyone who has a heart and understanding, or who listens and earnestly witnesses (the truth). </text:span></text:p>
      <text:p text:style-name="P72"><text:span text:style-name="T39">(Qaf, 37)</text:span></text:p>
      <text:p text:style-name="P28"><text:span text:style-name="T8">Therefore, the wisdom referred to in the Qur’an is directly related to the heart and the soul.</text:span></text:p>
      <text:p text:style-name="P28"><text:span text:style-name="T8">One point deserves mention here: wisdom is not constant; it varies. Intelligence, a function of the brain, does not, however, change except in case of an injury or mental disease. Everyone has a constant “IQ”. Wisdom, on the other hand, can increase or decrease, a feature closely related to the strengthening of the soul and fear of Allah (taqwa). In this way, the individual acquires a criterion by which to judge between right and wrong. This feature, which is an entirely metaphysical one, is communicated to man in the following verse:</text:span></text:p>
      <text:p text:style-name="P89"><text:span text:style-name="T12">O you who believe! If you fear Allah, He will grant you a criterion (to judge between right and wrong), remove from you (all) evil (that may afflict) you, and forgive you: for Allah is the Lord of grace unbounded. </text:span></text:p>
      <text:p text:style-name="P72"><text:span text:style-name="T39">(Al-Anfal, 29)</text:span></text:p>
      <text:p text:style-name="P28"><text:span text:style-name="T8">One who does not fear Allah is entirely deprived of this criterion to judge between right and wrong. A person may be very intelligent; he may be an outstanding physicist, sociologist or a “distinguished” person in society. He may have remarkable achievements to his credit. However, if he has no conscience, he surely lacks the true spirit and thus, the true wisdom. Being a renowned scientist, he may discover the mysteries of the human body. Still he does not possess the spirit and the understanding to conceive of the Creator of that body. Rather than expressing his astonishment at the marvels of creation and praising the Creator, he turns to himself and praises himself for his discovery. This scientist is surely the one who has “taken as his god his vain desire and Allah has knowingly left him astray.” </text:span></text:p>
      <text:p text:style-name="P28"><text:span text:style-name="T8">However, as stated in Surat’al-Rad, the believers are </text:span><text:span text:style-name="T9">“Those who believe, and whose hearts find satisfaction in the remembrance of Allah ....for without doubt in the remembrance of Allah hearts find satisfaction.” (Al-Rad, 28)</text:span></text:p>
      <text:p text:style-name="P26"/>
      <text:p text:style-name="P28"><text:span text:style-name="T8">The state of the hearts of unbelievers, on the other hand, is described in the following verse:</text:span></text:p>
      <text:p text:style-name="P89"><text:span text:style-name="T12">Allah has set a seal on their hearts and on their hearing, and on their eyes is a veil; great is the penalty they (incur). </text:span></text:p>
      <text:p text:style-name="P72"><text:soft-page-break/><text:span text:style-name="T39">(Al-Baqara, 7) </text:span></text:p>
      <text:p text:style-name="P89"><text:span text:style-name="T12">And as for the Hypocrites, when they were told: “Come, fight in the way of Allah, or (at least) drive (The foe from your city),” they said: “Had we known how to fight, we should certainly have followed you.” They were that day nearer to unbelief than to faith, saying with their lie what was not in their hearts, but Allah has full knowledge of all they conceal. </text:span></text:p>
      <text:p text:style-name="P72"><text:span text:style-name="T39">(Al-Imran, 167)</text:span></text:p>
      <text:p text:style-name="P28"><text:span text:style-name="T8">An intelligent person can be lacking in understanding and the faculty of distinguishing between right and wrong. He may devise an ingenious invention, he may be a good businessman, or may excel in politics. In doing these, however, he totally lacks the awareness of right and wrong. Though he is communicated with repeatedly, he remains blind and deaf to the message of the Qur’an. This is a glaring manifestation of his lack of understanding. </text:span></text:p>
      <text:p text:style-name="P74"/>
      <text:p text:style-name="P28"><text:span text:style-name="T8">“..Their hearts are sealed and so they do not understand” is an important statement in the Qur’an, indicating the significance of the heart for understanding.</text:span></text:p>
      <text:p text:style-name="P28"><text:span text:style-name="T8">In the Qur’an considerable space has been allocated to analyzing the relation between the heart and human behaviour. This relation comes under several headings.</text:span></text:p>
      <text:p text:style-name="P106"><text:span text:style-name="T38">ALLAH COMES IN BETWEEN THE MAN AND HIS HEART </text:span></text:p>
      <text:p text:style-name="P89"><text:span text:style-name="T12">O you who believe! Give your response to Allah and His Messenger, when He calls you to that which will give you life; and know that Allah comes in between a man and his heart, and that it is He to Whom you shall (all) be gathered. </text:span></text:p>
      <text:p text:style-name="P72"><text:span text:style-name="T39">(Al-Anfal, 24)</text:span></text:p>
      <text:p text:style-name="P106"><text:span text:style-name="T38">AFFECTION BETWEEN HEARTS </text:span></text:p>
      <text:p text:style-name="P89"><text:span text:style-name="T12">And (moreover) He has put affection between their hearts: not if you had spent all that is on the earth, could you have produced that affection, but Allah has done it: for He is Exalted in might, and Wise. </text:span></text:p>
      <text:p text:style-name="P72"><text:span text:style-name="T39">(Al-Anfal, 63)</text:span></text:p>
      <text:p text:style-name="P89"><text:span text:style-name="T12">And hold fast, all together, by the rope which Allah (stretches out for you), and do not be divided among yourselves; and remember with gratitude Allah’s favour to you; for you were enemies and He joined your hearts in love, so that by His grace, you became brethren; and you were on the brink of the pit of fire, and He saved you from it. Thus Allah makes His signs clear to you, so that you may be guided. </text:span></text:p>
      <text:p text:style-name="P72"><text:span text:style-name="T39">(Al-Imran, 103)</text:span></text:p>
      <text:p text:style-name="P107"><text:soft-page-break/><text:span text:style-name="T38">PERMEATING THE HEARTS </text:span></text:p>
      <text:p text:style-name="P89"><text:span text:style-name="T12">And remember We took your covenant and We raised above you (the towering height) of Mount (Sinai): (Saying): “Hold firmly to what We have given you, and hearken (to the Law).” They said:” We hear, and we disobey.” And they had to drink into their hearts (of the taint) of the calf because of their faithlessness. Say: “Vile indeed are the behests of your faith, if you have any faith!” </text:span></text:p>
      <text:p text:style-name="P72"><text:span text:style-name="T39">(Al-Baqara, 93)</text:span></text:p>
      <text:p text:style-name="P107"><text:span text:style-name="T38">PIETY OF THE HEARTS </text:span></text:p>
      <text:p text:style-name="P89"><text:span text:style-name="T12">Such (is his state): and whoever holds in honour the symbols of Allah, (in the sacrifice of animals), such (honour) should come truly from piety of heart. </text:span></text:p>
      <text:p text:style-name="P72"><text:span text:style-name="T39">(Al-Hajj, 32)</text:span></text:p>
      <text:p text:style-name="P107"><text:span text:style-name="T38">HEARTS TO BE RECONCILED </text:span></text:p>
      <text:p text:style-name="P89"><text:span text:style-name="T12">Alms are for the poor and the needy, and those employed to administer the (funds); for those whose hearts have been (recently) reconciled (to Truth); for those in bondage and in debt; for the cause of Allah; and for the wayfarer: (thus is it) ordained by Allah, and Allah is full of knowledge and wisdom. </text:span></text:p>
      <text:p text:style-name="P72"><text:span text:style-name="T39">(Al-Tawba, 60)</text:span></text:p>
      <text:p text:style-name="P107"><text:span text:style-name="T38">SATISFACTION OF THE HEARTS </text:span></text:p>
      <text:p text:style-name="P89"><text:span text:style-name="T12">Allah leaves in error whom He will, and guides those who repent and who believe, and whose hearts find satisfaction in the remembrance of Allah: for without doubt in the remembrance of Allah all hearts find satisfaction. </text:span></text:p>
      <text:p text:style-name="P72"><text:span text:style-name="T39">(Al-Rad, 28)</text:span></text:p>
      <text:p text:style-name="P89"><text:span text:style-name="T12">The disciples of Jesus said: “We only wish to eat thereof and satisfy our hearts, and to know that you have indeed told us the truth; and that we ourselves may be witnesses to the miracle.” </text:span></text:p>
      <text:p text:style-name="P72"><text:span text:style-name="T39">(Al-Maeda, 113)</text:span></text:p>
      <text:p text:style-name="P89"><text:span text:style-name="T12">Those on whom knowledge has been bestowed may learn that the (Qur’an) is the Truth from your Lord, and may thus believe therein, and their hearts may be made humbly (open) to it: for, truly, Allah is the Guide of those who believe, to the Straight Way. </text:span></text:p>
      <text:p text:style-name="P72"><text:span text:style-name="T39">(Al-Hajj, 54)</text:span></text:p>
      <text:p text:style-name="P89"><text:span text:style-name="T12">Allah made it but a message of hope for you and an assurance to your hearts: (in any case) there is no help except from Allah, the Exalted, the Wise One. </text:span></text:p>
      <text:p text:style-name="P72"><text:span text:style-name="T39">(Al-Imran, 126)</text:span></text:p>
      <text:p text:style-name="P107"><text:soft-page-break/><text:span text:style-name="T38">HEARTS BECOMING FIRM </text:span></text:p>
      <text:p text:style-name="P89"><text:span text:style-name="T12">All that we relate to you of the stories of the messengers,- with it We make firm you heart: in them there comes to you the Truth, as well as an exhortation and a message of remembrance to those who believe. </text:span></text:p>
      <text:p text:style-name="P72"><text:span text:style-name="T39">(Hud, 120)</text:span></text:p>
      <text:p text:style-name="P107"><text:span text:style-name="T38">A VOID IN THE HEART</text:span></text:p>
      <text:p text:style-name="P89"><text:span text:style-name="T12">Never think that Allah is unaware of the wrongdoers’ actions. He only gives them respite till the day on which the eyes will fixedly stare in horror as they come running forward with necks outstretched, their heads uplifted, their gaze not returning towards them, and their hearts a gaping void! </text:span></text:p>
      <text:p text:style-name="P72"><text:span text:style-name="T39">(Abraham, 42-43)</text:span></text:p>
      <text:p text:style-name="P107"><text:span text:style-name="T38">CASTING TERROR INTO THE HEARTS OF THE UNBELIEVERS</text:span></text:p>
      <text:p text:style-name="P89"><text:span text:style-name="T12">Soon shall We cast terror into the hearts of the unbelievers, because they associated companions with Allah, for which He had sent no authority: their abode will be the fire: And evil is the home of the wrong-doers! </text:span></text:p>
      <text:p text:style-name="P72"><text:span text:style-name="T39">(Al-Imran, 151)</text:span></text:p>
      <text:p text:style-name="P107"><text:span text:style-name="T38">HEARTS FILLED WITH DISGUST AND HORROR </text:span></text:p>
      <text:p text:style-name="P89"><text:span text:style-name="T12">When Allah, the One and Only, is mentioned, the hearts of those who do not believe in the hereafter are filled with disgust and horror; but when (gods) other than Allah are mentioned, behold, they are filled with joy! </text:span></text:p>
      <text:p text:style-name="P72"><text:span text:style-name="T39">(Az-Zumar, 45)</text:span></text:p>
      <text:p text:style-name="P107"><text:span text:style-name="T38">THE HEART’S INCLINATION</text:span></text:p>
      <text:p text:style-name="P89"><text:span text:style-name="T12">To such (deceit) let the hearts of those incline, who have no faith in the hereafter: let them delight in it, and let them earn from it what they may. </text:span></text:p>
      <text:p text:style-name="P72"><text:span text:style-name="T39">(Al-Anaam, 113)</text:span></text:p>
      <text:p text:style-name="P107"><text:span text:style-name="T38">THE CAUSE OF SIGHS AND HEARTFELT REGRET</text:span></text:p>
      <text:p text:style-name="P89"><text:span text:style-name="T12">O you who believe! Do not be like the Unbelievers, who say of their brethren, when they meet death abroad or engaged in fighting: “If they had stayed with us, they would not have died, or been slain.” Allah will cause them to sigh and have regrets in their hearts. It is Allah who gives Life and Death, and Allah sees well all that you do. </text:span></text:p>
      <text:p text:style-name="P72"><text:span text:style-name="T39">(Al-Imran, 156)</text:span></text:p>
      <text:p text:style-name="P107"><text:soft-page-break/><text:span text:style-name="T38">SAYING THINGS THAT ARE NOT IN THE HEART</text:span></text:p>
      <text:p text:style-name="P89"><text:span text:style-name="T12">When the hypocrites were told: “Come, fight in the way of Allah, or (at least) drive (the foe from your city),” they said: “Had we known how to fight, we should certainly have followed you.” They were that day nearer to unbelief than to faith, saying with their lips what was not in their hearts, but Allah has full knowledge of all that they conceal. </text:span></text:p>
      <text:p text:style-name="P72"><text:span text:style-name="T39">(Al-Imran, 167)</text:span></text:p>
      <text:p text:style-name="P107"><text:span text:style-name="T38">KEEPING SECRETS IN THE HEART</text:span></text:p>
      <text:p text:style-name="P89"><text:span text:style-name="T12">Those men, Allah knows what is in their hearts; so keep clear of them, but admonish them, and speak to them a word to reach their very souls. </text:span></text:p>
      <text:p text:style-name="P72"><text:span text:style-name="T39">(An-Nisa, 63)</text:span></text:p>
      <text:p text:style-name="P107"><text:span text:style-name="T38">HEARTS BEING CUT INTO PIECES </text:span></text:p>
      <text:p text:style-name="P89"><text:span text:style-name="T12">The edifice of those who so build (i.e. not founded on fear of God) is never free from suspicion and fills their hearts with doubt, until their hearts are cut to pieces. And Allah is All-Knowing and Wise. </text:span></text:p>
      <text:p text:style-name="P72"><text:span text:style-name="T39">(At-Tawba, 110)</text:span></text:p>
      <text:p text:style-name="P107"><text:span text:style-name="T38">HEARTS DEVIATING </text:span></text:p>
      <text:p text:style-name="P89"><text:span text:style-name="T12">“Our Lord!” (they say), “Let not our hearts deviate now after you have guided us, but grant us mercy from your own presence; for you are the giver of bounties without measure.“ </text:span></text:p>
      <text:p text:style-name="P76"><text:span text:style-name="T39">(Al-Imran, 8)</text:span></text:p>
      <text:p text:style-name="P93"><text:span text:style-name="T12">Allah turned with favour to the Prophet, the Muhajirs, and the Ansar, who followed him in a time of distress, after the hearts of them had nearly swerved (from duty); but He turned to them (also): for He is Most Kind and Most Merciful to them.</text:span></text:p>
      <text:p text:style-name="P76"><text:span text:style-name="T39">(Al-Tawba, 117)</text:span></text:p>
      <text:p text:style-name="P111"><text:span text:style-name="T38">HEARTS BEING ALIKE </text:span></text:p>
      <text:p text:style-name="P89"><text:span text:style-name="T12">Those without knowledge ask: “Why does Allah not speak to us? or give us a sign?” So said the people before them in words of similar import. Their hearts are all alike. We have indeed made clear the signs to any people who hold firmly to faith (in their hearts).</text:span></text:p>
      <text:p text:style-name="P72"><text:span text:style-name="T39">(Al-Baqara, 118)</text:span></text:p>
      <text:p text:style-name="P111"><text:span text:style-name="T38">HEARTS THAT REFUSE</text:span></text:p>
      <text:p text:style-name="P89"><text:span text:style-name="T12">How can you trust them (i.e. the idolaters), seeing that if they get an advantage over you, they do not respect in you the ties either of kinship or of covenant? With (fair words from) their mouths they entice you, while their hearts refuse. And most of them are rebellious and wicked. </text:span></text:p>
      <text:p text:style-name="P72"><text:soft-page-break/><text:span text:style-name="T39">(Al-Tawba, 8)</text:span></text:p>
      <text:p text:style-name="P107"><text:span text:style-name="T38">FAITH NOT ENTERING INTO THE HEART </text:span></text:p>
      <text:p text:style-name="P89"><text:span text:style-name="T12">The desert Arabs say, “We believe.” Say, “You have no faith; but you (only) say, ‘We have submitted our wills to Allah,’ for Faith has not yet entered your hearts. But if you obey Allah and His Messenger, He will not deny you the reward of your labours: for Allah is Oft-Forgiving, Most Merciful.” </text:span></text:p>
      <text:p text:style-name="P72"><text:span text:style-name="T39">(Al-Hujraat, 14)</text:span></text:p>
      <text:p text:style-name="P107"><text:span text:style-name="T38">DISEASE IN THE HEART </text:span></text:p>
      <text:p text:style-name="P89"><text:span text:style-name="T12">In their hearts is a disease; and Allah has aggrevated their disease: And grievous is the penalty they (incur), because they are false (to themselves). </text:span></text:p>
      <text:p text:style-name="P72"><text:span text:style-name="T39">(Al-Baqara, 10) </text:span></text:p>
      <text:p text:style-name="P89"><text:span text:style-name="T12">Those in whose hearts are a disease - you see how eagerly they run about amongst them, saying: “We fear lest a change of fortune bring us disaster.” Ah! perhaps Allah will give (you) victory, or a decision according to His will. Then will they repent of the thoughts which they secretly harboured in their hearts. </text:span></text:p>
      <text:p text:style-name="P72"><text:span text:style-name="T39">(Al-Maeda, 52) </text:span></text:p>
      <text:p text:style-name="P89"><text:span text:style-name="T12">Allah makes the suggestions thrown in by Satan a trial for those in whose hearts is a disease and who are hardened of heart: truly, the wrong-doers are in open schism, far (from the Truth):</text:span></text:p>
      <text:p text:style-name="P72"><text:span text:style-name="T39">(Al-Hajj, 53)</text:span></text:p>
      <text:p text:style-name="P107"><text:span text:style-name="T38">HEARTS BECOMING HARDENED</text:span></text:p>
      <text:p text:style-name="P89"><text:span text:style-name="T12">Thenceforth were your hearts hardened: they became like a rock and even worse in hardness. For among rocks there are some from which rivers gush forth; others there are which when split asunder send forth water; and others which sink for fear of Allah. And Allah is not unmindful of what you do. </text:span></text:p>
      <text:p text:style-name="P72"><text:span text:style-name="T39">(Al-Baqara, 74) </text:span></text:p>
      <text:p text:style-name="P89"><text:span text:style-name="T12">When our scourage reached them, why then did they not learn humility? On the contrary, their hearts became hardened, and Satan made their (sinful) acts seem alluring to them. </text:span></text:p>
      <text:p text:style-name="P80"><text:span text:style-name="T39">(Al-Anaam, 43) </text:span></text:p>
      <text:p text:style-name="P89"><text:span text:style-name="T12">Is one whose heart Allah has opened to Islam, so that he has received Enlightenment from Allah, (no better than one who is hard-hearted)? Woe to those whose hearts are hardened against celebrating the praises of Allah! They are manifestly wandering (in error)! </text:span></text:p>
      <text:p text:style-name="P79"><text:span text:style-name="T39">(Az-Zumar, 22)</text:span></text:p>
      <text:p text:style-name="P107"><text:soft-page-break/><text:span text:style-name="T38">A SEAL ON THE HEARTS </text:span></text:p>
      <text:p text:style-name="P89"><text:span text:style-name="T12">They incurred divine displeasure in that they broke their covenant; they rejected the signs of Allah; they slew the Messengers in defiance of right; and they said, “Our hearts are the wrappings (which preserve Allah’s Word; we need no more)”; No, indeed, Allah set the seal on their hearts for their blasphemy. They have no faith; except a few of them. </text:span></text:p>
      <text:p text:style-name="P72"><text:span text:style-name="T39">(An-Nisa, 155)</text:span></text:p>
      <text:p text:style-name="P89"><text:span text:style-name="T12">Do they not then earnestly seek to understand the Qur’an, or are there locks upon their hearts? </text:span></text:p>
      <text:p text:style-name="P81"><text:span text:style-name="T39">(Muhammad, 24)</text:span></text:p>
      <text:p text:style-name="P89"><text:span text:style-name="T12">To those who inherit the earth in succession to its (previous) possessors, is it not a guiding, (lesson) that, if We so willed, We could punish them (too) for their sins, and seal up their hearts, so that they could not hear? </text:span></text:p>
      <text:p text:style-name="P72"><text:span text:style-name="T39">(Al-Araf, 100) </text:span></text:p>
      <text:p text:style-name="P89"><text:span text:style-name="T12">Allah has set a seal on their hearts and on their hearing, and on their eyes is a veil; great is the penalty they (incur). </text:span></text:p>
      <text:p text:style-name="P72"><text:span text:style-name="T39">(Al-Baqara, 7) </text:span></text:p>
      <text:p text:style-name="P89"><text:span text:style-name="T12">“(Such) as dispute the Signs of Allah, without any authority vouchsafed them, grievous and odious is their conduct in the sight of Allah and of the believers. Thus Allah seals up every heart - of every arrogant and obstinate transgressor.” </text:span></text:p>
      <text:p text:style-name="P72"><text:span text:style-name="T39">(Al-Ghafir, 35)</text:span></text:p>
      <text:p text:style-name="P89"><text:span text:style-name="T12">O Messenger! let not those grieve you, who race each other into unbelief: (whether it be) among those who say “We believe” with their lips but whose hearts have no faith; or it be among the Jews, men who will listen to any lie, will listen even to others who have never so much as come to you. They change the words from their (right) times and places: they say, “If you are given this, take it, but if not, beware!” If anyone’s trial is intended by Allah, you cannot help him against Allah. For such - it is not Allah’s will to purify their hearts. For them there is disgrace in this world, and in the Hereafter a severe punishment. </text:span></text:p>
      <text:p text:style-name="P72"><text:span text:style-name="T39">(Al-Maeda, 41) </text:span></text:p>
      <text:p text:style-name="P89"><text:span text:style-name="T12">Then after him We sent (many) messengers to their peoples: they brought them clear signs, but they would not believe what they had already rejected beforehand. Thus do We seal up the hearts of the transgressors. </text:span></text:p>
      <text:p text:style-name="P72"><text:span text:style-name="T39">(Jonah, 74) </text:span></text:p>
      <text:p text:style-name="P89"><text:span text:style-name="T12">Such were the towns whose story We (thus) relate to you: There came indeed to them their messengers with clear (signs): yet they persisted in their unbelief. Thus Allah seals up the hearts of those who reject faith. </text:span></text:p>
      <text:p text:style-name="P72"><text:span text:style-name="T39">(Al-Araf, 101)</text:span></text:p>
      <text:p text:style-name="P89"><text:soft-page-break/><text:span text:style-name="T12">The ground (of complaint) is against such as claim exemption, although they are rich. They prefer to stay with the (women) who remain behind: Allah has sealed their hearts; so they do not know (what they miss). </text:span></text:p>
      <text:p text:style-name="P72"><text:span text:style-name="T39">(Al-Tawba, 93)</text:span></text:p>
      <text:p text:style-name="P90"/>
      <text:p text:style-name="P89"><text:span text:style-name="T12">Say: “Think, if Allah took away your hearing and your sight, and sealed up your hearts, could any but Allah restore them to you?” See how We explain the signs by various (symbols); yet they turn aside. </text:span></text:p>
      <text:p text:style-name="P72"><text:span text:style-name="T39">(Al-Anaam, 46)</text:span></text:p>
      <text:p text:style-name="P69"/>
      <text:p text:style-name="P28"><text:span text:style-name="T8">The foregoing verses reveal an important reality: Faith is something related to the sensitivity of the heart. A person with a heart not hardened, or “sealed” has already a tendency to know Allah and obey Him. When the message of the Qur’an is communicated to him, the comprehension of his heart makes him see the truth and he believes immediately. However, unbelievers are of a different nature. Their hearts are dead and “sealed”. Nor can they acquire wisdom since their hearts do not have any kind of sensitivity. In such a state there is also no possibility of belief. In different verses of the Qur’an, those who are inclined towards faith are told to believe as soon as they hear the message. Unbelievers, on the other hand, never show a propensity for faith:</text:span></text:p>
      <text:p text:style-name="P26"/>
      <text:p text:style-name="P89"><text:span text:style-name="T12">The Word is proved true against the greater part of them: for they do not believe. We have put yokes round their necks right up to their chins, so that their heads are forced up (and they cannot see). And We have put a bar in front of them and a bar behind them, and We have covered them up, so that they cannot see. It is the same to them whether you admonish them or you do not admonish them: they will not believe. You can only admonish such a one as follows the Message and fears the (Lord) Most Gracious, unseen: give such a one, therefore, good tidings, of Forgiveness and a Reward most generous. </text:span></text:p>
      <text:p text:style-name="P72"><text:span text:style-name="T39">(Yaseen, 7-11) </text:span></text:p>
      <text:p text:style-name="P89"><text:span text:style-name="T12">As to those who reject faith, it is the same to them whether you warn them or do not warn them; they will not believe. Allah has set a seal on their hearts and on their hearing, and on their eyes is a veil; great is the penalty they (incur). </text:span></text:p>
      <text:p text:style-name="P72"><text:span text:style-name="T39">(Al-Baqara, 6-7) </text:span></text:p>
      <text:p text:style-name="P89"><text:span text:style-name="T12">Truly you cannot make the dead listen, nor can you make the deaf hear the call, (especially) when they turn back in retreat. Nor can you be a guide to the blind, (to prevent them) from straying: only those will you get to listen who believe in Our Signs, and bow in surrender to Us. </text:span></text:p>
      <text:p text:style-name="P72"><text:span text:style-name="T39">(Al-Naml, 80-81)</text:span></text:p>
      <text:p text:style-name="P28"><text:soft-page-break/><text:span text:style-name="T8">Besides unbelievers whose hearts are hardened and who have lost their wisdom, there are some people, whose hearts are sensitive, yet they are ignorant of religion. When religion is communicated to them, these people instantly recognize the truth and believe in Allah and His religion. These two groups of people are distinguished from each other by their respective arrogance and modesty. (In the following pages, modesty and arrogance will be studied in detail). Jews and their arrogance are mentioned in the Qur’an as an example. On the other hand there are Christians who are modest. On this the Qur’an says:</text:span></text:p>
      <text:p text:style-name="P26"/>
      <text:p text:style-name="P26"/>
      <text:p text:style-name="P26"/>
      <text:p text:style-name="P89"><text:span text:style-name="T12">Strongest among men in enmity to the believers you will find the Jews and Pagans; and nearest among them in love to the believers you will find those who say, “We are Christians”: that is because amongst them are men devoted to learning and men who have renounced the world, and they are not arrogant. And when they listen to the revelation received by the Messenger, you will see their eyes overflowing with tears, for they recognise the truth: they pray: “Our Lord! we believe; write us down among the witnesses”.</text:span></text:p>
      <text:p text:style-name="P72"><text:span text:style-name="T39">(Al-Maeda, 82-83)</text:span></text:p>
      <text:p text:style-name="P69"/>
      <text:p text:style-name="P28"><text:span text:style-name="T8">When the message of the Qur’an is communicated to people with a natural inclination towards religion, they merely say, “Our Lord! we have heard the call of one calling (Us) to Faith: </text:span><text:span text:style-name="T9">‘Believe in the Lord,’ and we have believed...” (Al-Imran, 193)</text:span><text:span text:style-name="T8"> Unbelievers, on the other hand, oppose believers and even feel enmity towards them. </text:span></text:p>
      <text:p text:style-name="P66"/>
      <text:p text:style-name="P46"/>
      <text:p text:style-name="P47"><text:span text:style-name="T29">Men of Understanding and </text:span><text:line-break/><text:span text:style-name="T29">the facts that hinder wisdom </text:span></text:p>
      <text:p text:style-name="P89"><text:span text:style-name="T12">Wisdom is granted to man by Allah, and can be taken back whenever He wills. (Intelligence is also bestowed by Allah; yet it is constant, it does not change with time) The increase in wisdom is in proportion to one’s closeness to Allah. Whoever occupies himself with the remembrance of Allah, acquires more wisdom. </text:span></text:p>
      <text:p text:style-name="P72"><text:span text:style-name="T39">(Al-Rad, 19)</text:span></text:p>
      <text:p text:style-name="P28"><text:span text:style-name="T8">What does “the men of understanding” mean, then? The answer to this question is provided in the Qur’an. Vain desires and passions are the major factors that hinder one’s heart from understanding. Envy is an example. One cannot expect one whose mind is occupied with the feeling of envy to have wisdom. Under the influence of jealousy, he feels too distracted. He cannot keep himself from thinking about the person he is jealous of; he becomes angry and has a feeling of rancour towards him. In this state of envy, his mind is riven by jealousy, and he remains deprived of the ability to think clearly, or make sound assessments. </text:span></text:p>
      <text:p text:style-name="P28"><text:span text:style-name="T8">All other ambitions and passions are also a hindrance to wisdom. The allure of possessions and wealth greatly influences a man. An unbridled passion for possessions enslaves him willy nilly. All mental capabilities are concentrated on ways of gaining more possessions and more money. </text:span></text:p>
      <text:p text:style-name="P28"><text:span text:style-name="T8">Fear about the future is the main characteristic of an unbeliever. He lives a troubled life, one fraught with concerns and fears of getting sick or losing possessions. </text:span><text:span text:style-name="T31">u</text:span><text:span text:style-name="T8">nbelievers spend hours planning their future, surely a major hindrance to clear thinking. Fears and concerns make them feel under pressure and block their mental capabilities to a great extent. Fear of death influences man in the same way. Its thought fills the hearts of unbelievers with grief and sorrow. Death comes in a moment, however. Despite this fact, it remains a source of pain for unbelievers all throughout their lives. For believers, however, death is not an issue to feel sad about.</text:span></text:p>
      <text:p text:style-name="P28"><text:span text:style-name="T8">These are the fears and passions that are a hindrance to understanding. Man, becoming a slave to these passions, can never focus his attention on the main issues that he has to consider. A person should divert all his thinking abilities to his Creator, who brought him from nonexistence to glorious creation. However, a heart full of worldly ambitions fails to occupy itself with the remembrance of Allah. Only those who are “endued with understanding”, in other words, those who are purified of ambitions, fear and selfish greed can have a profound understanding of Allah and obey Him.</text:span></text:p>
      <text:p text:style-name="P28"><text:span text:style-name="T8">The men of understanding are the people who take warning from Allah and who readily accept the truth communicated to them. They never demonstrate </text:span><text:soft-page-break/><text:span text:style-name="T8">arrogance. They do not insist on their misdeeds; they change as soon as they feel something is erroneous. Their purpose in an argument is to find out the truth; not to impose their opinion on others. That is why Allah states that they are “</text:span><text:span text:style-name="T9">those who listen to the Word, and follow the best (meaning) in it: those are the ones whom Allah has guided, and those are the ones endued with understanding.” (Az-Zumar, 18)</text:span></text:p>
      <text:p text:style-name="P28"><text:span text:style-name="T8">Since unbelievers are devoid of wisdom and understanding, they cannot see the great signs surrounding them. The heavens, the earth, and all that is in between are the signs of Allah. However, an unbeliever can never see them; his sight is blurred with ambitions and worldly pleasures. He puts his mind to his minor benefits and selfish desires. His mind has surely a poor grasp of Allah. That is why Allah calls on “men of understanding” to believe in Him:</text:span></text:p>
      <text:p text:style-name="P90"/>
      <text:p text:style-name="P89"><text:span text:style-name="T12">(Moses ) said :Lord of the east and the west, and all between ! If you only had sense!</text:span></text:p>
      <text:p text:style-name="P91"><text:span text:style-name="T12"><text:tab/><text:tab/><text:tab/><text:tab/><text:tab/><text:tab/> (Ash-Shura, 28)</text:span></text:p>
      <text:p text:style-name="P28"><text:span text:style-name="T8">It is interesting how the unbelievers are addressed to in the Quran; Allah and His messengers call them to wisdom in the first step. </text:span><text:span text:style-name="T9">“Nor did We send before you (as messengers) any but men, whom we inspired - men living in human habitations. Did they not travel through the land, and see what was the end of those who disbelieved before them? But the home of the hereafter is best, for those who do right. Will you not then understand? (Joseph, 109)</text:span></text:p>
      <text:p text:style-name="P89"><text:span text:style-name="T12">People of the Book! Why do you dispute about Abraham, when the Law and the Gospel were not revealed till after him? Have you no understanding? (Al-Imran, 65) We have revealed for you (O men!) a book in which is a Message for you: will you not then understand? </text:span></text:p>
      <text:p text:style-name="P72"><text:span text:style-name="T39">(Al-Anbiya, 10)</text:span></text:p>
      <text:p text:style-name="P28"><text:span text:style-name="T9">Say: </text:span></text:p>
      <text:p text:style-name="P89"><text:span text:style-name="T12">“Come, I will tell you what Allah has really prohibited you from doing: There are no other gods besides Him; be good to your parents; do not kill your children on the plea of destitution;- We provide sustenance for you and for them;- do not commit shameful deeds, whether openly or in secret; do not take life, which Allah has made sacred, except by way of justice and law: thus He commands you, so that you may learn wisdom.” </text:span></text:p>
      <text:p text:style-name="P72"><text:span text:style-name="T39">(Al-Anaam, 151)</text:span></text:p>
      <text:p text:style-name="P89"><text:span text:style-name="T12">After them came an evil generation: They inherited the Book, but they chose for themselves the vanities of this world, saying for excuse: “(Everything) will be forgiven us.” Even so, if similar vanities came their way, they would again indulge in them. Was not the covenant of the Book taken from them, that they would not ascribe to Allah anything but the truth? </text:span><text:span text:style-name="T35">a</text:span><text:span text:style-name="T12">nd they have studied what is in the Book. But best for the righteous is the home in the Hereafter. Will you not understand? </text:span></text:p>
      <text:p text:style-name="P72"><text:soft-page-break/><text:span text:style-name="T39">(Al-Araf, 169)</text:span></text:p>
      <text:p text:style-name="P28"><text:span text:style-name="T9">Say: </text:span></text:p>
      <text:p text:style-name="P89"><text:span text:style-name="T12">“If Allah had so willed, I should not have recited it (i.e. the Qur’an) to you, nor would He have made it known to you. A whole life-time before this have I tarried amongst you before it was revealed: will you not then understand?” </text:span></text:p>
      <text:p text:style-name="P72"><text:span text:style-name="T39">(Jonah, 16)</text:span></text:p>
      <text:p text:style-name="P89"><text:span text:style-name="T12">What is the life of this world but play and amusement? But best is the home in the Hereafter, for those who are righteous. Will you not then understand? </text:span></text:p>
      <text:p text:style-name="P72"><text:span text:style-name="T39">(Al-Anaam, 32)</text:span></text:p>
      <text:p text:style-name="P28"><text:span text:style-name="T8">The only people who can grasp and understand the evidence of the creation of Allah and the existence of Allah are men of understanding:</text:span></text:p>
      <text:p text:style-name="P26"/>
      <text:p text:style-name="P89"><text:span text:style-name="T12">And in the earth are neighbouring tracts (diverse though) and gardens of vines and fields sown with corn, and palm trees - growing out of single roots or otherwise: watered with the same water, yet some of them We make more excellent than others to eat. Behold, truly, in these things there are signs for those who understand! </text:span></text:p>
      <text:p text:style-name="P72"><text:span text:style-name="T39">(Al-Rad, 4)</text:span></text:p>
      <text:p text:style-name="P35"/>
      <text:p text:style-name="P35"/>
      <text:p text:style-name="P28"><text:span text:style-name="T9">Say: </text:span></text:p>
      <text:p text:style-name="P89"><text:span text:style-name="T12">“He has the power to send down calamities upon you, from above and below, or to cover you with confusion in party strife, giving you a taste of mutual vengeance - each from the other.” See how We explain the signs by various (symbols); so that they may understand. </text:span></text:p>
      <text:p text:style-name="P72"><text:span text:style-name="T39">(Al-Anaam, 65)</text:span></text:p>
      <text:p text:style-name="P89"><text:span text:style-name="T12">It is He Who has produced you from a single person: here is a place of sojourn and a place of departure: We have made plain Our signs for people who understand. </text:span></text:p>
      <text:p text:style-name="P72"><text:span text:style-name="T39">(Al-Anaam, 98)</text:span></text:p>
      <text:p text:style-name="P89"><text:span text:style-name="T12">...Thus Allah makes clear his signs to you: so that you may understand. </text:span></text:p>
      <text:p text:style-name="P72"><text:span text:style-name="T39">(Al-Noor, 61)</text:span></text:p>
      <text:p text:style-name="P89"><text:span text:style-name="T12">And from the fruit of the date-palm and the vine, you derive wholesome drink and food: behold, in this also is a sign for those who are wise. </text:span></text:p>
      <text:p text:style-name="P72"><text:span text:style-name="T39">(An-Nahl, 67)</text:span></text:p>
      <text:p text:style-name="P89"><text:span text:style-name="T12">He has made subject to you the Night and the Day; the sun and the moon; and the stars are in subjection by His Command: turly, in this are signs for men who are wise. </text:span></text:p>
      <text:p text:style-name="P72"><text:span text:style-name="T39">(An-Nahl, 12)</text:span></text:p>
      <text:p text:style-name="P89"><text:soft-page-break/><text:span text:style-name="T12">He propounds to you a comparison from your own (experience). </text:span><text:span text:style-name="T35">D</text:span><text:span text:style-name="T12">o you have partners among those whom your right hands possess, to share as equals in the wealth We have bestowed on you? Do you fear them as you fear each other? Thus we explain the Signs in detail to a people who understand. </text:span></text:p>
      <text:p text:style-name="P72"><text:span text:style-name="T39">(Al-Room, 28)</text:span></text:p>
      <text:p text:style-name="P89"><text:span text:style-name="T12">Moses said (to the Pharaoh): “He is the Lord of the east and the west, and all between that lies! if you only had sense!”</text:span></text:p>
      <text:p text:style-name="P72"><text:span text:style-name="T39">(Al-Shuara, 28) </text:span></text:p>
      <text:p text:style-name="P89"><text:span text:style-name="T12">And among His signs, He shows you the lightning, by way both of fear and of hope, and He sends down rain from the sky and with it gives life to the earth after it is dead: truly in that are signs for those who are wise. </text:span></text:p>
      <text:p text:style-name="P72"><text:span text:style-name="T39">(Al-Room, 24)</text:span></text:p>
      <text:p text:style-name="P69"/>
      <text:p text:style-name="P28"><text:span text:style-name="T8">There are also different levels of wisdom. The extent by which one purifies his heart of worldly desires and selfishness determines the level of wisdom. The attachment one feels for this life and following vain desires are also major factors in determining the level of wisdom.</text:span></text:p>
      <text:p text:style-name="P28"><text:span text:style-name="T8">Man will either obey Allah, or his vain desires. When he obeys Allah, he is saved from the limitations of his desires and attains wisdom. The reverse is also true; worshipping desires means reprogramming all of one’s thoughts and behaviour to accord with the unlimited wishes of the soul. </text:span></text:p>
      <text:p text:style-name="P28"><text:span text:style-name="T8">In case desires have control over one’s soul, the heart also becomes sealed. It becomes blunted towards divine enlightenment. Thus the heart loses its properties of “understanding” (At-Tawba, 87), “knowing” (At-Tawba, 93), and becomes dull and loses its sensitivity. The heart loses its light. </text:span></text:p>
      <text:p text:style-name="P28"><text:span text:style-name="T8">In the process, the individual can never realize that he has lost his understanding, since he has also lost the criteria by which to judge between right and wrong. Although one acquiring wisdom is always aware of this positive change in himself, the same does not hold true for the opposite. This is just like the case of a man who falls into a faint or slips into a coma; in both cases he would never know what state he had been in until he recovered.</text:span></text:p>
      <text:p text:style-name="P28"><text:span text:style-name="T8">In the Qur’an, the state of those who are devoid of wisdom is also explained:</text:span></text:p>
      <text:p text:style-name="P26"/>
      <text:p text:style-name="P89"><text:span text:style-name="T12">The parable of those who reject faith is that of one shouting like a goat-herd, to beasts that can hear nothing but calls and cries: Deaf, dumb, and blind, they are void of wisdom. </text:span></text:p>
      <text:p text:style-name="P72"><text:span text:style-name="T39">(Al-Baqara, 171)</text:span></text:p>
      <text:p text:style-name="P73"/>
      <text:p text:style-name="P77"/>
      <text:p text:style-name="P48"><text:span text:style-name="T29">Wisdom and Sentimentalism</text:span><text:line-break/></text:p>
      <text:p text:style-name="P28"><text:span text:style-name="T38">One of the greatest </text:span><text:span text:style-name="T8">factors</text:span><text:span text:style-name="T38"> which can blur one’s wisdom is sentimentalism. This is a quite harmful state of mind which is inimical to the proper functioning of human reason.</text:span></text:p>
      <text:p text:style-name="P28"><text:span text:style-name="T8">Indeed sentimentalism is an explicit danger to reason. It exercises control over the faculty of reason to the point of negative sensible judgments. </text:span><text:span text:style-name="T31">U</text:span><text:span text:style-name="T8">nder the sway of emotions, a sentimental person can easily engage in unwise and imprudent deeds. A believer, on the other hand, always keeps his emotions under the command of reasoning.</text:span></text:p>
      <text:p text:style-name="P28"><text:span text:style-name="T8">The concept of love, for instance, may have two separate dimensions; it may be either emotional or rational. The sentimental person feels a profound attachment for people or objects who truly do not deserve affection. As is prevalent in many cultures - especially the eastern cultures- a deep devotion is demonstrated to those who pay no respect to one’s devotion or who give pain in return for sincere love. </text:span></text:p>
      <text:p text:style-name="P28"><text:span text:style-name="T8">On the contrary, the love of a believer is always based on solid grounds. In the object of his love he primarily identifies the existence of “attributes of faith” or “attributes of a believer” as defined in the Qur’an. A believer never shows affection to anyone who is unworthy of being loved. </text:span></text:p>
      <text:p text:style-name="P28"><text:span text:style-name="T8">Allah in many verses attracts our attention to the dangers exposed inherent in sentimental love: </text:span></text:p>
      <text:p text:style-name="P28"><text:span text:style-name="T8">O you who believe! Do not take My enemies and yours as friends (or protectors), offering them (your) love, even though they have rejected the truth that has come to you, and have (on the contrary) driven out the Prophet and yourselves (from your homes), (simply) because you believe in Allah your Lord! If you have come out to strive in My way and to seek My good pleasure, do not take them as friends, holding secret converse of love (and friendship) with them: for I know full well all that you conceal and all that you reveal. And any of you that does this has strayed from the straight path.</text:span></text:p>
      <text:p text:style-name="P28"><text:span text:style-name="T8">If they were to get the better of you, they would behave to you as enemies, and stretch forth their hands and their tongues against you for evil: and they desire that you should reject the truth. </text:span></text:p>
      <text:p text:style-name="P26"/>
      <text:p text:style-name="P89"><text:span text:style-name="T12">There is for you an excellent example (to follow) in Abraham and those with him, when they said to their people: “We are clear of you and of whatever you worship besides Allah: we have rejected you, and there has arisen, between us and you, enmity and hatred for ever, unless you believe in Allah and Him alone...</text:span></text:p>
      <text:p text:style-name="P103"><text:span text:style-name="T12"><text:s/>(Al-Mumtahina, 1-4)</text:span></text:p>
      <text:p text:style-name="P26"/>
      <text:p text:style-name="P28"><text:soft-page-break/><text:span text:style-name="T8">The above words of Allah explain the grounds for it being irrational to feel love for unbelievers. Such an attitude can be explained only by sentimentalism.</text:span></text:p>
      <text:p text:style-name="P28"><text:span text:style-name="T8">Many other verses in the Qur’an advise giving careful consideration to the dangers of feeling love for unbelievers. The story of Prophet Noah sets an example for this subject; Noah asked for forgiveness of Allah for his son who did not worship Him and prayed that he be saved from the flood. Allah told Noah that his son was also among the unbelievers and that he (Noah) should not offer him his love:</text:span></text:p>
      <text:p text:style-name="P89"><text:span text:style-name="T12">So the Ark floated with them on the waves (towering) like mountains, and Noah called out to his son, who had separated himself (from the rest): “O my son! Embark with us, and do not be with the unbelievers!” The son replied: “I will take myself to some mountain: it will save me from the water.” Noah said: “This day nothing can save from the command of Allah but those on whom He has mercy! “And the waves came between them, and the son was among those overwhelmed in the Flood. </text:span></text:p>
      <text:p text:style-name="P89"><text:span text:style-name="T12">...And Noah called upon his Lord, and said: “O my Lord! Surely my son is of my family! And Your promise is true, and You are the most just of Judges!”He said: “O Noah! He is not of your family: For his conduct is unrighteous. So do not ask of Me for that of which you have no knowledge! I give you counsel, lest you act like the ignorant!” Noah said: “O my Lord! I do seek refuge with You, lest I ask You for that of which I have no knowledge. And unless you forgive me and have mercy on me, I shall indeed be lost!” </text:span></text:p>
      <text:p text:style-name="P72"><text:span text:style-name="T39">(Hud, 42-47)</text:span></text:p>
      <text:p text:style-name="P69"/>
      <text:p text:style-name="P28"><text:span text:style-name="T8">The message of the verse is apparent: Even if the immediate family members are in question, the believers do not feel an attachment for unbelievers. It is only wise to love people who really deserve love. Moreover, a believer never develops a feeling deep in his heart for someone who goes astray.</text:span></text:p>
      <text:p text:style-name="P28"><text:span text:style-name="T8">The wives of Noah and Lut were also among the unbelievers who deserved to be severely penalized by Allah. The people of Lut went astray and, hence, they were utterly destroyed. Just before the destruction, the angels came to Lut telling him to abandon the city and to leave his wife behind. Without a moment’s hesitation, Lut obeyed the command: </text:span></text:p>
      <text:p text:style-name="P26"/>
      <text:p text:style-name="P89"><text:span text:style-name="T12">(The Messengers) said: “O Lut! We are messengers from your Lord! By no means shall they reach you! Now travel with your family in the remaining hours of the night, and let not any of you look back: but your wife (will remain behind): To her will happen what happens to the people. Morning is their time appointed: Is not the morning nigh?” </text:span></text:p>
      <text:p text:style-name="P82"><text:span text:style-name="T39">(Hud, 81)</text:span></text:p>
      <text:p text:style-name="P69"/>
      <text:p text:style-name="P28"><text:soft-page-break/><text:span text:style-name="T8">Lut had fully obeyed the command of Allah. This is exactly the type of behaviour that one can expect from a believer. Having a sentimental attachment for those who disobey the judgement of Allah is not an attribute that one can see among believers:</text:span></text:p>
      <text:p text:style-name="P26"/>
      <text:p text:style-name="P95"><text:span text:style-name="T12">You will not find any people who believe in Allah and the last day, loving those who resist Allah and His messenger, even though they were their fathers or their sons, or their brothers, or their kindred. For such He has inscribed the faith in their very hearts, and strengthened them with a spirit of His own. And He will admit them to Gardens beneath which rivers flow, to dwell therein (for ever). Allah will be well pleased with them, and they with Him. They are the party of Allah. Truly, it is the party of Allah that will achieve felicity. </text:span></text:p>
      <text:p text:style-name="P72"><text:span text:style-name="T39">(Al-Mujadila, 22)</text:span></text:p>
      <text:p text:style-name="P69"/>
      <text:p text:style-name="P28"><text:span text:style-name="T8">The essence of this attitude, so purified of emotion, is no doubt the understanding of love which is peculiar only to believers. Allah informs us about the different concepts of love held by believers and unbelievers in the following verse: </text:span></text:p>
      <text:p text:style-name="P68"><text:span text:style-name="T12">Yet there are men who take (for worship) others besides Allah, as equal (with Allah): They love them as they should love Allah. But those of faith are overflowing in their love for Allah.If only the unrighteous could see, they would know that to Allah belongs all power, and Allah will be stern in retribution. </text:span></text:p>
      <text:p text:style-name="P72"><text:span text:style-name="T39">(Al-Baqara, 165)</text:span></text:p>
      <text:p text:style-name="P69"/>
      <text:p text:style-name="P28"><text:span text:style-name="T8">As Allah states in the verse, believers truly love Allah. The affection they feel for people is merely a reflection of their love for Allah. They love only believers, because believers are those people “who truly adopt the moral framework the Qur’an presents man with.” Unbelievers, on the other hand, live according to their whims and desires. In this sense, they follow the path of Satan. Hence, it is impossible for believers to feel close to them. Unbelievers, on the other hand, are inclined to have affection for people or objects individually. They assume everything to have an existence independent of Allah. In the Qur’an, this is called “associating partners with Allah”, or in other words, paganism.</text:span></text:p>
      <text:p text:style-name="P28"><text:span text:style-name="T8">In the Qur’an, non-emotive behaviours demonstrated by believers is not limited only to love. There are many other rational kinds of behaviours recounted in the Qur’an. The following are all examples to such kinds of behaviours; the mother of Moses left her baby floating in the river without any hesitation when she received inspiration from Allah (Al-Qasas, 7); the believers restrain their anger and pardon men (Al-Imran, 134); and do not despair over matters that pass </text:span><text:soft-page-break/><text:span text:style-name="T8">them by (Al-Hadid, 23); and spend from what they most dearly love.(Al-Imran, 92).</text:span></text:p>
      <text:p text:style-name="P28"><text:span text:style-name="T8">However, one point needs further clarification here: not being sentimental does not in any way mean being insensitive. On the contrary, believers are tender-hearted people. The attributes of the Prophet Abraham are related in the Qur’an: “Abraham was most tender-hearted, and forbearing.” (At-Tawba, 114). What is criticized about sentimentalism here is its negative aspect prevalent in the culture of an ignorant society. In a sentimental way of thinking, emotions completely cloud the faculty of judgment and make one develop unsound reasoning contrary to the principles of the Qur’an. In this culture, not the spirit but the negative side of the soul stirs up these emotions.</text:span></text:p>
      <text:p text:style-name="P28"><text:span text:style-name="T8">In a community, various examples of such an attitude can be observed: sentimentalism displayed by young girls is a typical example. Being under the influence of emotions, a young girl loves the image of a man rather than his character and spirit. This is no doubt due to the mentality indoctrinated in her by the society. However, lessons drawn from experience lead eventually to wisdom. Mostly after spending only a short time with him, the young girl realizes the negative or inhumane side of the man she loves.</text:span></text:p>
      <text:p text:style-name="P28"/>
      <text:p text:style-name="P32"/>
      <text:p text:style-name="P54"><text:span text:style-name="T12">Sources of Wisdom </text:span></text:p>
      <text:p text:style-name="P28"><text:span text:style-name="T38">Allah indicates in the Qur’an those to whom He grants wisdom. </text:span><text:span text:style-name="T8">According</text:span><text:span text:style-name="T38"> to what is related in the Qur’an, the main source of wisdom is the fear of Allah:</text:span></text:p>
      <text:p text:style-name="P89"><text:span text:style-name="T12">O you who believe! If you fear Allah, He will grant you a criterion (to judge between right and wrong), remove from you (all) evil (that may afflict) you, and forgive you: for Allah is the Lord of grace unbounded. </text:span></text:p>
      <text:p text:style-name="P72"><text:span text:style-name="T39">(Al-Anfal, 29)</text:span></text:p>
      <text:p text:style-name="P28"><text:span text:style-name="T8">The starting point of fearing Allah is having a conception of the attributes of Allah and of the judgement Day. Allah grants man the sense to judge between right and wrong only when man fears Him. This is actually a kind of comprehension attained as a result of the softening heart with the fear of Allah:</text:span></text:p>
      <text:p text:style-name="P89"><text:span text:style-name="T12">Allah has revealed (from time to time) the most beautiful Message in the form of a Book, consistent with itself, (yet) repeating (its teaching in various aspects): the skins of those who fear their Lord tremble there at; then their skins and their hearts soften at the celebration of Allah’s praises. Such is the guidance of Allah: He guides therewith whom He pleases, but such as Allah leaves to stray, can have none to guide him. </text:span></text:p>
      <text:p text:style-name="P72"><text:span text:style-name="T39">(Az-Zumar, 23)</text:span></text:p>
      <text:p text:style-name="P28"><text:span text:style-name="T8">Man should always strive to have more of this fear. To this end, he should pray, reflect on Allah’s power, might and punishment, and endeavour to have a deeper comprehension of Him.</text:span></text:p>
      <text:p text:style-name="P89"><text:span text:style-name="T12">So fear Allah as much as you can; listen and obey and spend in charity for the benefit of your own soul.Those saved from the covetousness of their own souls are the ones that achieve prosperity. </text:span></text:p>
      <text:p text:style-name="P72"><text:span text:style-name="T39">(At-Taghabun, 16)</text:span></text:p>
      <text:p text:style-name="P28"><text:span text:style-name="T8">Possessing the sense to judge between right and wrong is an indication of the wisdom of a person. Such a person is surely endowed with the capacity to ponder. This gift of comprehension is called (insight) or “vision” in the Qur’an. Etymologically, in Arabic the origin of the word basirah “insight” is “to see.” Yet this is quite different from the normal act of seeing. A person lacking insight is described as one whose heart and mind is covered lest he should understand the Qur’an.” </text:span></text:p>
      <text:p text:style-name="P89"><text:span text:style-name="T12">And We cast a veil upon their hearts (and minds) lest they should understand the Qur’an, and made them hard of hearing. When you commemorate your Lord and Him alone in the Qur’an, they turn on their backs, fleeing (from the truth). </text:span></text:p>
      <text:p text:style-name="P72"><text:span text:style-name="T39">(Al-Isra, 46)</text:span></text:p>
      <text:p text:style-name="P69"/>
      <text:p text:style-name="P28"><text:soft-page-break/><text:span text:style-name="T8">The word “understand” in the verse above is of great significance. In many other verses, the lack of understanding prevalent among people is mentioned. This conveys a message: in the physical sense, unbelievers perceive ( in other words, they hear ) what they are told by believers, yet they fail to comprehend the meaning and content of the message. This is a state of inebriation, a shift of consciousness and a metaphysical fact. Allah informs us about a “veil cast over their hearts:”</text:span></text:p>
      <text:p text:style-name="P26"/>
      <text:p text:style-name="P89"><text:span text:style-name="T12">And who is more wrong than one who is reminded of the signs of his Lord, but turns away from them, forgetting the (deeds) which his hands have sent forth? Truly, We have cast veils over their hearts lest they should understand this, and made them hard of hearing. </text:span><text:span text:style-name="T34">i</text:span><text:span text:style-name="T12">f you called them to guidance, even then would they never accept guidance. </text:span></text:p>
      <text:p text:style-name="P83"><text:span text:style-name="T39">(Al-Anfal, 57)</text:span></text:p>
      <text:p text:style-name="P89"><text:span text:style-name="T12">Unbelievers, every now and then, confess their inherent lack of understanding of the religion communicated to them. This is straightforwardly manifested in the verse where the people of Midian dare to say to Shu’aib, “O Shu’aib! much of what you say we do not understand! In fact, among us we see that you have no strength! Were it not for your family, we should certainly have stoned you! for you have among us no great position!”</text:span></text:p>
      <text:p text:style-name="P79"><text:span text:style-name="T38">(</text:span><text:span text:style-name="T39">Hud, 91</text:span><text:span text:style-name="T38">)</text:span></text:p>
      <text:p text:style-name="P28"><text:span text:style-name="T8">No man devoid of understanding can be guided to the true path, except by the will of Allah. Allah states in the following verse:</text:span></text:p>
      <text:p text:style-name="P26"/>
      <text:p text:style-name="P89"><text:span text:style-name="T12">Among them are some who (pretend to) listen to you: But can you make the deaf hear, incapable as they are of understanding? And among them are some who look at you : but can you guide the blind, bereft as they are of sight? </text:span></text:p>
      <text:p text:style-name="P79"><text:span text:style-name="T38">(</text:span><text:span text:style-name="T39">Jonah, 42-43)</text:span></text:p>
      <text:p text:style-name="P28"><text:span text:style-name="T8">Consequently, those who turn to faith are solely those who are endowed with wisdom and insight. Correspondingly, believers are under obligation to “call on Allah resting upon conscious insight:”</text:span></text:p>
      <text:p text:style-name="P89"><text:span text:style-name="T12">Say “This is my way: Resting upon conscious insight accessible to reason, I am calling (you alI) unto God—I and whosoever follows me.Glory to Allah! I am not of the idolaters. </text:span></text:p>
      <text:p text:style-name="P72"><text:span text:style-name="T39">(Joseph, 108)</text:span></text:p>
      <text:p text:style-name="P89"><text:span text:style-name="T12">“Now have come to you, from your Lord, proofs (to open your eyes): if any will see, it will be for (the good of) his own soul; if any will be blind, it will be to his own (harm): I am not (here) to watch over your doings.” </text:span></text:p>
      <text:p text:style-name="P72"><text:span text:style-name="T39">(Al-Anaam, 104)</text:span></text:p>
      <text:p text:style-name="P28"><text:soft-page-break/><text:span text:style-name="T8">Being deprived of insight and wisdom, unbelievers think it of benefit to themselves to avoid any struggle in the way of Allah. With such an attitude, they commit themselves to dwelling in Hell for all eternity:</text:span></text:p>
      <text:p text:style-name="P26"/>
      <text:p text:style-name="P89"><text:span text:style-name="T12">Those who were left behind rejoiced in their inaction behind the back of the messenger of Allah: they had no wish to strive and fight, with their wealth and their persons, in the cause of Allah. </text:span><text:span text:style-name="T34">t</text:span><text:span text:style-name="T12">hey said, to each other, “Do not go forth to war in the heat.” Say, “The fire of Hell is fiercer in heat.” If only they could understand! </text:span></text:p>
      <text:p text:style-name="P72"><text:span text:style-name="T39">(At-Tawba, 81)</text:span></text:p>
      <text:p text:style-name="P89"><text:span text:style-name="T12">When a Sura comes down, enjoining them to believe in Allah and to strive and fight along with His Messenger, those with wealth and influence among them ask you for exemption, and say: “Leave us (behind): we would rather be with those who sit (at home).” They prefer to be with (the women), who remain behind (at home): their hearts are sealed and so they do not understand. </text:span></text:p>
      <text:p text:style-name="P72"><text:span text:style-name="T39">(At-Tawba, 86-87)</text:span></text:p>
      <text:p text:style-name="P73"/>
      <text:p text:style-name="P77"/>
      <text:p text:style-name="P51"><text:span text:style-name="T28">Heedlessness and Attention</text:span></text:p>
      <text:p text:style-name="P28"><text:span text:style-name="T38">In the Qur’an, Allah gives a detailed account of unbelievers who are devoid of understanding. Allah explains in the Qur’an that the most striking characteristic of unbelievers is the state of “heedlessness” they are in.</text:span></text:p>
      <text:p text:style-name="P89"><text:span text:style-name="T12">Many are the Jinns and men we have made for Hell: They have hearts with which they do not understand, eyes with which they do not see, and ears with which they do not hear. They are like cattle,- nay more misguided: for they are heedless (of warning)</text:span></text:p>
      <text:p text:style-name="P72"><text:span text:style-name="T39">(Al-Araf, 179)</text:span></text:p>
      <text:p text:style-name="P89"><text:span text:style-name="T12">Such are those whose hearts, ears, and eyes have been sealed up by Allah, and they take no heed. </text:span></text:p>
      <text:p text:style-name="P72"><text:span text:style-name="T39">(An-Nahl, 108)</text:span></text:p>
      <text:p text:style-name="P28"><text:span text:style-name="T8">Rather than acknowledging what is wrong with his behaviour, the individual who is heedless of Allah’s wishes makes an all-out effort to disregard his misdeeds or to cover them up. This resolute resistance and insistence on following vain desires, and hence not being wary of them lest they lead him astray from what Allah has sent down to living is in fact, a vain attempt to manifest his “so-called” innocence. Making up excuses for one’s mistakes is, by no means, a way of exonerating oneself from faults, as is also evident from the verse that follows: “Indeed, man will be evidence against himself, plead as he may with his excuses.” (Al-Qiyama, 14-15)</text:span></text:p>
      <text:p text:style-name="P28"><text:span text:style-name="T8">Excuses are only futile attempts to hide the decisions taken or actions made under the influence of desires and lusts. The Qur’an especially refers to some of these pretexts:</text:span></text:p>
      <text:p text:style-name="P26"/>
      <text:p text:style-name="P89"><text:span text:style-name="T12">But when they see some bargain or some amusement, they disperse headlong to it, and leave you (i.e. the Prophet) standing. Say: “The (blessing) from the Presence of Allah is better than any amusement or bargain! </text:span><text:span text:style-name="T34">a</text:span><text:span text:style-name="T12">nd Allah is the Best to provide (for all needs).” </text:span></text:p>
      <text:p text:style-name="P72"><text:span text:style-name="T39">(Al-Jumua, 11)</text:span></text:p>
      <text:p text:style-name="P28"><text:span text:style-name="T8">Rather than putting forward pretexts, trying to have a deeper understanding of his misdeeds would free man from the unheeding state he is in. Otherwise, persistance in this attitude will lead man astray.In the Quran Allah states the heedless state of people and the regret they will have in the hereafter; </text:span></text:p>
      <text:p text:style-name="P26"/>
      <text:p text:style-name="P89"><text:span text:style-name="T12">Closer and closer to mankind comes their reckoning: yet they do not heed and they turn away. </text:span></text:p>
      <text:p text:style-name="P72"><text:span text:style-name="T39">(Al-Anbiya, 1)</text:span></text:p>
      <text:p text:style-name="P69"/>
      <text:p text:style-name="P89"><text:span text:style-name="T12">Then the true promise will draw near fulfillment: then behold! </text:span><text:soft-page-break/><text:span text:style-name="T12">the eyes of the unbelievers will fixedly stare in horror: “Ah! Woe to us! we were indeed heedless of this; indeed, we truly did wrong!” </text:span></text:p>
      <text:p text:style-name="P72"><text:span text:style-name="T39">(Al-Anbiya, 97)</text:span></text:p>
      <text:p text:style-name="P104"/>
      <text:p text:style-name="P90"/>
      <text:p text:style-name="P89"><text:span text:style-name="T12">And keep your soul content along with those who call on their Lord morning and evening, seeking His pleasure! and do not let not your eyes pass beyond them, seeking the pomp and glitter of this Life; nor obey any whose heart We have permitted to neglect the remembrance of Us, one who follows his own desires, whose case has gone beyond all bounds. </text:span></text:p>
      <text:p text:style-name="P72"><text:span text:style-name="T39">(Al-Kahf, 28)</text:span></text:p>
      <text:p text:style-name="P69"/>
      <text:p text:style-name="P28"><text:span text:style-name="T8">Unlike the indifferent mood of unbelievers, an absolute alertness, awareness and attention towards the outer world and the things happening around them are displayed by believers.</text:span></text:p>
      <text:p text:style-name="P28"><text:span text:style-name="T8">The attention should essentially be focused on the fact that Allah encompasses everything, that He is aware of everything, and that He will call man to account in the hereafter. A believer who succeeds in devoting his attention to every facet of life becomes extremely aware of and alert to all incidents. Because Allah encompasses everything, and because every incident occurs at His command, nothing happens randomly or without a purpose. Every incident, every development conveys an inner message and a meaning. By giving his undivided attention, man can actually grasp the meaning and wisdom in these occurrences and conceive of the hidden aspects of events. On the contrary, the unbelievers are inattentive to the outer world. Being heedless of the fact that everything on earth serves a purpose, they display indifference towards the happenings around them and remain insensitive to the outer world. Their consideration is motivated solely by self interest; that is why they pay attention only to certain particular aspects of events. In such a frame of mind, they have a poor grasp of the truth and mostly arrive at erroneous conclusions.</text:span></text:p>
      <text:p text:style-name="P28"><text:span text:style-name="T8">Attention has various aspects. Taking lessons from events, being among men of understanding who take heed, perceiving the clear proofs surrounding man, performing a certain act by taking into consideration all the drawbacks, are among the signs of a mindful attitude. In the Qur’an, some particular examples are given of the attentive behaviours of believers. For instance, Moses recognizes the existence of the fire ahead before anyone else. In the same way, when he arrived at the place of the fire, he found it to be a chosen place where Allah communicated to Him. (Ta-Ha,10-16) </text:span></text:p>
      <text:p text:style-name="P28"><text:span text:style-name="T8">Weariness, indifference or dullness are then the typical characteristics of the unbelievers. Believers, on the other hand, are extremely careful, attentive and alert and also encourage other believers with their enthusiasm.</text:span></text:p>
      <text:p text:style-name="P29"><text:soft-page-break/></text:p>
      <text:p text:style-name="P32"/>
      <text:p text:style-name="P51"><text:span text:style-name="T28">Acting Upon Conjecture</text:span></text:p>
      <text:p text:style-name="P28"><text:span text:style-name="T38">In the state of heedlessness, logic and reasoning are seldom resorted to. This is indeed a bizarre state of mind that can be </text:span><text:span text:style-name="T8">defined</text:span><text:span text:style-name="T38"> as being half-asleep, half-awake. The heedless person easily becomes involved in irrational deeds. The life of such a person becomes a sequence of illogical deeds and the grave consequences he has to suffer.</text:span></text:p>
      <text:p text:style-name="P28"><text:span text:style-name="T8">One of the basic principles of logic is not to put implicit trust in anything, which is not based on sound reasoning. No man of intelligence bases his life on a system which is inherently of a dubious nature. For instance, no one randomly takes a pill assuming that “it might bring relief”. All actions should rest on ascertainable facts.</text:span></text:p>
      <text:p text:style-name="P28"><text:span text:style-name="T8">However, unbelievers, or those who associate partners with Allah, assume this kind of unwise attitude. That is solely because their lives are entirely based on certain presumptions. For instance, almost all unbelievers presume that judgment will not be passed on them on judgment day. Or even if judgment is passed, they will be found innocent. All the systems and ideologies they embrace, likewise rest on unfounded beliefs. Their viewpoint about the world is not based on genuine grounds.</text:span></text:p>
      <text:p text:style-name="P28"><text:span text:style-name="T8">The Surat’Al-Kahf, tells the story of two men, one an unbeliever who bases his life on unfounded conjectures and suppositions, and the other a believer:</text:span></text:p>
      <text:p text:style-name="P26"/>
      <text:p text:style-name="P89"><text:span text:style-name="T12">Set forth to them the parable of two men: for one of them We provided two gardens of grape-vines and surrounded them with date palms; in between the two We placed corn-fields. Each of those gardens brought forth its produce, and failed not in the least therein: in the midst of them We caused a river to flow. (Abundant) was the produce this man had : he said to his companion, in the course of an argument: I have more wealth than you, and more honour and power in (my following of) men.” He went into his garden in a state (of mind) unjust to his soul: He said, “Surely this will never perish, Nor do I believe that the hour (of judgment) will (ever) come. Even if I am brought back to my Lord, I shall surely find (there) something better in exchange.” </text:span></text:p>
      <text:p text:style-name="P72"><text:span text:style-name="T39">(Al-Kahf, 32-36)</text:span></text:p>
      <text:p text:style-name="P28"><text:span text:style-name="T8">The statements in the above verses are striking. The unbeliever dares to say : “Surely this will never perish, Nor do I believe that the hour (of judgment) will (ever) come. Even if I am brought back to my Lord, I shall surely find (there) something better in exchange.” This was a blatant assumption. He had no evidence whatsoever to verify his assumption. Yet, the owner of the garden persisted in voicing his groundless views. However, his end matched his attitude: his garden was utterly ruined. The story continues as follows:</text:span></text:p>
      <text:p text:style-name="P89"><text:span text:style-name="T12">His companion said to him, in the course of the argument: “Do you deny Him Who created you out of dust, then out of a sperm-</text:span><text:soft-page-break/><text:span text:style-name="T12">drop, then fashioned you into a man? But (I think) for my part that He is Allah, My Lord, and none shall I associate with my Lord. Why did you not, as you went into your garden, say: ‘Allah’s will (be done)! There is no power but with Allah!’ If you see me less than you in wealth and sons, it may be that my Lord will give me something better than your garden, and that He will send down on your garden thunderbolts (by way of reckoning) from heaven, making it (but) slippery sand!- Or the water of the garden will drain off underground so that you will never be able to find it.” So his fruits (and enjoyment) were destroyed and he remained wringing his hands over what he had spent on his property, which had (now) tumbled to pieces to its very foundations, and he could only say, “Woe is me! Would that I had never ascribed partners to my Lord and Cherisher!” Neither had he anyone to help him against Allah, nor was he able to deliver himself. In such ordeals the (only) protection comes from Allah, the True One. He is the best to reward, and the best to give success. (Al-Kahf, 37-44)</text:span></text:p>
      <text:p text:style-name="P26"/>
      <text:p text:style-name="P28"><text:span text:style-name="T8">As stated in this example, all the unbelievers follow their assumptions, rather than the true wisdom. The only information that is certainly true is what is revealed by Allah. Hence, those who want to base their life on certainty have to establish their criteria according to the Qur’an. Any other basis for moral judgement be it an ideology, philosophy, system, a thought process or science, cannot lead man to the truth. That is solely because, unless it is a revelation, every kind of thought indulged in human beings is a mere assumption.The Qur’an enjoins careful attention to this fact in numerous verses: “But they have no knowledge therein. They follow nothing but conjecture; and conjecture avails nothing against truth.” (An-Najm, 28)</text:span></text:p>
      <text:p text:style-name="P28"><text:span text:style-name="T8">The Qur’an describes the state of those who follow nothing but conjecture and consequently turn away their faces from the way of Allah:</text:span></text:p>
      <text:p text:style-name="P28"><text:span text:style-name="T8">Woe to the falsehood-mongers, those who (flounder) heedless in a flood of confusion: They ask, “When will the day of judgment and justice be?” (It will be) a day when they will be tried (and tested) over the Fire! “Taste this, your trial! This is what you used to ask to be hastened!” </text:span></text:p>
      <text:p text:style-name="P72"><text:span text:style-name="T39">(Al-Dhariyat, 10-14)</text:span></text:p>
      <text:p text:style-name="P28"><text:span text:style-name="T8">The people who worship other gods besides Allah are, in reality, only a prey to conjecture. In the Qur’an, this fact is thus stated:</text:span></text:p>
      <text:p text:style-name="P89"><text:span text:style-name="T12">“These are nothing but names which you have devised - you and your fathers - for which Allah has sent down no authority (whatever). They follow nothing but conjecture and what their own souls desire! Even though there has already come to them guidance from their Lord!” </text:span></text:p>
      <text:p text:style-name="P72"><text:span text:style-name="T39">(An-Najm, 23) </text:span></text:p>
      <text:p text:style-name="P89"><text:span text:style-name="T12">Behold! Truly, to Allah belong all creatures, in the heavens and on earth. What do they follow who worship as His “partners” other than Allah? They follow nothing but fancy, and they do nothing but lie. </text:span></text:p>
      <text:p text:style-name="P72"><text:soft-page-break/><text:span text:style-name="T39">(Jonah, 66) </text:span></text:p>
      <text:p text:style-name="P89"><text:span text:style-name="T12">Were you to follow the common run of those on earth, you would be led away by them from the way of Allah. They follow nothing but conjecture: they do nothing but lie. </text:span></text:p>
      <text:p text:style-name="P72"><text:span text:style-name="T39">(Al-Anaam, 116)</text:span></text:p>
      <text:p text:style-name="P89"><text:span text:style-name="T12">But most of them follow nothing but fancy: truly, fancy can be of no avail against truth. Truly, Allah is well aware of all that they do. </text:span></text:p>
      <text:p text:style-name="P72"><text:span text:style-name="T39">(Jonah, 36)</text:span></text:p>
      <text:p text:style-name="P28"><text:span text:style-name="T8">Those who act on conjecture assume that they can make up excuses to protect themselves against the punishment of Allah. This is, in fact just an assumption that is not compatible with reality. Their excuses will not be accepted by Allah.</text:span></text:p>
      <text:p text:style-name="P89"><text:span text:style-name="T12">Those who ascribe partners (to Allah) will say: “If Allah had wished, we should not have given partners to Him, nor would our fathers; nor should we have had any taboos.” So their ancestors falsely argued, until they tasted Our wrath. Say: “Have you any (certain) knowledge? If so, produce it before us. You follow nothing but conjecture: you do nothing but lie.” </text:span></text:p>
      <text:p text:style-name="P72"><text:span text:style-name="T39">(Al-Anaam, 148)</text:span></text:p>
      <text:p text:style-name="P73"/>
      <text:p text:style-name="P77"/>
      <text:p text:style-name="P54"><text:span text:style-name="T28">Loyalty and Obedience</text:span></text:p>
      <text:p text:style-name="P28"><text:span text:style-name="T38">The Qur’an gives a detailed account of human nature. All the corruption and indecent personality traits of unbelievers are mentioned as well as the attributes of believers. The attributes of obedient believers oft-returning to Allah, and into whom Allah breathed His Spirit, are what make up an exalted standard of character.</text:span></text:p>
      <text:p text:style-name="P28"><text:span text:style-name="T8">Surely, such a high standard of moral values pertaining to believers is in sharp contrast to that of unbelievers. Sincerity and trustworthiness throw into sharp relief the insincere and hypocritical nature of the unbelievers. Likewise, the generous, brave and modest attitude of believers is very different from the arrogant, ruthless and selfish behaviours of unbelievers. One feature which clearly distinguishes between these two groups- that is, between believers and unbelievers - is a sense of loyalty, or its absence. In its real sense, unbelievers can never remain true, solely due to the fact that they are motivated by self-interest: It often takes them just a matter of moments to turn away from a lifelong friend or a close relative. Likewise, they easily give up struggling or fighting for something they think as right.</text:span></text:p>
      <text:p text:style-name="P28"><text:span text:style-name="T8">However, the believers assume a totally different attitude. The criteria they apply to their deeds and lives plainly manifest themselves in the verse. Say: “Truly, my prayer and my devotions, my life and my death, are (all) for Allah, the Cherisher of the Worlds.” (Al-anam 162) Consequently, those who have faith are considerate in their behaviours, aiming to attend the will of Allah, and remain committed to their people and purpose at any cost. On account of minor benefits, they never leave the righteous path and they demonstrate an unshakable and unswerving loyalty to believers and especially to the leader of believers. Allah describes the loyalty shown by the believers in the Qur’an as follows:</text:span></text:p>
      <text:p text:style-name="P89"><text:span text:style-name="T12">Among the believers are men who have been true to their covenant with Allah: of them some have been true to their vows to the very end, and some still await their end: but they have never changed (their determination) in the least.</text:span></text:p>
      <text:p text:style-name="P72"><text:span text:style-name="T39">(Al-Ahzap, 23)</text:span></text:p>
      <text:p text:style-name="P28"><text:span text:style-name="T8">Loyalty keeps all believers who fight for their faith directed towards one goal. This attribute, the essential characteristic of determination, is vital for any community of believers that is steadfast. A believer would fail to keep his self-respect if even once he demonstrated a minor neglect in his loyalty. Once one loses self-respect completely, one gradually approach a point where one loses faith. Subsequently, things deteriorate very quickly and the backslider starts to behave in just the way an unbeliever or a hypocrite does. This is because unfaithfulness encourages a person to commit other significant kinds of deception. He first of all transgresses by trying to hide his disloyalty from other believers. Then he starts telling lies, making a sustained effort to deceive them. After a while, his ‘talent’ for telling lies, makes him feel that he can really dupe </text:span><text:soft-page-break/><text:span text:style-name="T8">believers and starts to adopt a way of living based on deriving unfair benefits from them. This indicates a state of mind in which the deceiver feels no love for believers. In this mood, he seeks the pleasure of people rather than of Allah. That is why he strives after high prestige. He perceives anything likely to damage this prestige as a serious threat to his being and strives to protect himself by telling more lies. Meanwhile, as believers begin to detect his lies, he displays more of the traits of a hypocrite. At this point, he tries to exculpate himself. But this effort, turns him entirely into the type of a person who does not hesitate to form alliances with unbelievers and hypocrites.</text:span></text:p>
      <text:p text:style-name="P28"><text:span text:style-name="T8">The aforementioned sequence of events is striking in the sense that it reveals how certain disloyal kinds of behaviour, which are assumed to be minor and insignificant, can cause the individual to drift into unbelief. The truthful believers, on the other hand, steadfastly persevere in righteousness till the day of their death, since they owe their obedience to nobody but Allah. This fact is noted in the following verse:</text:span></text:p>
      <text:p text:style-name="P89"><text:span text:style-name="T12">He who obeys the Messenger, obeys Allah: But if any turn away, We have not sent you to watch over their (evil deeds). </text:span></text:p>
      <text:p text:style-name="P72"><text:span text:style-name="T39">(An-Nisa, 80)</text:span></text:p>
      <text:p text:style-name="P28"><text:span text:style-name="T8">Being truthful is one of the most important subjects that a believer should be sensitive to. While informing us about hypocrites who are ever ready to escape from their obligations, Allah bids us give our attention to the pledge they take in the Qur’an about not turning their backs and accordingly states that such people bear a heavy responsibility.</text:span></text:p>
      <text:p text:style-name="P89"><text:span text:style-name="T12">And yet they had already sworn to Allah not to turn their backs in flight, and a covenant with Allah must (surely) be answered for. </text:span></text:p>
      <text:p text:style-name="P72"><text:span text:style-name="T39">(Al-Ahzap, 15)</text:span></text:p>
      <text:p text:style-name="P28"><text:span text:style-name="T8">A pledge made to Allah is indeed a heavy responsibility. Hence, Allah commands the believers: </text:span></text:p>
      <text:p text:style-name="P89"><text:span text:style-name="T12">Nor sell the covenant of Allah for a miserable price: for with Allah is (a prize) far better for you, if you only knew. </text:span></text:p>
      <text:p text:style-name="P72"><text:span text:style-name="T39">(An-Nahl, 95)</text:span></text:p>
      <text:p text:style-name="P28"><text:span text:style-name="T8">No doubt, the most significant sign of loyalty is obedience. Obedience is an essential attribute of believers, as stated in the Qur’an. It is actually the key to earning the mercy of Allah, to attaining Heaven and gaining a victory against unbelievers.</text:span></text:p>
      <text:p text:style-name="P89"><text:span text:style-name="T12">And obey Allah and the Messenger, so that you may obtain mercy. </text:span></text:p>
      <text:p text:style-name="P72"><text:span text:style-name="T39">(Al-Imran, 132)</text:span></text:p>
      <text:p text:style-name="P89"><text:span text:style-name="T12">Those are limits set by Allah: those who obey Allah and His Messenger will be admitted to Gardens with rivers flowing beneath, to abide therein for ever and that will be the supreme achievement. </text:span></text:p>
      <text:p text:style-name="P72"><text:span text:style-name="T39">(An-Nisa, 13) </text:span></text:p>
      <text:p text:style-name="P89"><text:soft-page-break/><text:span text:style-name="T12">You who believe! Obey Allah, and obey the Messenger, and those charged with authority among you. If you differ in anything among yourselves, refer it to Allah and His Messenger, if you do believe in Allah and the Last Day. That is best, and most suitable for final determination. </text:span></text:p>
      <text:p text:style-name="P72"><text:span text:style-name="T39">(An-Nisa, 59) </text:span></text:p>
      <text:p text:style-name="P89"><text:span text:style-name="T12">We sent forth messengers, to be obeyed, by men in accordance with the will of Allah. If they had only, when they were unjust to themselves, come to you and asked Allah’s forgiveness, and the Messenger had asked forgiveness for them, they would have found Allah indeed Forgiving and Most Merciful. But no, by the Lord, they can have no real faith, until they make you judge in all disputes between them, and find in their souls no resistance against Your decisions, but accept them with the fullest conviction. </text:span></text:p>
      <text:p text:style-name="P72"><text:span text:style-name="T39">(An-Nisa, 64-65)</text:span></text:p>
      <text:p text:style-name="P69"/>
      <text:p text:style-name="P89"><text:span text:style-name="T12">All who obey Allah and the messenger shall dwell in the company of those whom Allah has favoured with His Grace: the prophets who teach, the sincere lovers of Truth, the witnesses who testify, and the Righteous who do good. Ah! what a beautiful companionship! </text:span></text:p>
      <text:p text:style-name="P72"><text:span text:style-name="T39">(An-Nisa, 69)</text:span></text:p>
      <text:p text:style-name="P28"><text:span text:style-name="T8">Under all circumstances, believers should be committed to obedience for all time. Hypocrites, too, can be obedient, but only when the conditions are not so tough and demanding. However, in times of difficulty and trouble, only true believers persevere in their obedience. In the Qur’an, Allah informs us that hypocrites living in the time of the Prophet find the fight for faith to be difficult. However, they join believers in their struggle when they find that it means “immediate gain and an easy journey”.</text:span></text:p>
      <text:p text:style-name="P26"/>
      <text:p text:style-name="P89"><text:span text:style-name="T12">Go forth, whether unarmed or well-equipped and strive and struggle, with your goods and your persons, in the cause of Allah. That is best for you, if you but knew. If there had been immediate gain in sight, and the journey easy, they would all without doubt have followed you, but the distance was long, and weighed on them. They would indeed swear by Allah, “If we only could, we should certainly have come out with you:” They would destroy their own souls; for Allah knows that they are certainly lying. </text:span></text:p>
      <text:p text:style-name="P72"><text:span text:style-name="T39">(At-Tawba, 41-42)</text:span></text:p>
      <text:p text:style-name="P69"/>
      <text:p text:style-name="P28"><text:span text:style-name="T8">One of the main attributes of believers is to maintain their obedience in every situation and under all circumstances. The Qur’an informs us about the different attitudes of believers and hypocrites.</text:span></text:p>
      <text:p text:style-name="P26"/>
      <text:p text:style-name="P89"><text:soft-page-break/><text:span text:style-name="T12">They say, “We believe in Allah and in the messenger, and we obey.” but even after that, some of them turn away: they are not (really) believers. When they are summoned to Allah and His messenger, in order that He may judge between them, behold, some of them decline (to come). But if the right is on their side, they come to him with all submission. Is there a disease in their hearts? or do they doubt, or are they in fear, that Allah and His Messenger will deal unjustly with them? No, indeed, it is they themselves who do wrong. The answer of the believers, when summoned to Allah and His Messenger, in order that He may judge between them, is no other than this: they say, “We hear and we obey.” </text:span><text:span text:style-name="T34">i</text:span><text:span text:style-name="T12">t is such as these who will attain felicity. It is such as obey Allah and His Messenger, and fear Allah and do right, who will win (in the end), They swear their strongest oaths by Allah that, if only you would command them, they would leave (their homes). Say: “Do not swear Obedience is (more) reasonable; truly, Allah is well acquainted with all that you do.” Say: “Obey Allah, and obey the Messenger: but if you turn away, he is only responsible for the duty placed on him and you for that placed on you. If you obey him, you shall be rightly guided. The Messenger’s duty is only to preach the clear Message. </text:span></text:p>
      <text:p text:style-name="P72"><text:span text:style-name="T39">(Al-Nur, 47-54)</text:span></text:p>
      <text:p text:style-name="P69"/>
      <text:p text:style-name="P28"><text:span text:style-name="T31">o</text:span><text:span text:style-name="T8">bedience to the messenger should come from deep within the heart and with full commitment. The believers should acknowledge that the decision of the messenger is righteous and, accordingly, never have any doubts about their obedience. This is an extremely important issue, since obeying reluctantly is described in the Qur’an as a sign of disbelief: “</text:span><text:span text:style-name="T9">But no, by the Lord, they can have no (real) Faith, until they make you judge in all disputes between them, and find in their souls no resistance to Your decisions, but accept them with the fullest conviction. (An-Nisa, 65)</text:span></text:p>
      <text:p text:style-name="P28"><text:span text:style-name="T8">Obedience is a sure sign of one’s faith in Allah and his total willingness to be a servant to Him. This is surely the only way to man’s salvation. As Allah states in Surat’ Al-Anfal, 24</text:span><text:span text:style-name="T9">: “O you who believe! Give your response to Allah and His Messenger, when He calls you to that which will give you life.”</text:span><text:span text:style-name="T8"> </text:span><text:span text:style-name="T31">t</text:span><text:span text:style-name="T8">he messenger calls man to his eternal salvation. In another verse Allah states that the Messenger summons the believers to salvation, freedom, contentment and avoidance of evil. </text:span></text:p>
      <text:p text:style-name="P26"/>
      <text:p text:style-name="P89"><text:span text:style-name="T12">In verse 157 of Surah Al-Araf Allah says: “I will show mercy to those.......who follow the </text:span><text:span text:style-name="T34">m</text:span><text:span text:style-name="T12">essenger, the Ummi whom they find mentioned in their own (scriptures),- in the law and the Gospel;- for he commands them to do what is just and forbids them to do what is evil; he allows them as lawful what is good (and pure) and prohibits them from what is bad (and impure); he releases them from their heavy burdens and from the yokes that are upon them. So it is those who believe in him, honour him, help him, and follow the light which is sent down with him, who will prosper.” </text:span></text:p>
      <text:p text:style-name="P28"><text:soft-page-break/><text:span text:style-name="T8"><text:s/><text:tab/><text:tab/><text:tab/><text:tab/><text:tab/><text:tab/><text:tab/><text:tab/><text:tab/><text:tab/></text:span><text:span text:style-name="T9">(Al-Araf,157)</text:span></text:p>
      <text:p text:style-name="P27"/>
      <text:p text:style-name="P28"><text:span text:style-name="T8">The believers’ victory over unbelievers is also dependent on their obedience to the Messenger and those charged with authority among them. In response to their obedience, Allah supports believers and grant them a glorious victory. The reverse is also true. In case of disobedience, they lose their power over unbelievers. Allah relates such an incident that took place in the prophet's time. In the following verse:</text:span></text:p>
      <text:p text:style-name="P89"><text:span text:style-name="T12">Allah did indeed fulfil His promise to you when, with His permission you were about to annihilate your enemy, until you flinched and fell to disputing about the order, and disobeyed it after He brought you in sight (of the booty) which you covet. Among you are some that hanker after this world and some that desire the Hereafter. Then He diverted you from your foes in order to test you, but He forgave you, for Allah is full of grace to those who believe. </text:span></text:p>
      <text:p text:style-name="P72"><text:span text:style-name="T39">(Al-Imran, 152)</text:span></text:p>
      <text:p text:style-name="P28"><text:span text:style-name="T8">Salvation can be achieved only through obedience. Those who do not obey the </text:span><text:span text:style-name="T31">m</text:span><text:span text:style-name="T8">essenger and follow a path other than the one leading to righteousness, will eventually go to Hell. Allah makes this fact plain in the Qur’an as follows: </text:span></text:p>
      <text:p text:style-name="P26"/>
      <text:p text:style-name="P89"><text:span text:style-name="T12">If anyone contends with the Messenger even after guidance has been plainly conveyed to him, and follows a path other than that becoming to men of faith, We shall leave him on the path he has chosen, and consign him to Hell, what an evil refuge! </text:span></text:p>
      <text:p text:style-name="P72"><text:span text:style-name="T39">(An-Nisa, 115)</text:span></text:p>
      <text:p text:style-name="P73"/>
      <text:p text:style-name="P77"/>
      <text:p text:style-name="P52"><text:span text:style-name="T28">Determination </text:span></text:p>
      <text:p text:style-name="P28"><text:span text:style-name="T38">Determination is the most significant attribute of a believer. A believer never loses his enthusiasm and devotion. He </text:span><text:span text:style-name="T8">engages</text:span><text:span text:style-name="T38"> in his struggle only to earn the pleasure of Allah. That is why, no difficulty proves to be a hindrance to his endeavours. A believer never attaches importance to what others think or say about him. His only goal is to deserve the favour of his Lord; and he shapes his life accordingly.</text:span></text:p>
      <text:p text:style-name="P28"><text:span text:style-name="T8">Allah certainly puts the determination of believers to the test in various ways; either by periodically giving them trouble or making them undergo suffering. Details of the test are given in the verse below:</text:span></text:p>
      <text:p text:style-name="P89"><text:span text:style-name="T12">We shall test you with fear and hunger, with loss of life and property and crops but give glad tidings to those who patiently persevere. </text:span></text:p>
      <text:p text:style-name="P72"><text:span text:style-name="T39">(Al-Baqara, 155)</text:span></text:p>
      <text:p text:style-name="P28"><text:span text:style-name="T8">However, a believer with total commitment displays his patience under all circumstances. Allah praises this attitude of believers in the following verse: </text:span></text:p>
      <text:p text:style-name="P89"><text:span text:style-name="T12">How many of the prophets fought (in Allah’s way), and with them (fought) large bands of godly men? But they never lost heart if they met with disaster in Allah’s way, nor did they weaken (in will) nor give in. And Allah loves those who are firm and steadfast. Their only words were: “Our Lord! Forgive us our sins and anything We may have done that transgressed our duty; make us firm of foot and help us against those that resist faith.” </text:span></text:p>
      <text:p text:style-name="P72"><text:span text:style-name="T39">(Al-Imran, 146-147)</text:span></text:p>
      <text:p text:style-name="P28"><text:span text:style-name="T8">Lack of commitment, on the other hand, is not a trait attributable to believers. The following verse confirms this fact:</text:span></text:p>
      <text:p text:style-name="P89"><text:span text:style-name="T12">Only those ask you for exemption who do not believe in Allah and the last day, and whose hearts are fieled with doubt, so that they waver. </text:span></text:p>
      <text:p text:style-name="P72"><text:span text:style-name="T39">(Al-Tawba, 45)</text:span></text:p>
      <text:p text:style-name="P28"><text:span text:style-name="T8">Besides hardships, trouble and distress, prosperity and affluence also shake people’s determination. Comfort dampens most people’s enthusiasm and excitement. Becoming insolent and turning one’s face away from Allah after receiving His favour is characteristic of unbelievers. Allah explains this in the following verse:</text:span></text:p>
      <text:p text:style-name="P89"><text:span text:style-name="T12">When trouble touched a man, He cried to Us (in all postures)- lying down on his side, or sitting, or standing. But as soon as we relieved his affliction, he pursued his former ways, as if he had never cried out to Us for Our help! Thus do the deeds of transgressors seem fair in their eyes! </text:span></text:p>
      <text:p text:style-name="P72"><text:span text:style-name="T39">(Surah Yunus, 10:12)</text:span></text:p>
      <text:p text:style-name="P28"><text:soft-page-break/><text:span text:style-name="T8">However, this is not the case with believers. Prosperity, grandeur, money or power never change the attitude of a believer. He is well aware that all favours are bestowed on him by Allah and that they can be taken back at any time. Hence, he never falls into exultation over his own prowess.</text:span></text:p>
      <text:p text:style-name="P28"><text:span text:style-name="T8">Desiring the hereafter and striving for it with all their might, as well as avoidance of extravagance in daily affairs are indications of determination demonstrated by believers. Those who “strive with all their might” are thus described in the Qur’an:</text:span></text:p>
      <text:p text:style-name="P89"><text:span text:style-name="T12">Those who wish for the hereafter, and strive for it with all their might and have faith- they are the ones whose endeavours are acceptable (to Allah). </text:span></text:p>
      <text:p text:style-name="P82"><text:span text:style-name="T38">(Al-Isra, 19)</text:span></text:p>
      <text:p text:style-name="P28"><text:span text:style-name="T8">Never losing heart, demonstrating an unceasing enthusiasm is a command of Allah: </text:span></text:p>
      <text:p text:style-name="P89"><text:span text:style-name="T12">Neither lose heart, nor fall into despair: For you must gain mastery if you are true in faith.</text:span></text:p>
      <text:p text:style-name="P72"><text:span text:style-name="T39">(Al-Imran, 139)</text:span></text:p>
      <text:p text:style-name="P28"><text:span text:style-name="T8">Determination, consequently, is a significant attribute of believers. Those who seek an </text:span><text:span text:style-name="T9">“immediate gain and an easy journey”</text:span><text:span text:style-name="T8"> (At-Tawba, 42) fail to show an unyielding determination. Believers, on the other hand, accomplish what is expected of them and display an unchanging determination until they meet their death. </text:span></text:p>
      <text:p text:style-name="P89"><text:span text:style-name="T12">“Among the Believers are men who have been true to their covenant with Allah: of them some have fulfilled their vow to the utmost, and others still wait: but they have never changed their determination in the least”. </text:span></text:p>
      <text:p text:style-name="P82"><text:span text:style-name="T39"><text:s/>(Surat’al-Ahzap, 23) </text:span></text:p>
      <text:p text:style-name="P28"><text:span text:style-name="T8">Hypocrites, on the other hand, display inconsistent behaviours and attitude, and change according to the type of people they socialize with. When believers win a victory, hypocrites want to share this success, while in times of trouble; they stay away from the community of believers. This is indeed a sure indication of their hypocritical nature. </text:span></text:p>
      <text:p text:style-name="P28"><text:span text:style-name="T8">The community of Kahf, into whose hearts Allah put courage, (Al-Kahf, 14) sets the best example for believers in the sense of determination. Continuity in worshipping is also important in the sense of consistency. Only death puts an end to the determination of a believer. A believer is responsible for showing patience and fulfilling his pledge to Allah until death comes.</text:span></text:p>
      <text:p text:style-name="P26"/>
      <text:p text:style-name="P89"><text:span text:style-name="T12">Truly, those who plight their fealty to you do no less than plight their fealty to Allah: the hand of Allah is over their hands: then anyone who violates his oath, does so to the harm of his own soul, and anyone who fulfils his pledge to Allah, will soon be granted a great reward by Allah. </text:span></text:p>
      <text:p text:style-name="P72"><text:span text:style-name="T39">(Al-Fath, 10)</text:span></text:p>
      <text:p text:style-name="P55"><text:soft-page-break/></text:p>
      <text:p text:style-name="P57"><text:span text:style-name="T28">Perseverance </text:span></text:p>
      <text:p text:style-name="P28"><text:span text:style-name="T38">All throughout the life of </text:span><text:span text:style-name="T8">the</text:span><text:span text:style-name="T38"> believer fundamental worship involves two things: being in constant pursuit of a life based entirely on the principles of the Qur’an and avoidance of behaviours contradicting its commandments. The term “patience” encompasses the virtues of being persistent, brooking no neglect of or delay in worship, and protecting oneself from the erosion of devoutness.</text:span></text:p>
      <text:p text:style-name="P28"><text:span text:style-name="T8">That is why patience and endurance are two separate concepts. Endurance implies a sense of objection and resistance. It is actually suffering difficulties or pain. The patience believers demonstrate, on the other hand, is totally different: A patient believer does not feel defeated or demoralized. On the contrary, he feels himself closer to Allah and consequently finds joy in any distresses befalling him. This is surely a source of ardour and excitement for believers. </text:span></text:p>
      <text:p text:style-name="P28"><text:span text:style-name="T8">Many of the verses in the Qur’an enjoin perseverance:</text:span></text:p>
      <text:p text:style-name="P26"/>
      <text:p text:style-name="P89"><text:span text:style-name="T12">So patiently persevere: for the promise of Allah is, indeed true: nor let those shake your firmness, who have (themselves) no certainty of faith. </text:span></text:p>
      <text:p text:style-name="P72"><text:span text:style-name="T39">(Ar-Rum, 60)</text:span></text:p>
      <text:p text:style-name="P89"><text:span text:style-name="T12">O you who believe! Persevere in patience and constancy; vie in such perseverance; strengthen each other; and fear Allah, so that you may prosper. </text:span></text:p>
      <text:p text:style-name="P72"><text:span text:style-name="T39">(Al-Imran, 200)</text:span></text:p>
      <text:p text:style-name="P89"><text:span text:style-name="T12">And be patient, for your patience is but from Allah; nor grieve over them: (i.e. the unbelievers) and do not distress yourself because of their plots. </text:span></text:p>
      <text:p text:style-name="P72"><text:span text:style-name="T39">(An-Nahl, 127)</text:span></text:p>
      <text:p text:style-name="P28"><text:span text:style-name="T8">It is stated, moreover, in the Qur’an that the believers will be put to the test with patience:</text:span></text:p>
      <text:p text:style-name="P89"><text:span text:style-name="T12">And We shall try you until We test those among you who strive their utmost and persevere in patience; and We shall try your reported (mettle). </text:span></text:p>
      <text:p text:style-name="P72"><text:span text:style-name="T39">(Muhammad, 31) </text:span></text:p>
      <text:p text:style-name="P89"><text:span text:style-name="T12">You shall certainly be tried and tested in your possessions and in your personal selves; and you shall certainly hear much that will grieve you, from those who received the Book before you and from those who worship many gods. But if you persevere patiently, and guard against evil, that will be a determining factor in all affairs. </text:span></text:p>
      <text:p text:style-name="P72"><text:span text:style-name="T39">(Al-Imran, 186)</text:span></text:p>
      <text:p text:style-name="P28"><text:span text:style-name="T8">Perseverance is also the key to the victory of believers. Allah gives strength to the believers provided that they persevere: </text:span></text:p>
      <text:p text:style-name="P89"><text:span text:style-name="T12">If there are a hundred of you, patient and persevering, they will </text:span><text:soft-page-break/><text:span text:style-name="T12">vanquish two hundred, and if a thousand, they will vanquish two thousand, with the leave of Allah: for Allah is with those who patiently persevere. </text:span></text:p>
      <text:p text:style-name="P72"><text:span text:style-name="T39">(Al-Anfal, 66) </text:span></text:p>
      <text:p text:style-name="P89"><text:span text:style-name="T12">And obey Allah and His Messenger; and fall into no disputes, lest you lose heart and your resolve weaken; and be patient and persevering: For Allah is with those who patiently persevere. </text:span></text:p>
      <text:p text:style-name="P72"><text:span text:style-name="T39">(Al-Anfal, 46)</text:span></text:p>
      <text:p text:style-name="P28"><text:span text:style-name="T8">Perseverance is an essential attribute of a believer and it is also the key to the will of Allah and to the attainment of heaven. In one verse, Allah states the attributes of believers </text:span><text:span text:style-name="T9">“(They are) those who persevere in patience, and put their trust on their Lord.” (An-Nahl, 42).</text:span><text:span text:style-name="T8"> The importance of the issue is emphasized in other verses:</text:span></text:p>
      <text:p text:style-name="P89"><text:span text:style-name="T12">What is with you must vanish: what is with Allah will endure. And We will certainly bestow, on those who patiently persevere, their reward according to the best of their actions. </text:span></text:p>
      <text:p text:style-name="P72"><text:span text:style-name="T39">(Al-Nahl, 96) </text:span></text:p>
      <text:p text:style-name="P89"><text:span text:style-name="T12">Those are the ones who will be rewarded with the highest place in heaven, because of their patient constancy: therein shall they be met with salutations and peace. </text:span></text:p>
      <text:p text:style-name="P72"><text:span text:style-name="T39">(Al-Furqan, 75)</text:span></text:p>
      <text:p text:style-name="P89"><text:span text:style-name="T12">Then will he be of those who believe, and enjoin patience, (constancy, and self-restraint), and enjoin deeds of kindness and compassion. </text:span></text:p>
      <text:p text:style-name="P72"><text:span text:style-name="T39">(Al-Balad, 17) </text:span></text:p>
      <text:p text:style-name="P28"><text:span text:style-name="T8">The believers ask for perseverance: </text:span></text:p>
      <text:p text:style-name="P89"><text:span text:style-name="T12">When they advanced to meet Goliath and his forces, they prayed: “Our Lord! Pour out constancy on us and make our steps firm: Help us against those that reject faith.” </text:span></text:p>
      <text:p text:style-name="P72"><text:span text:style-name="T39">(Al-Baqara, 250) </text:span></text:p>
      <text:p text:style-name="P55"/>
      <text:p text:style-name="P57"><text:span text:style-name="T28">Righteous Deeds</text:span></text:p>
      <text:p text:style-name="P28"><text:span text:style-name="T38">Righteous deeds” (amelunsalihan) are one of the key concepts of the Qur’an. In Arabic, the word </text:span><text:span text:style-name="T8">“righteousness</text:span><text:span text:style-name="T38">” comprises the meanings of good, beneficial and right. In Arabic, the verb “to amend” (islah) is also derived from the same root. Consequently, in English, every type of beneficial and good work or action done for the good of religion is expressed by the word “righteous deed.” In terms of the Qur’an, on the other hand, each act and all behaviour designed to seek the favour of Allah is a “righteous deed.”</text:span></text:p>
      <text:p text:style-name="P28"><text:span text:style-name="T8">The salvation of an individual is not attained only through faith; righteous deeds, the signs of sincere faith, also save the soul. Saying “I believe” yet failing to comply with the commandments of religion does not lead man to salvation. In the Qur’an Allah states the following about this issue: </text:span></text:p>
      <text:p text:style-name="P89"><text:span text:style-name="T12">Do men think that they will be left alone on saying, “We believe”, and that they will not be tested? We tested those before them, and Allah will certainly know those who are true from those who are false. </text:span></text:p>
      <text:p text:style-name="P72"><text:span text:style-name="T39">(Al-Ankabut, 2-3) </text:span></text:p>
      <text:p text:style-name="P28"><text:span text:style-name="T8">The way a believer does righteous deeds proves his mettle. His deeds indicate his perseverance, stability, determination and loyalty-in other words the depth of his faith.</text:span></text:p>
      <text:p text:style-name="P28"><text:span text:style-name="T8">In the Qur’an Allah informs us about the various kinds of righteous deeds. Communicating the message of Islam to people, striving for the prosperity and the benefit of the Muslims, trying to attain a better understanding of the Qur’an, solving every kind of personal and social problem of the Muslims; all these are important righteous deeds. The fundamental Islamic forms of worship, such as saying prayers to Allah, fasting, spending for the cause of Allah, and the pilgrimage to Mecca are also among the important righteous deeds:</text:span></text:p>
      <text:p text:style-name="P89"><text:span text:style-name="T34">R</text:span><text:span text:style-name="T12">ighteousness does not consist in whether you turn your faces towards the east or the west; what is righteous is to believe in Allah and the last day, and the angels, and the Book, and the messengers; to spend of your substance, out of love for Him, for your kin, for orphans, for the needy, for the wayfarer, for those who ask, and for the ransom of slaves; to be steadfast in prayer, and practise regular charity; to fulfil the contracts which you have made; and to be firm and patient, in pain (or suffering) and adversity, and in times of war. Such as do so are people of truth. Such are the Allah-fearing. </text:span></text:p>
      <text:p text:style-name="P72"><text:span text:style-name="T39">(Al-Baqara, 177)</text:span></text:p>
      <text:p text:style-name="P28"><text:span text:style-name="T8">Yet there is another point that deserves mention: what makes an act a righteous deed is not its result but the “intention” behind it. That is why for an act to be a righteous one, it should be done purely to seek the approval of Allah. This is what really distinguishes a “righteous deed” from “charity”, a concept prevalent in the ignorant society. A righteous deed is done to seek the approval </text:span><text:soft-page-break/><text:span text:style-name="T8">of Allah; on the other hand, the concept of charity in an ignorant society, is based on a spirit of social solidarity and a personal desire to make a reputation as a “charity lover.”</text:span></text:p>
      <text:p text:style-name="P28"><text:span text:style-name="T8">The verses below explain why the deeds of believers are by no means similar to alms-giving.</text:span></text:p>
      <text:p text:style-name="P90"/>
      <text:p text:style-name="P89"><text:span text:style-name="T12">They perform (their) vows, and they fear a Day whose evil flies far and wide. </text:span></text:p>
      <text:p text:style-name="P89"><text:span text:style-name="T12">And they feed, for the love of Allah, the indigent, the orphan, and the captive, </text:span></text:p>
      <text:p text:style-name="P92"><text:span text:style-name="T12">(Saying)”We feed you for the sake of Allah alone: no reward do we desire from you, nor thanks.”</text:span></text:p>
      <text:p text:style-name="P92"><text:span text:style-name="T12">“We only fear a day of distressful wrath from our Lord.” </text:span></text:p>
      <text:p text:style-name="P72"><text:span text:style-name="T39">(Al- Insan 7-10)</text:span></text:p>
      <text:p text:style-name="P28"><text:span text:style-name="T8">If any acts ostensibly complying with the definition of “righteous deeds” are not intended to seek the good pleasure of Allah, they cease to be “righteous deeds.” This is simply because they are done to please other people. This is, in terms of the Qur’an, “associating partners with Allah”, which is a great sin. In the following verse, Allah explains how an act of worship done to attain not the approval of Allah, but other people loses its value and becomes an ordinary act.</text:span></text:p>
      <text:p text:style-name="P89"><text:span text:style-name="T12">Woe to the worshippers, who are neglectful of their prayers; who only want to make a show of piety. </text:span></text:p>
      <text:p text:style-name="P72"><text:span text:style-name="T39">(Al-Maun, 4-6)</text:span></text:p>
      <text:p text:style-name="P28"><text:span text:style-name="T8">Similarly, spending, which is a righteous deed in the presence of Allah, becomes an ordinary act if done to demonstrate one’s generosity in order to impress people. Allah describes the difference between spending to gain His approval and to satisfy one’s own desires:</text:span></text:p>
      <text:p text:style-name="P89"><text:span text:style-name="T12">O you who believe! Do not cancel out your charity by reminders of your generosity or by injury,- like those who spend their substance to be seen by others, believing neither in Allah nor in the last day. They are in parable like a hard, barren rock, on which there is little soil: on it falls heavy rain, which leaves it just a bare stone. They will be able to do nothing with anything they have earned. And Allah does not guide those who reject faith. Those who spend their substance, seeking to please Allah and to strengthen their souls, are like a garden, high and fertile: heavy rain falls on it, and makes it yield a double harvest, and if it does not receive heavy rain, light moisture suffices it. Allah sees well whatever you do. </text:span></text:p>
      <text:p text:style-name="P72"><text:span text:style-name="T39">(Al-Baqara, 264-265)</text:span></text:p>
      <text:p text:style-name="P89"><text:span text:style-name="T12">We have prepared a shameful punishment for those who spend their wealth for the sake of ostentation but who have no faith in Allah and the last day: If any take the evil one for their intimate, what a dreadful intimate he is! And what burden would it be on them if they had faith in Allah and in the last day, and they spent </text:span><text:soft-page-break/><text:span text:style-name="T12">out of what Allah has given them for sustenance? For Allah has full knowledge of them. </text:span></text:p>
      <text:p text:style-name="P72"><text:span text:style-name="T39">(An-Nisa, 38-39)</text:span></text:p>
      <text:p text:style-name="P28"><text:span text:style-name="T8">In brief, what turns an act into a righteous deed is the intention behind it. If the intention is a righteous one, then the deed also becomes righteous, even if the desired result is not attained. For instance, with the intention of seeking the approval of Allah, a believer may work hard towards a desired end, yet his efforts may not fructify. However, this is not important; he shall still have his reward from Allah. Every believer should acknowledge that there is a reason why Allah does not always let the individual reach his goal</text:span><text:span text:style-name="T9">: “It is possible that you dislike a thing which is good for you, and that you love a thing which is bad for you. But Allah knows, and you do not know.” (Al-Baqara, 216) </text:span><text:span text:style-name="T31">o</text:span><text:span text:style-name="T8">nly Allah knows if the desired end will have beneficial consequences for man.</text:span></text:p>
      <text:p text:style-name="P28"><text:span text:style-name="T8">Hence, the result of each deed always rests with Allah. Each task should be done solely to please Him.</text:span></text:p>
      <text:p text:style-name="P28"><text:span text:style-name="T8">As stated above, intention is the essence of a righteous deed. This is due to the fact that Allah is free of all needs. Consequently, He actually does not need any of the acts that His servants perform. Allah states the following in one of His verses:</text:span></text:p>
      <text:p text:style-name="P96"><text:span text:style-name="T12">O you men! It is you that have need of Allah: but Allah is the One free of all wants, worthy of all praise. If He so pleased, He could destroy you and replace you with a new creation. Nor is that (at all) difficult for Allah. </text:span></text:p>
      <text:p text:style-name="P84"><text:span text:style-name="T39">(Fatir, 15-17) </text:span></text:p>
      <text:p text:style-name="P28"><text:span text:style-name="T8">He can do anything He wlls when He wills it. He does not need the deeds and efforts of believers to make His religion prevail:</text:span></text:p>
      <text:p text:style-name="P89"><text:span text:style-name="T12">Do not the Believers know, that, had Allah (so) willed, He could have guided all mankind (to the right)?”</text:span></text:p>
      <text:p text:style-name="P84"><text:span text:style-name="T39">(Ar-Rad,31)</text:span></text:p>
      <text:p text:style-name="P28"><text:span text:style-name="T8">In brief, if a man does righteous deeds, it accrues to his personal benefit. Right action is surely the way to attain an eternal salvation. As the Qur’an, puts it: </text:span></text:p>
      <text:p text:style-name="P96"><text:span text:style-name="T11">If any strive (with might and main), they do so for their own souls: for Allah is free of all needs from all creation. </text:span></text:p>
      <text:p text:style-name="P85"><text:span text:style-name="T38">(Al-Ankabut, 6)</text:span></text:p>
      <text:p text:style-name="P28"><text:span text:style-name="T8">One who says prayers, fasts, spends in the cause of Allah, or supports Islam, becomes himself the beneficiary. It is he himself who needs to do good works; surely he shall have forgiveness and a great reward in return.</text:span></text:p>
      <text:p text:style-name="P28"><text:span text:style-name="T8">For the same reason, in the presence of Allah, a righteous deed is acceptable only when it is the expression of a good intention:</text:span></text:p>
      <text:p text:style-name="P89"><text:span text:style-name="T12">It is not their meat nor their blood, (i.e. of camels which have been sacrificed) that reaches Allah: it is your piety that reaches Him: He has thus made them subject to you, so that you may glorify Allah for His Guidance to you and proclaim the good news to all who do right. </text:span></text:p>
      <text:p text:style-name="P72"><text:span text:style-name="T39">(Al-Hajj, 37)</text:span></text:p>
      <text:p text:style-name="P28"><text:soft-page-break/><text:span text:style-name="T8">Therefore, while performing a righteous deed, it is of vital importance to keep oneself occupied with the remembrance of Allah. To this end, a believer should pray to Allah for the acceptance of his services. The prayer of the Prophet Abraham and Ismail sets a good example for all believers. </text:span></text:p>
      <text:p text:style-name="P89"><text:span text:style-name="T12">Remember Abraham and Isma’il raised the foundations of the House (with this prayer):”Our Lord! Accept (this service) from us: For You are the All-Hearing, the All-knowing. Our Lord! make of us Muslims, bowing to Your (Will), and of our progeny a people Muslim, bowing to Your (will); and show us our place for the celebration of (due) rites; and turn to us (in Mercy); for You are the Oft-Returning, Most Merciful. </text:span></text:p>
      <text:p text:style-name="P72"><text:span text:style-name="T39">(Al-Baqara, 127-128)</text:span></text:p>
      <text:p text:style-name="P28"><text:span text:style-name="T8">The address of Allah to David and his people also stresses the significance of prayer, and of giving thanks to Allah during the performance of a righteous deed:</text:span></text:p>
      <text:p text:style-name="P89"><text:span text:style-name="T12">They worked for him as he desired (making) arches,image, basins as large as reservoirs, and cooking cauldrons fixed (in their places ) : “Work, sons of David, with thanks ! But few of my servants are truly grateful !” (Saba, 13)</text:span></text:p>
      <text:p text:style-name="P28"><text:span text:style-name="T8">This is surely the type of service that strengthens one’s faith in Allah: One's statement of “I beleive”is reinforced with this service and mount to Allah: </text:span></text:p>
      <text:p text:style-name="P26"/>
      <text:p text:style-name="P89"><text:span text:style-name="T12">“To Him mount up (all) words of purity: It is He Who exalts each deed of righteousness.” </text:span></text:p>
      <text:p text:style-name="P72"><text:span text:style-name="T39">(Fatir, 10)</text:span></text:p>
      <text:p text:style-name="P28"><text:span text:style-name="T8">A devoted believer who performs righteous deeds all throughout his life will surely attain the gardens of heaven and will be rewarded most generously by Allah in the hereafter:</text:span></text:p>
      <text:p text:style-name="P26"/>
      <text:p text:style-name="P89"><text:span text:style-name="T12">As for those who believe and do good works no burden do We place on any soul, but that which it can bear,— they will be companions of the Garden, therein to dwell (for ever). And We shall remove from their hearts any lurking sense of injury; </text:span><text:span text:style-name="T34">b</text:span><text:span text:style-name="T12">eneath them will be rivers flowing; and they shall say: “Praise be to Allah, who has guided us to this (felicity): never could we have found the right path, had it not been for the guidance of Allah: indeed it was the truth, that the messengers of our Lord brought to us.” And they shall hear the cry: “Behold! the garden before you! You have been made its inheritors, for your deeds of righteousness.” (Al-Araf, 42-43)</text:span></text:p>
      <text:p text:style-name="P56"/>
      <text:p text:style-name="P58"><text:span text:style-name="T28">Giving Thanks to Allah</text:span></text:p>
      <text:p text:style-name="P28"><text:span text:style-name="T38">Being grateful to a fellow human being who has shown favour, is to render one’s thanks to express appreciative sentiments. The concept of being grateful to Allah (shukr), on the other hand, is to grasp and </text:span><text:span text:style-name="T8">emphasize</text:span><text:span text:style-name="T38"> the fact that every kind of grace and favour is granted exclusively by Allah. In the Qur’an, the opposite of being grateful is defined by the term “disbelief”(Kufr), which is synonymous with ingratitude. Only this definition indicates the importance attached to being grateful as a form of worship and the detrimental consequences its neglect may have for a believer.</text:span></text:p>
      <text:p text:style-name="P28"><text:span text:style-name="T8">Gratefulness to Allah is one of the concepts principally emphasized in the Qur’an. In almost 70 verses, the importance of rendering thanks to Allah is stated, examples of those who are grateful and ungrateful are given and the end their requital in the hereafter is described. The reason why so much importance is given to this concept is simply that it is a sure indication of one’s faith and affirmation of the </text:span><text:span text:style-name="T31">o</text:span><text:span text:style-name="T8">neness of Allah. In one of the verses “being grateful” is described as “worshipping only Allah”:</text:span></text:p>
      <text:p text:style-name="P89"><text:span text:style-name="T12">O you who believe! Eat of the good things that We have provided for you, and be grateful to Allah, if it is Him you worship. </text:span></text:p>
      <text:p text:style-name="P72"><text:span text:style-name="T39">(Al-Baqara, 172) </text:span></text:p>
      <text:p text:style-name="P28"><text:span text:style-name="T8">In another verse, giving thanks to Allah is described as the opposite of idolatry:</text:span></text:p>
      <text:p text:style-name="P89"><text:span text:style-name="T12">But it has already been revealed to you, — as it was to those before you, — “If you were to associate other gods with Allah, truly fruitless would be your work (in life), and you would surely be in the ranks of those who lose (all spiritual good)”. Therefore, worship Allah, and be of those who give thanks. </text:span></text:p>
      <text:p text:style-name="P72"><text:span text:style-name="T39">(Az-Zumar, 65-66)</text:span></text:p>
      <text:p text:style-name="P28"><text:span text:style-name="T8">Satan’s defiant statements to Allah (on the day of his refusal to bow to Adam) emphasize the importance of giving thanks to Allah:</text:span></text:p>
      <text:p text:style-name="P89"><text:span text:style-name="T12">“Because you have cast me out I will lie in wait for your servants as they walk on your straight path: Then will I assault them from in front of them and from behind them, from their right and from their left. Then you will find most of them, ungrateful for Your mercies.” </text:span></text:p>
      <text:p text:style-name="P72"><text:span text:style-name="T39">(Al-Araf, 17)</text:span></text:p>
      <text:p text:style-name="P28"><text:span text:style-name="T8">As stated in the verse above, Satan out of sheer pique, devoted His life to misleading people. His ultimate aim is to make people be ungrateful to their Creator. When this ultimate purpose of the Satan is considered, it becomes more comprehensible how a man goes astray when he does not render thanks to Allah.</text:span></text:p>
      <text:p text:style-name="P28"><text:span text:style-name="T8">Gratefulness is a part of the test by Allah. Man is surely endowed with His favour, and is informed about how he should benefit from it. In return, he is expected to assume a submissive attitude towards his Creator. However, it is again only man himself who chooses to be grateful or ungrateful to Allah:</text:span></text:p>
      <text:p text:style-name="P89"><text:soft-page-break/><text:span text:style-name="T12">We created Man from a drop of mingled sperm, in order to try him. We gave him the gifts of hearing and sight. We showed him the way: whether he be grateful or ungrateful . </text:span></text:p>
      <text:p text:style-name="P72"><text:span text:style-name="T39">(Al-Insan, 2-3)</text:span></text:p>
      <text:p text:style-name="P28"><text:span text:style-name="T8">As the verses suggest, the choice of the human being whether to go grateful or ungrateful, is explicit sign of his faith or disbelief.</text:span></text:p>
      <text:p text:style-name="P28"><text:span text:style-name="T8">Gratefulness is also closely related to requital in the hereafter. No punishment shall befall those who have faith and are grateful:</text:span></text:p>
      <text:p text:style-name="P89"><text:span text:style-name="T12">What can Allah gain by your punishment, if you are grateful and you believe? Indeed, it is Allah who recognizes all good, and knows all things. </text:span></text:p>
      <text:p text:style-name="P72"><text:span text:style-name="T39">(An-Nisa, 147)</text:span></text:p>
      <text:p text:style-name="P28"><text:span text:style-name="T8">This verse, together with many others, gives the good tidings that Allah rewards those who remain grateful to their Creator:</text:span></text:p>
      <text:p text:style-name="P89"><text:span text:style-name="T12">And remember! Your Lord caused to be declared (publicly): “If you are grateful, I will increase My favours to you. But if you show ingratitude, truly, My punishment is terrible indeed.” </text:span></text:p>
      <text:p text:style-name="P72"><text:span text:style-name="T39">(Abraham, 7) </text:span></text:p>
      <text:p text:style-name="P89"><text:span text:style-name="T12">That is the bounty of which Allah gives glad tidings to His servants who believe and do righteous deeds. Say: “No reward do I ask of you for this except the love of those near of kin.” He who does a good deed shall be paid many times over: for Allah is Oft-Forgiving, Most Ready to appreciate (service). </text:span></text:p>
      <text:p text:style-name="P72"><text:span text:style-name="T39">(Ash-Shura, 23)</text:span></text:p>
      <text:p text:style-name="P89"><text:span text:style-name="T12">The people of Lut rejected (his) warning. We sent against them a violent tornado with showers of stones, which destroyed all of them, except Lut’s household, whom We delivered by early dawn,— through Our mercy. Thus do We reward those who give thanks. </text:span></text:p>
      <text:p text:style-name="P72"><text:span text:style-name="T39">(Al-Qamar, 33-35)</text:span></text:p>
      <text:p text:style-name="P28"><text:span text:style-name="T8">“If you counted up the favours of Allah, you would never be able to number them: for Allah is Oft-Forgiving, Most Merciful.” (Al-Nahl, 18) As this verse suggests, let alone counting up the favours of Allah,it is not conceivable even to categorize them. Since there is no limit to the favours of Allah, a believer should unceasingly keep himself occupied with the remembrance of Allah and express his gratefulness to Him.</text:span></text:p>
      <text:p text:style-name="P28"><text:span text:style-name="T8">In expectation of some very great favor, some people wait for special occasions to render their thanks to Allah. Settlement of a major problem, or recovering from a serious sickness are the proper times to express one’s inner gratefulness to Allah, they assume. However, if one reflected only for a moment, one would instantly comprehend that he is always surrounded with infinite favours. At every moment, every minute, there is an uninterrupted flow of favours: life, good health, intelligence, consciousness, the five senses, the air that one breathes, in brief, everything that makes life possible is given to one by the grace of Allah. In return for all these, the individual is expected to serve Allah </text:span><text:soft-page-break/><text:span text:style-name="T8">in gratitude. Those who are heedless of these favours and accordingly neglect to turn to Allah in order to express their gratefulness, acknowledge their importance only when they are deprived of them. </text:span></text:p>
      <text:p text:style-name="P28"><text:span text:style-name="T8">The Qur’an enjoins careful attention to the favours of Allah and repeatedly reminds us of those we tend to forget. Whole volumes would surely be insufficient to name all the blessings of Allah. Allah fashioned man into a man, He endowed him with five senses thus enabling him to perceive the world around him, guided him to the true path through His Book and Messenger, provided an explanation of the scriptures, desired no hardship for His servants, saved them from the oppression of unbelievers, made their habitations havens of rest and quiet for them, created fresh water, an abundant variety of food, sea- products, ships sailing night and day for the benefit of mankind.</text:span></text:p>
      <text:p text:style-name="P28"><text:span text:style-name="T8">No one can ever say “I say my prayers regularly and engage in righteous dealings, but do not give thanks to Allah”. The individual who is not grateful to Allah is one who does not occupy himself with the remembrance of Allah, and hence is heedless of Him. A person who, like the animals, consumes everything given to him without pondering over why it is granted and the One Who grants it, surely needs to change this attitude. Otherwise, expecting to receive a reward from Allah and hoping to attain Heaven would be meaningless. That is why a believer should never neglect to render thanks to Allah.</text:span></text:p>
      <text:p text:style-name="P28"><text:span text:style-name="T8">We also know from the revelations of Allah that only those who give thanks to Allah can acknowledge the signs of Allah in the outer world and draw lessons for themselves. The following verses elaborate upon this theme:</text:span></text:p>
      <text:p text:style-name="P89"><text:span text:style-name="T12">From the land that is clean and good, by the will of its Cherisher, springs up produce, rich after its kind: but from the land that is bad, springs up nothing but that which is niggardly: thus do we explain the signs by various symbols to those who are grateful. </text:span></text:p>
      <text:p text:style-name="P72"><text:span text:style-name="T39">(Al-Araf, 58)</text:span></text:p>
      <text:p text:style-name="P89"><text:span text:style-name="T12">We sent Moses with Our signs (and the command): “Bring out your people from the depths of darkness into light, and teach them to remember the days of Allah.” Truly, in this there are signs for such as are firmly patient and constant, grateful and appreciative. </text:span></text:p>
      <text:p text:style-name="P72"><text:span text:style-name="T39">(Ibrahim, 5)</text:span></text:p>
      <text:p text:style-name="P89"><text:span text:style-name="T12">Do you not see that the ships sail across the ocean by the Grace of Allah, So that He may show you His Signs? Truly, in this there are signs for all who constantly persevere and give thanks. </text:span></text:p>
      <text:p text:style-name="P72"><text:span text:style-name="T39">(Luqman, 31)</text:span></text:p>
      <text:p text:style-name="P89"><text:span text:style-name="T12">But they said: “Our Lord! Place longer distances between our journey-stages” </text:span><text:span text:style-name="T34">b</text:span><text:span text:style-name="T12">ut they wronged themselves in this. At length We made their fate a byword and We dispersed them throughout the land. In this there are truly signs for every soul that is patiently constant and grateful. </text:span></text:p>
      <text:p text:style-name="P72"><text:span text:style-name="T39">(Saba, 19)</text:span></text:p>
      <text:p text:style-name="P28"><text:soft-page-break/><text:span text:style-name="T8">The wisdom related in these verses and the evidences they furnish, can be comprehended only by those who are endowed with the insight and sensitivity of those who give thanks. This is no doubt a reward for being grateful to Allah. Ungrateful and insensitive people, on the other hand, do not even notice these verses.</text:span></text:p>
      <text:p text:style-name="P28"><text:span text:style-name="T8">In many verses, Allah advises His Messengers, one of whom is Moses, to be grateful:</text:span></text:p>
      <text:p text:style-name="P89"><text:span text:style-name="T12">(Allah) said: “O Moses! I have chosen you above (other) men, by the mission I (have given you ) and the words I (have spoken to you): take then the (revelation) which I give you, and be of those who give thanks.” </text:span></text:p>
      <text:p text:style-name="P72"><text:span text:style-name="T39">(Al-Araf, 144)</text:span></text:p>
      <text:p text:style-name="P28"><text:span text:style-name="T8">In Surat-al-Ahkaf, verse 15, a believer in his maturity (the age of 40 is referred to as the age of maturity in the Qur’an) prays that he may be a grateful person:</text:span></text:p>
      <text:p text:style-name="P89"><text:span text:style-name="T12">We have enjoined on man kindness to his parents. In pain his mother bore him, and in pain she gave birth to him. The carrying of the child to his weaning is a period of thirty months. At length, when he reaches manhood and attains forty years, he says, “O my Lord! Inspire me to be grateful for the favours which you have bestowed upon me, and upon both my parents, and to do good works of which you will approve; and grant me good descendants. Truly, I have turned to you and truly I bow to You in Islam. </text:span></text:p>
      <text:p text:style-name="P72"><text:span text:style-name="T39">(Al-Ahqaf, 15)</text:span></text:p>
      <text:p text:style-name="P56"/>
      <text:p text:style-name="P58"><text:span text:style-name="T28">Not Pursuing Personal Benefits</text:span></text:p>
      <text:p text:style-name="P28"><text:span text:style-name="T38">Striving purely in obedience to the Will of Allah, and not seeking self-interests are clear manifestations of sincere faith. A believer who is well aware that all favours are given to him by Allah and who accordingly </text:span><text:span text:style-name="T8">offers</text:span><text:span text:style-name="T38"> sincere devotion to Him and fears Him, would surely never pursue minor personal profit while striving in Allah’s cause.</text:span></text:p>
      <text:p text:style-name="P28"><text:span text:style-name="T8">Seeking personal benefits from one’s services in the way of Allah can never tally with one’s faith. A person who is conscious of the existence of Allah and the Hereafter would definitely attach no importance to simple benefits and, at the behest of Allah, would never try to satisfy his own desires. Conversely, those who confine themselves to a world of minor interests, ideas and thoughts only degrade themselves.</text:span></text:p>
      <text:p text:style-name="P28"><text:span text:style-name="T8">The Qur’an repeatedly reminds believers not to seek any personal benefits in service rendered for the cause of Allah. All the prophets referred to in the Qur’an communicated the message of Allah without asking for any reward in return. Some of the verses extolling this virtue of the messengers are as follows:</text:span></text:p>
      <text:p text:style-name="P89"><text:span text:style-name="T12">To the ‘Ad People We sent Hud, one of their own brethren. He said: “O my people! worship Allah! you have no other god but Him. Your other gods are mere inventions. “O my people! I ask of you no reward for this message. My reward can be from none but my Creator. Will you not then understand?” </text:span></text:p>
      <text:p text:style-name="P72"><text:span text:style-name="T39">(Hud, 50-51)</text:span></text:p>
      <text:p text:style-name="P89"><text:span text:style-name="T12">Say: “No reward do I ask of you for it but this: that each one who will may take a (straight) path to his Lord.” </text:span></text:p>
      <text:p text:style-name="P72"><text:span text:style-name="T39">(Al-Furqan, 57) </text:span></text:p>
      <text:p text:style-name="P89"><text:span text:style-name="T12">Behold, their brother Noah said to them: “Will you not fear (Allah)? I am to you a messenger worthy of all trust: So fear Allah, and obey me. No reward do I ask of you for it: my reward is only from the Lord of the Worlds.” </text:span></text:p>
      <text:p text:style-name="P72"><text:span text:style-name="T39">(Al-Shuara, 106-109)</text:span></text:p>
      <text:p text:style-name="P28"><text:span text:style-name="T8">As the verses suggest, no worldly gain is aimed at in the struggle made for the cause of Allah. A believer does not aim to have a lot of money or attain great status or appreciation of other people—also considered as worldly gain—in return for his services to Allah. The only end is approval of Allah. However, provided that Allah wills, He grants victory, relief and favours to believers in this world.</text:span></text:p>
      <text:p text:style-name="P28"><text:span text:style-name="T8">Consequently, the value of the services rendered for the cause of Allah depends not on the appreciation of people but on the intention, namely the will to earn the pleasure of Allah. All through their lives, messengers unceasingly communicated the message of Allah to their people. There have been many messengers who were neither appraised nor obeyed, but rather opposed. However, this is, by no means, a “failure” on their part. In the Qur’anic sense, success is actually not to impress people but to earn the pleasure of Allah. A believer is responsible for praying, building up his consciousness of Allah through </text:span><text:soft-page-break/><text:span text:style-name="T8">reflection, and being a servant to Him. The decision on victory, on the other hand, rests with Allah. A believer should fulfill his own duty and not question what is destined for Him.</text:span></text:p>
      <text:p text:style-name="P28"><text:span text:style-name="T8">Those who follow the good pleasure of Allah ceaselessly worship Him. Believers are fully aware that this world has an alluring, yet deceptive nature. That is why, money, luxury cars, opulent houses, jewels, precious stones, prestige and status never impress them. This is in accordance with Allah’s commands in the Qur’an:</text:span></text:p>
      <text:p text:style-name="P89"><text:span text:style-name="T12">And keep your soul content with those who call on their Lord morning and evening, seeking His pleasure. Do not let your eyes pass beyond them, seeking the pomp and glitter of this Life; nor obey any whose heart We have permitted to neglect the remembrance of Us, one who follows his own desires, whose case has gone beyond all bounds. </text:span></text:p>
      <text:p text:style-name="P72"><text:span text:style-name="T39">(Al-Kahf, 28)</text:span></text:p>
      <text:p text:style-name="P28"><text:span text:style-name="T8">One point is important here: in one’s approach to religion, one should ask, “</text:span><text:span text:style-name="T31">w</text:span><text:span text:style-name="T8">hat other services can I perform to earn the pleasure of Allah?” rather than “</text:span><text:span text:style-name="T31">h</text:span><text:span text:style-name="T8">ow can I benefit from religion?” The latter approach would indicate sheer insincerity. In the Qur’an, those assuming such a cunning attitude are defined as hypocrites. These are the people who pretend to be faithful and simply make use of religion to satisfy their selfish ambitions. Actually, they are the type of people who deserve the </text:span><text:span text:style-name="T31">f</text:span><text:span text:style-name="T8">ire and severe punishment in the hereafter. In the Qur’an, Allah gives an account of their case:</text:span></text:p>
      <text:p text:style-name="P89"><text:span text:style-name="T12">They declare: “We believe in Allah and in the messenger, and we obey.” </text:span><text:span text:style-name="T34">b</text:span><text:span text:style-name="T12">ut no sooner do they utter these words than some of them turn away: they are not (really) believers. When they are summoned to Allah and His messenger, in order that He may judge between them, behold some of them decline (to come). Had right been on their side, they would have come to him in all submission. </text:span></text:p>
      <text:p text:style-name="P82"><text:span text:style-name="T38">(Al-Noor, 47-49)</text:span></text:p>
      <text:p text:style-name="P28"><text:span text:style-name="T8">As is apparent from the verse, hypocrites do admit to belief if there is anything to their interest but later retract. These people may look like devoted believers for some time, but, as the Qur’an puts it, they are actually those who “lay their foundation on an undermined cliff ready to crumble to pieces.”</text:span></text:p>
      <text:p text:style-name="P89"><text:span text:style-name="T12"><text:s/>Which then is better? - one who laid his foundation on piety to Allah and His good pleasure? - or one who laid his foundation on an undermined sand-cliff ready to crumble to pieces? </text:span><text:span text:style-name="T34">a</text:span><text:span text:style-name="T12">nd it did crumble to pieces with him, into the fire of Hell. And Allah does not guide people who do wrong. </text:span></text:p>
      <text:p text:style-name="P82"><text:span text:style-name="T38">(At-Tawba, 109)</text:span></text:p>
      <text:p text:style-name="P28"><text:span text:style-name="T8">There are numerous other verses in the Qur’an which stress the significance of gaining the pleasure of Allah: </text:span></text:p>
      <text:p text:style-name="P93"><text:span text:style-name="T11">Is the man who follows the good pleasure of Allah like the man who draws on himself the wrath of Allah, and whose abode is in Hell?- A woeful refuge! </text:span></text:p>
      <text:p text:style-name="P82"><text:soft-page-break/><text:span text:style-name="T38">(Al-Imran, 162)</text:span></text:p>
      <text:p text:style-name="P93"><text:span text:style-name="T11">And they returned with grace and bounty from Allah: no harm ever touched them; for they followed the good pleasure of Allah. And Allah is the Lord of bounties unbounded. </text:span></text:p>
      <text:p text:style-name="P72"><text:span text:style-name="T39">(Al-Imran, 174)</text:span></text:p>
      <text:p text:style-name="P89"><text:span text:style-name="T12">In most of their secret talks there is no good: But to one who exhorts others to deeds of charity or justice or conciliation between men, secrecy is permissible. To him who does this, seeking the good pleasure of Allah, We shall soon give a reward of the highest value. </text:span></text:p>
      <text:p text:style-name="P72"><text:span text:style-name="T39">(An-Nisa, 114)</text:span></text:p>
      <text:p text:style-name="P89"><text:span text:style-name="T12">A light has come to you from Allah and a glorious Book with which he will guide all who seek His good pleasure to ways of peace and safety, and lead them out of darkness, by His will, to the light; He will guide them to a path that is straight. </text:span></text:p>
      <text:p text:style-name="P72"><text:span text:style-name="T39">(Al-Maeda, 16)</text:span></text:p>
      <text:p text:style-name="P89"><text:span text:style-name="T12">Allah has promised to Believers, men and women, gardens under which rivers flow, in which they shall dwell forever. He has promised them beautiful mansions in gardens of everlasting bliss. But the greatest bliss is the good pleasure of Allah: that is the supreme felicity. </text:span></text:p>
      <text:p text:style-name="P72"><text:span text:style-name="T39">(Al-Tawba, 72)</text:span></text:p>
      <text:p text:style-name="P89"><text:span text:style-name="T12">Those who patiently persevere, seeking the countenance of their Lord; regularly say their prayers, spend out of (the gifts) We have bestowed upon them for their sustenance, secretly and openly; and ward off evil with good: for such there is the final attainment of the (eternal) home. They shall enter the gardens of Eden. </text:span></text:p>
      <text:p text:style-name="P72"><text:span text:style-name="T39">(Al-Rad, 22)</text:span></text:p>
      <text:p text:style-name="P28"><text:span text:style-name="T8">A believer’s ultimate purpose is to earn the good pleasure of Allah and to attain heaven.</text:span></text:p>
      <text:p text:style-name="P28"><text:span text:style-name="T8">Therefore while referring to the believers, Allah says: “Indeed, We chose them for a special purpose—proclaiming the Message of the Hereafter.” (Sad, 46) Indeed, remembrance of the hereafter is the essential attribute of a believer.</text:span></text:p>
      <text:p text:style-name="P28"><text:span text:style-name="T8">The real grace and favours that a believer would like to attain exist in the hereafter. This world is a temporary residence for believers; more importantly, the blessings of this world are inherently limited and temporary. With these features, this world actually offers an incomplete example of the hereafter. It is indeed created as a reminder of the hereafter.</text:span></text:p>
      <text:p text:style-name="P89"><text:span text:style-name="T12">Fair in the eyes of men are the love of things they covet: women and sons; heaped-up hoards of gold and silver; horses branded (for blood and excellence); and wealth in cattle and well-tilled land. Such are the possessions of this world’s life; but in nearness to Allah is the best of goals. </text:span></text:p>
      <text:p text:style-name="P72"><text:span text:style-name="T39">(Al-Imran, 14)</text:span></text:p>
      <text:p text:style-name="P89"><text:soft-page-break/><text:span text:style-name="T12">Know that the life of this world is but play and amusement, pomp and mutual boasting, a quest for greater riches and more children. It is like the plants that flourish after the rain. They delight the hearts of the tillers; but soon they wither; you will see them grow yellow; then they become dry and crumble away. In the hereafter there will be is a severe Penalty (for the devotees of wrong). And forgiveness from Allah and (His) Good Pleasure (for the devotees of Allah). And what is the life of this world, but the goods and chattels of deception? </text:span></text:p>
      <text:p text:style-name="P72"><text:span text:style-name="T39">(Al-Hadid, 20)</text:span></text:p>
      <text:p text:style-name="P28"><text:span text:style-name="T8">A believer takes the benefit of the goods and favours of this life. But in the course of doing so, he keeps himself occupied with the remembrance of Allah and the hereafter, and never forgets his real purpose in life. Allah warns believers against the alluring nature of the things in this world:</text:span></text:p>
      <text:p text:style-name="P89"><text:span text:style-name="T12">Say: If it be that your fathers, your sons, your brothers, your mates, or your kindred; the wealth that you have gained; the commerce in which you fear a decline: or the dwellings in which you delight - are dearer to you than Allah, or His Messenger, or the striving in His cause; then wait until Allah shall fulfil His decree. Allah does not guide the rebellious. </text:span></text:p>
      <text:p text:style-name="P72"><text:span text:style-name="T39">(Al-Tawba, 24)</text:span></text:p>
      <text:p text:style-name="P28"><text:span text:style-name="T8">In the Surat al-Jumua, Allah informs us about an attitude believers should avoid:</text:span></text:p>
      <text:p text:style-name="P89"><text:span text:style-name="T12">No sooner do they see some bargain or some amusement, than they disperse headlong to it, and leave you (the prophet) standing. Say: “The (blessing) from the Presence of Allah is better than any amusement or bargain! </text:span><text:span text:style-name="T34">a</text:span><text:span text:style-name="T12">nd Allah is the Best to provide (for all needs).” </text:span></text:p>
      <text:p text:style-name="P72"><text:span text:style-name="T39">(Al-Jumua, 11)</text:span></text:p>
      <text:p text:style-name="P56"/>
      <text:p text:style-name="P58"><text:span text:style-name="T28">Brotherhood and Solidarity</text:span></text:p>
      <text:p text:style-name="P28"><text:span text:style-name="T38">Loyalty and sincere devotion to Allah, brotherhood and solidarity are important attributes of believers. The Qur’an tells that all believers are brothers; they are people sharing the same feelings, who strive for the </text:span><text:span text:style-name="T8">same</text:span><text:span text:style-name="T38"> end, adhere to the same book and struggle to reach the same goal. Consequently, solidarity becomes a natural feature of a community made up of believers. Allah commends this attachment of believers in the following verse:</text:span></text:p>
      <text:p text:style-name="P89"><text:span text:style-name="T12">Truly, Allah loves those who fight for His cause in battle array, as if they were a solid cemented structure. </text:span></text:p>
      <text:p text:style-name="P72"><text:span text:style-name="T39">(As-Saff, 4)</text:span></text:p>
      <text:p text:style-name="P28"><text:span text:style-name="T8">As related in the verse above, striving in unison for the cause of Allah is at this behest.</text:span></text:p>
      <text:p text:style-name="P89"><text:span text:style-name="T12">And hold fast, all together, by the rope which Allah (stretches out for you), and do not be divided among yourselves; and remember with gratitude Allah’s favour to you; for you were enemies and He joined your hearts in love, so that by His Grace, you became brethren; and you were on the brink of the pit of Fire, and He saved you from it. Thus Allah makes His Signs clear to you, so that you may be guided. </text:span></text:p>
      <text:p text:style-name="P72"><text:span text:style-name="T39">(Al-Imran, 103)</text:span></text:p>
      <text:p text:style-name="P28"><text:span text:style-name="T8">Believers are modest people who have fellow feeling and mercy for each other. Therefore, unity and solidarity among them is naturally maintained. But even in a community of this nature, there can be reasons to be cautious; certain erroneous behaviour may cause harm to this solidarity and create an unfriendly atmosphere among believers.</text:span></text:p>
      <text:p text:style-name="P28"><text:span text:style-name="T8">The basic reason for such undesirable behaviours is surely the soul (an-nafs): It is true that a believer is tolerant and warm. Yet, everybody has a wicked side to his soul and in a moment of moral weakness, a person may well be driven by the negative side of the soul; to put it another way, he may be influenced by jealousy, selfishness or ambition.</text:span></text:p>
      <text:p text:style-name="P28"><text:span text:style-name="T8">That is why the Qur’an stresses the impact of these negative aspects of soul as a serious threat to unity among believers. Considering that the soul, which can manifest signs of Satan in the human being, can mislead believers, they should avoid behaving in a manner that will provoke the wicked side of other believers.In the Quran, Allah commands as follows:</text:span></text:p>
      <text:p text:style-name="P89"><text:span text:style-name="T12">Tell My servants that they should be courteous in their speech. Satan would sow dissensions among them: Satan is the avowed enemy of man. </text:span></text:p>
      <text:p text:style-name="P72"><text:span text:style-name="T39">(Isra, 53)</text:span></text:p>
      <text:p text:style-name="P28"><text:span text:style-name="T8">The above verse surely gives an important message: Allah commands believers to address each other in the best manner possible (not in a good manner, but in the best manner). Here an important feature of Satan is revealed: Satan aims to create dissension among believers.</text:span></text:p>
      <text:p text:style-name="P28"><text:soft-page-break/><text:span text:style-name="T8">The essential method </text:span><text:span text:style-name="T31">s</text:span><text:span text:style-name="T8">atan employs to break the unity among believers is to inculcate the feeling of competition in the hearts of believers. In a state of heedlessness, a believer may well succumb to delusions of grandeur and develop an ambition to attain a particular status in society. In such a mood, it is quite possible that he may try to establish supremacy over other believers. Similarly, he may feel envy of his brother for one reason or another. Though the word “envy” may sound like a feeling that may be excused, it actually has a more serious significance: it amounts to an explicit rebellion against Allah. In the Qur’an it is mentioned thus: “Or do they envy mankind for what Allah has given them of </text:span><text:span text:style-name="T31">h</text:span><text:span text:style-name="T8">is bounty?...” (An-Nisa, 54) As the verse suggests, all favours are bestowed by Allah and being envious of the favours given to others is simply opposing the will of Allah. That is why believers should make a point of avoiding such an attitude. Otherwise, it would not promote conduct which would serve in attaining the will and pleasure of Allah. Besides, as the verse below indicates, it is detrimental to the unity of believers:</text:span></text:p>
      <text:p text:style-name="P26"/>
      <text:p text:style-name="P89"><text:span text:style-name="T12">And obey Allah and His Messenger; and fall into no disputes, lest you lose heart and your power depart; and be patient and persevering: For Allah is with those who patiently persevere. </text:span></text:p>
      <text:p text:style-name="P72"><text:span text:style-name="T39">(Al-Anfal, 46)</text:span></text:p>
      <text:p text:style-name="P28"><text:span text:style-name="T8">It follows that a believer should never let competition or dissension prevail among his brothers. Considering the primitive nature of these feelings, his soul should never be driven by them. Furthermore, he should never arouse envy in others. Being unpretentious and modest eradicates the danger of competition among believers. Another key attribute of a believer stressed in the Qur’an is being self-sacrificing. A believer always gives priority to the needs and wishes of other believers and displays a virtuous spirit. What is more, he takes pleasure in assuming such an attitude. The Qur’an describes this attitude as follows:</text:span></text:p>
      <text:p text:style-name="P26"/>
      <text:p text:style-name="P89"><text:span text:style-name="T12">But those who before them, had homes (in Medina) and had adopted the Faith,- showed their affection to such as came to them for refuge, and entertained no desire in their hearts for things given to the (latter), but gave them preference over themselves, even though poverty was their own lot. And those saved from the covetousness of their own souls are the ones that achieve prosperity. </text:span></text:p>
      <text:p text:style-name="P72"><text:span text:style-name="T39">(Al-Hashr, 9)</text:span></text:p>
      <text:p text:style-name="P28"><text:span text:style-name="T8">Essentially, envy, rivalry and contentiousness are the three basic factors posing a serious threat to the maintenance of brotherhood and solidarity among the believers. Competitiveness, likely to be aroused by ambition, does harm the bond of brotherhood. This is indeed detrimental to the soul and leads to moral regression.</text:span></text:p>
      <text:p text:style-name="P28"><text:span text:style-name="T8">It is, therefore, senseless to waste time in hindering the efforts of other believers through competition and envy, while endless opportunities lie ahead of man to earn the good pleasure of Allah. Indeed, competition never prevails in an </text:span><text:soft-page-break/><text:span text:style-name="T8">environment where the common goal is earning the pleasure of Allah. A believer should never forget that a community of believers is like a body in which each organ functions in close cooperation with the others for its general well-being. In this context, believers should see the success of their brothers as if it were their own success. This is quite an important concept. There are numerous verses in the Qur’an stressing the importance of brotherhood. In one verse, a prayer made by believers is recounted:</text:span></text:p>
      <text:p text:style-name="P89"><text:span text:style-name="T12">And those who came after them say: “Our Lord! Forgive us, and our brethren who came before us into the faith, and do not leave in our hearts, any rancour (or sense of injury) against those who have believed. Our Lord! You are indeed full of Kindness, Most Merciful.” </text:span></text:p>
      <text:p text:style-name="P72"><text:span text:style-name="T39">(Al-Hashr, 10)</text:span></text:p>
      <text:p text:style-name="P28"><text:span text:style-name="T8">A dispute or controversy among the believers will impair the entire struggle. Such a happening would lessen the unity and power of believers, while strengthening the unbelievers. Indeed, unless believers remain each other’s protectors oppression will prevail. The Qur’an makes the following observation:</text:span></text:p>
      <text:p text:style-name="P89"><text:span text:style-name="T12">Unbelievers are each other’s protectors. Unless you do this, (protect each other), there will be</text:span><text:line-break/><text:span text:style-name="T12">tumult and oppression on the earth, and great mischief. </text:span></text:p>
      <text:p text:style-name="P72"><text:span text:style-name="T39">(Al-Anfal, 73)</text:span></text:p>
      <text:p text:style-name="P28"><text:span text:style-name="T8">There are explicit commands on brotherhood and unity among believers:</text:span></text:p>
      <text:p text:style-name="P89"><text:span text:style-name="T12">Do not be like those who are divided amongst themselves and opposed to one another after receiving clear signs: for them there will be a dreadful penalty. </text:span></text:p>
      <text:p text:style-name="P72"><text:span text:style-name="T39">(Al-Imran, 105)</text:span></text:p>
      <text:p text:style-name="P89"><text:span text:style-name="T12">They ask you about the spoils of war. Say: “(</text:span><text:span text:style-name="T34">s</text:span><text:span text:style-name="T12">uch) spoils are at the disposal of Allah and the Messenger: So fear Allah, and end your disputes. Obey Allah and His Messenger, if you are true believers.” </text:span></text:p>
      <text:p text:style-name="P72"><text:span text:style-name="T39">(Al-Anfal, 1)</text:span></text:p>
      <text:p text:style-name="P89"><text:span text:style-name="T12">Have nothing to do with those who have divided their religion up into sects. Allah will call them to account: He will in the end tell them the truth of all that they did. </text:span></text:p>
      <text:p text:style-name="P72"><text:span text:style-name="T39">(Al-Anaam, 159)</text:span></text:p>
      <text:p text:style-name="P28"><text:span text:style-name="T8">Believers are obliged to be merciful and compassionate towards each other. Modesty is the distinctive attribute of a believer. Arrogance and envy are not characteristic of believers, but unbelievers. Thus believers should avoid being seized by this evil side of their souls and should constantly ask the protection of Allah, repent, and make amends. The end that awaits those who do not curb the evil of the soul is described in the following verse:</text:span></text:p>
      <text:p text:style-name="P26"/>
      <text:p text:style-name="P89"><text:span text:style-name="T12">O you who believe! if any from among you turn back from the faith, Allah will soon replace them by other people whom He will </text:span><text:soft-page-break/><text:span text:style-name="T12">love as they will love Him, who are humble with the believers, stern towards unbelievers, fighting for Allah’s cause and never afraid of the reproaches of such as find fault. That is the grace of Allah, which He will bestow on whom He pleases. Allah encompasses all, and He knows all things. </text:span></text:p>
      <text:p text:style-name="P72"><text:span text:style-name="T39">(Al-Maeda, 54)</text:span></text:p>
      <text:p text:style-name="P26"/>
      <text:p text:style-name="P56"/>
      <text:p text:style-name="P58"><text:span text:style-name="T28">Modesty and Arrogance </text:span></text:p>
      <text:p text:style-name="P28"><text:span text:style-name="T38">Modesty is one of the most essential concepts of which we are repeatedly reminded in the Qur’an. Being modest and humble are signs of faith, while arrogance is a characteristic peculiar to disbelief. </text:span></text:p>
      <text:p text:style-name="P28"><text:span text:style-name="T8">If modesty is assumed to be akin to faith, and arrogance to disbelief, it is because faith leads man to understanding and wisdom, while disbelief hinders him from acquiring these virtues. Building a consciousness of Allah through wisdom, the individual who has faith in his heart never dares to conduct himself in an arrogant way. He readily concedes that Allah has control over everything and he, as a man, is only a servant being endowed with many favors. A man of understanding sees the power of Allah in everything and realizes his own weaknesses; Man is weak; he feels hungry, he is prone to diseases, suffers pain. He can never prevent himself from growing older. He did not create himself and likewise he cannot avoid death. With a body prone to weaknesses, he is destined to live for a certain period of time, then he is laid in his grave. Ultimately he will turn to his Creator. He has no reason whatsoever to display arrogance. Even if he thinks he has, the fact remains that everything he is, or has, is the gift of Allah. It is his duty to be grateful rather than display arrogance.</text:span><text:span text:style-name="T31"> a</text:span><text:span text:style-name="T8">cknowledgement of the Creator manifests itself in the way a person conducts himself. He is completely aware of his weakness in the eyes of Allah; yet he does not display this to others. On the contrary, he is known to others for his dignity, honour, modesty, self–confidence and maturity.</text:span></text:p>
      <text:p text:style-name="P28"><text:span text:style-name="T8">Lacking the brains to conceive of Allah, unbelievers remain in the grip of their own vain arrogance and pride. They perceive themselves as having separate identities independent of Allah. Personal plus points like intelligence, wealth, good looks, and renown become matters on which they praise themselves. They never understand that these are endowments made by Allah and can be withdrawn at any time. Another aspect of the unbeliever’s character is the inferiority complex. This is generally the consequence of not being able to attain a particular status, position or standard of living. Totally unaware of such key concepts as submission to Allah and putting one’s trust in Him, unbelievers can suffer from different kinds of complexes, mostly those of inferiority or superiority. Their state is defined in the Qur’an as follows:</text:span></text:p>
      <text:p text:style-name="P26"/>
      <text:p text:style-name="P89"><text:span text:style-name="T12">Those who dispute about the signs of Allah, without having been invested with any authority, nothing in their breasts but the quest of greatness—which they shall never attain: Seek refuge, then, in Allah. It is He Who hears and sees all things. </text:span></text:p>
      <text:p text:style-name="P72"><text:span text:style-name="T39">(Al-Ghafir, 56)</text:span></text:p>
      <text:p text:style-name="P28"><text:span text:style-name="T8">A man in this state finds everything insignificant except his own personal existence. In his eyes, everything is a means to satisfy his ego. He is constantly at pains to praise himself. He denies his failures and never admits that he is the kind of man who is likely to make mistakes. At some point, he develops an </text:span><text:soft-page-break/><text:span text:style-name="T8">intense hatred for religion. That is basically due to the fact that religion teaches man the unique truth, that he is merely a servant of Allah whose existence is totally dependent on Him. Yet, wholly engulfed in self-esteem, he becomes totally blind to the truth shown by religion. In this negation of englightenment, he holds strictly to his own stance on life. The Qur’an refers such people as follows:</text:span></text:p>
      <text:p text:style-name="P89"><text:span text:style-name="T12">And they rejected those Signs in iniquity and arrogance, though their souls were convinced thereof: so see what was the end of those who acted corruptly! </text:span></text:p>
      <text:p text:style-name="P72"><text:span text:style-name="T39">(Al-Naml, 14)</text:span></text:p>
      <text:p text:style-name="P28"><text:span text:style-name="T8">Immured in their vanity, such individuals live for their egos. They are undoubtedly the ones who are most prone to evil. The following verse warns us of their deceptive approach:</text:span></text:p>
      <text:p text:style-name="P26"/>
      <text:p text:style-name="P89"><text:span text:style-name="T12">There is the type of man whose speech about this world’s life may dazzle you , and he calls Allah to bear witness to what is in his heart; yet is he the most contentious of enemies. No sooner does he leave you than he hastens is to spread mischief throughout the land and destroy crops and cattle. But Allah does not love mischief. When it is said to him, “Fear Allah”, he is led by arrogance to further crime. Enough for him is Hell, an evil bed indeed to lie on.</text:span></text:p>
      <text:p text:style-name="P72"><text:span text:style-name="T39">(Al-Baqara, 204-206)</text:span></text:p>
      <text:p text:style-name="P28"><text:span text:style-name="T8">In another verse, the attitude of those who are arrogant is stated as follows:</text:span></text:p>
      <text:p text:style-name="P89"><text:span text:style-name="T12">He hears the signs of Allah rehearsed to him, yet is obstinate and lofty, as if he had not heard them: then announce to him a Grievous Penalty! </text:span></text:p>
      <text:p text:style-name="P72"><text:span text:style-name="T39">(Al-Jathiya, 8)</text:span></text:p>
      <text:p text:style-name="P28"><text:span text:style-name="T8">Denying what is conceived of by the soul as true is due to sheer arrogance. </text:span><text:span text:style-name="T31">t</text:span><text:span text:style-name="T8">his is the key to understanding the significance of pride for one’s eternal life. Displaying arrogance in this world, one chooses a life full of grief and sorrow, both in this world and the hereafter. That is why arrogance is the most bitter enemy of man.</text:span></text:p>
      <text:p text:style-name="P28"><text:span text:style-name="T8">The reason lying behind the straying and rebellion of </text:span><text:span text:style-name="T31">s</text:span><text:span text:style-name="T8">atan is also arrogance. It is fundamentally the main reason for all types of wicked deeds. This fact is explained in the Qur’an in the story about the deviation of satan:</text:span></text:p>
      <text:p text:style-name="P26"/>
      <text:p text:style-name="P89"><text:span text:style-name="T12">Behold, your Lord said to the angels: “I am about to create man from clay. When I have fashioned him (in due proportion) and breathed into him My spirit, fall down in obeisance to him.” So the angels prostrated themselves, all of them together: Not so Iblis: he was haughty, and became one of those who reject Faith.(Allah) said: “O Iblis! What prevents you from prostrating yourself to one whom I have created with </text:span><text:span text:style-name="T34">m</text:span><text:span text:style-name="T12">y hands? Are you haughty? Or do you think he is beneath you?” (Iblis) said: “I am better than he: you created me from fire, and him you created from clay.” (Allah) said: “Then begone for you are rejected, </text:span><text:soft-page-break/><text:span text:style-name="T12">accursed! “And My curse shall be remain on you till the Day of Judgement.” </text:span></text:p>
      <text:p text:style-name="P72"><text:span text:style-name="T39">(Sad, 71-78)</text:span></text:p>
      <text:p text:style-name="P28"><text:span text:style-name="T8">The statements used by the </text:span><text:span text:style-name="T31">s</text:span><text:span text:style-name="T8">atan in the verse are startling indeed; they reflect his ill-will and nasty temper. Satan was possessed by the groundless feeling that he was important and hence superior to Adam. He little acknowledged that it is only Allah who exalts, dignifies or degrades all who are created. Commanding the angels to prostrate themselves to Adam, Allah surely rendered Adam superior to all others. No creature of understanding dares to resist the command of Allah. Yet, </text:span><text:span text:style-name="T31">s</text:span><text:span text:style-name="T8">atan dared and, as a result, was cursed for all eternity.</text:span></text:p>
      <text:p text:style-name="P28"><text:span text:style-name="T8">Satan sets an evil example for those who follow his path. Satan rebel against Allah, and also encourages others to rebel against Him. Hence, an evaluation of Satan based on the following verse will enlighten us about how man is led astray.</text:span></text:p>
      <text:p text:style-name="P26"/>
      <text:p text:style-name="P89"><text:span text:style-name="T12">Allah said: “O Iblis! what is your reason for not being among those who prostrated themselves?” Iblis said: “I am not one to prostrate myself to man, whom </text:span><text:span text:style-name="T34">y</text:span><text:span text:style-name="T12">ou created from dry clay, from mud moulded into shape.” Allah said: “Begone from here; for you are rejected, accursed. “And the curse shall be on you till the day of Judgment.” Iblis said: “O my Lord! give me then respite till the Day the dead are raised.” Allah said: “Respite is granted to you till the Day of the Time appointed.” Iblis said: “O my Lord! because you have put me in the wrong, I will make wrong fair-seeming to them on the earth, and I will put them all in the wrong. </text:span></text:p>
      <text:p text:style-name="P72"><text:span text:style-name="T39">(Al-Hijr, 32-39)</text:span></text:p>
      <text:p text:style-name="P69"/>
      <text:p text:style-name="P28"><text:span text:style-name="T8">Satan wants others too to go astray. This is a type of psychological satisfaction which is also prevalent among human beings. Just like Satan, one who commits a crime also wants others do the same and be arrested. This is actually an expectation that gives relief to satan; the hope of sharing the crime and thus the penalty too. It is a consolation for those who reject faith and deny the existence of Allah to know that they are surrounded by people who have also gone astray. Sentiments like, “Everyone does it” and, “ If all these people go to hell, so shall I” are commonly expressed. The rationale behind these statements is the logic as explained above. Satan knows Allah, he is totally aware of His existence and also His power. However, driven by his own superiority complex, he expects special treatment and wants to enjoy certain privileges. That is why he goes astray, when he is commanded to prostrate himself to Adam. No less than </text:span><text:span text:style-name="T31">s</text:span><text:span text:style-name="T8">atan, men too go astray: in the Qur’an it is described how unbelievers do acknowledge the existence of Allah, yet, believing themselves to possess some special features, they want to enjoy certain rights over others. What is more, many people who go astray, still consider themselves to be the “beloved servants of Allah.” In the Qur’an, this mentality is frequently emphasized:</text:span></text:p>
      <text:p text:style-name="P26"><text:soft-page-break/></text:p>
      <text:p text:style-name="P89"><text:span text:style-name="T12"><text:s/>Christians and Jews who say: “We are sons of Allah, and his beloved,” are responded to as follows: “Why then did He punish you for your sins? No, you are but men,- of the men He has created: He forgives whom He pleases, and He punishes whom He pleases : Allah has dominion over the heavens and the earth, and all that is between. All shall return to Him.</text:span></text:p>
      <text:p text:style-name="P86"><text:span text:style-name="T38">(Al-Maeda, 18)</text:span></text:p>
      <text:p text:style-name="P28"><text:span text:style-name="T8">The feeling of being privileged and superior may manifest itself in various ways. Islam teaches man that he owes his existence to Allah and that he has nothing except what Allah has endowed him with. Denial of this fact is the main reason why the majority of people go astray. In the manners of </text:span><text:span text:style-name="T31">s</text:span><text:span text:style-name="T8">atan saying: “I am created from flame,” being a member of a noble family, possessing a lot of money or having good looks make people feel superior. This ultimately becomes the reason of their unmittigated arrogance. The case of Qarun, one of Moses people, is a remarkable example, as is narrated in the following verses from Al-Qasas.</text:span></text:p>
      <text:p text:style-name="P26"/>
      <text:p text:style-name="P93"><text:span text:style-name="T12">Qarun was doubtless of the people of Moses; but he acted insolently towards them: such were the treasures We had bestowed on him that their very keys would have been a burden to a body of strong men, behold, his people said to him: “Do not exult, for Allah does not love those who exult (in riches). But seek, by means of the wealth which Allah has bestowed on you, the home of the hereafter. Do not forget your share in this world: but do good, as Allah has been good to you, and do not seek occasions for mischief in the land: for Allah does not love those who do mischief.” He said: “This has been given to me because of a certain knowledge which I have.” Did he not know that Allah had destroyed, before him, whole generations, which were superior to him in strength and greater in the amount of riches they had collected? But the wicked are not called immediately to account for their sins. So he went forth among his people in the pride of his worldly glitter. Those whose aim was the life of this said: “Oh! that we had the like of what Qarun has got! For he is truly a lord of mighty good fortune!” But those who had been granted true knowledge said: “Alas for you! The reward of Allah (in the hereafter) is best for those who believe and do good works: but this none shall attain, save those who steadfastly persevere in doing good.” Then We caused the earth to swallow up him and his house; and he had no one at all to help him against Allah; nor could he defend himself. And those who had envied his position the day before began to say the next day: “Ah! it is indeed Allah Who gives abundants to whom He will and sparingly to whom He pleases! </text:span><text:span text:style-name="T34">h</text:span><text:span text:style-name="T12">ad it not been that Allah was gracious to us, He could have caused the earth to swallow us up! Ah! those who reject Allah will assuredly never prosper.” As for the abode of the hereafter We shall give it to those who intend neither high-handedness nor mischief on this earth: and the righteous shall have a blessed end. </text:span></text:p>
      <text:p text:style-name="P72"><text:span text:style-name="T39">(Al-Qasas, 76-83)</text:span></text:p>
      <text:p text:style-name="P69"><text:soft-page-break/></text:p>
      <text:p text:style-name="P28"><text:span text:style-name="T8">Just as the verse above suggests, Qarun - and people of his ilk believe they are given favours simply because certain traits they possess make them the deserving of them. They either forget or wholly deny that those traits are in reality, the blessings of Allah.</text:span></text:p>
      <text:p text:style-name="P28"><text:span text:style-name="T8">The statement of Qarun: “This has been given to me because of a certain knowledge which I have” is a manifestation of this attitude. Such a person is apt to “exult,” as mentioned in the above verses. This is basically why we witness self-important and overbearing attitudes in people when they attain success, prosperity and power. Such are essentially the individuals who presume themselves to be the “beloved servants of Allah”:</text:span></text:p>
      <text:p text:style-name="P26"/>
      <text:p text:style-name="P89"><text:span text:style-name="T12">Man does not weary of asking for good things, but when evil befalls him, he gives up all hope and is lost in despair. When we give him a taste of some Mercy from Ourself, after some adversity has touched him, he is sure to say, “This is due to my merit: Do not think that the hour of judgment will ever become; but if I am brought back to my Lord, I have much good stored in His sight!” But We will show the unbelievers the truth of all that they did, and We shall give them the taste of a severe penalty. </text:span></text:p>
      <text:p text:style-name="P72"><text:span text:style-name="T39">(Fussilat, 49-50)</text:span></text:p>
      <text:p text:style-name="P28"><text:span text:style-name="T8">Those who conduct themselves with an air of superiority and constantly praise themselves, are referred to as follows in the Qur'an:</text:span></text:p>
      <text:p text:style-name="P89"><text:span text:style-name="T12">Have you not seen those who claim sanctity for themselves? Allah sanctities whom He pleases. But never will they fail to receive justice in the least little thing. </text:span></text:p>
      <text:p text:style-name="P72"><text:span text:style-name="T39">(An-Nisa, 49)</text:span></text:p>
      <text:p text:style-name="P28"><text:span text:style-name="T8">Believers, on the other hand, never feel sure being of exactly the type of person who, in the eyes of Allah, deserves to attain heaven. That is why, the believers pray to their Lord both “in fear and hope” (As-Sajda, 16). They turn to Allah and pray.” </text:span><text:span text:style-name="T31">d</text:span><text:span text:style-name="T8">efend us from the torment of the Fire!” (Al-Baqara, 201); “Let not our hearts deviate now after You have guided us” (Al-Imran, 8); “</text:span><text:span text:style-name="T31">t</text:span><text:span text:style-name="T8">ake our souls to </text:span><text:span text:style-name="T31">y</text:span><text:span text:style-name="T8">ou as Muslims who bow to </text:span><text:span text:style-name="T31">y</text:span><text:span text:style-name="T8">our will!” (Al-Araf, 126). Out of sheer arrogance a man assumes himself to be one who is deserving of paradise. Yet, arrogance is the greatest hindrance to one’s eternal salvation, “for Allah does not love the vainglorious boaster.” </text:span></text:p>
      <text:p text:style-name="P72"><text:span text:style-name="T39">(Al-Hadid, 23)</text:span></text:p>
      <text:p text:style-name="P28"><text:span text:style-name="T8">The theme of “arrogance” is frequently taken up in the Qur’an. The following verses call upon man repeatedly to avoid arrogance:</text:span></text:p>
      <text:p text:style-name="P89"><text:span text:style-name="T12">Nor walk on the earth with insolence: for you cannot rend the earth asunder, nor reach the mountains in height. </text:span></text:p>
      <text:p text:style-name="P72"><text:span text:style-name="T39">(Al-Isra, 37)</text:span></text:p>
      <text:p text:style-name="P89"><text:span text:style-name="T12">Do not turn your cheek in scorn toward people, nor walk in insolence on the earth; for Allah does not love any arrogant </text:span><text:soft-page-break/><text:span text:style-name="T12">boaster. </text:span></text:p>
      <text:p text:style-name="P72"><text:span text:style-name="T39">(Luqman, 18)</text:span></text:p>
      <text:p text:style-name="P89"><text:span text:style-name="T12">No misfortune can happen on earth or in your own souls but is in a book before we bring it into existence; surely that is easy to Allah: so that you may not despair over goods things you miss nor exult over favours bestowed upon you. For Allah does not love any vainglorious boaster.</text:span></text:p>
      <text:p text:style-name="P72"><text:span text:style-name="T39">(Al-Hadid, 22-23)</text:span></text:p>
      <text:p text:style-name="P89"><text:span text:style-name="T12">Serve Allah, and do not associate any partners with Him; and do good to parents, kinsfolk, orphans, those in need, neighbours who are near, neighbours who are strangers, the companion by your side, the wayfarer you meet, and what your right hands possess: for Allah does not love the arrogant, or the vainglorious. </text:span></text:p>
      <text:p text:style-name="P72"><text:span text:style-name="T39">(An-Nisa, 36)</text:span></text:p>
      <text:p text:style-name="P28"><text:span text:style-name="T8">In the Qur’an, the believers are frequently reminded to be modest and moderate. Believers rigorously avoid arrogance since they can comprehend the verse “Allah does not love any vainglorious boaster.” Accordingly, the Qur’an declares that modesty is the basic virtue of a believer:</text:span></text:p>
      <text:p text:style-name="P89"><text:span text:style-name="T12">...But your Allah is One Allah: then submit your wills to Him (in Islam): and give the good news to those who humble themselves. </text:span></text:p>
      <text:p text:style-name="P72"><text:span text:style-name="T39">(Al-Hajj, 34)</text:span></text:p>
      <text:p text:style-name="P89"><text:span text:style-name="T12">And the servants of Allah Most Gracious are those who walk on the earth in humility, and when the ignorant address them, they say, “Peace!” </text:span></text:p>
      <text:p text:style-name="P89"><text:span text:style-name="T12"><text:s/>(Al-Furqan, 63)</text:span></text:p>
      <text:p text:style-name="P89"><text:span text:style-name="T12">That abode of the hereafter We shall give to those who intend no high-handedness or mischief on earth: and the end is best for the righteous. </text:span></text:p>
      <text:p text:style-name="P72"><text:span text:style-name="T39">(Al-Qasas, 83)</text:span></text:p>
      <text:p text:style-name="P89"><text:span text:style-name="T12">Only those believe in Our signs, who, when they are recited to them, fall down in prostration, and celebrate the praises of their Lord; nor are they ever puffed up with pride. </text:span></text:p>
      <text:p text:style-name="P79"><text:span text:style-name="T38">(As-Sajda, 15)</text:span></text:p>
      <text:p text:style-name="P28"><text:span text:style-name="T8">This is rather an important point to consider. Whether a person believes or goes astray entirely depends on his arrogance or modesty. The consequences of being arrogant are explained in the following verse:</text:span></text:p>
      <text:p text:style-name="P97"><text:span text:style-name="T12">Those who behave arrogantly on the earth in defiance of right will be turned away from My signs. Even if they see all the signs, they will not believe in them; and if they see the way of right conduct, they will not adopt it as the way; but if they see the way of error, that is the way they will adopt. For they have rejected </text:span><text:span text:style-name="T34">o</text:span><text:span text:style-name="T12">ur signs, and failed to take warning from them. </text:span></text:p>
      <text:p text:style-name="P72"><text:span text:style-name="T39">(Al-Araf, 146)</text:span></text:p>
      <text:p text:style-name="P28"><text:soft-page-break/><text:span text:style-name="T8">The common shortcoming in all the unbelivers of the past was their arrogance.</text:span></text:p>
      <text:p text:style-name="P26"/>
      <text:p text:style-name="P89"><text:span text:style-name="T12">My Signs come to you and you rejected them: you were haughty, and became one of those who reject faith!</text:span></text:p>
      <text:p text:style-name="P72"><text:span text:style-name="T39">(Az-Zumar, 59)</text:span></text:p>
      <text:p text:style-name="P89"><text:span text:style-name="T12">When it is said to him, “Fear Allah”, he is led by arrogance into further crime. Hell shall be enough for him --an evil bed indeed! </text:span></text:p>
      <text:p text:style-name="P99"><text:span text:style-name="T12"><text:s/>(Al-Baqara, 206)</text:span></text:p>
      <text:p text:style-name="P98"><text:span text:style-name="T12">We gave Moses the Book and followed him up with a succession of messengers; We gave Jesus, the son of Mary, clear signs and strengthened him with the </text:span><text:span text:style-name="T34">h</text:span><text:span text:style-name="T12">oly </text:span><text:span text:style-name="T34">s</text:span><text:span text:style-name="T12">pirit.Will you then scorn each messenger whose message does not suit your fancies, charging some with imposture and slaying others? </text:span></text:p>
      <text:p text:style-name="P72"><text:span text:style-name="T39">(Al-Baqara, 87)</text:span></text:p>
      <text:p text:style-name="P28"><text:span text:style-name="T8">The arrogant are the people of Hell who are destined to dwell there for eternity: </text:span></text:p>
      <text:p text:style-name="P98"><text:span text:style-name="T11">To those who reject Our signs and treat them with arrogance, no opening will there be of the gates of heaven, nor will they enter the garden, until a camel can pass through the eye of a needle. Such is Our reward for those in sin. For them there is Hell, as a couch (below) and sheets of fire will cover them: such is Our requital of those who do wrong. </text:span></text:p>
      <text:p text:style-name="P72"><text:span text:style-name="T39">(Al-Araf, 40-41)</text:span></text:p>
      <text:p text:style-name="P89"><text:span text:style-name="T12">But those who reject Our signs and treat them with arrogance, - they are companions of the Fire, to dwell therein for ever. </text:span></text:p>
      <text:p text:style-name="P72"><text:span text:style-name="T39">(Al-Araf, 36)</text:span></text:p>
      <text:p text:style-name="P28"><text:span text:style-name="T8">Those who opposed and rebelled against the Messengers were arrogant, as were those who fought against them. The people, defined as “leaders of the unbelievers”, or “those who behaved proudly ” in the Qur’an, declined to obey the messenger due to their pride and arrogance. They simply rejected the guidance of another human being to the righteous way. Their perverseness knew no bounds. The pride of the leaders of communities is frequently mentioned in the Qur’an.</text:span></text:p>
      <text:p text:style-name="P26"/>
      <text:p text:style-name="P89"><text:span text:style-name="T12">The leaders of those who behaved proudly among his people said to those who were reckoned powerless - those among them who believed: “Do you really believe that Salih is a messenger from his Lord?” They replied: “We do indeed believe in the revelation which has been sent through him.Those who were haughty said: “For our part, we reject what you believe in.” </text:span></text:p>
      <text:p text:style-name="P72"><text:span text:style-name="T39">(Al-Araf, 75-76)</text:span></text:p>
      <text:p text:style-name="P89"><text:span text:style-name="T12">The leaders those who were proud from among his people said: “O Shu’aib! we shall certainly drive you out of our city - you and those who believe with you; or else you and they shall have to </text:span><text:soft-page-break/><text:span text:style-name="T12">return to our ways and religion.” He replied: “What! even though we detest them? </text:span></text:p>
      <text:p text:style-name="P72"><text:span text:style-name="T39">(Al-Araf, 88)</text:span></text:p>
      <text:p text:style-name="P28"><text:span text:style-name="T8">Arrogant people set the highest value upon social status, prosperity and fame. Any messenger who cannot lay claim to any of these material props will therefore be rejected outright by them as a person they presume to be incapable of leading humanity to the right path. The commonest shared trait of unbelievers is their propensity to revolt against Allah’s chosen messengers.</text:span></text:p>
      <text:p text:style-name="P28"><text:span text:style-name="T8">In the Qur’an, the rebellion of the children of Israel against Talut, a leader sent to them, is thus narrated:</text:span></text:p>
      <text:p text:style-name="P89"><text:span text:style-name="T12">Their Prophet said to them: “Allah had appointed Talut as your king.” They said: “How can he exercise authority over us when we are better fitted than He to exercise authority, and he is not even gifted with wealth in abundance?” He said: “Allah has chosen him above you, and has gifted him abundantly with knowledge and bodily prowess: Allah grants His authority to whom He pleases. Allah cares for all, and He knows all things.” </text:span></text:p>
      <text:p text:style-name="P72"><text:span text:style-name="T39"><text:s/>(Al-Baqara, 247)</text:span></text:p>
      <text:p text:style-name="P28"><text:span text:style-name="T8">During the period of Prophet Mohammed also, the prominent people of the community vehemently opposed him saying, “Why has this Qur’an not been sent down to some leading man in either of the two (chief) cities?” (Az-Zukhruf, 31). Their antagonism resulted quite simply from their habit of assessing people according to their wealth, properties or reputation. If the messenger had been a “leading man in either of the two (chief) cities” then they would have obeyed him. However, obeying someone only because he had been chosen by Allah seemed difficult for them on account of their arrogance. The same thing happened to Salih who was sent to the people of Thamud:</text:span></text:p>
      <text:p text:style-name="P26"/>
      <text:p text:style-name="P89"><text:span text:style-name="T12">For they said: “What! a man! a solitary one from among ourselves! Shall we follow such a one? Truly should we then be straying in our minds, and mad! Has the Message been sent to him, of all people amongst us? He is indeed a liar, and an insolent one!” </text:span></text:p>
      <text:p text:style-name="P72"><text:span text:style-name="T39">(Al-Qamar, 24-25)</text:span></text:p>
      <text:p text:style-name="P69"/>
      <text:p text:style-name="P28"><text:span text:style-name="T8">In understanding how arrogance misleads men, Surat’ Al-Muddaththir enlightens us greatly. It gives the example of a man who is given many favours by Allah, who listens to and understands the words of Allah, but who disobeys Allah out of sheer arrogance. For this he deserves to be punished by being consigned to Hell:</text:span></text:p>
      <text:p text:style-name="P26"/>
      <text:p text:style-name="P98"><text:span text:style-name="T12">Leave to Me the creature whom I created bare and alone!—to whom I granted resources in abundance, and sons to be by his side!-to whom I made (life) smooth and comfortable! Yet is he greedy for Me to add yet more; By no means! For to Our Signs he </text:span><text:soft-page-break/><text:span text:style-name="T12">has been refractory! Soon I will afflict him with a mountain of calamities! For he thought and he plotted. And woe to him! How he plotted! Yes, woe to him, how he plotted! He looked around him, then he frowned and he scowled; then he turned back and was haughty. Then he said “This is nothing but magic, derived from of old; this is nothing but the word of a mortal!” Soon I will cast him into Hell-Fire! And what will explain to you what Hell-Fire is? It permits nothing to endure, and spares no one! It burns the skins of men! </text:span></text:p>
      <text:p text:style-name="P79"><text:span text:style-name="T39">(Al-Muddaththir, 11-29)</text:span></text:p>
      <text:p text:style-name="P28"><text:span text:style-name="T8">In another verse, the situation of an arrogant person in Hell is described as follows:</text:span></text:p>
      <text:p text:style-name="P26"/>
      <text:p text:style-name="P98"><text:span text:style-name="T12">A voice will cry: “Seize him and drag him into the midst of the blazing fire! Then pour over his head the penalty of boiling water, saying, `Taste this! Truly, you were mighty and an honourable man. Surely this is what you used to doubt.’” </text:span></text:p>
      <text:p text:style-name="P83"><text:span text:style-name="T39">(Ad-Dukhan, 47-50)</text:span></text:p>
      <text:p text:style-name="P30"><text:span text:style-name="T8">Man is merely a servant of Allah. Keeping in mind his actual state before Allah will make him appreciate deep in his heart the favours bestowed by Him. In this way, he realizes that he does not possess anything, for they are Allah’s endowments. He finds real relief in being grateful to Allah. If he starts to display arrogance on account of what has been granted to him, before long he loses the pleasure he derives from that favour. Soon he witnesses the total loss of the favour in question. The whole system is simply based on understanding one’s position before Allah; Allah guides the one who realizes that he is His servant. Otherwise, he will incur the wrath of his Lord, as the following verse relates:</text:span></text:p>
      <text:p text:style-name="P98"><text:span text:style-name="T12">“...those who disdain His service through arrogance - shall all be brought before Him.” </text:span></text:p>
      <text:p text:style-name="P72"><text:span text:style-name="T39">(An-Nisa, 172)</text:span></text:p>
      <text:p text:style-name="P89"><text:span text:style-name="T12">But those who reject Our signs and treat them with arrogance, shall be companions of the Fire, to dwell therein forever. </text:span></text:p>
      <text:p text:style-name="P72"><text:span text:style-name="T39">(Al-Araf, 36)</text:span></text:p>
      <text:p text:style-name="P28"><text:span text:style-name="T8">On the contrary, those who are not arrogant, but moderate are true servants of Allah, and will be rewarded with heaven:</text:span></text:p>
      <text:p text:style-name="P26"/>
      <text:p text:style-name="P89"><text:span text:style-name="T12">True abode of the hereafter We shall give to those who intend neither high-handedness nor mischief on earth: and the end is best for the righteous. </text:span></text:p>
      <text:p text:style-name="P72"><text:span text:style-name="T39">(Al-Qasas, 83)</text:span></text:p>
      <text:p text:style-name="P56"/>
      <text:p text:style-name="P58"><text:span text:style-name="T28">Trust in Allah and Submission</text:span></text:p>
      <text:p text:style-name="P28"><text:span text:style-name="T38">Two important indicators of faith are trust in Allah and submission to Him. Between a believer and a non-believer, these draw the ultimate distinguishing line.</text:span></text:p>
      <text:p text:style-name="P28"><text:span text:style-name="T8">An unbeliever perceives the whole world as being in a state of chaos. He assumes that he owes his existence to pure “coincidence.” According to him, the happenings around him also take place by pure coincidence. Such a point of view is, however, detrimental to the mental well-being of a person; he feels insecure and never trusts anyone. Nothing eases his fears for the future. He spends long hours planning ahead. Hundreds, even thousands of independent factors work to turn his life into one of sheer disappointment. He feels feeble; he may at any time develop an incurable disease. Something unexpected may happen one day and he may lose his job or someone he loves. Believing these incidents to occur at random, he feels consternation at every such event. This means worshipping hundreds of independent factors as gods. In Qur’anic terms, the fearing or trusting of anything implies taking it as a god besides Allah. A believer, on the contrary, conceives the essence of this world; that Allah holds control over every living thing and nothing occurs without His permission and knowledge. This fact, enunciated in such verses as “...There is not a moving creature, but He has a grasp of its fore-lock...”(Hud, 56) and “To Him belongs every being that is in the heavens and on earth: all are devoutly obedient to Him.”(Ar-Rum, 26)is only conceivable by “those who by tokens understand.” </text:span></text:p>
      <text:p text:style-name="P88"><text:span text:style-name="T38">(Al-Hijr, 75)</text:span></text:p>
      <text:p text:style-name="P28"><text:span text:style-name="T8">A believer is fundamentally assured of the fact that “Allah regulates all affairs.” (Ar- Rad, 2). He is well aware that all the incidents which puncutuate his life are predestined. That is why he never reckons an incident to be an “unfortunate” one. Though it may seem to be “unfortunate” it essentially implies goodness. First of all, nothing is futile in Allah’s creation. Whatever the events affecting the life of a believer,they are definitely designed to bring goodness to him. Even if an event seems outwardly to be an unfortunate one, a believer should persevere and put his trust in Allah. Ultimately, Allah will turn it to the good.</text:span></text:p>
      <text:p text:style-name="P28"><text:span text:style-name="T8">In his arduous struggle, a believer finds relief and peace in this cast of mind. When we consult the Qur’an, we see that all messengers and their followers met with extremely adverse and seemingly “unfortunate” incidents. Almost all unbelievers were oppressed, threatened, assaulted, tortured, insulted, and some even were killed. Yet, nothing daunted them; not even the strongest tempest of adversity and the mightiest of armies. They stood firm and strong, never giving up in their resolution. The essence of such an attitude lies solely in the consciousness a believer builds; that everything is created by Allah and, accordingly, is destined to bring goodness. Believers are well aware of the fact that Allah always provides guidance to believers and surely places no burden on </text:span><text:soft-page-break/><text:span text:style-name="T8">any soul that it cannot bear. In the Qur’an hundreds of verses call for trust and submission in Allah:</text:span></text:p>
      <text:p text:style-name="P26"/>
      <text:p text:style-name="P89"><text:span text:style-name="T12">Say: “Nothing will happen to us except what Allah has decreed for us: He is our </text:span><text:span text:style-name="T34">p</text:span><text:span text:style-name="T12">rotector. In Allah let the believers put their trust.”</text:span></text:p>
      <text:p text:style-name="P72"><text:span text:style-name="T39">(Al-Tawba, 51)</text:span></text:p>
      <text:p text:style-name="P28"><text:span text:style-name="T8">The word in Arabic used for “trust in Allah” is “tewekkul”, which means “taking as guardian and helper”. However, unlike its common usage, the word has a totally different connotation in the Qur’an. Ordinarily, its meaning is perceived as “doing one’s best about a situation and then putting the rest in the care of Allah”. But the concept of “taking as guardian and helper” conveys rather more than this. It means leaving the entire course of events and their consequences in Allah’s change.</text:span></text:p>
      <text:p text:style-name="P28"><text:span text:style-name="T8">At this point, we must avoid an essential misconception: putting the course of events in the care of Allah in no way means avoidance of becoming involved in daily affairs. On the contrary, a believer deals with every stage of a problem or event, shouldering all responsibilities. Indeed, the true meaning of “trust in Allah” lies in being totally aware that everything we experience and everything we do takes place under Allah’s control; that is why believers take the initiative in anything they undertake by “taking Him as a guardian and helper.”</text:span></text:p>
      <text:p text:style-name="P28"><text:span text:style-name="T8">The prayers of the prophets recounted in the Qur’an instruct us about the significance of this subject. In the Surat’Al-Naml, the Prophet Solomon says: “O my Lord! Order me, so that I may be grateful for Your favours, which you have bestowed on me and on my parents, and so that I may do the good works that will please You. And admit me, by Your Grace, to the ranks of Your righteous servants.” (Al-Naml, 19). This prayer explicitly reveals that Solomon is aware that he can perform his tasks only if Allah so wills and asks Him to give His approval when he becomes committed to action.</text:span></text:p>
      <text:p text:style-name="P28"><text:span text:style-name="T8">This is actually the rationale lying behind “trust in Allah.” A believer is well aware that both the external world and his soul are entities completely under the control of Allah. Accordingly, he submits himself—his soul—to His Almighty Creator. Consequently, a believer becomes exceedingly brave; so brave as to challenge the whole world all alone yet calm and confident as if there were no besetting dangers. The kind of attitude a believer shows in times of trouble and difficulty is described in many stories of the Qur’an. That of the Prophet Noah is one of them:</text:span></text:p>
      <text:p text:style-name="P28"><text:span text:style-name="T8">Relate to them the story of Noah. He said to his people: “O my people, if it offends you that I should stay with you and commemorate the signs of Allah, in Allah have I put my trust.So, muster all your idols and decide upon your course of action. Do not intrigue in secret.Then pass your sentence on me, and give me no respite.If you turn back, I asked of you no recompense; my reward is only with Allah, and I have been commanded to be of those who submit to Allah's will (in Islam). (Jonah, 71-72) </text:span></text:p>
      <text:p text:style-name="P28"><text:soft-page-break/><text:span text:style-name="T8">Shu’aib, too, assumed the same attitude towards his people: </text:span></text:p>
      <text:p text:style-name="P26"/>
      <text:p text:style-name="P89"><text:span text:style-name="T12">He said: “O my people! If I have a clear sign from my Lord, and He has given me sustenance pure and good as from Himself should I not guide you? I do not wish, in opposition to you, to do that which I forbid you to do. I only desire (your) betterment to the best of my ability and my success (in my task) can come only from Allah. In Him I trust, and Him I turn in repentance.</text:span></text:p>
      <text:p text:style-name="P87"><text:span text:style-name="T38">(Hud, 88)</text:span></text:p>
      <text:p text:style-name="P28"><text:span text:style-name="T8">In many other verses in the Qur’an, trust in Allah and the perseverance the believers display is likewise stressed:</text:span></text:p>
      <text:p text:style-name="P89"><text:span text:style-name="T12">But if they turn away, say: “Allah suffices to me: there is no god but He: in Him I put my trust. He the Supreme Lord of the throne of glory!” </text:span></text:p>
      <text:p text:style-name="P87"><text:span text:style-name="T39">(Al-Tawba, 129)</text:span></text:p>
      <text:p text:style-name="P95"><text:span text:style-name="T12">For true believers are those who, when Allah is mentioned, feel a tremor in their hearts, and as they listen to His revelations, they find their faith strengthened, and put all their trust in their Lord. </text:span></text:p>
      <text:p text:style-name="P87"><text:span text:style-name="T39">(Al-Anfal, 2)</text:span></text:p>
      <text:p text:style-name="P95"><text:span text:style-name="T12">To Allah belong the unseen secrets of the heavens and the earth, and to Him goes back every affair for decision: then worship Him, and put your trust in Him: your Lord is not unmindful of what you do. </text:span></text:p>
      <text:p text:style-name="P87"><text:span text:style-name="T39">(Hud, 123)</text:span></text:p>
      <text:p text:style-name="P95"><text:span text:style-name="T12">Thus have </text:span><text:span text:style-name="T34">w</text:span><text:span text:style-name="T12">e sent you forth to a people before whom long since other peoples have passed away so that you may recite them what We send down to you by inspiration; yet they reject Him, the Most Gracious! Say: “He is my Lord! There is no god but He! In Him I put my trust, and to Him I shall return.” </text:span></text:p>
      <text:p text:style-name="P87"><text:span text:style-name="T38">(Al-Rad, 30)</text:span></text:p>
      <text:p text:style-name="P89"><text:span text:style-name="T12">Their messengers said to them: “True, we are human like yourselves, but Allah bestows His grace on such of his servants as He pleases. It is not for us to bring you proof, except as Allah permits. And in Allah let all men of faith put their trust. </text:span></text:p>
      <text:p text:style-name="P72"><text:span text:style-name="T39">(Abraham, 11-12)</text:span></text:p>
      <text:p text:style-name="P89"><text:span text:style-name="T12">Say: “He is (Allah) Most Gracious: We have believed in Him, and in Him we have put our trust. So, soon you will know which of us it is that is in manifest error.” </text:span></text:p>
      <text:p text:style-name="P72"><text:span text:style-name="T39">(Al-Mulk, 29)</text:span></text:p>
      <text:p text:style-name="P28"><text:span text:style-name="T8">The person who trusts in Allah and takes Him as guardian and protector should be well aware of the fact that there is nobody else to trust in and take as a guardian. Nothing troubles a believer as long as he prays to Allah, and trusts in Him. By the will of Allah, events will proceed and end in the best possible way for a believer. As it says in the Qur’an</text:span></text:p>
      <text:p text:style-name="P26"><text:soft-page-break/></text:p>
      <text:p text:style-name="P89"><text:span text:style-name="T12">“Put your trust in Allah, and Allah is All-sufficient as a Disposer of affairs.” </text:span></text:p>
      <text:p text:style-name="P72"><text:span text:style-name="T39">(Al-Ahzap, 3)</text:span></text:p>
      <text:p text:style-name="P28"><text:span text:style-name="T8">In another verse it is related as follows: </text:span></text:p>
      <text:p text:style-name="P89"><text:span text:style-name="T12">...And for those who fear Allah, He will always find a means of salvation, and will provide for them from sources they could never imagine. And if anyone puts his trust in Allah, He is all sufficient for him. For Allah will surely accomplish his purpose: indeed, for all things Allah has appointed a due proportion. </text:span></text:p>
      <text:p text:style-name="P72"><text:span text:style-name="T39">(At-Talaq, 2-3)</text:span></text:p>
      <text:p text:style-name="P28"><text:span text:style-name="T8">Unless Allah permits, nobody can do harm to the believers. Nobody can kill a man unless Allah wills. It is only Allah who can take away life. Hence, it is pointless to feel fear for any being except Allah. The Qur’an repeatedly reminds believers of this fact:</text:span></text:p>
      <text:p text:style-name="P26"/>
      <text:p text:style-name="P89"><text:span text:style-name="T12">Secret counsels are only inspired by the Evil One, in order that he may cause grief to the believers; but he cannot harm them in the least, except as Allah permits; in Allah let the believers put their trust. </text:span></text:p>
      <text:p text:style-name="P72"><text:span text:style-name="T39">(Al-Mujadila, 10)</text:span></text:p>
      <text:p text:style-name="P93"><text:span text:style-name="T12">Do not obey the unbelievers and the hypocrites, and pay no heed not to their insolence, but put your trust in Allah. For Allah is All-Sufficient as a Disposer of affairs.</text:span></text:p>
      <text:p text:style-name="P72"><text:span text:style-name="T39">(Al-Ahzap, 48) </text:span></text:p>
      <text:p text:style-name="P94"/>
      <text:p text:style-name="P94"/>
      <text:p text:style-name="P93"><text:span text:style-name="T12">If indeed you ask them who created the heavens and the earth, they will be sure to say, “Allah”. Say: “Do then that the things you invoke besides Allah, can if Allah wills some Penalty for me, remove His Penalty? Or if He wills some Grace for me, can they keep back his Grace?” Say: “Allah is All -sufficient for me! “ In Him let the faithful put their trust.” </text:span></text:p>
      <text:p text:style-name="P72"><text:span text:style-name="T39">(Az-Zumar, 38)</text:span></text:p>
      <text:p text:style-name="P28"><text:span text:style-name="T8">One who trusts in and submits to Allah, and who takes Allah as the true guardian and helper is saved from the temptations of </text:span><text:span text:style-name="T31">s</text:span><text:span text:style-name="T8">atan. In the Qur’an this is expressed in the verse: “No authority has Satan over those who believe and put their trust in their Lord.” (An-Nahl, 99). Those attaining the benevolence of Allah in the hereafter will be the ones who put their trust in Allah and submit to Him.</text:span></text:p>
      <text:p text:style-name="P26"/>
      <text:p text:style-name="P89"><text:span text:style-name="T12">Whatever you are given here is (but) a convenience of this life: but that which is with Allah is better and more lasting: it is for those who believe and put their trust in their Lord.</text:span></text:p>
      <text:p text:style-name="P72"><text:span text:style-name="T39">(Ash-Shura, 36)</text:span></text:p>
      <text:p text:style-name="P89"><text:span text:style-name="T12">There is nobody but Allah to whom one can always turn for help, </text:span><text:soft-page-break/><text:span text:style-name="T12">guidance and mercy. Jacob says “...None can command except Allah: in Him I put my trust: and let all who are faithful put their trust in Him.” (Joseph, 67)There is no god except Allah, so He is the only protector and guardian. Allah! There is no god but He: and in Allah, therefore, let the believers put their trust.</text:span></text:p>
      <text:p text:style-name="P72"><text:span text:style-name="T39">(At-Taghabun, 13)</text:span></text:p>
      <text:p text:style-name="P89"><text:span text:style-name="T12">And put your trust in the Ever-living, Who never dies. </text:span><text:span text:style-name="T34">c</text:span><text:span text:style-name="T12">elebrate </text:span><text:span text:style-name="T34">h</text:span><text:span text:style-name="T12">is praise; is well acquainted with the faults of all His servants. </text:span></text:p>
      <text:p text:style-name="P72"><text:span text:style-name="T39">(Al-Furqan, 58)</text:span></text:p>
      <text:p text:style-name="P49"/>
      <text:p text:style-name="P50"><text:span text:style-name="T29">Praying for Forgiveness and Repentance</text:span></text:p>
      <text:p text:style-name="P28"><text:span text:style-name="T38">All through their lives, certain people pursue a flawless image for themselves. Their efforts center around one goal: to be perfect and to look perfect. This is a natural consequence of finding it degrading to make a mistake. The ideal person, they consider, is one who can project an aura of impeccability. </text:span></text:p>
      <text:p text:style-name="P28"><text:span text:style-name="T38">However, this “flawlessness” is an illusionary goal. Neither is it one of the attributes of a believer we find extolled in the Qur’an. We would go so far as to say that such a “believer model” does not exist. For man is inherently weak, humble and helpless before Allah; and can consequently make mistakes all throughout his life. No doubt, he will always do his best to avoid mistakes and sins, yet, being a frail servant of Allah, he will not be successful in being free of all mistakes.</text:span></text:p>
      <text:p text:style-name="P28"><text:span text:style-name="T8">In the Qur’an we are informed that man has faults and sins before Allah:</text:span></text:p>
      <text:p text:style-name="P89"><text:span text:style-name="T12">If Allah were to punish men according to what they deserve, He would not leave on the surface of the earth one single living creature: but He gives them respite for a stated term: when their term expires, truly, (they will know that ) Allah has in His sight all His Servants. </text:span></text:p>
      <text:p text:style-name="P72"><text:span text:style-name="T39">(Fatir, 45)</text:span></text:p>
      <text:p text:style-name="P28"><text:span text:style-name="T8">In accordance with this divine command stated in the Qur’an, the attitude expected of a believer is not that of being faultless or sinless. He is only expected to constantly seek forgiveness from Allah. </text:span></text:p>
      <text:p text:style-name="P28"><text:span text:style-name="T8">This is actually an attribute which makes the distinction between a believer and non-believer: Unbelievers struggle to cover up their faults and sins. Yet, a believer never tries to do this.</text:span></text:p>
      <text:p text:style-name="P28"><text:span text:style-name="T8">What is important for him is to feel an inner regret and consequently turn to Allah and seek His forgiveness.</text:span></text:p>
      <text:p text:style-name="P28"><text:span text:style-name="T8">While reading the Qur’an, we see that the willingness to ask for forgiveness is a natural and unfailing attribute of the believers. On that account, we understand that believers never see themselves as beings purified of all sins and faults. On the contrary, they continually seek refuge in Allah’s mercy. In the following verse, turning to Allah in repentance is regarded as one of the important attributes of a believer:</text:span></text:p>
      <text:p text:style-name="P89"><text:span text:style-name="T12">Those that turn to Allah in repentance; that serve Him, and praise Him; that fast in devotion to the cause of Allah; that bow down and prostrate themselves in prayer; that enjoin good and forbid evil; and observe the limit set by Allah, shall be richly rewarded. </text:span><text:span text:style-name="T35">p</text:span><text:span text:style-name="T12">roclaim the glad tidings to the believers. </text:span></text:p>
      <text:p text:style-name="P84"><text:span text:style-name="T39">(Al-Tawba, 112)</text:span></text:p>
      <text:p text:style-name="P28"><text:span text:style-name="T31">T</text:span><text:span text:style-name="T8">he distinction between and inter-relatedness of the concepts of repentance and forgiveness should be carefully considered.</text:span></text:p>
      <text:p text:style-name="P28"><text:span text:style-name="T8">Asking for forgiveness of Allah is a regular aspect of worship for believers. Man can ask forgiveness of Allah all day long for all his sins, whether deliberately </text:span><text:soft-page-break/><text:span text:style-name="T8">or unintentionally committed. Moreover, as well as asking for forgiveness for oneself, one can also do it for other believers, as stated in the Qur’an.</text:span></text:p>
      <text:p text:style-name="P28"><text:span text:style-name="T8">In Arabic, the word for “asking for forgiveness’ is “istigfar” which is “asking for Allah's attribute of Gafur.</text:span></text:p>
      <text:p text:style-name="P28"><text:span text:style-name="T8"><text:s/>(Gafur (G-F-R), in Arabic, means to “cover, protect, hide totally, recover.”)</text:span></text:p>
      <text:p text:style-name="P28"><text:span text:style-name="T8">Thus, asking for forgiveness of Allah is like pledging to purify oneself and hence seeking refuge in the mercy and grace of Allah. In the Qur’an the believers pray saying, </text:span><text:span text:style-name="T9">“Our Lord! Forgive us our sins, remove from us our iniquities, and take to Yourself our souls in the company of the righteous.” (Al-Imran, 193) </text:span><text:span text:style-name="T8">The judgement of Allah regarding this is as below: </text:span></text:p>
      <text:p text:style-name="P26"/>
      <text:p text:style-name="P89"><text:span text:style-name="T12">I am with you: if you (but) say your prayers regularly, practice regular charity, believe in </text:span><text:span text:style-name="T34">m</text:span><text:span text:style-name="T12">y messengers, honour and assist them, and loan to Allah a beautiful loan, indeed I will rid you of your evils, and admit you to gardens with rivers flowing beneath; but if any of you, after this, denies Me, he will truly have wandered from the path of rectitude. </text:span></text:p>
      <text:p text:style-name="P72"><text:span text:style-name="T39">(Al-Maeda, 12)</text:span></text:p>
      <text:p text:style-name="P28"><text:span text:style-name="T8">As mentioned above, praying for forgiveness of Allah may be both for sins, committed intentionally or unintentionally, as well as for the sins of other believers. This is the most important distinction between asking for forgiveness and repentance. Although praying for forgiveness is a regular prayer of the believers, repentance is the steadfast attitude taken towards a particular sin or fault, or the giving of a firm decision not to turn to that sin again. </text:span></text:p>
      <text:p text:style-name="P28"><text:span text:style-name="T8">Repentance is seeking refuge in Allah for one’s sin, promising not to commit that sin again and, to this end asking the guidance and help of Allah. The exact meaning of repentance is “to turn back”. Thus, repentance expresses an absolute commitment not to commit any particular sin again.</text:span></text:p>
      <text:p text:style-name="P28"><text:span text:style-name="T8">The intention behind repentance is not to repeat the same sin. Allah enjoins the faithful thus: </text:span><text:span text:style-name="T9">“O you who believe! Turn to Allah with sincere repentance, in the hope that your Lord will remove from you your ills and admit you to Gardens beneath which Rivers flow...” (At-Tahrim, 8)</text:span></text:p>
      <text:p text:style-name="P28"><text:span text:style-name="T8">However, this is not to say that a believer repents for a sin or fault only once. He may repent on one occasion, and then, in a moment of weakness, repeat the same sin. However, the mercy of Allah never ceases to encompass him. This is why he can still repent to Allah and seek refuge in Him. Allah is always ready to show grace and mercy to the believers. This is stated in the Qur’an as below:</text:span></text:p>
      <text:p text:style-name="P26"/>
      <text:p text:style-name="P89"><text:span text:style-name="T12">“O my Servants who have transgressed against their souls! Do not despair of the Mercy of Allah: for Allah forgives all sins: for He is Oft-Forgiving, Most Merciful. Turn to your Lord (in repentance) and bow to His Will, before the Penalty comes upon you: after that you shall not be helped. </text:span></text:p>
      <text:p text:style-name="P72"><text:span text:style-name="T39">(Az-Zumar, 53-54)</text:span></text:p>
      <text:p text:style-name="P69"><text:soft-page-break/></text:p>
      <text:p text:style-name="P28"><text:span text:style-name="T8">Still, there is one kind of repentance Allah will not accept: the insincere repentance offered when death comes to a man. This is actually the moment a man meets the angels of death. Of this the Qur’an says:</text:span></text:p>
      <text:p text:style-name="P89"><text:span text:style-name="T12">Allah accepts the repentance of those who do evil in ignorance and repent soon afterwards; to them Allah will turn in mercy: for Allah is full of knowledge and wisdom. Of no avail is the repentance of those who continue to do evil, until death faces one of them, and he says, “Now I have indeed; repented indeed” nor of those who die rejecting Faith: for them We have prepared a most grievous punishment. </text:span></text:p>
      <text:p text:style-name="P72"><text:span text:style-name="T39">(An-Nisa, 17-18)</text:span></text:p>
      <text:p text:style-name="P28"><text:span text:style-name="T8">In the Qur’an Allah gives the striking example of such an act of repentance made at the last moment. Pharaoh, who chased Moses and the believers in order to kill them, ended by expressing his repentance while he drowned in the sea, a miracle wrought by Allah.</text:span></text:p>
      <text:p text:style-name="P89"><text:span text:style-name="T12">“...At length, when overwhelmed with the flood, he said: I believe that there is no god except Him Whom the Children of Israel believe in: I am of those who submit (to Allah in Islam)</text:span></text:p>
      <text:p text:style-name="P72"><text:span text:style-name="T39">(Jonah, 90)</text:span></text:p>
      <text:p text:style-name="P90"/>
      <text:p text:style-name="P89"><text:span text:style-name="T12"><text:s/></text:span><text:span text:style-name="T11">However Allah’s response to him was as follows:</text:span></text:p>
      <text:p text:style-name="P69"/>
      <text:p text:style-name="P89"><text:span text:style-name="T12">“...Ah now! But a little while before, you were in rebellion! </text:span><text:span text:style-name="T34">a</text:span><text:span text:style-name="T12">nd you perpetrated mischief and violence! </text:span></text:p>
      <text:p text:style-name="P72"><text:span text:style-name="T39">(Jonah, 91)</text:span></text:p>
      <text:p text:style-name="P28"><text:span text:style-name="T8">Since repentance is essential to the eternal salvation of man, one should well be aware of its importance and observe this form of worship to the best of one’s ability. One may have sinned extensively or have rebelled against one’s Creator. Yet, Allah encompasses His servants with so much mercy that He grants eternal salvation in response to a sincere repentance:</text:span></text:p>
      <text:p text:style-name="P26"/>
      <text:p text:style-name="P89"><text:span text:style-name="T12">When those who believe in Our signs, come to you say: “Peace be upon you: Your Lord has decreed for Himself (the rule of) mercy: truly, if any of you committed evil in ignorance, and thereafter repented, and mended his ways, he would find Allah Oft-forgiving and Most Merciful. </text:span></text:p>
      <text:p text:style-name="P72"><text:span text:style-name="T39">(Al-Anaam, 54)</text:span></text:p>
      <text:p text:style-name="P28"><text:span text:style-name="T8">Keep in mind that Allah even forgives unbelievers and hypocrites who fought against Him and His Messenger, if they turn back to Allah with sincere and true repentance:</text:span></text:p>
      <text:p text:style-name="P26"/>
      <text:p text:style-name="P89"><text:span text:style-name="T12">The Hypocrites shall be cast into the lowest depths of the Fire: </text:span><text:soft-page-break/><text:span text:style-name="T12">no helper will you find for them; But those who repent, mend their ways, hold fast to Allah, and are sincere in their devotion to Him—they shall be numbered with the believers. And soon Allah will grant to the believers a reward of immense value. </text:span></text:p>
      <text:p text:style-name="P72"><text:span text:style-name="T39">(An-Nisa, 145-146)</text:span></text:p>
      <text:p text:style-name="P89"><text:span text:style-name="T12">Those who conceal the clear signs We have sent down, and the guidance, after We have made it clear for the people in the Book—on them shall be Allah’s curse, and the curse of those entitled to curse, except those who repent and make amends and openly declare the Truth. Toward them I shall relent; for I am the Relenting one and Most Merciful. </text:span></text:p>
      <text:p text:style-name="P72"><text:span text:style-name="T39">(Al-Baqara, 159-160)</text:span></text:p>
      <text:p text:style-name="P28"><text:span text:style-name="T8">This is a great opportunity Allah grants to His servants. He commands man never to be overwhelmed by despair due to any sin he has committed and always to turn to Him in hope. However, misinterpretation of this concept and an insincere attitude do not earn a man divine approval. Knowing the commandments of Allah, yet deliberately committing sins, saying “no matter what happens I will be forgiven” shows completely flawed reasoning. Such are the people who “reject faith after they accepted it, and then go on adding to their defiance of faith.” Only the repentance of those who out of ignorance commit sins accepted. The repentance of an insincere person, who simply take repentance as the freedom to commit sins is, however rejected. Stress is laid on this in the Qur’an: </text:span><text:span text:style-name="T9">“But those who reject faith after they have accepted it, and then go on adding to their defiance of faith, will never have their repentance accepted; for they are those who have of set purpose gone astray.” (Al-Imran, 90)</text:span></text:p>
      <text:p text:style-name="P27"/>
      <text:p text:style-name="P28"><text:span text:style-name="T8">One point needs clarification here: it is quite possible that, due to ignorance, being in a state of heedlessness or indulging oneself in one’s own desires, one may very well commit sins. However, if one realizes one’s faults and sincerely repents, Allah may well be forgiving. However, people who commit sins, although knowing the judgements of Allah, saying, “I will be forgiven no matter what happens,” are merely deceivers. That is why their repentance is not acceptable to Allah. (Allah knows the best)</text:span></text:p>
      <text:p text:style-name="P28"><text:span text:style-name="T8">It is hardly necessary to say that heartfelt regret and sincerity are the keys to divine forgiveness. The Qur’anic injunction: </text:span><text:span text:style-name="T9">“Call on your Lord with humility and in private...” (Al-Araf, 55)</text:span><text:span text:style-name="T8"> also applies when showing contrition asking for forgiveness. While repenting for serious errors especially, deep regret and a sincere attitude are essential. As an example of repentance and forgiveness, the Qur’an cites the case of the three Muslims who were left behind, when all others had gone to fight in the cause of Allah, thereby committing a great sin; </text:span></text:p>
      <text:p text:style-name="P26"/>
      <text:p text:style-name="P89"><text:span text:style-name="T12">Allah turned with favour to the Prophet, the Muhajirs, and the Ansar, who followed him in a time of distress, when the hearts of some of them had nearly swerved from duty; but He turned to </text:span><text:soft-page-break/><text:span text:style-name="T12">them (also): for He is Most Kind, and Most Merciful to them. He turned in mercy also to the three who were left behind; they felt guilty to such a degree that the earth seemed constrained to them, for all its spaciousness, and their very souls seemed straitened to them, and they perceived that there was no fleeing from Allah and no refuge but in Him. Then He turned to them, so that they might repent: for Allah is the Forgiving One and Most Merciful. </text:span></text:p>
      <text:p text:style-name="P72"><text:span text:style-name="T39">(Al-Tawba, 117-118)</text:span></text:p>
      <text:p text:style-name="P28"><text:span text:style-name="T8">Asking forgiveness of Allah and repenting one’s sins serve as pure expressions of being a sincere servant to Allah. The believer should be well aware that he may commit sins, but that he should take refuge in the mercy and grace of Allah. Simply worrying, or feeling grief for one’s former sins is quite pointless. Man should consider the story of the messengers who made some errors, yet continued their struggle after sincerely repenting. Man should trust in the forgiveness of Allah.</text:span></text:p>
      <text:p text:style-name="P28"><text:span text:style-name="T8">In the Qur’an it is mentioned that praying for forgiveness and expressing repentance are ways to eternal salvation:</text:span></text:p>
      <text:p text:style-name="P89"><text:span text:style-name="T12">If it were not for Allah’s grace and mercy to you, and that Allah is Forgiving and full of Wisdom, (you would indeed be ruined). </text:span></text:p>
      <text:p text:style-name="P72"><text:span text:style-name="T39">(Al-Noor, 10)</text:span></text:p>
      <text:p text:style-name="P55"/>
      <text:p text:style-name="P57"><text:span text:style-name="T28">Prayer</text:span></text:p>
      <text:p text:style-name="P28"><text:span text:style-name="T38">Prayer shows a deep sense of appreciating one’s weak and helpless state before one’s Creator. It is a clear indication of the fact that the human being is a frail creature who can never satisfy his needs or attain his goals alone, unless they have Allah's blessing. Prayer is the purest, most explicit and most honest way of expressing one’s status as a servant before one’s Creator. In the Qur’an it is stated that a basic attribute of the believer is his “calling on Allah morning and evening”:</text:span></text:p>
      <text:p text:style-name="P31"/>
      <text:p text:style-name="P89"><text:span text:style-name="T12">And keep your soul content with those who call on their Lord morning and evening, seeking His pleasure; and let not your eyes pass beyond them, seeking the pomp and glitter of this Life; nor obey any whose heart We have permitted to neglect the remembrance of Us, one who follows his own desires, whose case has gone beyond all bounds. </text:span></text:p>
      <text:p text:style-name="P72"><text:span text:style-name="T39">(Al-Kahf, 28)</text:span></text:p>
      <text:p text:style-name="P28"><text:span text:style-name="T8">The true meaning and content of prayer should be well grasped, since what most people understand by prayer considerably differs from what the Qur’an actually tells us about it. This is solely because information about prayer is mostly gathered from sources outside the Qur’an, such as tradition, parents, ancestors, etc. That is why the Qur’anic standpoint and the morale it inculcates should be well comprehended. </text:span></text:p>
      <text:p text:style-name="P28"><text:span text:style-name="T8">The Qur’an explains the kind of prayer which is made “with humility” While praying, man should deeply recognize his weaknesses and frailty in the presence of His Creator and feel that he is desperately in need of His guidance. His prayer will thus surely meet the criteria set by Allah, as stated in the following verse:</text:span></text:p>
      <text:p text:style-name="P89"><text:span text:style-name="T12">Call on your Lord with humility and in private: for Allah does not love those who trespass beyond bounds. </text:span></text:p>
      <text:p text:style-name="P72"><text:span text:style-name="T39">(Al-Araf, 55)</text:span></text:p>
      <text:p text:style-name="P28"><text:span text:style-name="T8">The prayers of the believers in the Qur’an set an example for all believers. That of Zakariya is one of them: </text:span></text:p>
      <text:p text:style-name="P89"><text:span text:style-name="T12">Behold! he cried to his Lord in secret, praying: “O my Lord! Infirm indeed are my bones, and the hair of my head glistens with grey: but never am I unblest, O my Lord, in my prayer to you! Now I fear what my relatives and colleagues will do after me: but my wife is barren: so give me an heir as from yourself.” </text:span></text:p>
      <text:p text:style-name="P72"><text:span text:style-name="T39">(Maryam, 3-5)</text:span></text:p>
      <text:p text:style-name="P28"><text:span text:style-name="T8">Another attribute of a believer’s prayer is being in a mood of mingled “fear and hope”.</text:span></text:p>
      <text:p text:style-name="P89"><text:span text:style-name="T12">They forsake their beds, while they call on their Lord, in fear and hope: and they spend in charity out of the sustenance which We have bestowed on them.</text:span></text:p>
      <text:p text:style-name="P72"><text:span text:style-name="T39">(As-Sajda, 16)</text:span></text:p>
      <text:p text:style-name="P28"><text:soft-page-break/><text:span text:style-name="T8">The believers fear Allah with sincere and true respect, while hoping for His grace and mercy.</text:span></text:p>
      <text:p text:style-name="P28"><text:span text:style-name="T8">Allah accepts the sincere prayer intended to seek His good pleasure.</text:span></text:p>
      <text:p text:style-name="P89"><text:span text:style-name="T12">When My servants ask you about Me, I am indeed close to them: I answer to the prayer of every suppliant when he calls on Me: let them also, listen with a will, to My call, and believe in Me so that they may walk in the right way. </text:span></text:p>
      <text:p text:style-name="P72"><text:span text:style-name="T39">(Al-Baqara, 186)</text:span></text:p>
      <text:p text:style-name="P89"><text:span text:style-name="T12">And your Lord says: “Call on Me; I will answer your prayer: but those who are too arrogant to serve Me will surely find themselves in Hell - in humiliation!” </text:span></text:p>
      <text:p text:style-name="P72"><text:span text:style-name="T39">(Al-Ghafir, 60)</text:span></text:p>
      <text:p text:style-name="P69"/>
      <text:p text:style-name="P28"><text:span text:style-name="T8">While praying, man should certainly know that Allah will respond to his call. He should be aware that Allah is the Master of all, Omnipotent and Omniscient; that He is All-Knowing and All-Seeing. In an ardent expectation, a believer never becomes despondent and patiently awaits for the response of Allah. Having a firm belief in His justice, he avoids taking an anxious and desperate attitude. The mind of a believer adhering to the guidance of the Qur’an never harbours doubts about the answer Allah would give to his call. Anyone who is beset by doubts would from the very beginning display a contradictory attitude to the reasoning of the Qur’an. Beneath the very essence of prayer, there lies a sincere approach and deep faith in Allah, as the prophet Salih said, </text:span><text:span text:style-name="T9">“...my Lord is always near, and ready to answer.” (Hud, 61)</text:span><text:span text:style-name="T8"> The believer fully trusts in Allah. </text:span></text:p>
      <text:p text:style-name="P28"><text:span text:style-name="T8">However the fact that Allah answers his servants’ calls does not necessarily mean that the suppliant will get whatever he wishes. This is because sometimes an individual may ask for something which is harmful for him. Such a call will certainly not be answered, and Allah will grant something better to his servant.</text:span></text:p>
      <text:p text:style-name="P28"><text:span text:style-name="T8">An example given by a famous Islamic scholar Said-i Nursi, illustrates this subject very well. A physician is called to see a sick child. The child asks the physician for a particular medicine he likes. However, the physician knows from experience that that particular medicine is no cure. So, he provides a totally different treatment and heals his young patient.</text:span></text:p>
      <text:p text:style-name="P28"><text:span text:style-name="T8">Allah totally encompasses man and knows exactly he his needs. He always responds to a sincere call, yet His answer might not be in accord with the desires of the devotee. As the Qur’an puts it: </text:span><text:span text:style-name="T9">“You may dislike a thing which is good for you, and love a thing which is bad for you. But Allah knows, and you do not know.” (Al-Baqara, 216)</text:span></text:p>
      <text:p text:style-name="P28"><text:span text:style-name="T8">Like the child in the aforementioned example, a man may not distinguish good from evil. Hence it is quite possible that he may be asking his Creator for something detrimental: </text:span><text:span text:style-name="T9">“The prayer that man should make for good, he makes for evil; for man is given to hasty (deeds)” (Al-Isra, 11)</text:span></text:p>
      <text:p text:style-name="P28"><text:soft-page-break/><text:span text:style-name="T8">Accordingly, man should primarily seek the Will and Mercy of Allah. He should ask Him for an honourable and mature soul. Allah knows what is best for man. The prayer of Solomon sets a good example for all believers</text:span><text:span text:style-name="T9">: “...O my Lord! so order me that I may be grateful for Your favours, which You have bestowed on me and on my parents, and that I may do good works that will please You...” (Al-Naml, 19)</text:span></text:p>
      <text:p text:style-name="P27"/>
      <text:p text:style-name="P28"><text:span text:style-name="T8">Furthermore, believers are welcome to ask for anything praised in the Qur’an. In a sincere and honest spirit, man should not restrain himself from asking for anything he would like to have. Allah knows exactly what His servants want. As a matter of fact, He is the One placing all the desires and wishes in his soul.</text:span></text:p>
      <text:p text:style-name="P28"><text:span text:style-name="T8">Allah answers the sincere prayers of the believers. The past communities destroyed by the prophet's prayer's are examples to this;</text:span></text:p>
      <text:p text:style-name="P26"/>
      <text:p text:style-name="P89"><text:span text:style-name="T12">They (prophets) sought victory and decision (there and then), and frustration was the lot of every powerful obstinate transgressor. </text:span></text:p>
      <text:p text:style-name="P72"><text:span text:style-name="T39">(Abraham, 15)</text:span></text:p>
      <text:p text:style-name="P28"><text:span text:style-name="T8">In the Qur’an many examples are cited. Allah has rewarded the messengers and the believers with many graces: </text:span></text:p>
      <text:p text:style-name="P26"/>
      <text:p text:style-name="P89"><text:span text:style-name="T12">And remember Job, when He cried to his Lord, “Truly distress has seized me, but You are the Most Merciful of those that are merciful.” So We listened to him: We removed the distress afflicting him, and We restored his people to him, and doubled their number, as a grace from Oursef, and an admonition to all who serve Us. And remember Isma’il, Idris, and Zul-kifl, all men of constancy and patience; We admitted them to Our mercy, for they were of the righteous ones. And remember Yunus, when he departed in wrath. He imagined that We had no power over him! But he cried in the darkness, “There is no god but you: glory be to you: I was indeed wrong!” So We listened to him: and delivered him from distress: and thus do We deliver those who have faith. And remember Zakariya, when he cried to his Lord: “O my Lord! do not leave me without offspring, though you are the best of inheritors.” So We listened to him: and We granted him Yahya: We cured his wife’s barrenness for him. These three vied with each other in good works and called on Us with love and reverence, and humbled themselves before Us.</text:span></text:p>
      <text:p text:style-name="P72"><text:span text:style-name="T39">(Al-Anbiya, 83-90)</text:span></text:p>
      <text:p text:style-name="P69"/>
      <text:p text:style-name="P28"><text:span text:style-name="T8">The worshipper who prays realizes that Allah is All-Knowing and All-Seeing and expresses his respect for and fear of Him. He never hesitates to admit his status as a servant before Him.</text:span></text:p>
      <text:p text:style-name="P28"><text:span text:style-name="T8">Since prayer is an important worship, it is not only done to make a wish. Every need or wish signals the time of this worship. Since man constantly needs </text:span><text:soft-page-break/><text:span text:style-name="T8">and demands things, he should also pray consistently. </text:span><text:span text:style-name="T31">t</text:span><text:span text:style-name="T8">here of course, are particular times for prayer: regular night and morning prayer times are mentioned in the Qur’an as the proper moments for prayer in the Qur’an.</text:span></text:p>
      <text:p text:style-name="P28"><text:span text:style-name="T8">Nevertheless, man should consistently pray all day long since every course of action proceeds under the control of Allah. Man should turn to Him for guidance and help in all his deeds. Moreover, he should pray for Allah’s acceptance of his services. The prayer of Abraham is an example: </text:span></text:p>
      <text:p text:style-name="P28"><text:span text:style-name="T8">And remember Abraham and Ismail raised the foundations of the House with this prayer:</text:span></text:p>
      <text:p text:style-name="P26"/>
      <text:p text:style-name="P89"><text:span text:style-name="T12">Our Lord! Accept this service from us: For you are the All-Hearing, the All-</text:span><text:span text:style-name="T35">k</text:span><text:span text:style-name="T12">nowing.</text:span></text:p>
      <text:p text:style-name="P83"><text:span text:style-name="T39">(Al-Baqara, 127)</text:span></text:p>
      <text:p text:style-name="P28"><text:span text:style-name="T8">The believers who pray to Allah, and turn to Him under all circumstances are described in Surat’Al-Imran, as </text:span><text:span text:style-name="T9">“men who celebrate the praises of Allah, standing, sitting, and lying down on their sides...” (Al-Imran, 191)</text:span><text:span text:style-name="T8"> </text:span><text:span text:style-name="T31">t</text:span><text:span text:style-name="T8">he believers are naturally praised in the Qur’an for this attitude.</text:span></text:p>
      <text:p text:style-name="P26"/>
      <text:p text:style-name="P89"><text:span text:style-name="T12">For Abraham was, without doubt, forbearing of faults, compassionate, and devout. </text:span></text:p>
      <text:p text:style-name="P72"><text:span text:style-name="T39">(Hud, 75)</text:span></text:p>
      <text:p text:style-name="P89"><text:span text:style-name="T12">Abraham was indeed a paragon, a devoutly obedient to Allah, and true in Faith, and he associated no other gods with Allah.</text:span></text:p>
      <text:p text:style-name="P72"><text:span text:style-name="T39">(Al-Nahl, 120)</text:span></text:p>
      <text:p text:style-name="P89"><text:span text:style-name="T12">Have patience at what they say, and remember our servant David, the man of strength: for he always turned to Allah. </text:span></text:p>
      <text:p text:style-name="P72"><text:span text:style-name="T39">(Sad, 17)</text:span></text:p>
      <text:p text:style-name="P89"><text:span text:style-name="T12">“ Truly We found him (Ayyub) full of patience and constancy. How excellent he was in Our service! He always turned to Us! </text:span></text:p>
      <text:p text:style-name="P72"><text:span text:style-name="T39">(Sad, 44)</text:span></text:p>
      <text:p text:style-name="P28"><text:span text:style-name="T8">The verses below are a key to understanding the significance of prayer:</text:span></text:p>
      <text:p text:style-name="P26"/>
      <text:p text:style-name="P89"><text:span text:style-name="T12">Say (to the Rejecters): “My Lord would not care for you were not for your prayer. But you have indeed rejected Him, and soon will come the inevitable (punishment)!” </text:span></text:p>
      <text:p text:style-name="P72"><text:span text:style-name="T39">(Al-Furqan, 77)</text:span></text:p>
      <text:p text:style-name="P69"/>
      <text:p text:style-name="P28"><text:span text:style-name="T8">In the Qur’an, one point is repeatedly stressed: now and then pagans also pray to Allah. However a great difference exists between the prayer of pagans and that of the believers.</text:span></text:p>
      <text:p text:style-name="P28"><text:soft-page-break/><text:span text:style-name="T8">The believers turn to Allah under all circumstances. Whether in times of ease or difficulty, their attitude never changes; they keep praying being conscious of their frailty before Allah.</text:span></text:p>
      <text:p text:style-name="P28"><text:span text:style-name="T8">Pagans, on the other hand, keep themselves constantly distant from Allah. Only hardship makes them feel their weakness before Allah and leads them to turn to Him. Their prayer said in times of trouble, is indeed a sincere one. Yet, sooner do things take a turn for the better than they forget that they prayed for the mercy of Allah and remain ungrateful:</text:span></text:p>
      <text:p text:style-name="P28"><text:span text:style-name="T8">We find several references in the Qur’an to this pagan attitude. Here are some examples:</text:span></text:p>
      <text:p text:style-name="P26"/>
      <text:p text:style-name="P89"><text:span text:style-name="T12">When misfortune befell man, He cried to Us in all postures- lying down on his side, or sitting, or standing. But when We relieved his affliction, he went on his way, as if he had never cried to Us for our help. Thus the deeds of transgressors seem fair in their eyes! </text:span></text:p>
      <text:p text:style-name="P72"><text:span text:style-name="T39">(Jonah, 12)</text:span></text:p>
      <text:p text:style-name="P89"><text:span text:style-name="T12">When We bestow favours on man, he turns away, and holds himself aloof; but when evil seizes him, he comes to us and is loud in prayer! </text:span></text:p>
      <text:p text:style-name="P72"><text:span text:style-name="T39">(Fussilat, 51)</text:span></text:p>
      <text:p text:style-name="P89"><text:span text:style-name="T12">When evil befalls man, he prays to his Lord, turning to Him in repentance: but when He bestows His favour upon him, he forgets what he has cried and prayed for, and he sets up rivals to Allah, thus leading others away from Allah’s Path. Say, “Enjoy your blasphemy for a little while: truly, you are one of the Companions of the Fire!” </text:span></text:p>
      <text:p text:style-name="P72"><text:span text:style-name="T39">(Az-Zumar, 8)</text:span></text:p>
      <text:p text:style-name="P89"><text:span text:style-name="T12">Now, when evil befalls man, he cries out to Us: but when We bestow a favour upon him from Ourself he says, “This has been given to me because of a certain knowledge I have!” By no means! This is but a trial, but most of them do not understand! </text:span></text:p>
      <text:p text:style-name="P72"><text:span text:style-name="T39">(Az-Zumar, 49)</text:span></text:p>
      <text:p text:style-name="P89"><text:span text:style-name="T12">When evil befalls men, they cry out to their Lord, turning back to Him in repentance: but when He gives them a taste of His Mercy, behold, some of them pay part-worship to other gods besides their Lord. </text:span></text:p>
      <text:p text:style-name="P72"><text:span text:style-name="T39">(Al-Room, 33)</text:span></text:p>
      <text:p text:style-name="P69"/>
      <text:p text:style-name="P28"><text:span text:style-name="T8">In some of the verses, the example of a ship is given. In a sinking ship, man understands the emergency of his situation and sincerely prays, expressing his repentance and asking for salvation. This is surely a time of desperation when a person comprehends that no other soul can save him. It is then that he turns to </text:span><text:soft-page-break/><text:span text:style-name="T8">Allah. However, when Allah rescues him, he again assumes his former attitude. This is certainly a great distortion of true piety:</text:span></text:p>
      <text:p text:style-name="P26"/>
      <text:p text:style-name="P89"><text:span text:style-name="T12">It is He Who enables them to travel over land and sea. They board their ships; they set sail, rejoicing in a favourable wind. Then comes a raging tempest and the waves surge upon them from all sides, and they think they are being overwhelmed. They cry out to Allah, sincerely offering their allegiance to Him saying, “If you deliver us from this, peril, we shall truly show our gratitude!”</text:span></text:p>
      <text:p text:style-name="P89"><text:span text:style-name="T12">But when He delivers them, behold! they transgress insolently in the land in defiance of right! O mankind! your insolence is against your own souls. Take your enjoyment in this life: in the end, to Us you shall return, and We shall show you the truth of all that you have done.</text:span></text:p>
      <text:p text:style-name="P72"><text:span text:style-name="T39">(Jonah, 22-23)</text:span></text:p>
      <text:p text:style-name="P89"><text:span text:style-name="T12">When a wave covers them like the canopy of clouds, they call to Allah, offering Him sincere devotion. But when He has delivered them safely to land, some of them falter between right and wrong. But none reject Our Signs except the perfidious and ungrateful!</text:span></text:p>
      <text:p text:style-name="P72"><text:span text:style-name="T39">(Luqman, 32)</text:span></text:p>
      <text:p text:style-name="P89"><text:span text:style-name="T12">Say: “Who delivers you from the perils of land and sea, when you call out to Him in humility and in silent terror saying: ‘If only He delivers us from these dangers, we vow we shall truly show our gratitude’?” Say: “It is Allah who delivers you from these and all other afflictions, and yet you worship false gods!” </text:span></text:p>
      <text:p text:style-name="P72"><text:span text:style-name="T39">(Al-Anaam, 63-64)</text:span></text:p>
      <text:p text:style-name="P28"><text:span text:style-name="T8">Believers should constantly pray to Allah and put their trust in Him, knowing that there is no one else to help or guard them.</text:span></text:p>
      <text:p text:style-name="P89"><text:span text:style-name="T12">Call then upon Allah with sincere devotion to Him, even though the Unbelievers may detest it. </text:span></text:p>
      <text:p text:style-name="P72"><text:span text:style-name="T39">(Al-Ghafir, 14)</text:span></text:p>
      <text:p text:style-name="P89"><text:span text:style-name="T12">Say: “I do no more than invoke my Lord, and I do not associate any false god with Him.” </text:span></text:p>
      <text:p text:style-name="P72"><text:span text:style-name="T39">(Al-Jinn, 20)</text:span></text:p>
      <text:p text:style-name="P69"/>
      <text:p text:style-name="P28"><text:span text:style-name="T8">The believer attains true gratification only when he asks for the help of Allah. He feels the security of being cared for and guarded by his Creator. This is the highest degree of happiness that one can ever attain both in this world and the hereafter. Thus, prayer is a source of great satisfaction which will also continue in the hereafter. The Qur’an states that believers will keep praying also in the hereafter:</text:span></text:p>
      <text:p text:style-name="P26"/>
      <text:p text:style-name="P89"><text:soft-page-break/><text:span text:style-name="T12">Those who believe, and do good works will be guided by their Lord because of their faith: beneath them will flow rivers in gardens of bliss. (This will be) their cry therein: “Glory be to You, O Allah!” And “Peace” will be their greeting therein! and the close of their invocation will be: “Praise be to Allah, the Cherisher and Sustainer of the worlds!” </text:span></text:p>
      <text:p text:style-name="P72"><text:span text:style-name="T39">(Jonah, 9-10)</text:span></text:p>
      <text:p text:style-name="P108"/>
      <text:p text:style-name="P105"><text:span text:style-name="T41">THE PRAYERS FROM THE QUR’AN </text:span></text:p>
      <text:p text:style-name="P89"><text:span text:style-name="T12">In the name of Allah, Most Gracious, Most Merciful. Praise be to Allah, the Cherisher and Sustainer of the worlds; Most Gracious, Most Merciful; Master of the Day of Judgment. We worship, you and we seek your aid. Show us the straight way, the way of those on whom Your have bestowed your Grace, not of those who have incurred your wrath and who have gone astray.</text:span></text:p>
      <text:p text:style-name="P72"><text:span text:style-name="T39">(Al-Fatiha, 1-7)</text:span></text:p>
      <text:p text:style-name="P89"><text:span text:style-name="T12">And remember Abraham said: “My Lord, make this a land of peace, and feed its people with fruits, such of them as believe in Allah and the last day.” He said: “Yes, and such as reject faith, for a while I will grant them their pleasure, but will soon drive them to the torment of the Fire—an evil destination indeed!”</text:span></text:p>
      <text:p text:style-name="P72"><text:span text:style-name="T39"><text:s/>(Al-Baqara, 126)</text:span></text:p>
      <text:p text:style-name="P89"><text:span text:style-name="T12">And remember Abraham and Isma’il raised the foundations of the House with this prayer: “Our Lord! Accept (this service) from us: for You are the All-Hearing, the All-knowing. Our Lord! make of us Muslims, bowing to Your Will, and of our progeny a Muslim people, bowing to your will; and show us our place for the celebration of our rites; and turn to us in Mercy; for you are forgiving and Most Merciful. Our Lord! send amongst them a messenger of their own, who shall declare your signs to them and instruct them in the scriptures and in wisdom, and purify them of sin: for you are the Exalted in Might and Wise.” </text:span></text:p>
      <text:p text:style-name="P72"><text:span text:style-name="T39">(Al-Baqara, 127-129)</text:span></text:p>
      <text:p text:style-name="P89"><text:span text:style-name="T12">There are some who say: “Our Lord! Give us good in this world and good in the hereafter, and defend us from the torment of the Fire!” To these will be allotted what they have earned; Allah is swift in His reckoning.</text:span></text:p>
      <text:p text:style-name="P72"><text:span text:style-name="T39">(Al-Baqara, 201-202)</text:span></text:p>
      <text:p text:style-name="P89"><text:span text:style-name="T12">When they advanced to meet Goliath and his forces, they prayed: “Our Lord! Fill our hearts with constancy and make our steps firm: help us against those that reject faith.” </text:span></text:p>
      <text:p text:style-name="P72"><text:span text:style-name="T39">(Al-Baqara, 250)</text:span></text:p>
      <text:p text:style-name="P89"><text:span text:style-name="T12">On no soul does Allah place a burden greater than it can bear. It shall be requitted for whatever good and whatever evil it has </text:span><text:soft-page-break/><text:span text:style-name="T12">done. (Pray:) “Our Lord! Do not condemn us if we forget or fall into error; our Lord! Do not lay on us a burden like that which you laid on those before us; Our Lord! Do not lay on us a burden greater than we have strength to bear. Forgive us our sins, and grant us forgiveness. Have mercy on us. You alone are our Protector. Help us against those who stand out against faith.” </text:span></text:p>
      <text:p text:style-name="P72"><text:span text:style-name="T39">(Al-Baqara, 286)</text:span></text:p>
      <text:p text:style-name="P89"><text:span text:style-name="T12">“Our Lord!” (they say), “Let not our hearts deviate now after you have guided us, but grant us your own mercy for you are the Giver of bounties without measure. Our Lord! You will surely gather mankind together upon a day about which there is no doubt; for Allah never fails in His promise.” </text:span></text:p>
      <text:p text:style-name="P72"><text:span text:style-name="T39">(Al-Imran, 8-9)</text:span></text:p>
      <text:p text:style-name="P89"><text:span text:style-name="T12">Those who say “Our Lord! we have indeed believed: forgive us, then, our sins, and save us from the agony of the Fire.” </text:span></text:p>
      <text:p text:style-name="P72"><text:span text:style-name="T39">(Al-Imran, 16)</text:span></text:p>
      <text:p text:style-name="P89"><text:span text:style-name="T12">Behold! a woman of ‘Imran said: “O my Lord! I dedicate to you what is in my womb for your special service. So accept this from me. You alone hear and know all things.”</text:span></text:p>
      <text:p text:style-name="P72"><text:span text:style-name="T39">(Al-Imran, 35)</text:span></text:p>
      <text:p text:style-name="P89"><text:span text:style-name="T12">There Zakariya prayed to his Lord, saying: “O my Lord! Grant me progeny that is pure: you hear all prayers! </text:span></text:p>
      <text:p text:style-name="P72"><text:span text:style-name="T39">(Al-Imran, 38)</text:span></text:p>
      <text:p text:style-name="P89"><text:span text:style-name="T12">“Our Lord! we believe in what you have revealed, and we follow the Messenger; then write us down among those who bear witness.” </text:span></text:p>
      <text:p text:style-name="P72"><text:span text:style-name="T39">(Al-Imran, 53)</text:span></text:p>
      <text:p text:style-name="P89"><text:span text:style-name="T12">All that they said was: “Our Lord! Forgive us our sins and anything We may have done that transgressed our duty: make us firm of foot and help us against those that resist faith.”</text:span></text:p>
      <text:p text:style-name="P72"><text:span text:style-name="T39">(Al-Imran, 147)</text:span></text:p>
      <text:p text:style-name="P89"><text:span text:style-name="T12">In the creation of the heavens and the earth, and in the alteration of night and day, there are signs for men of sense; those who celebrate the praises of Allah, standing, sitting, and lying down on their sides, and contemplate the wonders of creation in the heavens and the earth, saying: “Our Lord! not for nothing have you created all this! Glory be to You! Give us salvation from the penalty of the Fire. Our Lord! any whom you cast into the Fire, you will cover with shame, and never will wrong-doers find any helpers! Our Lord! We have heard the call of one calling Us to the true faith saying: ‘Believe you in your Lord,’ and we have believed. Our Lord! Forgive us our sins, remove from us our iniquities, and take to yourself our souls in the company of the righteous. Our Lord! Grant us what you promised us through your messengers, and save us from shame on the Day of Judgment: For you never break your promise.”</text:span></text:p>
      <text:p text:style-name="P72"><text:span text:style-name="T39">(Al-Imran, 191-194)</text:span></text:p>
      <text:p text:style-name="P89"><text:soft-page-break/><text:span text:style-name="T12">And when they listen to the revelation received by the Messenger, you will see their eyes overflowing with tears, for they recognise the truth. They pray: “Our Lord! we believe; write us down among the witnesses. </text:span></text:p>
      <text:p text:style-name="P72"><text:span text:style-name="T39">(Al-Maeda, 83)</text:span></text:p>
      <text:p text:style-name="P89"><text:span text:style-name="T12">They said: “Our Lord! We have wronged our own souls. If you do not forgive us and do not bestow upon us Your Mercy, we shall certainly be lost.” </text:span></text:p>
      <text:p text:style-name="P72"><text:span text:style-name="T39">(Al-Araf, 23)</text:span></text:p>
      <text:p text:style-name="P89"><text:span text:style-name="T12">“...Our Lord! decide between us and our people in truth, for you are the best of judges.”</text:span></text:p>
      <text:p text:style-name="P72"><text:span text:style-name="T39">(Al-Araf, 89)</text:span></text:p>
      <text:p text:style-name="P89"><text:span text:style-name="T12">Moses prayed: “O my Lord! forgive me and my brother! </text:span><text:span text:style-name="T34">a</text:span><text:span text:style-name="T12">dmit us to your mercy! for You are the Most Merciful of those who show mercy!” </text:span></text:p>
      <text:p text:style-name="P72"><text:span text:style-name="T39">(Al-Araf, 151)</text:span></text:p>
      <text:p text:style-name="P89"><text:span text:style-name="T12">“...Our Lord! give us patience and constancy, and take our souls to You as Muslims who bow to your will! ”</text:span></text:p>
      <text:p text:style-name="P72"><text:span text:style-name="T39">(Al-Araf, 126)</text:span></text:p>
      <text:p text:style-name="P89"><text:span text:style-name="T12">(Moses said ): “You are our Protector: so forgive us and give us Your mercy; for You are the best of those who forgive. And ordain for us that which is good, in this life and in the hereafter: for we have turned to you.” He said: “With My punishment I visit whom I will; but My mercy extends to all things. That mercy I shall ordain for those who do right, and practise regular charity, and those who believe in Our signs. </text:span></text:p>
      <text:p text:style-name="P72"><text:span text:style-name="T39">(Al-Araf, 155-156)</text:span></text:p>
      <text:p text:style-name="P89"><text:span text:style-name="T12">They said: “In Allah we have put our trust. Our Lord! Do not make us a trial for those who practise oppression; deliver us by Your Mercy from those who reject You.” </text:span></text:p>
      <text:p text:style-name="P72"><text:span text:style-name="T39">(Jonah, 85-86)</text:span></text:p>
      <text:p text:style-name="P89"><text:span text:style-name="T12">Moses prayed: “Our Lord! you have indeed bestowed on Pharaoh and his chiefs splendour and wealth in this life, and so, Our Lord, they mislead men from Your Path, destroy their wealth, and harden their hearts, so that they will not believe until they face the grievous penalty.” </text:span></text:p>
      <text:p text:style-name="P72"><text:span text:style-name="T39">(Jonah, 88)</text:span></text:p>
      <text:p text:style-name="P89"><text:span text:style-name="T12">“O my Lord! you have indeed bestowed on me some power, and taught me something of the interpretation of dreams and events. Creator of the heavens and the earth! you are my Protector in this world and in the hereafter. Take my soul at death as one submitting to your will as a Muslim, and unite me with the righteous.” </text:span></text:p>
      <text:p text:style-name="P72"><text:span text:style-name="T39">(Joseph, 101)</text:span></text:p>
      <text:p text:style-name="P89"><text:span text:style-name="T12">Abraham said “O our Lord! I have settled some of my offspring in </text:span><text:soft-page-break/><text:span text:style-name="T12">a valley without cultivation, near your Sacred House, so that our Lord, they may observe regular worship. So fill the hearts of men with love towards them, and feed them with the earth’s fruits, so that they may give thanks. O our Lord! truly, you know what we conceal and what we reveal: for nothing whatever is hidden from Allah, whether on earth or in heaven. </text:span></text:p>
      <text:p text:style-name="P72"><text:span text:style-name="T39">(Ibrahim, 37-38) </text:span></text:p>
      <text:p text:style-name="P89"><text:span text:style-name="T12">And, out of kindness, treat them (your parents) with humility and tenderness, and say: “My Lord! bestow on them Your Mercy. They cherished me in childhood.” </text:span></text:p>
      <text:p text:style-name="P83"><text:span text:style-name="T39">(Al-Isra, 24)</text:span></text:p>
      <text:p text:style-name="P89"><text:span text:style-name="T12">Say: “O my Lord! Let my entry be by the gate of truth and honour, and likewise my exit by the gate of truth and honour; and grant me your authority to aid me.”</text:span></text:p>
      <text:p text:style-name="P79"><text:span text:style-name="T39">(Al-Isra, 80) </text:span></text:p>
      <text:p text:style-name="P89"><text:span text:style-name="T12">When the youths sought refuge in the cave, they said: “Our Lord! bestow on us Your Mercy and dispose of our affair for us in the right way!” </text:span></text:p>
      <text:p text:style-name="P83"><text:span text:style-name="T39">(Al-Kahf, 10)</text:span></text:p>
      <text:p text:style-name="P100"><text:span text:style-name="T12">This is a recital of the Mercy of your Lord to His servant Zakariya. Behold! he cried to his Lord in secret, praying: “O my Lord! infirm indeed are my bones, and the hair of my head glistens with grey: but never am I unblest, O my Lord, in my prayer to You! Now I fear what my relatives and colleagues will do after me: but my wife is barren: so give me an heir as from yourself,- one that will truly represent me, and represent the posterity of Jacob; and make him, O my Lord! one with whom you are well-pleased!” (His prayer was answered): </text:span></text:p>
      <text:p text:style-name="P100"><text:span text:style-name="T12">“O Zakariya! We give you good news of a son: his name shall be Yahya: on none by that name have we conferred distinction before.” </text:span></text:p>
      <text:p text:style-name="P101"><text:span text:style-name="T12">He said: </text:span></text:p>
      <text:p text:style-name="P101"><text:span text:style-name="T12">“O my Lord! How shall I have a son, when my wife is barren and I have grown quite decrepit in my old age?” </text:span></text:p>
      <text:p text:style-name="P101"><text:span text:style-name="T12">He replied: </text:span></text:p>
      <text:p text:style-name="P101"><text:span text:style-name="T12">“Such is the will of your Lord. It shall be no difficult task for Me, for I brought you into being when you were nothing before.” </text:span></text:p>
      <text:p text:style-name="P72"><text:span text:style-name="T39">(Mary, 2-8)</text:span></text:p>
      <text:p text:style-name="P89"><text:span text:style-name="T12">O my Lord! make me and my offspring steadfast in prayers. O our Lord! accept my prayer. O our Lord! grant us your Forgiveness - me, my parents, and all believers, on the Day of Reckoning! </text:span></text:p>
      <text:p text:style-name="P72"><text:span text:style-name="T39">(Ibrahim, 40-41)</text:span></text:p>
      <text:p text:style-name="P89"><text:span text:style-name="T12">(Moses) said: </text:span></text:p>
      <text:p text:style-name="P89"><text:span text:style-name="T12">“O my Lord! Put courage into my heart; ease my task for me; </text:span><text:soft-page-break/><text:span text:style-name="T12">and remove the impediment from my speech, so they may understand what I say: and give me a counsellor from my family, </text:span><text:span text:style-name="T34">a</text:span><text:span text:style-name="T12">aron, my brother; add to my strength through him, and make him share my task, so that we may celebrate your praise without stint, and remember You always. For you are surely watching over us.” </text:span></text:p>
      <text:p text:style-name="P72"><text:span text:style-name="T39">(Ta-Ha, 25-35)</text:span></text:p>
      <text:p text:style-name="P89"><text:span text:style-name="T12">And remember Yunus, when he departed in wrath: he imagined that We had no power over him! But he cried in the darkness, “There is no god but You. </text:span><text:span text:style-name="T35">G</text:span><text:span text:style-name="T12">lory be to You: I was indeed wrong!” So We listened to him, and delivered him from distress Thus do We deliver those who have faith. </text:span></text:p>
      <text:p text:style-name="P72"><text:span text:style-name="T39">(Al-Anbiya, 87-88)</text:span></text:p>
      <text:p text:style-name="P1"><text:span text:style-name="T38"><text:tab/><text:tab/></text:span><text:span text:style-name="T39">And (remember) Zakariya, when he cried to his Lord: </text:span></text:p>
      <text:p text:style-name="P89"><text:span text:style-name="T12">“O my Lord! do not leave me without offspring, though you are the best of inheritors.” </text:span></text:p>
      <text:p text:style-name="P72"><text:span text:style-name="T39">(Al-Anbiya, 89)</text:span></text:p>
      <text:p text:style-name="P28"><text:span text:style-name="T9">Say: </text:span></text:p>
      <text:p text:style-name="P89"><text:span text:style-name="T12">“O my Lord! if you will show me in my lifetime that which they are warned against, then, O my Lord! Do not put me amongst the people who do wrong!” </text:span></text:p>
      <text:p text:style-name="P72"><text:span text:style-name="T39">(Al-Mumenoon, 93-94)</text:span></text:p>
      <text:p text:style-name="P89"><text:span text:style-name="T12">(Noah) said: “O my Lord! help me, for they accuse me of falsehood!” </text:span></text:p>
      <text:p text:style-name="P72"><text:span text:style-name="T39">(Al-Mumenoon, 26)</text:span></text:p>
      <text:p text:style-name="P28"><text:span text:style-name="T9">And when you have embarked on the Ark - you and those with you, say: </text:span></text:p>
      <text:p text:style-name="P89"><text:span text:style-name="T12">“Praise be to Allah, Who has saved us from the people who do wrong.” And say: “O my Lord! enable me to disembark with your blessing: for you are the Best to enable us to disembark.” </text:span></text:p>
      <text:p text:style-name="P72"><text:span text:style-name="T39">(Al-Mumenoon, 28-29) </text:span></text:p>
      <text:p text:style-name="P89"><text:span text:style-name="T12">(The </text:span><text:span text:style-name="T34">p</text:span><text:span text:style-name="T12">rophet) said: “O my Lord! help me: for they accuse me of falsehood.”</text:span></text:p>
      <text:p text:style-name="P72"><text:span text:style-name="T39">(Al-Mumenoon, 39) </text:span></text:p>
      <text:p text:style-name="P89"><text:span text:style-name="T12">And say: “O my Lord! I seek refuge in you from the promptings of the Evil Ones. And I seek refuge in you, O my Lord! lest they should come near me.” </text:span></text:p>
      <text:p text:style-name="P72"><text:span text:style-name="T39">(Al-Mumenoon, 97-98)</text:span></text:p>
      <text:p text:style-name="P89"><text:span text:style-name="T12">So say: “O my Lord! grant us forgiveness and mercy, for you are the Best of those who show mercy!”</text:span></text:p>
      <text:p text:style-name="P72"><text:span text:style-name="T39">(Al-Mumenoon, 118)</text:span></text:p>
      <text:p text:style-name="P89"><text:span text:style-name="T12">And those who pray, “Our Lord! Give us joy in our wives and offspring and give us the grace to lead the righteous. (Al-Furqan, 74)</text:span></text:p>
      <text:p text:style-name="P89"><text:soft-page-break/><text:span text:style-name="T12">Abraham said: “O my Lord! bestow wisdom on me, and join me with the righteous; grant me honourable mention on the tongue of truth among the latest generations; make me one of the inheritors of the Garden of Bliss; forgive my father, for that he is among those who have gone astray; and let me not be in disgrace on the Day of Resurrection.” </text:span></text:p>
      <text:p text:style-name="P83"><text:span text:style-name="T39">(Al-Shuara, 83-87) </text:span></text:p>
      <text:p text:style-name="P89"><text:span text:style-name="T12">He (Noah) said: “O my Lord! truly, my people have rejected me. Judge rightly between us, and deliver me and those of the believers who are with me.” </text:span></text:p>
      <text:p text:style-name="P83"><text:span text:style-name="T39">(Al-Shuara, 117-118) </text:span></text:p>
      <text:p text:style-name="P89"><text:span text:style-name="T12">So he (Solomon ) smiled, amused at her speech and said: “O my Lord! so order me that I may be grateful for your favours, which you have bestowed on me and on my parents, and so that I may do the good works that will please you: and admit me, by your Grace, to the ranks of your righteous servants.” </text:span></text:p>
      <text:p text:style-name="P83"><text:span text:style-name="T39">(Al-Naml, 19)</text:span></text:p>
      <text:p text:style-name="P89"><text:span text:style-name="T12">He (Moses) prayed: “O my Lord! I have indeed wronged my soul! Forgive me!” So Allah forgave him: for He is the Oft-Forgiving, and Most Merciful. He said: “O my Lord! Because you have bestowed your Grace on me, never shall I be a help to those who sin!” </text:span></text:p>
      <text:p text:style-name="P83"><text:span text:style-name="T39">(Al-Qasas, 16-17)</text:span></text:p>
      <text:p text:style-name="P28"><text:span text:style-name="T9">He (Moses) went away, looking about, in a state of fear. He prayed </text:span></text:p>
      <text:p text:style-name="P89"><text:span text:style-name="T12">“O my Lord! save me from people given to wrong-doing.” </text:span></text:p>
      <text:p text:style-name="P83"><text:span text:style-name="T39">(Al-Qasas, 21)</text:span></text:p>
      <text:p text:style-name="P28"><text:span text:style-name="T9">So he (Moses) watered their flocks for them; then he turned back to the shade, and said:</text:span></text:p>
      <text:p text:style-name="P89"><text:span text:style-name="T12">”O my Lord! truly I am in desperate need of any good that you send me!” </text:span></text:p>
      <text:p text:style-name="P83"><text:span text:style-name="T39">(Al-Qasas, 24)</text:span></text:p>
      <text:p text:style-name="P89"><text:span text:style-name="T12">He (Lot) said: “O my Lord! help me against people who do mischief!” </text:span></text:p>
      <text:p text:style-name="P72"><text:span text:style-name="T39">(Al-Ankaboot, 30)</text:span></text:p>
      <text:p text:style-name="P89"><text:span text:style-name="T12">Abraham said: “O my Lord! Grant me a righteous (son)!” </text:span></text:p>
      <text:p text:style-name="P72"><text:span text:style-name="T39">(As-Saaffat, 100)</text:span></text:p>
      <text:p text:style-name="P89"><text:span text:style-name="T12">He (Solomon) said:“O my Lord! Forgive me, and grant me a kingdom such as will belong to no other after me: for you are the Bountiful Giver.” </text:span></text:p>
      <text:p text:style-name="P72"><text:span text:style-name="T39">(Sad, 35)</text:span></text:p>
      <text:p text:style-name="P89"><text:span text:style-name="T12">Those who sustain the Throne of Allah and those around it sing Glory and Praise to their Lord; and believe in Him. They implore forgiveness for those who believe saying:</text:span></text:p>
      <text:p text:style-name="P89"><text:soft-page-break/><text:span text:style-name="T12">“Our Lord! Your Reach is over all things, in Mercy and Knowledge. Forgive, then, those who turn in repentance, and follow your Path; and preserve them from the penalty of the Blazing Fire! And grant, our Lord! that they enter the Gardens of Eternity, which you have promised to them, and to the righteous among their fathers, their wives, and their descendants! For you are Exalted in Might, and Full of Wisdom. And preserve them from all ills; and any whom you preserve from ills that day, on them yoiu will have bestowed Mercy indeed: and that for them will truly be the highest achievement.” </text:span></text:p>
      <text:p text:style-name="P72"><text:span text:style-name="T39">(Al-Ghafir, 7-9)</text:span></text:p>
      <text:p text:style-name="P89"><text:span text:style-name="T12">We have enjoined on man kindness to his parents. In pain his mother bore him, and in pain she gives birth to him. The carrying of the child to his weaning is a period of thirty months. At length, when he reaches the age of full strength and attains forty years, he says:</text:span></text:p>
      <text:p text:style-name="P89"><text:span text:style-name="T12">“O my Lord! Grant that I may be grateful for your favour which you have bestowed upon me, and upon both my parents, so that I may do good works of which you will approve; and be gracious to me in my descendants. Truly, I have turned to you and truly I bow to you in surrender.” Such are they from whom We shall accept the best of their deeds and truly overlook their ill deeds: (They shall be) among the Companions of the Garden: a promise truly made to them in this life. </text:span></text:p>
      <text:p text:style-name="P72"><text:span text:style-name="T39">(Al-Ahqaf, 15-16)</text:span></text:p>
      <text:p text:style-name="P89"><text:span text:style-name="T12">And those who came after them say: “Our Lord! Forgive us, and our brethren who came before us into the Faith, and do not leave in our hearts, rancour or a sense of injury against those who have believed. Our Lord! you are indeed Full of Kindness and Most Merciful.” </text:span></text:p>
      <text:p text:style-name="P72"><text:span text:style-name="T39">(Al-Hashr, 10) </text:span></text:p>
      <text:p text:style-name="P89"><text:span text:style-name="T12">...”Our Lord! in you we trust, and to you we turn in repentance: you are our Final Goal. Our Lord! Do not expose us to the designs of the Unbelievers. Forgive us, our Lord! for you are the Exalted in Might and Wise.” </text:span></text:p>
      <text:p text:style-name="P72"><text:span text:style-name="T39"><text:s/>(Al-Mumtahina, 4-5)</text:span></text:p>
      <text:p text:style-name="P89"><text:span text:style-name="T12">To</text:span><text:span text:style-name="T34"> </text:span><text:span text:style-name="T12">those who believe Allah sets forth as an example to the wife of Pharaoh. Behold, she said: </text:span></text:p>
      <text:p text:style-name="P89"><text:span text:style-name="T12">“O my Lord! Build for me, in nearness to You, a mansion in the Garden, and save me from Pharaoh and his doings, and save me from those that do wrong.” </text:span></text:p>
      <text:p text:style-name="P72"><text:span text:style-name="T39">(At-Tahrim, 11)</text:span></text:p>
      <text:p text:style-name="P89"><text:span text:style-name="T12">And Noah, said: “O my Lord! Do not leave a single one of the Unbelievers, on earth! For if you leave any of them, they will only mislead your devotees, and they will breed none but wicked, ungrateful ones.” </text:span></text:p>
      <text:p text:style-name="P72"><text:span text:style-name="T39">(Nooh, 26-27)</text:span></text:p>
      <text:p text:style-name="P89"><text:soft-page-break/><text:span text:style-name="T12">Noah Said: “O my Lord! Forgive me, my parents, all who enter my house in faith, and all believing men and believing women: and hasten the destruction of the wrong-doer.”</text:span></text:p>
      <text:p text:style-name="P72"><text:span text:style-name="T39">(Nooh, 28)</text:span></text:p>
      <text:p text:style-name="P75"><text:span text:style-name="T39">You shall admonish such a one as follows the Message and fears the (Lord) Most Gracious, though he cannot see Him. Give such a one, therefore, good tidings, of forgiveness and a reward most generous.<text:tab/></text:span><text:span text:style-name="T12"><text:tab/><text:tab/><text:tab/><text:tab/></text:span><text:span text:style-name="T39">(Ya-Seen, 11)</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pan text:style-name="T42">They said, </text:span><text:line-break/><text:span text:style-name="T42">Glory be to You! </text:span><text:line-break/><text:span text:style-name="T42">We have no knowledge </text:span><text:line-break/><text:span text:style-name="T42">except what You have taught us. </text:span><text:line-break/><text:span text:style-name="T42">You are the All-Knowing, </text:span><text:line-break/><text:span text:style-name="T42">the All-Wise</text:span></text:p>
      <text:p text:style-name="P67"><text:span text:style-name="T42">(Surah Al-Baqarah: 32)</text:span></text:p>
      <text:p text:style-name="P8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Baskerville" svg:font-family="Baskerville" style:font-family-generic="roman" style:font-pitch="variable"/>
    <style:font-face style:name="Berkeley" svg:font-family="Berkeley" style:font-family-generic="roman" style:font-pitch="variable"/>
    <style:font-face style:name="Fleurons" svg:font-family="Fleurons"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 svg:font-family="Palatino" style:font-family-generic="roman" style:font-pitch="variable"/>
    <style:font-face style:name="Tiepolo Black" svg:font-family="'Tiepolo Blac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Baskerville1" svg:font-family="Baskerville" style:font-family-generic="system" style:font-pitch="variable"/>
    <style:font-face style:name="Lohit Hindi" svg:font-family="'Lohit Hindi'" style:font-family-generic="system" style:font-pitch="variable"/>
    <style:font-face style:name="Palatino1" svg:font-family="Palatino"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US" style:font-name-asian="Palatino1" style:font-family-asian="Palatino" style:font-family-generic-asian="system" style:font-pitch-asian="variable" style:font-size-asian="10pt" style:language-asian="en" style:country-asian="US" style:font-name-complex="Baskerville1" style:font-family-complex="Baskerville"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508cm" loext:contextual-spacing="false" style:line-height-at-least="0.423cm" fo:text-align="center" style:justify-single-word="false">
        <style:tab-stops>
          <style:tab-stop style:position="0.6cm"/>
        </style:tab-stops>
      </style:paragraph-properties>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text-align="center" style:justify-single-word="false" fo:keep-with-next="always"/>
      <style:text-properties fo:text-transform="uppercase" style:font-name="Palatino" fo:font-family="Palatino" style:font-family-generic="roman" style:font-pitch="variable" fo:font-size="14pt" fo:font-weight="bold" style:font-size-asian="14pt" style:font-weight-asian="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Palatino1" style:font-family-asian="Palatino" style:font-family-generic-asian="system" style:font-pitch-asian="variable" style:font-size-asian="10pt" style:language-asian="tr" style:country-asian="TR" style:font-name-complex="Baskerville1" style:font-family-complex="Baskerville" style:font-family-generic-complex="system" style:font-pitch-complex="variable" style:font-size-complex="12pt"/>
    </style:style>
    <style:style style:name="hd" style:family="paragraph" style:default-outline-level="">
      <style:paragraph-properties fo:margin-top="0.199cm" fo:margin-bottom="0.801cm" loext:contextual-spacing="false" fo:text-align="center" style:justify-single-word="false" fo:keep-together="always" fo:orphans="2" fo:widows="2" fo:keep-with-next="always" style:vertical-align="auto"/>
      <style:text-properties fo:color="#000000" style:font-name="Tiepolo Black" fo:font-family="'Tiepolo Black'" style:font-family-generic="roman" style:font-pitch="variable" fo:font-size="20pt" fo:language="en" fo:country="US" fo:font-style="italic" style:font-name-asian="Palatino1" style:font-family-asian="Palatino" style:font-family-generic-asian="system" style:font-pitch-asian="variable" style:font-size-asian="20pt" style:language-asian="en" style:country-asian="US" style:font-style-asian="italic" style:font-name-complex="Baskerville1" style:font-family-complex="Baskerville" style:font-family-generic-complex="system" style:font-pitch-complex="variable" style:font-size-complex="12pt"/>
    </style:style>
    <style:style style:name="body" style:family="paragraph" style:default-outline-level="">
      <style:paragraph-properties fo:margin-left="0cm" fo:margin-right="0cm" style:line-height-at-least="0.564cm" fo:text-align="justify" style:justify-single-word="false" fo:orphans="2" fo:widows="2" fo:text-indent="0.801cm" style:auto-text-indent="false" style:vertical-align="auto"/>
      <style:text-properties fo:color="#000000" style:font-name="Palatino" fo:font-family="Palatino" style:font-family-generic="roman" style:font-pitch="variable" fo:font-size="12.5pt" fo:language="en" fo:country="US" style:font-name-asian="Palatino1" style:font-family-asian="Palatino" style:font-family-generic-asian="system" style:font-pitch-asian="variable" style:font-size-asian="12.5pt" style:language-asian="en" style:country-asian="US" style:font-name-complex="Baskerville1" style:font-family-complex="Baskerville" style:font-family-generic-complex="system" style:font-pitch-complex="variable" style:font-size-complex="12pt"/>
    </style:style>
    <style:style style:name="Body_20_text" style:display-name="Body text" style:family="paragraph" style:default-outline-level="">
      <style:paragraph-properties fo:text-align="justify" style:justify-single-word="false" fo:orphans="2" fo:widows="2" style:vertical-align="auto">
        <style:tab-stops>
          <style:tab-stop style:position="0.529cm"/>
          <style:tab-stop style:position="1.032cm"/>
        </style:tab-stops>
      </style:paragraph-properties>
      <style:text-properties style:font-name="Berkeley" fo:font-family="Berkeley" style:font-family-generic="roman" style:font-pitch="variable" fo:font-size="12.5pt" fo:language="en" fo:country="US" style:font-name-asian="Palatino1" style:font-family-asian="Palatino" style:font-family-generic-asian="system" style:font-pitch-asian="variable" style:font-size-asian="12.5pt" style:language-asian="en" style:country-asian="US" style:font-name-complex="Baskerville1" style:font-family-complex="Baskerville" style:font-family-generic-complex="system" style:font-pitch-complex="variable" style:font-size-complex="12pt"/>
    </style:style>
    <style:style style:name="sub_20_hd" style:display-name="sub hd" style:family="paragraph" style:default-outline-level="">
      <style:paragraph-properties fo:margin-top="0.4cm" fo:margin-bottom="0.101cm" loext:contextual-spacing="false" style:line-height-at-least="0.564cm" fo:text-align="justify" style:justify-single-word="false" fo:keep-together="always" fo:orphans="2" fo:widows="2" fo:keep-with-next="always" style:vertical-align="auto"/>
      <style:text-properties style:font-name="Palatino" fo:font-family="Palatino" style:font-family-generic="roman" style:font-pitch="variable" fo:font-size="12.5pt" fo:language="en" fo:country="US" fo:font-weight="bold" style:font-name-asian="Palatino1" style:font-family-asian="Palatino" style:font-family-generic-asian="system" style:font-pitch-asian="variable" style:font-size-asian="12.5pt" style:language-asian="en" style:country-asian="US" style:font-weight-asian="bold" style:font-name-complex="Baskerville1" style:font-family-complex="Baskerville" style:font-family-generic-complex="system" style:font-pitch-complex="variable" style:font-size-complex="12pt"/>
    </style:style>
    <style:style style:name="con_20_text" style:display-name="con text" style:family="paragraph" style:default-outline-level="">
      <style:paragraph-properties fo:margin-top="0cm" fo:margin-bottom="0.03cm" loext:contextual-spacing="false" fo:text-align="justify" style:justify-single-word="false" fo:orphans="2" fo:widows="2" style:vertical-align="auto">
        <style:tab-stops>
          <style:tab-stop style:position="10.735cm" style:type="right" style:leader-style="dotted" style:leader-text="."/>
        </style:tab-stops>
      </style:paragraph-properties>
      <style:text-properties style:font-name="Palatino" fo:font-family="Palatino" style:font-family-generic="roman" style:font-pitch="variable" fo:font-size="12pt" fo:language="en" fo:country="US" style:font-name-asian="Palatino1" style:font-family-asian="Palatino" style:font-family-generic-asian="system" style:font-pitch-asian="variable" style:font-size-asian="12pt" style:language-asian="en" style:country-asian="US" style:font-name-complex="Baskerville1" style:font-family-complex="Baskerville" style:font-family-generic-complex="system" style:font-pitch-complex="variable" style:font-size-complex="12pt"/>
    </style:style>
    <style:style style:name="indent1" style:family="paragraph" style:default-outline-level="">
      <style:paragraph-properties fo:margin-left="0.801cm" fo:margin-right="0.801cm" fo:margin-top="0.25cm" fo:margin-bottom="0cm" loext:contextual-spacing="false" fo:text-align="justify" style:justify-single-word="false" fo:text-indent="0cm" style:auto-text-indent="false"/>
      <style:text-properties style:font-name="Palatino" fo:font-family="Palatino" style:font-family-generic="roman" style:font-pitch="variable" fo:font-size="11pt" style:font-size-asian="11pt"/>
    </style:style>
    <style:style style:name="indent_20_right" style:display-name="indent right" style:family="paragraph" style:default-outline-level="">
      <style:paragraph-properties fo:margin-left="0.801cm" fo:margin-right="0.801cm" fo:margin-top="0cm" fo:margin-bottom="0.25cm" loext:contextual-spacing="false" fo:text-align="end" style:justify-single-word="false" fo:text-indent="0cm" style:auto-text-indent="false"/>
      <style:text-properties style:font-name="Palatino" fo:font-family="Palatino" style:font-family-generic="roman" style:font-pitch="variable"/>
    </style:style>
    <style:style style:name="indent" style:family="paragraph" style:parent-style-name="body" style:default-outline-level="">
      <style:paragraph-properties fo:margin-left="0.801cm" fo:margin-right="0.801cm" fo:margin-top="0.25cm" fo:margin-bottom="0.25cm" loext:contextual-spacing="false" fo:text-align="justify" style:justify-single-word="false" fo:text-indent="0.801cm" style:auto-text-indent="false"/>
      <style:text-properties style:font-name="Palatino" fo:font-family="Palatino" style:font-family-generic="roman" style:font-pitch="variable" fo:font-size="11pt" style:font-size-asian="11pt"/>
    </style:style>
    <style:style style:name="hd_20_above" style:display-name="hd above" style:family="paragraph" style:default-outline-level="">
      <style:paragraph-properties fo:margin-top="0.801cm" fo:margin-bottom="0.101cm" loext:contextual-spacing="false" fo:text-align="center" style:justify-single-word="false" fo:keep-together="always" fo:orphans="2" fo:widows="2" fo:keep-with-next="always" style:vertical-align="auto"/>
      <style:text-properties style:font-name="Fleurons" fo:font-family="Fleurons" style:font-family-generic="roman" style:font-pitch="variable" fo:font-size="21pt" fo:language="en" fo:country="US" style:font-name-asian="Palatino1" style:font-family-asian="Palatino" style:font-family-generic-asian="system" style:font-pitch-asian="variable" style:font-size-asian="21pt" style:language-asian="en" style:country-asian="US" style:font-name-complex="Baskerville1" style:font-family-complex="Baskerville" style:font-family-generic-complex="system" style:font-pitch-complex="variable" style:font-size-complex="12pt"/>
    </style:style>
    <style:style style:name="body_20_text" style:display-name="body text" style:family="paragraph" style:parent-style-name="body" style:default-outline-level="">
      <style:paragraph-properties style:line-height-at-least="0.564cm" fo:text-align="justify" style:justify-single-word="false"/>
      <style:text-properties style:font-name="Palatino" fo:font-family="Palatino" style:font-family-generic="roman" style:font-pitch="variable" fo:font-size="12.5pt" style:font-size-asian="12.5pt"/>
    </style:style>
    <style:style style:name="BÜYÜK_20_BASLIK" style:display-name="BÜYÜK BASLIK" style:family="paragraph" style:parent-style-name="Standard" style:default-outline-level="">
      <style:paragraph-properties fo:margin-top="0cm" fo:margin-bottom="3cm" loext:contextual-spacing="false" fo:line-height="0.917cm" fo:text-align="center" style:justify-single-word="false"/>
      <style:text-properties style:font-name="New York" fo:font-family="'New York'" style:font-family-generic="roman" style:font-pitch="variable" fo:font-size="24pt" fo:font-weight="bold" style:font-size-asian="24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Ch._20_Head" style:display-name="Ch. Head" style:family="paragraph" style:default-outline-level="">
      <style:paragraph-properties fo:margin-top="0cm" fo:margin-bottom="2.54cm" loext:contextual-spacing="false" style:line-height-at-least="0.706cm" fo:text-align="center" style:justify-single-word="false" fo:orphans="0" fo:widows="0" style:vertical-align="auto">
        <style:tab-stops>
          <style:tab-stop style:position="5.918cm"/>
        </style:tab-stops>
      </style:paragraph-properties>
      <style:text-properties style:font-name="Baskerville" fo:font-family="Baskerville" style:font-family-generic="roman" style:font-pitch="variable" fo:font-size="18pt" fo:letter-spacing="0.026cm" fo:language="en" fo:country="US" fo:font-weight="bold" style:font-name-asian="Palatino1" style:font-family-asian="Palatino" style:font-family-generic-asian="system" style:font-pitch-asian="variable" style:font-size-asian="18pt" style:language-asian="tr" style:country-asian="TR" style:font-weight-asian="bold" style:font-name-complex="Baskerville1" style:font-family-complex="Baskerville" style:font-family-generic-complex="system" style:font-pitch-complex="variable" style:font-size-complex="12pt"/>
    </style:style>
    <style:style style:name="ind_20_right" style:display-name="ind right" style:family="paragraph" style:default-outline-level="">
      <style:paragraph-properties fo:margin-left="1cm" fo:margin-right="1cm" fo:margin-top="0cm" fo:margin-bottom="0.508cm" loext:contextual-spacing="false" style:line-height-at-least="0.353cm" fo:text-align="end" style:justify-single-word="false" fo:orphans="0" fo:widows="0" fo:text-indent="0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s>
      </style:paragraph-properties>
      <style:text-properties style:font-name="Palatino" fo:font-family="Palatino" style:font-family-generic="roman" style:font-pitch="variable" fo:font-size="9pt" style:font-size-asian="9pt" style:language-asian="tr" style:country-asian="TR"/>
    </style:style>
    <style:style style:name="Indent" style:family="paragraph" style:parent-style-name="Text_20_body" style:default-outline-level="">
      <style:paragraph-properties fo:margin-left="1cm" fo:margin-right="1cm" style:line-height-at-least="0.494cm" fo:text-align="justify" style:justify-single-word="false" fo:orphans="0" fo:widows="0" fo:text-indent="0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s>
      </style:paragraph-properties>
      <style:text-properties style:font-name="Palatino" fo:font-family="Palatino" style:font-family-generic="roman" style:font-pitch="variable" fo:font-size="11pt" fo:font-style="italic" style:font-size-asian="11pt" style:language-asian="tr" style:country-asian="TR" style:font-style-asian="italic"/>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align="start" style:justify-single-word="false" fo:orphans="2" fo:widows="2" fo:text-indent="0cm" style:auto-text-indent="false" style:vertical-align="auto">
        <style:tab-stops>
          <style:tab-stop style:position="7.62cm" style:type="center"/>
          <style:tab-stop style:position="15.24cm" style:type="right"/>
        </style:tab-stops>
      </style:paragraph-properties>
      <style:text-properties style:font-name="Times New Roman" fo:font-size="10pt" fo:language="en" fo:country="US" style:font-size-asian="10pt" style:language-asian="en" style:country-asian="US"/>
    </style:style>
    <style:style style:name="MP2" style:family="paragraph" style:parent-style-name="Footer">
      <style:paragraph-properties fo:margin-left="0cm" fo:margin-right="0cm" fo:text-align="start" style:justify-single-word="false" fo:orphans="2" fo:widows="2" fo:text-indent="0cm" style:auto-text-indent="false" fo:padding="0cm" fo:border="none" style:vertical-align="auto">
        <style:tab-stops>
          <style:tab-stop style:position="7.62cm" style:type="center"/>
          <style:tab-stop style:position="15.24cm" style:type="right"/>
        </style:tab-stops>
      </style:paragraph-properties>
    </style:style>
    <style:style style:name="MT1" style:family="text">
      <style:text-properties style:font-name="Times New Roman" fo:font-size="10pt" fo:language="tr" fo:country="TR" style:font-size-asian="10pt" style:language-asian="tr" style:country-asian="TR"/>
    </style:style>
    <style:style style:name="Mfr1" style:family="graphic" style:parent-style-name="Frame">
      <style:graphic-properties fo:margin-left="0cm" fo:margin-right="0cm" fo:margin-top="0cm" fo:margin-bottom="0cm" style:wrap="none"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2.3cm" fo:margin-bottom="0cm" fo:margin-left="3cm" fo:margin-right="2cm" style:writing-mode="lr-tb" style:layout-grid-color="#c0c0c0" style:layout-grid-lines="25119"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281cm" fo:margin-left="0cm" fo:margin-right="0cm" fo:margin-top="2.18cm" style:dynamic-spacing="true"/>
      </style:footer-style>
    </style:page-layout>
    <style:page-layout style:name="Mpm2">
      <style:page-layout-properties fo:page-width="21.001cm" fo:page-height="29.7cm" style:num-format="1" style:print-orientation="portrait" fo:margin-top="2.3cm" fo:margin-bottom="2.281cm" fo:margin-left="3cm" fo:margin-right="2cm" style:writing-mode="lr-tb" style:layout-grid-color="#c0c0c0" style:layout-grid-lines="25119"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Çerçeve1" text:anchor-type="paragraph" svg:y="0cm" draw:z-index="117"><draw:text-box fo:min-height="0cm" fo:min-width="0.041cm"><text:p text:style-name="MP2"><text:span text:style-name="page_20_number"><text:span text:style-name="MT1"><text:page-number text:select-page="current">118</text:page-number></text:span></text:span></text:p></draw:text-box></draw:frame></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BASIC CONCEPTS THE QURAN</dc:title>
    <meta:initial-creator>HARUN YAHYA</meta:initial-creator>
    <meta:creation-date>2002-10-28T18:33:00</meta:creation-date>
    <dc:date>2020-07-06T19:00:00.233104975</dc:date>
    <meta:editing-cycles>5</meta:editing-cycles>
    <meta:editing-duration>PT41S</meta:editing-duration>
    <meta:generator>LibreOffice/6.4.4.2$Linux_X86_64 LibreOffice_project/523b8e55cdb4890550c54dc0a0ee2ea29d34e811</meta:generator>
    <meta:keyword>The BASIC CONCEPTS THE QURAN</meta:keyword>
    <dc:subject>The BASIC CONCEPTS THE QURAN</dc:subject>
    <meta:document-statistic meta:table-count="0" meta:image-count="0" meta:object-count="0" meta:page-count="119" meta:paragraph-count="1316" meta:word-count="44128" meta:character-count="250740" meta:non-whitespace-character-count="207314"/>
    <meta:user-defined meta:name="Operator">A A</meta:user-defined>
  </office:meta>
</office:document-meta>
</file>